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6" table:style-name="ta1">
        <table:shapes>
          <draw:frame draw:z-index="0" draw:style-name="gr1" draw:text-style-name="P1" svg:width="10.8421in" svg:height="6.1043in" svg:x="0.8063in" svg:y="4.3819in">
            <draw:object draw:notify-on-update-of-ranges="tfoot6.B1:tfoot6.MQ1 tfoot6.B1:tfoot6.MQ1 tfoot6.A6:tfoot6.A6 tfoot6.B6:tfoot6.MQ6 tfoot6.B1:tfoot6.MQ1 tfoot6.A8:tfoot6.A8 tfoot6.B8:tfoot6.M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7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number-columns-repeated="2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number-columns-repeated="7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5715484619" calcext:value-type="float">
            <text:p>0.066713571548462</text:p>
          </table:table-cell>
          <table:table-cell office:value-type="float" office:value="0.133427143096924" calcext:value-type="float">
            <text:p>0.133427143096924</text:p>
          </table:table-cell>
          <table:table-cell office:value-type="float" office:value="0.200140714645386" calcext:value-type="float">
            <text:p>0.200140714645386</text:p>
          </table:table-cell>
          <table:table-cell office:value-type="float" office:value="0.233497381210327" calcext:value-type="float">
            <text:p>0.233497381210327</text:p>
          </table:table-cell>
          <table:table-cell office:value-type="float" office:value="0.300210952758789" calcext:value-type="float">
            <text:p>0.300210952758789</text:p>
          </table:table-cell>
          <table:table-cell office:value-type="float" office:value="0.333568096160889" calcext:value-type="float">
            <text:p>0.333568096160889</text:p>
          </table:table-cell>
          <table:table-cell office:value-type="float" office:value="0.36692476272583" calcext:value-type="float">
            <text:p>0.36692476272583</text:p>
          </table:table-cell>
          <table:table-cell office:value-type="float" office:value="0.433638334274292" calcext:value-type="float">
            <text:p>0.433638334274292</text:p>
          </table:table-cell>
          <table:table-cell office:value-type="float" office:value="0.466995000839233" calcext:value-type="float">
            <text:p>0.466995000839233</text:p>
          </table:table-cell>
          <table:table-cell office:value-type="float" office:value="0.500351667404175" calcext:value-type="float">
            <text:p>0.500351667404175</text:p>
          </table:table-cell>
          <table:table-cell office:value-type="float" office:value="0.567065238952637" calcext:value-type="float">
            <text:p>0.567065238952637</text:p>
          </table:table-cell>
          <table:table-cell office:value-type="float" office:value="0.600421905517578" calcext:value-type="float">
            <text:p>0.600421905517578</text:p>
          </table:table-cell>
          <table:table-cell office:value-type="float" office:value="0.633778810501099" calcext:value-type="float">
            <text:p>0.633778810501099</text:p>
          </table:table-cell>
          <table:table-cell office:value-type="float" office:value="0.700492143630981" calcext:value-type="float">
            <text:p>0.700492143630981</text:p>
          </table:table-cell>
          <table:table-cell office:value-type="float" office:value="0.733849048614502" calcext:value-type="float">
            <text:p>0.733849048614502</text:p>
          </table:table-cell>
          <table:table-cell office:value-type="float" office:value="0.767205715179443" calcext:value-type="float">
            <text:p>0.767205715179443</text:p>
          </table:table-cell>
          <table:table-cell office:value-type="float" office:value="0.800562381744385" calcext:value-type="float">
            <text:p>0.800562381744385</text:p>
          </table:table-cell>
          <table:table-cell office:value-type="float" office:value="0.867276191711426" calcext:value-type="float">
            <text:p>0.867276191711426</text:p>
          </table:table-cell>
          <table:table-cell office:value-type="float" office:value="0.967347621917725" calcext:value-type="float">
            <text:p>0.967347621917725</text:p>
          </table:table-cell>
          <table:table-cell office:value-type="float" office:value="1.03406167030334" calcext:value-type="float">
            <text:p>1.03406167030334</text:p>
          </table:table-cell>
          <table:table-cell office:value-type="float" office:value="1.10077571868896" calcext:value-type="float">
            <text:p>1.10077571868896</text:p>
          </table:table-cell>
          <table:table-cell office:value-type="float" office:value="1.16748976707459" calcext:value-type="float">
            <text:p>1.16748976707459</text:p>
          </table:table-cell>
          <table:table-cell office:value-type="float" office:value="1.26756119728088" calcext:value-type="float">
            <text:p>1.26756119728088</text:p>
          </table:table-cell>
          <table:table-cell office:value-type="float" office:value="1.3342752456665" calcext:value-type="float">
            <text:p>1.3342752456665</text:p>
          </table:table-cell>
          <table:table-cell office:value-type="float" office:value="1.36763215065002" calcext:value-type="float">
            <text:p>1.36763215065002</text:p>
          </table:table-cell>
          <table:table-cell office:value-type="float" office:value="1.40098929405212" calcext:value-type="float">
            <text:p>1.40098929405212</text:p>
          </table:table-cell>
          <table:table-cell office:value-type="float" office:value="1.43434643745422" calcext:value-type="float">
            <text:p>1.43434643745422</text:p>
          </table:table-cell>
          <table:table-cell office:value-type="float" office:value="1.46770358085632" calcext:value-type="float">
            <text:p>1.46770358085632</text:p>
          </table:table-cell>
          <table:table-cell office:value-type="float" office:value="1.50106048583984" calcext:value-type="float">
            <text:p>1.50106048583984</text:p>
          </table:table-cell>
          <table:table-cell office:value-type="float" office:value="1.56777453422546" calcext:value-type="float">
            <text:p>1.56777453422546</text:p>
          </table:table-cell>
          <table:table-cell office:value-type="float" office:value="1.60113167762756" calcext:value-type="float">
            <text:p>1.60113167762756</text:p>
          </table:table-cell>
          <table:table-cell office:value-type="float" office:value="1.63448858261108" calcext:value-type="float">
            <text:p>1.63448858261108</text:p>
          </table:table-cell>
          <table:table-cell office:value-type="float" office:value="1.66784572601318" calcext:value-type="float">
            <text:p>1.66784572601318</text:p>
          </table:table-cell>
          <table:table-cell office:value-type="float" office:value="1.70120286941528" calcext:value-type="float">
            <text:p>1.70120286941528</text:p>
          </table:table-cell>
          <table:table-cell office:value-type="float" office:value="1.7345597743988" calcext:value-type="float">
            <text:p>1.7345597743988</text:p>
          </table:table-cell>
          <table:table-cell office:value-type="float" office:value="1.80127382278442" calcext:value-type="float">
            <text:p>1.80127382278442</text:p>
          </table:table-cell>
          <table:table-cell office:value-type="float" office:value="1.83463096618652" calcext:value-type="float">
            <text:p>1.83463096618652</text:p>
          </table:table-cell>
          <table:table-cell office:value-type="float" office:value="1.86798787117004" calcext:value-type="float">
            <text:p>1.86798787117004</text:p>
          </table:table-cell>
          <table:table-cell office:value-type="float" office:value="1.90134453773499" calcext:value-type="float">
            <text:p>1.90134453773499</text:p>
          </table:table-cell>
          <table:table-cell office:value-type="float" office:value="1.93470144271851" calcext:value-type="float">
            <text:p>1.93470144271851</text:p>
          </table:table-cell>
          <table:table-cell office:value-type="float" office:value="1.96805858612061" calcext:value-type="float">
            <text:p>1.96805858612061</text:p>
          </table:table-cell>
          <table:table-cell office:value-type="float" office:value="2.03477215766907" calcext:value-type="float">
            <text:p>2.03477215766907</text:p>
          </table:table-cell>
          <table:table-cell office:value-type="float" office:value="2.06812906265259" calcext:value-type="float">
            <text:p>2.06812906265259</text:p>
          </table:table-cell>
          <table:table-cell office:value-type="float" office:value="2.13484263420105" calcext:value-type="float">
            <text:p>2.13484263420105</text:p>
          </table:table-cell>
          <table:table-cell office:value-type="float" office:value="2.30162692070007" calcext:value-type="float">
            <text:p>2.30162692070007</text:p>
          </table:table-cell>
          <table:table-cell office:value-type="float" office:value="2.33498382568359" calcext:value-type="float">
            <text:p>2.33498382568359</text:p>
          </table:table-cell>
          <table:table-cell office:value-type="float" office:value="2.40169739723206" calcext:value-type="float">
            <text:p>2.40169739723206</text:p>
          </table:table-cell>
          <table:table-cell office:value-type="float" office:value="2.50176763534546" calcext:value-type="float">
            <text:p>2.50176763534546</text:p>
          </table:table-cell>
          <table:table-cell office:value-type="float" office:value="2.86869382858276" calcext:value-type="float">
            <text:p>2.86869382858276</text:p>
          </table:table-cell>
          <table:table-cell office:value-type="float" office:value="3.10219979286194" calcext:value-type="float">
            <text:p>3.10219979286194</text:p>
          </table:table-cell>
          <table:table-cell office:value-type="float" office:value="3.16891598701477" calcext:value-type="float">
            <text:p>3.16891598701477</text:p>
          </table:table-cell>
          <table:table-cell office:value-type="float" office:value="3.26899003982544" calcext:value-type="float">
            <text:p>3.26899003982544</text:p>
          </table:table-cell>
          <table:table-cell office:value-type="float" office:value="3.30234837532043" calcext:value-type="float">
            <text:p>3.30234837532043</text:p>
          </table:table-cell>
          <table:table-cell office:value-type="float" office:value="3.33570623397827" calcext:value-type="float">
            <text:p>3.33570623397827</text:p>
          </table:table-cell>
          <table:table-cell office:value-type="float" office:value="3.4357807636261" calcext:value-type="float">
            <text:p>3.4357807636261</text:p>
          </table:table-cell>
          <table:table-cell office:value-type="float" office:value="3.63592934608459" calcext:value-type="float">
            <text:p>3.63592934608459</text:p>
          </table:table-cell>
          <table:table-cell office:value-type="float" office:value="3.70264530181885" calcext:value-type="float">
            <text:p>3.70264530181885</text:p>
          </table:table-cell>
          <table:table-cell office:value-type="float" office:value="3.76936173439026" calcext:value-type="float">
            <text:p>3.76936173439026</text:p>
          </table:table-cell>
          <table:table-cell office:value-type="float" office:value="3.93615055084229" calcext:value-type="float">
            <text:p>3.93615055084229</text:p>
          </table:table-cell>
          <table:table-cell office:value-type="float" office:value="4.00286531448364" calcext:value-type="float">
            <text:p>4.00286531448364</text:p>
          </table:table-cell>
          <table:table-cell office:value-type="float" office:value="4.03622269630432" calcext:value-type="float">
            <text:p>4.03622269630432</text:p>
          </table:table-cell>
          <table:table-cell office:value-type="float" office:value="4.13629531860352" calcext:value-type="float">
            <text:p>4.13629531860352</text:p>
          </table:table-cell>
          <table:table-cell office:value-type="float" office:value="4.16965270042419" calcext:value-type="float">
            <text:p>4.16965270042419</text:p>
          </table:table-cell>
          <table:table-cell office:value-type="float" office:value="4.20301008224487" calcext:value-type="float">
            <text:p>4.20301008224487</text:p>
          </table:table-cell>
          <table:table-cell office:value-type="float" office:value="4.23636746406555" calcext:value-type="float">
            <text:p>4.23636746406555</text:p>
          </table:table-cell>
          <table:table-cell office:value-type="float" office:value="4.26972532272339" calcext:value-type="float">
            <text:p>4.26972532272339</text:p>
          </table:table-cell>
          <table:table-cell office:value-type="float" office:value="4.30308270454407" calcext:value-type="float">
            <text:p>4.30308270454407</text:p>
          </table:table-cell>
          <table:table-cell office:value-type="float" office:value="4.36979746818543" calcext:value-type="float">
            <text:p>4.36979746818543</text:p>
          </table:table-cell>
          <table:table-cell office:value-type="float" office:value="4.43651223182678" calcext:value-type="float">
            <text:p>4.43651223182678</text:p>
          </table:table-cell>
          <table:table-cell office:value-type="float" office:value="4.53658485412598" calcext:value-type="float">
            <text:p>4.53658485412598</text:p>
          </table:table-cell>
          <table:table-cell office:value-type="float" office:value="4.60329961776733" calcext:value-type="float">
            <text:p>4.60329961776733</text:p>
          </table:table-cell>
          <table:table-cell office:value-type="float" office:value="4.67001485824585" calcext:value-type="float">
            <text:p>4.67001485824585</text:p>
          </table:table-cell>
          <table:table-cell office:value-type="float" office:value="4.73672962188721" calcext:value-type="float">
            <text:p>4.73672962188721</text:p>
          </table:table-cell>
          <table:table-cell office:value-type="float" office:value="4.8368022441864" calcext:value-type="float">
            <text:p>4.8368022441864</text:p>
          </table:table-cell>
          <table:table-cell office:value-type="float" office:value="4.87015914916992" calcext:value-type="float">
            <text:p>4.87015914916992</text:p>
          </table:table-cell>
          <table:table-cell office:value-type="float" office:value="4.93687295913696" calcext:value-type="float">
            <text:p>4.93687295913696</text:p>
          </table:table-cell>
          <table:table-cell office:value-type="float" office:value="5.003586769104" calcext:value-type="float">
            <text:p>5.003586769104</text:p>
          </table:table-cell>
          <table:table-cell office:value-type="float" office:value="5.20372867584229" calcext:value-type="float">
            <text:p>5.20372867584229</text:p>
          </table:table-cell>
          <table:table-cell office:value-type="float" office:value="5.53729796409607" calcext:value-type="float">
            <text:p>5.53729796409607</text:p>
          </table:table-cell>
          <table:table-cell office:value-type="float" office:value="5.60401177406311" calcext:value-type="float">
            <text:p>5.60401177406311</text:p>
          </table:table-cell>
          <table:table-cell office:value-type="float" office:value="5.63736844062805" calcext:value-type="float">
            <text:p>5.63736844062805</text:p>
          </table:table-cell>
          <table:table-cell office:value-type="float" office:value="5.70408248901367" calcext:value-type="float">
            <text:p>5.70408248901367</text:p>
          </table:table-cell>
          <table:table-cell office:value-type="float" office:value="5.77079629898071" calcext:value-type="float">
            <text:p>5.77079629898071</text:p>
          </table:table-cell>
          <table:table-cell office:value-type="float" office:value="5.83750987052918" calcext:value-type="float">
            <text:p>5.83750987052918</text:p>
          </table:table-cell>
          <table:table-cell office:value-type="float" office:value="5.90422606468201" calcext:value-type="float">
            <text:p>5.90422606468201</text:p>
          </table:table-cell>
          <table:table-cell office:value-type="float" office:value="6.0042998790741" calcext:value-type="float">
            <text:p>6.0042998790741</text:p>
          </table:table-cell>
          <table:table-cell office:value-type="float" office:value="6.1377317905426" calcext:value-type="float">
            <text:p>6.1377317905426</text:p>
          </table:table-cell>
          <table:table-cell office:value-type="float" office:value="6.20444774627686" calcext:value-type="float">
            <text:p>6.20444774627686</text:p>
          </table:table-cell>
          <table:table-cell office:value-type="float" office:value="6.27116370201111" calcext:value-type="float">
            <text:p>6.27116370201111</text:p>
          </table:table-cell>
          <table:table-cell office:value-type="float" office:value="6.30452156066895" calcext:value-type="float">
            <text:p>6.30452156066895</text:p>
          </table:table-cell>
          <table:table-cell office:value-type="float" office:value="6.37123775482178" calcext:value-type="float">
            <text:p>6.37123775482178</text:p>
          </table:table-cell>
          <table:table-cell office:value-type="float" office:value="6.40459561347961" calcext:value-type="float">
            <text:p>6.40459561347961</text:p>
          </table:table-cell>
          <table:table-cell office:value-type="float" office:value="6.57138562202454" calcext:value-type="float">
            <text:p>6.57138562202454</text:p>
          </table:table-cell>
          <table:table-cell office:value-type="float" office:value="6.60474371910095" calcext:value-type="float">
            <text:p>6.60474371910095</text:p>
          </table:table-cell>
          <table:table-cell office:value-type="float" office:value="6.67145991325378" calcext:value-type="float">
            <text:p>6.67145991325378</text:p>
          </table:table-cell>
          <table:table-cell office:value-type="float" office:value="6.73817563056946" calcext:value-type="float">
            <text:p>6.73817563056946</text:p>
          </table:table-cell>
          <table:table-cell office:value-type="float" office:value="6.80489182472229" calcext:value-type="float">
            <text:p>6.80489182472229</text:p>
          </table:table-cell>
          <table:table-cell office:value-type="float" office:value="6.83824992179871" calcext:value-type="float">
            <text:p>6.83824992179871</text:p>
          </table:table-cell>
          <table:table-cell office:value-type="float" office:value="6.90496349334717" calcext:value-type="float">
            <text:p>6.90496349334717</text:p>
          </table:table-cell>
          <table:table-cell office:value-type="float" office:value="6.93832015991211" calcext:value-type="float">
            <text:p>6.93832015991211</text:p>
          </table:table-cell>
          <table:table-cell office:value-type="float" office:value="6.97167682647705" calcext:value-type="float">
            <text:p>6.97167682647705</text:p>
          </table:table-cell>
          <table:table-cell office:value-type="float" office:value="7.03839039802551" calcext:value-type="float">
            <text:p>7.03839039802551</text:p>
          </table:table-cell>
          <table:table-cell office:value-type="float" office:value="7.07174730300903" calcext:value-type="float">
            <text:p>7.07174730300903</text:p>
          </table:table-cell>
          <table:table-cell office:value-type="float" office:value="7.10510420799255" calcext:value-type="float">
            <text:p>7.10510420799255</text:p>
          </table:table-cell>
          <table:table-cell office:value-type="float" office:value="7.1384608745575" calcext:value-type="float">
            <text:p>7.1384608745575</text:p>
          </table:table-cell>
          <table:table-cell office:value-type="float" office:value="7.17181754112244" calcext:value-type="float">
            <text:p>7.17181754112244</text:p>
          </table:table-cell>
          <table:table-cell office:value-type="float" office:value="7.27188777923584" calcext:value-type="float">
            <text:p>7.27188777923584</text:p>
          </table:table-cell>
          <table:table-cell office:value-type="float" office:value="7.40531468391418" calcext:value-type="float">
            <text:p>7.40531468391418</text:p>
          </table:table-cell>
          <table:table-cell office:value-type="float" office:value="7.43867135047913" calcext:value-type="float">
            <text:p>7.43867135047913</text:p>
          </table:table-cell>
          <table:table-cell office:value-type="float" office:value="7.47202801704407" calcext:value-type="float">
            <text:p>7.47202801704407</text:p>
          </table:table-cell>
          <table:table-cell office:value-type="float" office:value="7.53874135017395" calcext:value-type="float">
            <text:p>7.53874135017395</text:p>
          </table:table-cell>
          <table:table-cell office:value-type="float" office:value="7.63881134986877" calcext:value-type="float">
            <text:p>7.63881134986877</text:p>
          </table:table-cell>
          <table:table-cell office:value-type="float" office:value="8.20588207244873" calcext:value-type="float">
            <text:p>8.20588207244873</text:p>
          </table:table-cell>
          <table:table-cell office:value-type="float" office:value="8.27259659767151" calcext:value-type="float">
            <text:p>8.27259659767151</text:p>
          </table:table-cell>
          <table:table-cell office:value-type="float" office:value="8.30595397949219" calcext:value-type="float">
            <text:p>8.30595397949219</text:p>
          </table:table-cell>
          <table:table-cell office:value-type="float" office:value="8.33931112289429" calcext:value-type="float">
            <text:p>8.33931112289429</text:p>
          </table:table-cell>
          <table:table-cell office:value-type="float" office:value="8.40602564811707" calcext:value-type="float">
            <text:p>8.40602564811707</text:p>
          </table:table-cell>
          <table:table-cell office:value-type="float" office:value="8.47274041175842" calcext:value-type="float">
            <text:p>8.47274041175842</text:p>
          </table:table-cell>
          <table:table-cell office:value-type="float" office:value="8.5394549369812" calcext:value-type="float">
            <text:p>8.5394549369812</text:p>
          </table:table-cell>
          <table:table-cell office:value-type="float" office:value="8.60616946220398" calcext:value-type="float">
            <text:p>8.60616946220398</text:p>
          </table:table-cell>
          <table:table-cell office:value-type="float" office:value="8.73959875106812" calcext:value-type="float">
            <text:p>8.73959875106812</text:p>
          </table:table-cell>
          <table:table-cell office:value-type="float" office:value="8.77295613288879" calcext:value-type="float">
            <text:p>8.77295613288879</text:p>
          </table:table-cell>
          <table:table-cell office:value-type="float" office:value="8.80631327629089" calcext:value-type="float">
            <text:p>8.80631327629089</text:p>
          </table:table-cell>
          <table:table-cell office:value-type="float" office:value="8.87302851676941" calcext:value-type="float">
            <text:p>8.87302851676941</text:p>
          </table:table-cell>
          <table:table-cell office:value-type="float" office:value="8.90638637542725" calcext:value-type="float">
            <text:p>8.90638637542725</text:p>
          </table:table-cell>
          <table:table-cell office:value-type="float" office:value="8.93974423408508" calcext:value-type="float">
            <text:p>8.93974423408508</text:p>
          </table:table-cell>
          <table:table-cell office:value-type="float" office:value="9.13989114761353" calcext:value-type="float">
            <text:p>9.13989114761353</text:p>
          </table:table-cell>
          <table:table-cell office:value-type="float" office:value="9.30668044090271" calcext:value-type="float">
            <text:p>9.30668044090271</text:p>
          </table:table-cell>
          <table:table-cell office:value-type="float" office:value="9.37339639663696" calcext:value-type="float">
            <text:p>9.37339639663696</text:p>
          </table:table-cell>
          <table:table-cell office:value-type="float" office:value="9.44011187553406" calcext:value-type="float">
            <text:p>9.44011187553406</text:p>
          </table:table-cell>
          <table:table-cell office:value-type="float" office:value="9.47346997261047" calcext:value-type="float">
            <text:p>9.47346997261047</text:p>
          </table:table-cell>
          <table:table-cell office:value-type="float" office:value="9.54018568992615" calcext:value-type="float">
            <text:p>9.54018568992615</text:p>
          </table:table-cell>
          <table:table-cell office:value-type="float" office:value="9.57354331016541" calcext:value-type="float">
            <text:p>9.57354331016541</text:p>
          </table:table-cell>
          <table:table-cell office:value-type="float" office:value="9.60690116882324" calcext:value-type="float">
            <text:p>9.60690116882324</text:p>
          </table:table-cell>
          <table:table-cell office:value-type="float" office:value="9.64025926589966" calcext:value-type="float">
            <text:p>9.64025926589966</text:p>
          </table:table-cell>
          <table:table-cell office:value-type="float" office:value="9.6736171245575" calcext:value-type="float">
            <text:p>9.6736171245575</text:p>
          </table:table-cell>
          <table:table-cell office:value-type="float" office:value="9.74033284187317" calcext:value-type="float">
            <text:p>9.74033284187317</text:p>
          </table:table-cell>
          <table:table-cell office:value-type="float" office:value="9.87376356124878" calcext:value-type="float">
            <text:p>9.87376356124878</text:p>
          </table:table-cell>
          <table:table-cell office:value-type="float" office:value="9.97383451461792" calcext:value-type="float">
            <text:p>9.97383451461792</text:p>
          </table:table-cell>
          <table:table-cell office:value-type="float" office:value="10.1072626113892" calcext:value-type="float">
            <text:p>10.1072626113892</text:p>
          </table:table-cell>
          <table:table-cell office:value-type="float" office:value="10.2073335647583" calcext:value-type="float">
            <text:p>10.2073335647583</text:p>
          </table:table-cell>
          <table:table-cell office:value-type="float" office:value="10.4408323764801" calcext:value-type="float">
            <text:p>10.4408323764801</text:p>
          </table:table-cell>
          <table:table-cell office:value-type="float" office:value="10.8077583312988" calcext:value-type="float">
            <text:p>10.8077583312988</text:p>
          </table:table-cell>
          <table:table-cell office:value-type="float" office:value="10.8744735717773" calcext:value-type="float">
            <text:p>10.8744735717773</text:p>
          </table:table-cell>
          <table:table-cell office:value-type="float" office:value="10.9078316688538" calcext:value-type="float">
            <text:p>10.9078316688538</text:p>
          </table:table-cell>
          <table:table-cell office:value-type="float" office:value="10.9411897659302" calcext:value-type="float">
            <text:p>10.9411897659302</text:p>
          </table:table-cell>
          <table:table-cell office:value-type="float" office:value="11.007905960083" calcext:value-type="float">
            <text:p>11.007905960083</text:p>
          </table:table-cell>
          <table:table-cell office:value-type="float" office:value="11.0746221542358" calcext:value-type="float">
            <text:p>11.0746221542358</text:p>
          </table:table-cell>
          <table:table-cell office:value-type="float" office:value="11.1413385868073" calcext:value-type="float">
            <text:p>11.1413385868073</text:p>
          </table:table-cell>
          <table:table-cell office:value-type="float" office:value="11.2080547809601" calcext:value-type="float">
            <text:p>11.2080547809601</text:p>
          </table:table-cell>
          <table:table-cell office:value-type="float" office:value="11.3414876461029" calcext:value-type="float">
            <text:p>11.3414876461029</text:p>
          </table:table-cell>
          <table:table-cell office:value-type="float" office:value="11.3748457431793" calcext:value-type="float">
            <text:p>11.3748457431793</text:p>
          </table:table-cell>
          <table:table-cell office:value-type="float" office:value="11.4415624141693" calcext:value-type="float">
            <text:p>11.4415624141693</text:p>
          </table:table-cell>
          <table:table-cell office:value-type="float" office:value="11.4749205112457" calcext:value-type="float">
            <text:p>11.4749205112457</text:p>
          </table:table-cell>
          <table:table-cell office:value-type="float" office:value="11.6750702857971" calcext:value-type="float">
            <text:p>11.6750702857971</text:p>
          </table:table-cell>
          <table:table-cell office:value-type="float" office:value="11.8085033893585" calcext:value-type="float">
            <text:p>11.8085033893585</text:p>
          </table:table-cell>
          <table:table-cell office:value-type="float" office:value="11.8752205371857" calcext:value-type="float">
            <text:p>11.8752205371857</text:p>
          </table:table-cell>
          <table:table-cell office:value-type="float" office:value="11.9419386386871" calcext:value-type="float">
            <text:p>11.9419386386871</text:p>
          </table:table-cell>
          <table:table-cell office:value-type="float" office:value="12.0086569786072" calcext:value-type="float">
            <text:p>12.0086569786072</text:p>
          </table:table-cell>
          <table:table-cell office:value-type="float" office:value="12.0753748416901" calcext:value-type="float">
            <text:p>12.0753748416901</text:p>
          </table:table-cell>
          <table:table-cell office:value-type="float" office:value="12.1420931816101" calcext:value-type="float">
            <text:p>12.1420931816101</text:p>
          </table:table-cell>
          <table:table-cell office:value-type="float" office:value="12.2088115215302" calcext:value-type="float">
            <text:p>12.2088115215302</text:p>
          </table:table-cell>
          <table:table-cell office:value-type="float" office:value="12.2421708106995" calcext:value-type="float">
            <text:p>12.2421708106995</text:p>
          </table:table-cell>
          <table:table-cell office:value-type="float" office:value="12.3088891506195" calcext:value-type="float">
            <text:p>12.3088891506195</text:p>
          </table:table-cell>
          <table:table-cell office:value-type="float" office:value="12.3422484397888" calcext:value-type="float">
            <text:p>12.3422484397888</text:p>
          </table:table-cell>
          <table:table-cell office:value-type="float" office:value="12.5757632255554" calcext:value-type="float">
            <text:p>12.5757632255554</text:p>
          </table:table-cell>
          <table:table-cell office:value-type="float" office:value="12.6424820423126" calcext:value-type="float">
            <text:p>12.6424820423126</text:p>
          </table:table-cell>
          <table:table-cell office:value-type="float" office:value="12.7092010974884" calcext:value-type="float">
            <text:p>12.7092010974884</text:p>
          </table:table-cell>
          <table:table-cell office:value-type="float" office:value="12.7759199142456" calcext:value-type="float">
            <text:p>12.7759199142456</text:p>
          </table:table-cell>
          <table:table-cell office:value-type="float" office:value="12.8426387310028" calcext:value-type="float">
            <text:p>12.8426387310028</text:p>
          </table:table-cell>
          <table:table-cell office:value-type="float" office:value="12.9093532562256" calcext:value-type="float">
            <text:p>12.9093532562256</text:p>
          </table:table-cell>
          <table:table-cell office:value-type="float" office:value="12.9427101612091" calcext:value-type="float">
            <text:p>12.9427101612091</text:p>
          </table:table-cell>
          <table:table-cell office:value-type="float" office:value="13.0094244480133" calcext:value-type="float">
            <text:p>13.0094244480133</text:p>
          </table:table-cell>
          <table:table-cell office:value-type="float" office:value="13.0427815914154" calcext:value-type="float">
            <text:p>13.0427815914154</text:p>
          </table:table-cell>
          <table:table-cell office:value-type="float" office:value="13.3429956436157" calcext:value-type="float">
            <text:p>13.3429956436157</text:p>
          </table:table-cell>
          <table:table-cell office:value-type="float" office:value="13.3763530254364" calcext:value-type="float">
            <text:p>13.3763530254364</text:p>
          </table:table-cell>
          <table:table-cell office:value-type="float" office:value="13.443067073822" calcext:value-type="float">
            <text:p>13.443067073822</text:p>
          </table:table-cell>
          <table:table-cell office:value-type="float" office:value="13.5097811222076" calcext:value-type="float">
            <text:p>13.5097811222076</text:p>
          </table:table-cell>
          <table:table-cell office:value-type="float" office:value="13.5431382656097" calcext:value-type="float">
            <text:p>13.5431382656097</text:p>
          </table:table-cell>
          <table:table-cell office:value-type="float" office:value="13.6098523139954" calcext:value-type="float">
            <text:p>13.6098523139954</text:p>
          </table:table-cell>
          <table:table-cell office:value-type="float" office:value="13.6765668392181" calcext:value-type="float">
            <text:p>13.6765668392181</text:p>
          </table:table-cell>
          <table:table-cell office:value-type="float" office:value="13.7432808876038" calcext:value-type="float">
            <text:p>13.7432808876038</text:p>
          </table:table-cell>
          <table:table-cell office:value-type="float" office:value="13.9100689888" calcext:value-type="float">
            <text:p>13.9100689888</text:p>
          </table:table-cell>
          <table:table-cell office:value-type="float" office:value="13.943427324295" calcext:value-type="float">
            <text:p>13.943427324295</text:p>
          </table:table-cell>
          <table:table-cell office:value-type="float" office:value="14.0101442337036" calcext:value-type="float">
            <text:p>14.0101442337036</text:p>
          </table:table-cell>
          <table:table-cell office:value-type="float" office:value="14.0435025691986" calcext:value-type="float">
            <text:p>14.0435025691986</text:p>
          </table:table-cell>
          <table:table-cell office:value-type="float" office:value="14.0768609046936" calcext:value-type="float">
            <text:p>14.0768609046936</text:p>
          </table:table-cell>
          <table:table-cell office:value-type="float" office:value="14.2436535358429" calcext:value-type="float">
            <text:p>14.2436535358429</text:p>
          </table:table-cell>
          <table:table-cell office:value-type="float" office:value="14.2770118713379" calcext:value-type="float">
            <text:p>14.2770118713379</text:p>
          </table:table-cell>
          <table:table-cell office:value-type="float" office:value="14.3437287807465" calcext:value-type="float">
            <text:p>14.3437287807465</text:p>
          </table:table-cell>
          <table:table-cell office:value-type="float" office:value="14.4438045024872" calcext:value-type="float">
            <text:p>14.4438045024872</text:p>
          </table:table-cell>
          <table:table-cell office:value-type="float" office:value="14.4771630764008" calcext:value-type="float">
            <text:p>14.4771630764008</text:p>
          </table:table-cell>
          <table:table-cell office:value-type="float" office:value="14.5438799858093" calcext:value-type="float">
            <text:p>14.5438799858093</text:p>
          </table:table-cell>
          <table:table-cell office:value-type="float" office:value="14.6105971336365" calcext:value-type="float">
            <text:p>14.6105971336365</text:p>
          </table:table-cell>
          <table:table-cell office:value-type="float" office:value="14.6439557075501" calcext:value-type="float">
            <text:p>14.6439557075501</text:p>
          </table:table-cell>
          <table:table-cell office:value-type="float" office:value="14.7106728553772" calcext:value-type="float">
            <text:p>14.7106728553772</text:p>
          </table:table-cell>
          <table:table-cell office:value-type="float" office:value="14.7773900032043" calcext:value-type="float">
            <text:p>14.7773900032043</text:p>
          </table:table-cell>
          <table:table-cell office:value-type="float" office:value="14.8441071510315" calcext:value-type="float">
            <text:p>14.8441071510315</text:p>
          </table:table-cell>
          <table:table-cell office:value-type="float" office:value="14.9108219146729" calcext:value-type="float">
            <text:p>14.9108219146729</text:p>
          </table:table-cell>
          <table:table-cell office:value-type="float" office:value="15.0442516803741" calcext:value-type="float">
            <text:p>15.0442516803741</text:p>
          </table:table-cell>
          <table:table-cell office:value-type="float" office:value="15.1109664440155" calcext:value-type="float">
            <text:p>15.1109664440155</text:p>
          </table:table-cell>
          <table:table-cell office:value-type="float" office:value="15.1776812076569" calcext:value-type="float">
            <text:p>15.1776812076569</text:p>
          </table:table-cell>
          <table:table-cell office:value-type="float" office:value="15.2443962097168" calcext:value-type="float">
            <text:p>15.2443962097168</text:p>
          </table:table-cell>
          <table:table-cell office:value-type="float" office:value="15.3111109733582" calcext:value-type="float">
            <text:p>15.3111109733582</text:p>
          </table:table-cell>
          <table:table-cell office:value-type="float" office:value="15.4111831188202" calcext:value-type="float">
            <text:p>15.4111831188202</text:p>
          </table:table-cell>
          <table:table-cell office:value-type="float" office:value="15.4778978824615" calcext:value-type="float">
            <text:p>15.4778978824615</text:p>
          </table:table-cell>
          <table:table-cell office:value-type="float" office:value="15.5112552642822" calcext:value-type="float">
            <text:p>15.5112552642822</text:p>
          </table:table-cell>
          <table:table-cell office:value-type="float" office:value="15.5446126461029" calcext:value-type="float">
            <text:p>15.5446126461029</text:p>
          </table:table-cell>
          <table:table-cell office:value-type="float" office:value="15.7113997936249" calcext:value-type="float">
            <text:p>15.7113997936249</text:p>
          </table:table-cell>
          <table:table-cell office:value-type="float" office:value="15.9449021816254" calcext:value-type="float">
            <text:p>15.9449021816254</text:p>
          </table:table-cell>
          <table:table-cell office:value-type="float" office:value="16.0116176605225" calcext:value-type="float">
            <text:p>16.0116176605225</text:p>
          </table:table-cell>
          <table:table-cell office:value-type="float" office:value="16.0783331394196" calcext:value-type="float">
            <text:p>16.0783331394196</text:p>
          </table:table-cell>
          <table:table-cell office:value-type="float" office:value="16.1450483798981" calcext:value-type="float">
            <text:p>16.1450483798981</text:p>
          </table:table-cell>
          <table:table-cell office:value-type="float" office:value="16.2117638587952" calcext:value-type="float">
            <text:p>16.2117638587952</text:p>
          </table:table-cell>
          <table:table-cell office:value-type="float" office:value="16.2784790992737" calcext:value-type="float">
            <text:p>16.2784790992737</text:p>
          </table:table-cell>
          <table:table-cell office:value-type="float" office:value="16.3118367195129" calcext:value-type="float">
            <text:p>16.3118367195129</text:p>
          </table:table-cell>
          <table:table-cell office:value-type="float" office:value="16.3451945781708" calcext:value-type="float">
            <text:p>16.3451945781708</text:p>
          </table:table-cell>
          <table:table-cell office:value-type="float" office:value="16.5119826793671" calcext:value-type="float">
            <text:p>16.5119826793671</text:p>
          </table:table-cell>
          <table:table-cell office:value-type="float" office:value="16.5786983966827" calcext:value-type="float">
            <text:p>16.5786983966827</text:p>
          </table:table-cell>
          <table:table-cell office:value-type="float" office:value="16.612056016922" calcext:value-type="float">
            <text:p>16.612056016922</text:p>
          </table:table-cell>
          <table:table-cell office:value-type="float" office:value="16.6454136371613" calcext:value-type="float">
            <text:p>16.6454136371613</text:p>
          </table:table-cell>
          <table:table-cell office:value-type="float" office:value="16.6787712574005" calcext:value-type="float">
            <text:p>16.6787712574005</text:p>
          </table:table-cell>
          <table:table-cell office:value-type="float" office:value="16.7121291160584" calcext:value-type="float">
            <text:p>16.7121291160584</text:p>
          </table:table-cell>
          <table:table-cell office:value-type="float" office:value="16.8455595970154" calcext:value-type="float">
            <text:p>16.8455595970154</text:p>
          </table:table-cell>
          <table:table-cell office:value-type="float" office:value="16.9122738838196" calcext:value-type="float">
            <text:p>16.9122738838196</text:p>
          </table:table-cell>
          <table:table-cell office:value-type="float" office:value="16.9789879322052" calcext:value-type="float">
            <text:p>16.9789879322052</text:p>
          </table:table-cell>
          <table:table-cell office:value-type="float" office:value="17.0457017421722" calcext:value-type="float">
            <text:p>17.0457017421722</text:p>
          </table:table-cell>
          <table:table-cell office:value-type="float" office:value="17.0790588855743" calcext:value-type="float">
            <text:p>17.0790588855743</text:p>
          </table:table-cell>
          <table:table-cell office:value-type="float" office:value="17.14577293396" calcext:value-type="float">
            <text:p>17.14577293396</text:p>
          </table:table-cell>
          <table:table-cell office:value-type="float" office:value="17.1791298389435" calcext:value-type="float">
            <text:p>17.1791298389435</text:p>
          </table:table-cell>
          <table:table-cell office:value-type="float" office:value="17.2458438873291" calcext:value-type="float">
            <text:p>17.2458438873291</text:p>
          </table:table-cell>
          <table:table-cell office:value-type="float" office:value="17.3459146022797" calcext:value-type="float">
            <text:p>17.3459146022797</text:p>
          </table:table-cell>
          <table:table-cell office:value-type="float" office:value="17.3792715072632" calcext:value-type="float">
            <text:p>17.3792715072632</text:p>
          </table:table-cell>
          <table:table-cell office:value-type="float" office:value="17.4459857940674" calcext:value-type="float">
            <text:p>17.4459857940674</text:p>
          </table:table-cell>
          <table:table-cell office:value-type="float" office:value="17.5126996040344" calcext:value-type="float">
            <text:p>17.5126996040344</text:p>
          </table:table-cell>
          <table:table-cell office:value-type="float" office:value="17.5794134140015" calcext:value-type="float">
            <text:p>17.5794134140015</text:p>
          </table:table-cell>
          <table:table-cell office:value-type="float" office:value="17.7128412723541" calcext:value-type="float">
            <text:p>17.7128412723541</text:p>
          </table:table-cell>
          <table:table-cell office:value-type="float" office:value="17.7795550823212" calcext:value-type="float">
            <text:p>17.7795550823212</text:p>
          </table:table-cell>
          <table:table-cell office:value-type="float" office:value="17.8462688922882" calcext:value-type="float">
            <text:p>17.8462688922882</text:p>
          </table:table-cell>
          <table:table-cell office:value-type="float" office:value="17.9129843711853" calcext:value-type="float">
            <text:p>17.9129843711853</text:p>
          </table:table-cell>
          <table:table-cell office:value-type="float" office:value="17.9463419914246" calcext:value-type="float">
            <text:p>17.9463419914246</text:p>
          </table:table-cell>
          <table:table-cell office:value-type="float" office:value="17.9796996116638" calcext:value-type="float">
            <text:p>17.9796996116638</text:p>
          </table:table-cell>
          <table:table-cell office:value-type="float" office:value="18.0464150905609" calcext:value-type="float">
            <text:p>18.0464150905609</text:p>
          </table:table-cell>
          <table:table-cell office:value-type="float" office:value="18.0797729492188" calcext:value-type="float">
            <text:p>18.0797729492188</text:p>
          </table:table-cell>
          <table:table-cell office:value-type="float" office:value="18.1464884281158" calcext:value-type="float">
            <text:p>18.1464884281158</text:p>
          </table:table-cell>
          <table:table-cell office:value-type="float" office:value="18.513423204422" calcext:value-type="float">
            <text:p>18.513423204422</text:p>
          </table:table-cell>
          <table:table-cell office:value-type="float" office:value="18.5467808246613" calcext:value-type="float">
            <text:p>18.5467808246613</text:p>
          </table:table-cell>
          <table:table-cell office:value-type="float" office:value="18.6134963035584" calcext:value-type="float">
            <text:p>18.6134963035584</text:p>
          </table:table-cell>
          <table:table-cell office:value-type="float" office:value="18.6468539237976" calcext:value-type="float">
            <text:p>18.6468539237976</text:p>
          </table:table-cell>
          <table:table-cell office:value-type="float" office:value="18.7135691642761" calcext:value-type="float">
            <text:p>18.7135691642761</text:p>
          </table:table-cell>
          <table:table-cell office:value-type="float" office:value="18.7802848815918" calcext:value-type="float">
            <text:p>18.7802848815918</text:p>
          </table:table-cell>
          <table:table-cell office:value-type="float" office:value="18.8470001220703" calcext:value-type="float">
            <text:p>18.8470001220703</text:p>
          </table:table-cell>
          <table:table-cell office:value-type="float" office:value="18.9137134552002" calcext:value-type="float">
            <text:p>18.9137134552002</text:p>
          </table:table-cell>
          <table:table-cell office:value-type="float" office:value="19.0137836933136" calcext:value-type="float">
            <text:p>19.0137836933136</text:p>
          </table:table-cell>
          <table:table-cell office:value-type="float" office:value="19.0804970264435" calcext:value-type="float">
            <text:p>19.0804970264435</text:p>
          </table:table-cell>
          <table:table-cell office:value-type="float" office:value="19.1138536930084" calcext:value-type="float">
            <text:p>19.1138536930084</text:p>
          </table:table-cell>
          <table:table-cell office:value-type="float" office:value="19.1472103595734" calcext:value-type="float">
            <text:p>19.1472103595734</text:p>
          </table:table-cell>
          <table:table-cell office:value-type="float" office:value="19.2139236927032" calcext:value-type="float">
            <text:p>19.2139236927032</text:p>
          </table:table-cell>
          <table:table-cell office:value-type="float" office:value="19.2472803592682" calcext:value-type="float">
            <text:p>19.2472803592682</text:p>
          </table:table-cell>
          <table:table-cell office:value-type="float" office:value="19.2806370258331" calcext:value-type="float">
            <text:p>19.2806370258331</text:p>
          </table:table-cell>
          <table:table-cell office:value-type="float" office:value="19.3139936923981" calcext:value-type="float">
            <text:p>19.3139936923981</text:p>
          </table:table-cell>
          <table:table-cell office:value-type="float" office:value="19.380707025528" calcext:value-type="float">
            <text:p>19.380707025528</text:p>
          </table:table-cell>
          <table:table-cell office:value-type="float" office:value="19.4140636920929" calcext:value-type="float">
            <text:p>19.4140636920929</text:p>
          </table:table-cell>
          <table:table-cell office:value-type="float" office:value="19.4474203586578" calcext:value-type="float">
            <text:p>19.4474203586578</text:p>
          </table:table-cell>
          <table:table-cell office:value-type="float" office:value="19.4807770252228" calcext:value-type="float">
            <text:p>19.4807770252228</text:p>
          </table:table-cell>
          <table:table-cell office:value-type="float" office:value="19.5141334533691" calcext:value-type="float">
            <text:p>19.5141334533691</text:p>
          </table:table-cell>
          <table:table-cell office:value-type="float" office:value="19.5474901199341" calcext:value-type="float">
            <text:p>19.5474901199341</text:p>
          </table:table-cell>
          <table:table-cell office:value-type="float" office:value="19.614203453064" calcext:value-type="float">
            <text:p>19.614203453064</text:p>
          </table:table-cell>
          <table:table-cell office:value-type="float" office:value="19.6475598812103" calcext:value-type="float">
            <text:p>19.6475598812103</text:p>
          </table:table-cell>
          <table:table-cell office:value-type="float" office:value="19.7142732143402" calcext:value-type="float">
            <text:p>19.7142732143402</text:p>
          </table:table-cell>
          <table:table-cell office:value-type="float" office:value="19.7476298809052" calcext:value-type="float">
            <text:p>19.7476298809052</text:p>
          </table:table-cell>
          <table:table-cell office:value-type="float" office:value="19.8143429756165" calcext:value-type="float">
            <text:p>19.8143429756165</text:p>
          </table:table-cell>
          <table:table-cell office:value-type="float" office:value="19.8476996421814" calcext:value-type="float">
            <text:p>19.8476996421814</text:p>
          </table:table-cell>
          <table:table-cell office:value-type="float" office:value="19.8810563087463" calcext:value-type="float">
            <text:p>19.8810563087463</text:p>
          </table:table-cell>
          <table:table-cell office:value-type="float" office:value="19.9477698802948" calcext:value-type="float">
            <text:p>19.9477698802948</text:p>
          </table:table-cell>
          <table:table-cell office:value-type="float" office:value="20.0144832134247" calcext:value-type="float">
            <text:p>20.0144832134247</text:p>
          </table:table-cell>
          <table:table-cell office:value-type="float" office:value="20.0811965465546" calcext:value-type="float">
            <text:p>20.0811965465546</text:p>
          </table:table-cell>
          <table:table-cell office:value-type="float" office:value="20.1145534515381" calcext:value-type="float">
            <text:p>20.1145534515381</text:p>
          </table:table-cell>
          <table:table-cell office:value-type="float" office:value="20.147910118103" calcext:value-type="float">
            <text:p>20.147910118103</text:p>
          </table:table-cell>
          <table:table-cell office:value-type="float" office:value="20.181266784668" calcext:value-type="float">
            <text:p>20.181266784668</text:p>
          </table:table-cell>
          <table:table-cell office:value-type="float" office:value="20.2479801177979" calcext:value-type="float">
            <text:p>20.2479801177979</text:p>
          </table:table-cell>
          <table:table-cell office:value-type="float" office:value="20.2813367843628" calcext:value-type="float">
            <text:p>20.2813367843628</text:p>
          </table:table-cell>
          <table:table-cell office:value-type="float" office:value="20.3480501174927" calcext:value-type="float">
            <text:p>20.3480501174927</text:p>
          </table:table-cell>
          <table:table-cell office:value-type="float" office:value="20.4147634506226" calcext:value-type="float">
            <text:p>20.4147634506226</text:p>
          </table:table-cell>
          <table:table-cell office:value-type="float" office:value="20.4814767837524" calcext:value-type="float">
            <text:p>20.4814767837524</text:p>
          </table:table-cell>
          <table:table-cell office:value-type="float" office:value="20.5815467834473" calcext:value-type="float">
            <text:p>20.5815467834473</text:p>
          </table:table-cell>
          <table:table-cell office:value-type="float" office:value="20.6482598781586" calcext:value-type="float">
            <text:p>20.6482598781586</text:p>
          </table:table-cell>
          <table:table-cell office:value-type="float" office:value="20.7149732112885" calcext:value-type="float">
            <text:p>20.7149732112885</text:p>
          </table:table-cell>
          <table:table-cell office:value-type="float" office:value="20.7483296394348" calcext:value-type="float">
            <text:p>20.7483296394348</text:p>
          </table:table-cell>
          <table:table-cell office:value-type="float" office:value="20.7816863059998" calcext:value-type="float">
            <text:p>20.7816863059998</text:p>
          </table:table-cell>
          <table:table-cell office:value-type="float" office:value="20.8483996391296" calcext:value-type="float">
            <text:p>20.8483996391296</text:p>
          </table:table-cell>
          <table:table-cell office:value-type="float" office:value="20.9151127338409" calcext:value-type="float">
            <text:p>20.9151127338409</text:p>
          </table:table-cell>
          <table:table-cell office:value-type="float" office:value="20.9818258285522" calcext:value-type="float">
            <text:p>20.9818258285522</text:p>
          </table:table-cell>
          <table:table-cell office:value-type="float" office:value="21.0151822566986" calcext:value-type="float">
            <text:p>21.0151822566986</text:p>
          </table:table-cell>
          <table:table-cell office:value-type="float" office:value="21.0818951129913" calcext:value-type="float">
            <text:p>21.0818951129913</text:p>
          </table:table-cell>
          <table:table-cell office:value-type="float" office:value="21.1152517795563" calcext:value-type="float">
            <text:p>21.1152517795563</text:p>
          </table:table-cell>
          <table:table-cell office:value-type="float" office:value="21.1486082077026" calcext:value-type="float">
            <text:p>21.1486082077026</text:p>
          </table:table-cell>
          <table:table-cell office:value-type="float" office:value="21.181964635849" calcext:value-type="float">
            <text:p>21.181964635849</text:p>
          </table:table-cell>
          <table:table-cell office:value-type="float" office:value="21.2153210639954" calcext:value-type="float">
            <text:p>21.2153210639954</text:p>
          </table:table-cell>
          <table:table-cell office:value-type="float" office:value="21.2486777305603" calcext:value-type="float">
            <text:p>21.2486777305603</text:p>
          </table:table-cell>
          <table:table-cell office:value-type="float" office:value="21.2820341587067" calcext:value-type="float">
            <text:p>21.2820341587067</text:p>
          </table:table-cell>
          <table:table-cell office:value-type="float" office:value="21.315390586853" calcext:value-type="float">
            <text:p>21.315390586853</text:p>
          </table:table-cell>
          <table:table-cell office:value-type="float" office:value="21.3487470149994" calcext:value-type="float">
            <text:p>21.3487470149994</text:p>
          </table:table-cell>
          <table:table-cell office:value-type="float" office:value="21.4154598712921" calcext:value-type="float">
            <text:p>21.4154598712921</text:p>
          </table:table-cell>
          <table:table-cell office:value-type="float" office:value="21.4821724891663" calcext:value-type="float">
            <text:p>21.4821724891663</text:p>
          </table:table-cell>
          <table:table-cell office:value-type="float" office:value="21.5155289173126" calcext:value-type="float">
            <text:p>21.5155289173126</text:p>
          </table:table-cell>
          <table:table-cell office:value-type="float" office:value="21.5822417736053" calcext:value-type="float">
            <text:p>21.5822417736053</text:p>
          </table:table-cell>
          <table:table-cell office:value-type="float" office:value="21.6155979633331" calcext:value-type="float">
            <text:p>21.6155979633331</text:p>
          </table:table-cell>
          <table:table-cell office:value-type="float" office:value="21.6823105812073" calcext:value-type="float">
            <text:p>21.6823105812073</text:p>
          </table:table-cell>
          <table:table-cell office:value-type="float" office:value="21.7490236759186" calcext:value-type="float">
            <text:p>21.7490236759186</text:p>
          </table:table-cell>
          <table:table-cell office:value-type="float" office:value="21.8157362937927" calcext:value-type="float">
            <text:p>21.8157362937927</text:p>
          </table:table-cell>
          <table:table-cell office:value-type="float" office:value="21.8824498653412" calcext:value-type="float">
            <text:p>21.8824498653412</text:p>
          </table:table-cell>
          <table:table-cell office:value-type="float" office:value="21.9491641521454" calcext:value-type="float">
            <text:p>21.9491641521454</text:p>
          </table:table-cell>
          <table:table-cell office:value-type="float" office:value="22.0492360591888" calcext:value-type="float">
            <text:p>22.0492360591888</text:p>
          </table:table-cell>
          <table:table-cell office:value-type="float" office:value="22.1159505844116" calcext:value-type="float">
            <text:p>22.1159505844116</text:p>
          </table:table-cell>
          <table:table-cell office:value-type="float" office:value="22.1493077278137" calcext:value-type="float">
            <text:p>22.1493077278137</text:p>
          </table:table-cell>
          <table:table-cell office:value-type="float" office:value="22.1826648712158" calcext:value-type="float">
            <text:p>22.1826648712158</text:p>
          </table:table-cell>
          <table:table-cell office:value-type="float" office:value="22.2160222530365" calcext:value-type="float">
            <text:p>22.2160222530365</text:p>
          </table:table-cell>
          <table:table-cell office:value-type="float" office:value="22.2493796348572" calcext:value-type="float">
            <text:p>22.2493796348572</text:p>
          </table:table-cell>
          <table:table-cell office:value-type="float" office:value="22.31609416008" calcext:value-type="float">
            <text:p>22.31609416008</text:p>
          </table:table-cell>
          <table:table-cell office:value-type="float" office:value="22.4161658287048" calcext:value-type="float">
            <text:p>22.4161658287048</text:p>
          </table:table-cell>
          <table:table-cell office:value-type="float" office:value="22.4495229721069" calcext:value-type="float">
            <text:p>22.4495229721069</text:p>
          </table:table-cell>
          <table:table-cell office:value-type="float" office:value="22.5162377357483" calcext:value-type="float">
            <text:p>22.5162377357483</text:p>
          </table:table-cell>
          <table:table-cell office:value-type="float" office:value="22.5829522609711" calcext:value-type="float">
            <text:p>22.5829522609711</text:p>
          </table:table-cell>
          <table:table-cell office:value-type="float" office:value="22.6496667861938" calcext:value-type="float">
            <text:p>22.6496667861938</text:p>
          </table:table-cell>
          <table:table-cell office:value-type="float" office:value="22.7497386932373" calcext:value-type="float">
            <text:p>22.7497386932373</text:p>
          </table:table-cell>
          <table:table-cell office:value-type="float" office:value="22.8164532184601" calcext:value-type="float">
            <text:p>22.8164532184601</text:p>
          </table:table-cell>
          <table:table-cell office:value-type="float" office:value="22.8498103618622" calcext:value-type="float">
            <text:p>22.8498103618622</text:p>
          </table:table-cell>
          <table:table-cell office:value-type="float" office:value="22.9165246486664" calcext:value-type="float">
            <text:p>22.9165246486664</text:p>
          </table:table-cell>
          <table:table-cell office:value-type="float" office:value="22.9498815536499" calcext:value-type="float">
            <text:p>22.9498815536499</text:p>
          </table:table-cell>
          <table:table-cell office:value-type="float" office:value="23.0165953636169" calcext:value-type="float">
            <text:p>23.0165953636169</text:p>
          </table:table-cell>
          <table:table-cell office:value-type="float" office:value="23.049952507019" calcext:value-type="float">
            <text:p>23.049952507019</text:p>
          </table:table-cell>
          <table:table-cell office:value-type="float" office:value="23.0833094120026" calcext:value-type="float">
            <text:p>23.0833094120026</text:p>
          </table:table-cell>
          <table:table-cell office:value-type="float" office:value="23.1500232219696" calcext:value-type="float">
            <text:p>23.1500232219696</text:p>
          </table:table-cell>
          <table:table-cell office:value-type="float" office:value="23.1833803653717" calcext:value-type="float">
            <text:p>23.1833803653717</text:p>
          </table:table-cell>
          <table:table-cell office:value-type="float" office:value="23.2500944137573" calcext:value-type="float">
            <text:p>23.2500944137573</text:p>
          </table:table-cell>
          <table:table-cell office:value-type="float" office:value="23.2834513187408" calcext:value-type="float">
            <text:p>23.2834513187408</text:p>
          </table:table-cell>
          <table:table-cell office:value-type="float" office:value="23.3501651287079" calcext:value-type="float">
            <text:p>23.3501651287079</text:p>
          </table:table-cell>
          <table:table-cell office:value-type="float" office:value="23.4168789386749" calcext:value-type="float">
            <text:p>23.4168789386749</text:p>
          </table:table-cell>
          <table:table-cell office:value-type="float" office:value="23.4835929870605" calcext:value-type="float">
            <text:p>23.4835929870605</text:p>
          </table:table-cell>
          <table:table-cell office:value-type="float" office:value="23.5503067970276" calcext:value-type="float">
            <text:p>23.5503067970276</text:p>
          </table:table-cell>
          <table:table-cell office:value-type="float" office:value="23.6170206069946" calcext:value-type="float">
            <text:p>23.6170206069946</text:p>
          </table:table-cell>
          <table:table-cell office:value-type="float" office:value="23.6837341785431" calcext:value-type="float">
            <text:p>23.6837341785431</text:p>
          </table:table-cell>
          <table:table-cell office:value-type="float" office:value="23.7504482269287" calcext:value-type="float">
            <text:p>23.7504482269287</text:p>
          </table:table-cell>
          <table:table-cell office:value-type="float" office:value="23.8505187034607" calcext:value-type="float">
            <text:p>23.8505187034607</text:p>
          </table:table-cell>
          <table:table-cell office:value-type="float" office:value="23.9172327518463" calcext:value-type="float">
            <text:p>23.9172327518463</text:p>
          </table:table-cell>
          <table:table-cell office:value-type="float" office:value="23.9505896568298" calcext:value-type="float">
            <text:p>23.9505896568298</text:p>
          </table:table-cell>
          <table:table-cell office:value-type="float" office:value="23.9839465618134" calcext:value-type="float">
            <text:p>23.9839465618134</text:p>
          </table:table-cell>
          <table:table-cell office:value-type="float" office:value="24.0173037052155" calcext:value-type="float">
            <text:p>24.0173037052155</text:p>
          </table:table-cell>
          <table:table-cell office:value-type="float" office:value="24.0506608486176" calcext:value-type="float">
            <text:p>24.0506608486176</text:p>
          </table:table-cell>
          <table:table-cell office:value-type="float" office:value="24.0840177536011" calcext:value-type="float">
            <text:p>24.0840177536011</text:p>
          </table:table-cell>
          <table:table-cell office:value-type="float" office:value="24.1173746585846" calcext:value-type="float">
            <text:p>24.1173746585846</text:p>
          </table:table-cell>
          <table:table-cell office:value-type="float" office:value="24.1507315635681" calcext:value-type="float">
            <text:p>24.1507315635681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467868693991" calcext:value-type="float">
            <text:p>0.14467868693991</text:p>
          </table:table-cell>
          <table:table-cell office:value-type="float" office:value="0.144674235487881" calcext:value-type="float">
            <text:p>0.144674235487881</text:p>
          </table:table-cell>
          <table:table-cell office:value-type="float" office:value="0.144617454190979" calcext:value-type="float">
            <text:p>0.144617454190979</text:p>
          </table:table-cell>
          <table:table-cell office:value-type="float" office:value="0.144468030942861" calcext:value-type="float">
            <text:p>0.144468030942861</text:p>
          </table:table-cell>
          <table:table-cell office:value-type="float" office:value="0.14458639369743" calcext:value-type="float">
            <text:p>0.14458639369743</text:p>
          </table:table-cell>
          <table:table-cell office:value-type="float" office:value="0.144213410495098" calcext:value-type="float">
            <text:p>0.144213410495098</text:p>
          </table:table-cell>
          <table:table-cell office:value-type="float" office:value="0.144523901462942" calcext:value-type="float">
            <text:p>0.144523901462942</text:p>
          </table:table-cell>
          <table:table-cell office:value-type="float" office:value="0.144591221921354" calcext:value-type="float">
            <text:p>0.144591221921354</text:p>
          </table:table-cell>
          <table:table-cell office:value-type="float" office:value="0.144558937745372" calcext:value-type="float">
            <text:p>0.144558937745372</text:p>
          </table:table-cell>
          <table:table-cell office:value-type="float" office:value="0.144522304109917" calcext:value-type="float">
            <text:p>0.144522304109917</text:p>
          </table:table-cell>
          <table:table-cell office:value-type="float" office:value="0.14437767726511" calcext:value-type="float">
            <text:p>0.14437767726511</text:p>
          </table:table-cell>
          <table:table-cell office:value-type="float" office:value="0.144458375700881" calcext:value-type="float">
            <text:p>0.144458375700881</text:p>
          </table:table-cell>
          <table:table-cell office:value-type="float" office:value="0.144581018184051" calcext:value-type="float">
            <text:p>0.144581018184051</text:p>
          </table:table-cell>
          <table:table-cell office:value-type="float" office:value="0.144575810307434" calcext:value-type="float">
            <text:p>0.144575810307434</text:p>
          </table:table-cell>
          <table:table-cell office:value-type="float" office:value="0.144557274405126" calcext:value-type="float">
            <text:p>0.144557274405126</text:p>
          </table:table-cell>
          <table:table-cell office:value-type="float" office:value="0.144534336462294" calcext:value-type="float">
            <text:p>0.144534336462294</text:p>
          </table:table-cell>
          <table:table-cell office:value-type="float" office:value="0.144642099492079" calcext:value-type="float">
            <text:p>0.144642099492079</text:p>
          </table:table-cell>
          <table:table-cell office:value-type="float" office:value="0.14435610516754" calcext:value-type="float">
            <text:p>0.14435610516754</text:p>
          </table:table-cell>
          <table:table-cell office:value-type="float" office:value="0.14451753715914" calcext:value-type="float">
            <text:p>0.14451753715914</text:p>
          </table:table-cell>
          <table:table-cell office:value-type="float" office:value="0.144483546635474" calcext:value-type="float">
            <text:p>0.144483546635474</text:p>
          </table:table-cell>
          <table:table-cell office:value-type="float" office:value="0.144508849832428" calcext:value-type="float">
            <text:p>0.144508849832428</text:p>
          </table:table-cell>
          <table:table-cell office:value-type="float" office:value="0.144656194389482" calcext:value-type="float">
            <text:p>0.144656194389482</text:p>
          </table:table-cell>
          <table:table-cell office:value-type="float" office:value="0.144559303993475" calcext:value-type="float">
            <text:p>0.144559303993475</text:p>
          </table:table-cell>
          <table:table-cell office:value-type="float" office:value="0.1446407418119" calcext:value-type="float">
            <text:p>0.1446407418119</text:p>
          </table:table-cell>
          <table:table-cell office:value-type="float" office:value="0.144474693278115" calcext:value-type="float">
            <text:p>0.144474693278115</text:p>
          </table:table-cell>
          <table:table-cell office:value-type="float" office:value="0.14440932409443" calcext:value-type="float">
            <text:p>0.14440932409443</text:p>
          </table:table-cell>
          <table:table-cell office:value-type="float" office:value="0.144472207626419" calcext:value-type="float">
            <text:p>0.144472207626419</text:p>
          </table:table-cell>
          <table:table-cell office:value-type="float" office:value="0.144345730077828" calcext:value-type="float">
            <text:p>0.144345730077828</text:p>
          </table:table-cell>
          <table:table-cell office:value-type="float" office:value="0.144212545442638" calcext:value-type="float">
            <text:p>0.144212545442638</text:p>
          </table:table-cell>
          <table:table-cell office:value-type="float" office:value="0.144010093915969" calcext:value-type="float">
            <text:p>0.144010093915969</text:p>
          </table:table-cell>
          <table:table-cell office:value-type="float" office:value="0.14432253374396" calcext:value-type="float">
            <text:p>0.14432253374396</text:p>
          </table:table-cell>
          <table:table-cell office:value-type="float" office:value="0.144442926677398" calcext:value-type="float">
            <text:p>0.144442926677398</text:p>
          </table:table-cell>
          <table:table-cell office:value-type="float" office:value="0.144535313247512" calcext:value-type="float">
            <text:p>0.144535313247512</text:p>
          </table:table-cell>
          <table:table-cell office:value-type="float" office:value="0.144416091838085" calcext:value-type="float">
            <text:p>0.144416091838085</text:p>
          </table:table-cell>
          <table:table-cell office:value-type="float" office:value="0.144426891091613" calcext:value-type="float">
            <text:p>0.144426891091613</text:p>
          </table:table-cell>
          <table:table-cell office:value-type="float" office:value="0.144688972734805" calcext:value-type="float">
            <text:p>0.144688972734805</text:p>
          </table:table-cell>
          <table:table-cell office:value-type="float" office:value="0.144682735558417" calcext:value-type="float">
            <text:p>0.144682735558417</text:p>
          </table:table-cell>
          <table:table-cell office:value-type="float" office:value="0.145316859895358" calcext:value-type="float">
            <text:p>0.145316859895358</text:p>
          </table:table-cell>
          <table:table-cell office:value-type="float" office:value="0.144734951404904" calcext:value-type="float">
            <text:p>0.144734951404904</text:p>
          </table:table-cell>
          <table:table-cell office:value-type="float" office:value="0.142884239089158" calcext:value-type="float">
            <text:p>0.142884239089158</text:p>
          </table:table-cell>
          <table:table-cell office:value-type="float" office:value="0.14028474911112" calcext:value-type="float">
            <text:p>0.14028474911112</text:p>
          </table:table-cell>
          <table:table-cell office:value-type="float" office:value="0.137004966250434" calcext:value-type="float">
            <text:p>0.137004966250434</text:p>
          </table:table-cell>
          <table:table-cell office:value-type="float" office:value="0.136961096498236" calcext:value-type="float">
            <text:p>0.136961096498236</text:p>
          </table:table-cell>
          <table:table-cell office:value-type="float" office:value="0.142157885840545" calcext:value-type="float">
            <text:p>0.142157885840545</text:p>
          </table:table-cell>
          <table:table-cell office:value-type="float" office:value="0.152415957208563" calcext:value-type="float">
            <text:p>0.152415957208563</text:p>
          </table:table-cell>
          <table:table-cell office:value-type="float" office:value="0.197179210309276" calcext:value-type="float">
            <text:p>0.197179210309276</text:p>
          </table:table-cell>
          <table:table-cell office:value-type="float" office:value="0.198631787893677" calcext:value-type="float">
            <text:p>0.198631787893677</text:p>
          </table:table-cell>
          <table:table-cell office:value-type="float" office:value="0.190207364405916" calcext:value-type="float">
            <text:p>0.190207364405916</text:p>
          </table:table-cell>
          <table:table-cell office:value-type="float" office:value="0.189177722364705" calcext:value-type="float">
            <text:p>0.189177722364705</text:p>
          </table:table-cell>
          <table:table-cell office:value-type="float" office:value="0.197095300639287" calcext:value-type="float">
            <text:p>0.197095300639287</text:p>
          </table:table-cell>
          <table:table-cell office:value-type="float" office:value="0.168751044732988" calcext:value-type="float">
            <text:p>0.168751044732988</text:p>
          </table:table-cell>
          <table:table-cell office:value-type="float" office:value="0.169392123509519" calcext:value-type="float">
            <text:p>0.169392123509519</text:p>
          </table:table-cell>
          <table:table-cell office:value-type="float" office:value="0.176220877383408" calcext:value-type="float">
            <text:p>0.176220877383408</text:p>
          </table:table-cell>
          <table:table-cell office:value-type="float" office:value="0.17476539533748" calcext:value-type="float">
            <text:p>0.17476539533748</text:p>
          </table:table-cell>
          <table:table-cell office:value-type="float" office:value="0.173064370818145" calcext:value-type="float">
            <text:p>0.173064370818145</text:p>
          </table:table-cell>
          <table:table-cell office:value-type="float" office:value="0.171011846790825" calcext:value-type="float">
            <text:p>0.171011846790825</text:p>
          </table:table-cell>
          <table:table-cell office:value-type="float" office:value="0.153170343943865" calcext:value-type="float">
            <text:p>0.153170343943865</text:p>
          </table:table-cell>
          <table:table-cell office:value-type="float" office:value="0.144962741965426" calcext:value-type="float">
            <text:p>0.144962741965426</text:p>
          </table:table-cell>
          <table:table-cell office:value-type="float" office:value="0.144587946212503" calcext:value-type="float">
            <text:p>0.144587946212503</text:p>
          </table:table-cell>
          <table:table-cell office:value-type="float" office:value="0.142060495759704" calcext:value-type="float">
            <text:p>0.142060495759704</text:p>
          </table:table-cell>
          <table:table-cell office:value-type="float" office:value="0.13708597345829" calcext:value-type="float">
            <text:p>0.13708597345829</text:p>
          </table:table-cell>
          <table:table-cell office:value-type="float" office:value="0.134018621442033" calcext:value-type="float">
            <text:p>0.134018621442033</text:p>
          </table:table-cell>
          <table:table-cell office:value-type="float" office:value="0.133168983539086" calcext:value-type="float">
            <text:p>0.133168983539086</text:p>
          </table:table-cell>
          <table:table-cell office:value-type="float" office:value="0.136187418642033" calcext:value-type="float">
            <text:p>0.136187418642033</text:p>
          </table:table-cell>
          <table:table-cell office:value-type="float" office:value="0.138876482006966" calcext:value-type="float">
            <text:p>0.138876482006966</text:p>
          </table:table-cell>
          <table:table-cell office:value-type="float" office:value="0.142548070362" calcext:value-type="float">
            <text:p>0.142548070362</text:p>
          </table:table-cell>
          <table:table-cell office:value-type="float" office:value="0.144505741543659" calcext:value-type="float">
            <text:p>0.144505741543659</text:p>
          </table:table-cell>
          <table:table-cell office:value-type="float" office:value="0.145826349152402" calcext:value-type="float">
            <text:p>0.145826349152402</text:p>
          </table:table-cell>
          <table:table-cell office:value-type="float" office:value="0.146428823532298" calcext:value-type="float">
            <text:p>0.146428823532298</text:p>
          </table:table-cell>
          <table:table-cell office:value-type="float" office:value="0.146320304022555" calcext:value-type="float">
            <text:p>0.146320304022555</text:p>
          </table:table-cell>
          <table:table-cell office:value-type="float" office:value="0.140035656033504" calcext:value-type="float">
            <text:p>0.140035656033504</text:p>
          </table:table-cell>
          <table:table-cell office:value-type="float" office:value="0.134880668998994" calcext:value-type="float">
            <text:p>0.134880668998994</text:p>
          </table:table-cell>
          <table:table-cell office:value-type="float" office:value="0.142138452228025" calcext:value-type="float">
            <text:p>0.142138452228025</text:p>
          </table:table-cell>
          <table:table-cell office:value-type="float" office:value="0.157103305728354" calcext:value-type="float">
            <text:p>0.157103305728354</text:p>
          </table:table-cell>
          <table:table-cell office:value-type="float" office:value="0.172998117414477" calcext:value-type="float">
            <text:p>0.172998117414477</text:p>
          </table:table-cell>
          <table:table-cell office:value-type="float" office:value="0.178354543014653" calcext:value-type="float">
            <text:p>0.178354543014653</text:p>
          </table:table-cell>
          <table:table-cell office:value-type="float" office:value="0.180900946414305" calcext:value-type="float">
            <text:p>0.180900946414305</text:p>
          </table:table-cell>
          <table:table-cell office:value-type="float" office:value="0.17935990474741" calcext:value-type="float">
            <text:p>0.17935990474741</text:p>
          </table:table-cell>
          <table:table-cell office:value-type="float" office:value="0.200603063470317" calcext:value-type="float">
            <text:p>0.200603063470317</text:p>
          </table:table-cell>
          <table:table-cell office:value-type="float" office:value="0.144852703407217" calcext:value-type="float">
            <text:p>0.144852703407217</text:p>
          </table:table-cell>
          <table:table-cell office:value-type="float" office:value="0.146101140974701" calcext:value-type="float">
            <text:p>0.146101140974701</text:p>
          </table:table-cell>
          <table:table-cell office:value-type="float" office:value="0.146441397272133" calcext:value-type="float">
            <text:p>0.146441397272133</text:p>
          </table:table-cell>
          <table:table-cell office:value-type="float" office:value="0.144333366572165" calcext:value-type="float">
            <text:p>0.144333366572165</text:p>
          </table:table-cell>
          <table:table-cell office:value-type="float" office:value="0.145935239977024" calcext:value-type="float">
            <text:p>0.145935239977024</text:p>
          </table:table-cell>
          <table:table-cell office:value-type="float" office:value="0.149617396424467" calcext:value-type="float">
            <text:p>0.149617396424467</text:p>
          </table:table-cell>
          <table:table-cell office:value-type="float" office:value="0.14890952183656" calcext:value-type="float">
            <text:p>0.14890952183656</text:p>
          </table:table-cell>
          <table:table-cell office:value-type="float" office:value="0.145641219751762" calcext:value-type="float">
            <text:p>0.145641219751762</text:p>
          </table:table-cell>
          <table:table-cell office:value-type="float" office:value="0.145527898997598" calcext:value-type="float">
            <text:p>0.145527898997598</text:p>
          </table:table-cell>
          <table:table-cell office:value-type="float" office:value="0.141409043350152" calcext:value-type="float">
            <text:p>0.141409043350152</text:p>
          </table:table-cell>
          <table:table-cell office:value-type="float" office:value="0.139230413872372" calcext:value-type="float">
            <text:p>0.139230413872372</text:p>
          </table:table-cell>
          <table:table-cell office:value-type="float" office:value="0.141242987909508" calcext:value-type="float">
            <text:p>0.141242987909508</text:p>
          </table:table-cell>
          <table:table-cell office:value-type="float" office:value="0.145502247060402" calcext:value-type="float">
            <text:p>0.145502247060402</text:p>
          </table:table-cell>
          <table:table-cell office:value-type="float" office:value="0.146350568870791" calcext:value-type="float">
            <text:p>0.146350568870791</text:p>
          </table:table-cell>
          <table:table-cell office:value-type="float" office:value="0.147879827212629" calcext:value-type="float">
            <text:p>0.147879827212629</text:p>
          </table:table-cell>
          <table:table-cell office:value-type="float" office:value="0.147540370199637" calcext:value-type="float">
            <text:p>0.147540370199637</text:p>
          </table:table-cell>
          <table:table-cell office:value-type="float" office:value="0.146868847876046" calcext:value-type="float">
            <text:p>0.146868847876046</text:p>
          </table:table-cell>
          <table:table-cell office:value-type="float" office:value="0.148801642047421" calcext:value-type="float">
            <text:p>0.148801642047421</text:p>
          </table:table-cell>
          <table:table-cell office:value-type="float" office:value="0.150314158913038" calcext:value-type="float">
            <text:p>0.150314158913038</text:p>
          </table:table-cell>
          <table:table-cell office:value-type="float" office:value="0.149704985044273" calcext:value-type="float">
            <text:p>0.149704985044273</text:p>
          </table:table-cell>
          <table:table-cell office:value-type="float" office:value="0.148398499401268" calcext:value-type="float">
            <text:p>0.148398499401268</text:p>
          </table:table-cell>
          <table:table-cell office:value-type="float" office:value="0.149343657765031" calcext:value-type="float">
            <text:p>0.149343657765031</text:p>
          </table:table-cell>
          <table:table-cell office:value-type="float" office:value="0.150187297608426" calcext:value-type="float">
            <text:p>0.150187297608426</text:p>
          </table:table-cell>
          <table:table-cell office:value-type="float" office:value="0.149321916339634" calcext:value-type="float">
            <text:p>0.149321916339634</text:p>
          </table:table-cell>
          <table:table-cell office:value-type="float" office:value="0.147356753524738" calcext:value-type="float">
            <text:p>0.147356753524738</text:p>
          </table:table-cell>
          <table:table-cell office:value-type="float" office:value="0.145491791288075" calcext:value-type="float">
            <text:p>0.145491791288075</text:p>
          </table:table-cell>
          <table:table-cell office:value-type="float" office:value="0.141447205395466" calcext:value-type="float">
            <text:p>0.141447205395466</text:p>
          </table:table-cell>
          <table:table-cell office:value-type="float" office:value="0.138951073726331" calcext:value-type="float">
            <text:p>0.138951073726331</text:p>
          </table:table-cell>
          <table:table-cell office:value-type="float" office:value="0.151270938881697" calcext:value-type="float">
            <text:p>0.151270938881697</text:p>
          </table:table-cell>
          <table:table-cell office:value-type="float" office:value="0.17533325845501" calcext:value-type="float">
            <text:p>0.17533325845501</text:p>
          </table:table-cell>
          <table:table-cell office:value-type="float" office:value="0.182067389423147" calcext:value-type="float">
            <text:p>0.182067389423147</text:p>
          </table:table-cell>
          <table:table-cell office:value-type="float" office:value="0.18230682819705" calcext:value-type="float">
            <text:p>0.18230682819705</text:p>
          </table:table-cell>
          <table:table-cell office:value-type="float" office:value="0.176694720827405" calcext:value-type="float">
            <text:p>0.176694720827405</text:p>
          </table:table-cell>
          <table:table-cell office:value-type="float" office:value="0.177300736859409" calcext:value-type="float">
            <text:p>0.177300736859409</text:p>
          </table:table-cell>
          <table:table-cell office:value-type="float" office:value="0.150704656857465" calcext:value-type="float">
            <text:p>0.150704656857465</text:p>
          </table:table-cell>
          <table:table-cell office:value-type="float" office:value="0.150681373764658" calcext:value-type="float">
            <text:p>0.150681373764658</text:p>
          </table:table-cell>
          <table:table-cell office:value-type="float" office:value="0.154025897186768" calcext:value-type="float">
            <text:p>0.154025897186768</text:p>
          </table:table-cell>
          <table:table-cell office:value-type="float" office:value="0.156337094291425" calcext:value-type="float">
            <text:p>0.156337094291425</text:p>
          </table:table-cell>
          <table:table-cell office:value-type="float" office:value="0.156112299913064" calcext:value-type="float">
            <text:p>0.156112299913064</text:p>
          </table:table-cell>
          <table:table-cell office:value-type="float" office:value="0.156582028448439" calcext:value-type="float">
            <text:p>0.156582028448439</text:p>
          </table:table-cell>
          <table:table-cell office:value-type="float" office:value="0.156476324211119" calcext:value-type="float">
            <text:p>0.156476324211119</text:p>
          </table:table-cell>
          <table:table-cell office:value-type="float" office:value="0.154457862376905" calcext:value-type="float">
            <text:p>0.154457862376905</text:p>
          </table:table-cell>
          <table:table-cell office:value-type="float" office:value="0.149717839357206" calcext:value-type="float">
            <text:p>0.149717839357206</text:p>
          </table:table-cell>
          <table:table-cell office:value-type="float" office:value="0.143727087626455" calcext:value-type="float">
            <text:p>0.143727087626455</text:p>
          </table:table-cell>
          <table:table-cell office:value-type="float" office:value="0.139717950705994" calcext:value-type="float">
            <text:p>0.139717950705994</text:p>
          </table:table-cell>
          <table:table-cell office:value-type="float" office:value="0.136767768157742" calcext:value-type="float">
            <text:p>0.136767768157742</text:p>
          </table:table-cell>
          <table:table-cell office:value-type="float" office:value="0.13860709599612" calcext:value-type="float">
            <text:p>0.13860709599612</text:p>
          </table:table-cell>
          <table:table-cell office:value-type="float" office:value="0.141176107910623" calcext:value-type="float">
            <text:p>0.141176107910623</text:p>
          </table:table-cell>
          <table:table-cell office:value-type="float" office:value="0.135544203192455" calcext:value-type="float">
            <text:p>0.135544203192455</text:p>
          </table:table-cell>
          <table:table-cell office:value-type="float" office:value="0.134591745753279" calcext:value-type="float">
            <text:p>0.134591745753279</text:p>
          </table:table-cell>
          <table:table-cell office:value-type="float" office:value="0.143554639175872" calcext:value-type="float">
            <text:p>0.143554639175872</text:p>
          </table:table-cell>
          <table:table-cell office:value-type="float" office:value="0.14703213148516" calcext:value-type="float">
            <text:p>0.14703213148516</text:p>
          </table:table-cell>
          <table:table-cell office:value-type="float" office:value="0.14741990769785" calcext:value-type="float">
            <text:p>0.14741990769785</text:p>
          </table:table-cell>
          <table:table-cell office:value-type="float" office:value="0.149743878493357" calcext:value-type="float">
            <text:p>0.149743878493357</text:p>
          </table:table-cell>
          <table:table-cell office:value-type="float" office:value="0.150876336450092" calcext:value-type="float">
            <text:p>0.150876336450092</text:p>
          </table:table-cell>
          <table:table-cell office:value-type="float" office:value="0.151459560544409" calcext:value-type="float">
            <text:p>0.151459560544409</text:p>
          </table:table-cell>
          <table:table-cell office:value-type="float" office:value="0.149744165871512" calcext:value-type="float">
            <text:p>0.149744165871512</text:p>
          </table:table-cell>
          <table:table-cell office:value-type="float" office:value="0.147366132036829" calcext:value-type="float">
            <text:p>0.147366132036829</text:p>
          </table:table-cell>
          <table:table-cell office:value-type="float" office:value="0.142256152937234" calcext:value-type="float">
            <text:p>0.142256152937234</text:p>
          </table:table-cell>
          <table:table-cell office:value-type="float" office:value="0.162200462334767" calcext:value-type="float">
            <text:p>0.162200462334767</text:p>
          </table:table-cell>
          <table:table-cell office:value-type="float" office:value="0.176107908570637" calcext:value-type="float">
            <text:p>0.176107908570637</text:p>
          </table:table-cell>
          <table:table-cell office:value-type="float" office:value="0.185734297473509" calcext:value-type="float">
            <text:p>0.185734297473509</text:p>
          </table:table-cell>
          <table:table-cell office:value-type="float" office:value="0.189455314340973" calcext:value-type="float">
            <text:p>0.189455314340973</text:p>
          </table:table-cell>
          <table:table-cell office:value-type="float" office:value="0.208103296483103" calcext:value-type="float">
            <text:p>0.208103296483103</text:p>
          </table:table-cell>
          <table:table-cell office:value-type="float" office:value="0.136271531037865" calcext:value-type="float">
            <text:p>0.136271531037865</text:p>
          </table:table-cell>
          <table:table-cell office:value-type="float" office:value="0.138299803292145" calcext:value-type="float">
            <text:p>0.138299803292145</text:p>
          </table:table-cell>
          <table:table-cell office:value-type="float" office:value="0.135834009554281" calcext:value-type="float">
            <text:p>0.135834009554281</text:p>
          </table:table-cell>
          <table:table-cell office:value-type="float" office:value="0.138937248298672" calcext:value-type="float">
            <text:p>0.138937248298672</text:p>
          </table:table-cell>
          <table:table-cell office:value-type="float" office:value="0.139186610748917" calcext:value-type="float">
            <text:p>0.139186610748917</text:p>
          </table:table-cell>
          <table:table-cell office:value-type="float" office:value="0.138214623354598" calcext:value-type="float">
            <text:p>0.138214623354598</text:p>
          </table:table-cell>
          <table:table-cell office:value-type="float" office:value="0.137621858373965" calcext:value-type="float">
            <text:p>0.137621858373965</text:p>
          </table:table-cell>
          <table:table-cell office:value-type="float" office:value="0.143433293183691" calcext:value-type="float">
            <text:p>0.143433293183691</text:p>
          </table:table-cell>
          <table:table-cell office:value-type="float" office:value="0.139910198166202" calcext:value-type="float">
            <text:p>0.139910198166202</text:p>
          </table:table-cell>
          <table:table-cell office:value-type="float" office:value="0.139120880378438" calcext:value-type="float">
            <text:p>0.139120880378438</text:p>
          </table:table-cell>
          <table:table-cell office:value-type="float" office:value="0.134394124940164" calcext:value-type="float">
            <text:p>0.134394124940164</text:p>
          </table:table-cell>
          <table:table-cell office:value-type="float" office:value="0.132696361458456" calcext:value-type="float">
            <text:p>0.132696361458456</text:p>
          </table:table-cell>
          <table:table-cell office:value-type="float" office:value="0.131353892959526" calcext:value-type="float">
            <text:p>0.131353892959526</text:p>
          </table:table-cell>
          <table:table-cell office:value-type="float" office:value="0.115605093038746" calcext:value-type="float">
            <text:p>0.115605093038746</text:p>
          </table:table-cell>
          <table:table-cell office:value-type="float" office:value="0.118438912231274" calcext:value-type="float">
            <text:p>0.118438912231274</text:p>
          </table:table-cell>
          <table:table-cell office:value-type="float" office:value="0.124477732858678" calcext:value-type="float">
            <text:p>0.124477732858678</text:p>
          </table:table-cell>
          <table:table-cell office:value-type="float" office:value="0.131187284282357" calcext:value-type="float">
            <text:p>0.131187284282357</text:p>
          </table:table-cell>
          <table:table-cell office:value-type="float" office:value="0.133599076515162" calcext:value-type="float">
            <text:p>0.133599076515162</text:p>
          </table:table-cell>
          <table:table-cell office:value-type="float" office:value="0.132745605193217" calcext:value-type="float">
            <text:p>0.132745605193217</text:p>
          </table:table-cell>
          <table:table-cell office:value-type="float" office:value="0.130617811679908" calcext:value-type="float">
            <text:p>0.130617811679908</text:p>
          </table:table-cell>
          <table:table-cell office:value-type="float" office:value="0.127793335402987" calcext:value-type="float">
            <text:p>0.127793335402987</text:p>
          </table:table-cell>
          <table:table-cell office:value-type="float" office:value="0.122532117694055" calcext:value-type="float">
            <text:p>0.122532117694055</text:p>
          </table:table-cell>
          <table:table-cell office:value-type="float" office:value="0.128484565500276" calcext:value-type="float">
            <text:p>0.128484565500276</text:p>
          </table:table-cell>
          <table:table-cell office:value-type="float" office:value="0.171219119020287" calcext:value-type="float">
            <text:p>0.171219119020287</text:p>
          </table:table-cell>
          <table:table-cell office:value-type="float" office:value="0.181239665202994" calcext:value-type="float">
            <text:p>0.181239665202994</text:p>
          </table:table-cell>
          <table:table-cell office:value-type="float" office:value="0.185838401268673" calcext:value-type="float">
            <text:p>0.185838401268673</text:p>
          </table:table-cell>
          <table:table-cell office:value-type="float" office:value="0.186206721727034" calcext:value-type="float">
            <text:p>0.186206721727034</text:p>
          </table:table-cell>
          <table:table-cell office:value-type="float" office:value="0.18862947143069" calcext:value-type="float">
            <text:p>0.18862947143069</text:p>
          </table:table-cell>
          <table:table-cell office:value-type="float" office:value="0.19245571589134" calcext:value-type="float">
            <text:p>0.19245571589134</text:p>
          </table:table-cell>
          <table:table-cell office:value-type="float" office:value="0.193174098599855" calcext:value-type="float">
            <text:p>0.193174098599855</text:p>
          </table:table-cell>
          <table:table-cell office:value-type="float" office:value="0.198311040108736" calcext:value-type="float">
            <text:p>0.198311040108736</text:p>
          </table:table-cell>
          <table:table-cell office:value-type="float" office:value="0.195971877016405" calcext:value-type="float">
            <text:p>0.195971877016405</text:p>
          </table:table-cell>
          <table:table-cell office:value-type="float" office:value="0.140452629728899" calcext:value-type="float">
            <text:p>0.140452629728899</text:p>
          </table:table-cell>
          <table:table-cell office:value-type="float" office:value="0.141223420662899" calcext:value-type="float">
            <text:p>0.141223420662899</text:p>
          </table:table-cell>
          <table:table-cell office:value-type="float" office:value="0.141005296557594" calcext:value-type="float">
            <text:p>0.141005296557594</text:p>
          </table:table-cell>
          <table:table-cell office:value-type="float" office:value="0.141693671127131" calcext:value-type="float">
            <text:p>0.141693671127131</text:p>
          </table:table-cell>
          <table:table-cell office:value-type="float" office:value="0.142907301101607" calcext:value-type="float">
            <text:p>0.142907301101607</text:p>
          </table:table-cell>
          <table:table-cell office:value-type="float" office:value="0.14422638189903" calcext:value-type="float">
            <text:p>0.14422638189903</text:p>
          </table:table-cell>
          <table:table-cell office:value-type="float" office:value="0.142580023819264" calcext:value-type="float">
            <text:p>0.142580023819264</text:p>
          </table:table-cell>
          <table:table-cell office:value-type="float" office:value="0.139456474957428" calcext:value-type="float">
            <text:p>0.139456474957428</text:p>
          </table:table-cell>
          <table:table-cell office:value-type="float" office:value="0.134098194248055" calcext:value-type="float">
            <text:p>0.134098194248055</text:p>
          </table:table-cell>
          <table:table-cell office:value-type="float" office:value="0.132505784121063" calcext:value-type="float">
            <text:p>0.132505784121063</text:p>
          </table:table-cell>
          <table:table-cell office:value-type="float" office:value="0.131502696317305" calcext:value-type="float">
            <text:p>0.131502696317305</text:p>
          </table:table-cell>
          <table:table-cell office:value-type="float" office:value="0.132412883378901" calcext:value-type="float">
            <text:p>0.132412883378901</text:p>
          </table:table-cell>
          <table:table-cell office:value-type="float" office:value="0.136065937025126" calcext:value-type="float">
            <text:p>0.136065937025126</text:p>
          </table:table-cell>
          <table:table-cell office:value-type="float" office:value="0.135768638383863" calcext:value-type="float">
            <text:p>0.135768638383863</text:p>
          </table:table-cell>
          <table:table-cell office:value-type="float" office:value="0.137034653526854" calcext:value-type="float">
            <text:p>0.137034653526854</text:p>
          </table:table-cell>
          <table:table-cell office:value-type="float" office:value="0.131492415953089" calcext:value-type="float">
            <text:p>0.131492415953089</text:p>
          </table:table-cell>
          <table:table-cell office:value-type="float" office:value="0.130503785314355" calcext:value-type="float">
            <text:p>0.130503785314355</text:p>
          </table:table-cell>
          <table:table-cell office:value-type="float" office:value="0.132875190689473" calcext:value-type="float">
            <text:p>0.132875190689473</text:p>
          </table:table-cell>
          <table:table-cell office:value-type="float" office:value="0.139597692919512" calcext:value-type="float">
            <text:p>0.139597692919512</text:p>
          </table:table-cell>
          <table:table-cell office:value-type="float" office:value="0.143211361522887" calcext:value-type="float">
            <text:p>0.143211361522887</text:p>
          </table:table-cell>
          <table:table-cell office:value-type="float" office:value="0.142579163052402" calcext:value-type="float">
            <text:p>0.142579163052402</text:p>
          </table:table-cell>
          <table:table-cell office:value-type="float" office:value="0.142015222162505" calcext:value-type="float">
            <text:p>0.142015222162505</text:p>
          </table:table-cell>
          <table:table-cell office:value-type="float" office:value="0.140557958075183" calcext:value-type="float">
            <text:p>0.140557958075183</text:p>
          </table:table-cell>
          <table:table-cell office:value-type="float" office:value="0.137599984499594" calcext:value-type="float">
            <text:p>0.137599984499594</text:p>
          </table:table-cell>
          <table:table-cell office:value-type="float" office:value="0.131840669305178" calcext:value-type="float">
            <text:p>0.131840669305178</text:p>
          </table:table-cell>
          <table:table-cell office:value-type="float" office:value="0.147396519225916" calcext:value-type="float">
            <text:p>0.147396519225916</text:p>
          </table:table-cell>
          <table:table-cell office:value-type="float" office:value="0.158454015831182" calcext:value-type="float">
            <text:p>0.158454015831182</text:p>
          </table:table-cell>
          <table:table-cell office:value-type="float" office:value="0.175478354556331" calcext:value-type="float">
            <text:p>0.175478354556331</text:p>
          </table:table-cell>
          <table:table-cell office:value-type="float" office:value="0.179269724441819" calcext:value-type="float">
            <text:p>0.179269724441819</text:p>
          </table:table-cell>
          <table:table-cell office:value-type="float" office:value="0.18000942614789" calcext:value-type="float">
            <text:p>0.18000942614789</text:p>
          </table:table-cell>
          <table:table-cell office:value-type="float" office:value="0.182562136649134" calcext:value-type="float">
            <text:p>0.182562136649134</text:p>
          </table:table-cell>
          <table:table-cell office:value-type="float" office:value="0.186429281922627" calcext:value-type="float">
            <text:p>0.186429281922627</text:p>
          </table:table-cell>
          <table:table-cell office:value-type="float" office:value="0.190398815227924" calcext:value-type="float">
            <text:p>0.190398815227924</text:p>
          </table:table-cell>
          <table:table-cell office:value-type="float" office:value="0.192130479321304" calcext:value-type="float">
            <text:p>0.192130479321304</text:p>
          </table:table-cell>
          <table:table-cell office:value-type="float" office:value="0.190471777305315" calcext:value-type="float">
            <text:p>0.190471777305315</text:p>
          </table:table-cell>
          <table:table-cell office:value-type="float" office:value="0.132966448874265" calcext:value-type="float">
            <text:p>0.132966448874265</text:p>
          </table:table-cell>
          <table:table-cell office:value-type="float" office:value="0.135579520905974" calcext:value-type="float">
            <text:p>0.135579520905974</text:p>
          </table:table-cell>
          <table:table-cell office:value-type="float" office:value="0.138126355359665" calcext:value-type="float">
            <text:p>0.138126355359665</text:p>
          </table:table-cell>
          <table:table-cell office:value-type="float" office:value="0.138795042949015" calcext:value-type="float">
            <text:p>0.138795042949015</text:p>
          </table:table-cell>
          <table:table-cell office:value-type="float" office:value="0.13890243357504" calcext:value-type="float">
            <text:p>0.13890243357504</text:p>
          </table:table-cell>
          <table:table-cell office:value-type="float" office:value="0.137711799512407" calcext:value-type="float">
            <text:p>0.137711799512407</text:p>
          </table:table-cell>
          <table:table-cell office:value-type="float" office:value="0.13725213497465" calcext:value-type="float">
            <text:p>0.13725213497465</text:p>
          </table:table-cell>
          <table:table-cell office:value-type="float" office:value="0.13768595430439" calcext:value-type="float">
            <text:p>0.13768595430439</text:p>
          </table:table-cell>
          <table:table-cell office:value-type="float" office:value="0.126736631070053" calcext:value-type="float">
            <text:p>0.126736631070053</text:p>
          </table:table-cell>
          <table:table-cell office:value-type="float" office:value="0.124402211353152" calcext:value-type="float">
            <text:p>0.124402211353152</text:p>
          </table:table-cell>
          <table:table-cell office:value-type="float" office:value="0.126817465146728" calcext:value-type="float">
            <text:p>0.126817465146728</text:p>
          </table:table-cell>
          <table:table-cell office:value-type="float" office:value="0.129024408095904" calcext:value-type="float">
            <text:p>0.129024408095904</text:p>
          </table:table-cell>
          <table:table-cell office:value-type="float" office:value="0.130440982139155" calcext:value-type="float">
            <text:p>0.130440982139155</text:p>
          </table:table-cell>
          <table:table-cell office:value-type="float" office:value="0.129943157174204" calcext:value-type="float">
            <text:p>0.129943157174204</text:p>
          </table:table-cell>
          <table:table-cell office:value-type="float" office:value="0.126877454630442" calcext:value-type="float">
            <text:p>0.126877454630442</text:p>
          </table:table-cell>
          <table:table-cell office:value-type="float" office:value="0.125468111332855" calcext:value-type="float">
            <text:p>0.125468111332855</text:p>
          </table:table-cell>
          <table:table-cell office:value-type="float" office:value="0.116314728087414" calcext:value-type="float">
            <text:p>0.116314728087414</text:p>
          </table:table-cell>
          <table:table-cell office:value-type="float" office:value="0.12038175528433" calcext:value-type="float">
            <text:p>0.12038175528433</text:p>
          </table:table-cell>
          <table:table-cell office:value-type="float" office:value="0.123468883105896" calcext:value-type="float">
            <text:p>0.123468883105896</text:p>
          </table:table-cell>
          <table:table-cell office:value-type="float" office:value="0.130696613305471" calcext:value-type="float">
            <text:p>0.130696613305471</text:p>
          </table:table-cell>
          <table:table-cell office:value-type="float" office:value="0.132635294326746" calcext:value-type="float">
            <text:p>0.132635294326746</text:p>
          </table:table-cell>
          <table:table-cell office:value-type="float" office:value="0.133605014269356" calcext:value-type="float">
            <text:p>0.133605014269356</text:p>
          </table:table-cell>
          <table:table-cell office:value-type="float" office:value="0.132122945940348" calcext:value-type="float">
            <text:p>0.132122945940348</text:p>
          </table:table-cell>
          <table:table-cell office:value-type="float" office:value="0.12955140338384" calcext:value-type="float">
            <text:p>0.12955140338384</text:p>
          </table:table-cell>
          <table:table-cell office:value-type="float" office:value="0.124952140824831" calcext:value-type="float">
            <text:p>0.124952140824831</text:p>
          </table:table-cell>
          <table:table-cell office:value-type="float" office:value="0.122580902233882" calcext:value-type="float">
            <text:p>0.122580902233882</text:p>
          </table:table-cell>
          <table:table-cell office:value-type="float" office:value="0.132987066026294" calcext:value-type="float">
            <text:p>0.132987066026294</text:p>
          </table:table-cell>
          <table:table-cell office:value-type="float" office:value="0.157391160536856" calcext:value-type="float">
            <text:p>0.157391160536856</text:p>
          </table:table-cell>
          <table:table-cell office:value-type="float" office:value="0.171090491398081" calcext:value-type="float">
            <text:p>0.171090491398081</text:p>
          </table:table-cell>
          <table:table-cell office:value-type="float" office:value="0.17460032565475" calcext:value-type="float">
            <text:p>0.17460032565475</text:p>
          </table:table-cell>
          <table:table-cell office:value-type="float" office:value="0.177106676628995" calcext:value-type="float">
            <text:p>0.177106676628995</text:p>
          </table:table-cell>
          <table:table-cell office:value-type="float" office:value="0.178281149065506" calcext:value-type="float">
            <text:p>0.178281149065506</text:p>
          </table:table-cell>
          <table:table-cell office:value-type="float" office:value="0.179262203665234" calcext:value-type="float">
            <text:p>0.179262203665234</text:p>
          </table:table-cell>
          <table:table-cell office:value-type="float" office:value="0.182678279968606" calcext:value-type="float">
            <text:p>0.182678279968606</text:p>
          </table:table-cell>
          <table:table-cell office:value-type="float" office:value="0.185117970739268" calcext:value-type="float">
            <text:p>0.185117970739268</text:p>
          </table:table-cell>
          <table:table-cell office:value-type="float" office:value="0.187888895132133" calcext:value-type="float">
            <text:p>0.187888895132133</text:p>
          </table:table-cell>
          <table:table-cell office:value-type="float" office:value="0.116254769948835" calcext:value-type="float">
            <text:p>0.116254769948835</text:p>
          </table:table-cell>
          <table:table-cell office:value-type="float" office:value="0.115352218744499" calcext:value-type="float">
            <text:p>0.115352218744499</text:p>
          </table:table-cell>
          <table:table-cell office:value-type="float" office:value="0.111434901319926" calcext:value-type="float">
            <text:p>0.111434901319926</text:p>
          </table:table-cell>
          <table:table-cell office:value-type="float" office:value="0.110624438629005" calcext:value-type="float">
            <text:p>0.110624438629005</text:p>
          </table:table-cell>
          <table:table-cell office:value-type="float" office:value="0.113437008556912" calcext:value-type="float">
            <text:p>0.113437008556912</text:p>
          </table:table-cell>
          <table:table-cell office:value-type="float" office:value="0.114370283772643" calcext:value-type="float">
            <text:p>0.114370283772643</text:p>
          </table:table-cell>
          <table:table-cell office:value-type="float" office:value="0.115941109524351" calcext:value-type="float">
            <text:p>0.115941109524351</text:p>
          </table:table-cell>
          <table:table-cell office:value-type="float" office:value="0.117308654846415" calcext:value-type="float">
            <text:p>0.117308654846415</text:p>
          </table:table-cell>
          <table:table-cell office:value-type="float" office:value="0.116965018040375" calcext:value-type="float">
            <text:p>0.116965018040375</text:p>
          </table:table-cell>
          <table:table-cell office:value-type="float" office:value="0.117415036458149" calcext:value-type="float">
            <text:p>0.117415036458149</text:p>
          </table:table-cell>
          <table:table-cell office:value-type="float" office:value="0.118331471823976" calcext:value-type="float">
            <text:p>0.118331471823976</text:p>
          </table:table-cell>
          <table:table-cell office:value-type="float" office:value="0.117726383449343" calcext:value-type="float">
            <text:p>0.117726383449343</text:p>
          </table:table-cell>
          <table:table-cell office:value-type="float" office:value="0.117693244055909" calcext:value-type="float">
            <text:p>0.117693244055909</text:p>
          </table:table-cell>
          <table:table-cell office:value-type="float" office:value="0.117990652873906" calcext:value-type="float">
            <text:p>0.117990652873906</text:p>
          </table:table-cell>
          <table:table-cell office:value-type="float" office:value="0.117677264630981" calcext:value-type="float">
            <text:p>0.117677264630981</text:p>
          </table:table-cell>
          <table:table-cell office:value-type="float" office:value="0.118107646875123" calcext:value-type="float">
            <text:p>0.118107646875123</text:p>
          </table:table-cell>
          <table:table-cell office:value-type="float" office:value="0.118020160428186" calcext:value-type="float">
            <text:p>0.118020160428186</text:p>
          </table:table-cell>
          <table:table-cell office:value-type="float" office:value="0.117555034411388" calcext:value-type="float">
            <text:p>0.117555034411388</text:p>
          </table:table-cell>
          <table:table-cell office:value-type="float" office:value="0.117486154567927" calcext:value-type="float">
            <text:p>0.117486154567927</text:p>
          </table:table-cell>
          <table:table-cell office:value-type="float" office:value="0.11756934153507" calcext:value-type="float">
            <text:p>0.11756934153507</text:p>
          </table:table-cell>
          <table:table-cell office:value-type="float" office:value="0.117625911185694" calcext:value-type="float">
            <text:p>0.117625911185694</text:p>
          </table:table-cell>
          <table:table-cell office:value-type="float" office:value="0.117618105282677" calcext:value-type="float">
            <text:p>0.117618105282677</text:p>
          </table:table-cell>
          <table:table-cell office:value-type="float" office:value="0.117497093168993" calcext:value-type="float">
            <text:p>0.117497093168993</text:p>
          </table:table-cell>
          <table:table-cell office:value-type="float" office:value="0.117285728137703" calcext:value-type="float">
            <text:p>0.117285728137703</text:p>
          </table:table-cell>
          <table:table-cell office:value-type="float" office:value="0.117460592115973" calcext:value-type="float">
            <text:p>0.117460592115973</text:p>
          </table:table-cell>
          <table:table-cell office:value-type="float" office:value="0.117409925906786" calcext:value-type="float">
            <text:p>0.117409925906786</text:p>
          </table:table-cell>
          <table:table-cell office:value-type="float" office:value="0.117382305159756" calcext:value-type="float">
            <text:p>0.117382305159756</text:p>
          </table:table-cell>
          <table:table-cell office:value-type="float" office:value="0.117439890959436" calcext:value-type="float">
            <text:p>0.117439890959436</text:p>
          </table:table-cell>
          <table:table-cell office:value-type="float" office:value="0.11741549022268" calcext:value-type="float">
            <text:p>0.11741549022268</text:p>
          </table:table-cell>
          <table:table-cell office:value-type="float" office:value="0.117430288763974" calcext:value-type="float">
            <text:p>0.117430288763974</text:p>
          </table:table-cell>
          <table:table-cell office:value-type="float" office:value="0.117153479500936" calcext:value-type="float">
            <text:p>0.117153479500936</text:p>
          </table:table-cell>
          <table:table-cell office:value-type="float" office:value="0.117490841129624" calcext:value-type="float">
            <text:p>0.117490841129624</text:p>
          </table:table-cell>
          <table:table-cell office:value-type="float" office:value="0.117461911542348" calcext:value-type="float">
            <text:p>0.117461911542348</text:p>
          </table:table-cell>
          <table:table-cell office:value-type="float" office:value="0.117362709025778" calcext:value-type="float">
            <text:p>0.117362709025778</text:p>
          </table:table-cell>
          <table:table-cell office:value-type="float" office:value="0.117236235476333" calcext:value-type="float">
            <text:p>0.117236235476333</text:p>
          </table:table-cell>
          <table:table-cell office:value-type="float" office:value="0.117417671653976" calcext:value-type="float">
            <text:p>0.117417671653976</text:p>
          </table:table-cell>
          <table:table-cell office:value-type="float" office:value="0.117278357125115" calcext:value-type="float">
            <text:p>0.117278357125115</text:p>
          </table:table-cell>
          <table:table-cell office:value-type="float" office:value="0.117394438620674" calcext:value-type="float">
            <text:p>0.117394438620674</text:p>
          </table:table-cell>
          <table:table-cell office:value-type="float" office:value="0.117417167227289" calcext:value-type="float">
            <text:p>0.117417167227289</text:p>
          </table:table-cell>
          <table:table-cell office:value-type="float" office:value="0.117341251412566" calcext:value-type="float">
            <text:p>0.117341251412566</text:p>
          </table:table-cell>
          <table:table-cell office:value-type="float" office:value="0.117335887198509" calcext:value-type="float">
            <text:p>0.117335887198509</text:p>
          </table:table-cell>
          <table:table-cell office:value-type="float" office:value="0.117543922932751" calcext:value-type="float">
            <text:p>0.117543922932751</text:p>
          </table:table-cell>
          <table:table-cell office:value-type="float" office:value="0.117231028963298" calcext:value-type="float">
            <text:p>0.117231028963298</text:p>
          </table:table-cell>
          <table:table-cell office:value-type="float" office:value="0.117374257516203" calcext:value-type="float">
            <text:p>0.117374257516203</text:p>
          </table:table-cell>
          <table:table-cell office:value-type="float" office:value="0.117309595869331" calcext:value-type="float">
            <text:p>0.117309595869331</text:p>
          </table:table-cell>
          <table:table-cell office:value-type="float" office:value="0.117534386089266" calcext:value-type="float">
            <text:p>0.117534386089266</text:p>
          </table:table-cell>
          <table:table-cell office:value-type="float" office:value="0.117548973946575" calcext:value-type="float">
            <text:p>0.117548973946575</text:p>
          </table:table-cell>
          <table:table-cell office:value-type="float" office:value="0.117322351609254" calcext:value-type="float">
            <text:p>0.117322351609254</text:p>
          </table:table-cell>
          <table:table-cell office:value-type="float" office:value="0.117241514516589" calcext:value-type="float">
            <text:p>0.117241514516589</text:p>
          </table:table-cell>
          <table:table-cell office:value-type="float" office:value="0.117411339307838" calcext:value-type="float">
            <text:p>0.117411339307838</text:p>
          </table:table-cell>
          <table:table-cell office:value-type="float" office:value="0.117412225077475" calcext:value-type="float">
            <text:p>0.117412225077475</text:p>
          </table:table-cell>
          <table:table-cell office:value-type="float" office:value="0.117577296063416" calcext:value-type="float">
            <text:p>0.117577296063416</text:p>
          </table:table-cell>
          <table:table-cell office:value-type="float" office:value="0.117418259618396" calcext:value-type="float">
            <text:p>0.117418259618396</text:p>
          </table:table-cell>
          <table:table-cell office:value-type="float" office:value="0.117385064936071" calcext:value-type="float">
            <text:p>0.117385064936071</text:p>
          </table:table-cell>
          <table:table-cell office:value-type="float" office:value="0.117405132763579" calcext:value-type="float">
            <text:p>0.117405132763579</text:p>
          </table:table-cell>
          <table:table-cell office:value-type="float" office:value="0.117271220298287" calcext:value-type="float">
            <text:p>0.117271220298287</text:p>
          </table:table-cell>
          <table:table-cell office:value-type="float" office:value="0.117292968243698" calcext:value-type="float">
            <text:p>0.117292968243698</text:p>
          </table:table-cell>
          <table:table-cell office:value-type="float" office:value="0.117276294388926" calcext:value-type="float">
            <text:p>0.117276294388926</text:p>
          </table:table-cell>
          <table:table-cell office:value-type="float" office:value="0.11744859361846" calcext:value-type="float">
            <text:p>0.11744859361846</text:p>
          </table:table-cell>
          <table:table-cell office:value-type="float" office:value="0.117405108219421" calcext:value-type="float">
            <text:p>0.117405108219421</text:p>
          </table:table-cell>
          <table:table-cell office:value-type="float" office:value="0.117319377501357" calcext:value-type="float">
            <text:p>0.117319377501357</text:p>
          </table:table-cell>
          <table:table-cell office:value-type="float" office:value="0.117271079013784" calcext:value-type="float">
            <text:p>0.117271079013784</text:p>
          </table:table-cell>
          <table:table-cell office:value-type="float" office:value="0.117393255955925" calcext:value-type="float">
            <text:p>0.117393255955925</text:p>
          </table:table-cell>
          <table:table-cell office:value-type="float" office:value="0.117446421718574" calcext:value-type="float">
            <text:p>0.117446421718574</text:p>
          </table:table-cell>
          <table:table-cell office:value-type="float" office:value="0.117187848276601" calcext:value-type="float">
            <text:p>0.117187848276601</text:p>
          </table:table-cell>
          <table:table-cell office:value-type="float" office:value="0.117393483063388" calcext:value-type="float">
            <text:p>0.117393483063388</text:p>
          </table:table-cell>
          <table:table-cell office:value-type="float" office:value="0.117270238692127" calcext:value-type="float">
            <text:p>0.117270238692127</text:p>
          </table:table-cell>
          <table:table-cell office:value-type="float" office:value="0.11717246239905" calcext:value-type="float">
            <text:p>0.11717246239905</text:p>
          </table:table-cell>
          <table:table-cell office:value-type="float" office:value="0.117321513248742" calcext:value-type="float">
            <text:p>0.117321513248742</text:p>
          </table:table-cell>
          <table:table-cell office:value-type="float" office:value="0.117351906688442" calcext:value-type="float">
            <text:p>0.117351906688442</text:p>
          </table:table-cell>
          <table:table-cell office:value-type="float" office:value="0.117225550395829" calcext:value-type="float">
            <text:p>0.117225550395829</text:p>
          </table:table-cell>
          <table:table-cell office:value-type="float" office:value="0.1173367035911" calcext:value-type="float">
            <text:p>0.1173367035911</text:p>
          </table:table-cell>
          <table:table-cell office:value-type="float" office:value="0.117377019557983" calcext:value-type="float">
            <text:p>0.117377019557983</text:p>
          </table:table-cell>
          <table:table-cell office:value-type="float" office:value="0.117341867147579" calcext:value-type="float">
            <text:p>0.117341867147579</text:p>
          </table:table-cell>
          <table:table-cell office:value-type="float" office:value="0.117413881593965" calcext:value-type="float">
            <text:p>0.117413881593965</text:p>
          </table:table-cell>
          <table:table-cell office:value-type="float" office:value="0.117381011990843" calcext:value-type="float">
            <text:p>0.117381011990843</text:p>
          </table:table-cell>
          <table:table-cell office:value-type="float" office:value="0.117386749252041" calcext:value-type="float">
            <text:p>0.117386749252041</text:p>
          </table:table-cell>
          <table:table-cell office:value-type="float" office:value="0.117387959880568" calcext:value-type="float">
            <text:p>0.117387959880568</text:p>
          </table:table-cell>
          <table:table-cell office:value-type="float" office:value="0.11735721165859" calcext:value-type="float">
            <text:p>0.11735721165859</text:p>
          </table:table-cell>
          <table:table-cell office:value-type="float" office:value="0.117350451755835" calcext:value-type="float">
            <text:p>0.117350451755835</text:p>
          </table:table-cell>
          <table:table-cell office:value-type="float" office:value="0.117295786794617" calcext:value-type="float">
            <text:p>0.117295786794617</text:p>
          </table:table-cell>
          <table:table-cell office:value-type="float" office:value="0.117440571252828" calcext:value-type="float">
            <text:p>0.117440571252828</text:p>
          </table:table-cell>
          <table:table-cell office:value-type="float" office:value="0.117324319896587" calcext:value-type="float">
            <text:p>0.117324319896587</text:p>
          </table:table-cell>
          <table:table-cell office:value-type="float" office:value="0.117492336668003" calcext:value-type="float">
            <text:p>0.117492336668003</text:p>
          </table:table-cell>
          <table:table-cell office:value-type="float" office:value="0.117496924241064" calcext:value-type="float">
            <text:p>0.117496924241064</text:p>
          </table:table-cell>
          <table:table-cell office:value-type="float" office:value="0.117376754246006" calcext:value-type="float">
            <text:p>0.117376754246006</text:p>
          </table:table-cell>
          <table:table-cell office:value-type="float" office:value="0.117534992389613" calcext:value-type="float">
            <text:p>0.117534992389613</text:p>
          </table:table-cell>
          <table:table-cell office:value-type="float" office:value="0.11728470268208" calcext:value-type="float">
            <text:p>0.11728470268208</text:p>
          </table:table-cell>
          <table:table-cell office:value-type="float" office:value="0.117355715600269" calcext:value-type="float">
            <text:p>0.117355715600269</text:p>
          </table:table-cell>
          <table:table-cell office:value-type="float" office:value="0.11730860468514" calcext:value-type="float">
            <text:p>0.11730860468514</text:p>
          </table:table-cell>
          <table:table-cell office:value-type="float" office:value="0.117257119613897" calcext:value-type="float">
            <text:p>0.117257119613897</text:p>
          </table:table-cell>
          <table:table-cell office:value-type="float" office:value="0.117407056425344" calcext:value-type="float">
            <text:p>0.117407056425344</text:p>
          </table:table-cell>
          <table:table-cell office:value-type="float" office:value="0.117314649707723" calcext:value-type="float">
            <text:p>0.117314649707723</text:p>
          </table:table-cell>
          <table:table-cell office:value-type="float" office:value="0.117394377717588" calcext:value-type="float">
            <text:p>0.117394377717588</text:p>
          </table:table-cell>
          <table:table-cell office:value-type="float" office:value="0.117430106302762" calcext:value-type="float">
            <text:p>0.117430106302762</text:p>
          </table:table-cell>
          <table:table-cell office:value-type="float" office:value="0.117382395894053" calcext:value-type="float">
            <text:p>0.117382395894053</text:p>
          </table:table-cell>
          <table:table-cell office:value-type="float" office:value="0.117430442425955" calcext:value-type="float">
            <text:p>0.117430442425955</text:p>
          </table:table-cell>
          <table:table-cell office:value-type="float" office:value="0.117236705761766" calcext:value-type="float">
            <text:p>0.117236705761766</text:p>
          </table:table-cell>
          <table:table-cell office:value-type="float" office:value="0.117424357264983" calcext:value-type="float">
            <text:p>0.117424357264983</text:p>
          </table:table-cell>
          <table:table-cell office:value-type="float" office:value="0.117298601805944" calcext:value-type="float">
            <text:p>0.117298601805944</text:p>
          </table:table-cell>
          <table:table-cell office:value-type="float" office:value="0.117322787561815" calcext:value-type="float">
            <text:p>0.117322787561815</text:p>
          </table:table-cell>
          <table:table-cell office:value-type="float" office:value="0.11731018419852" calcext:value-type="float">
            <text:p>0.11731018419852</text:p>
          </table:table-cell>
          <table:table-cell office:value-type="float" office:value="0.117330487098013" calcext:value-type="float">
            <text:p>0.117330487098013</text:p>
          </table:table-cell>
          <table:table-cell office:value-type="float" office:value="0.117384309320386" calcext:value-type="float">
            <text:p>0.117384309320386</text:p>
          </table:table-cell>
          <table:table-cell office:value-type="float" office:value="0.117370421558166" calcext:value-type="float">
            <text:p>0.117370421558166</text:p>
          </table:table-cell>
          <table:table-cell office:value-type="float" office:value="0.117375462160081" calcext:value-type="float">
            <text:p>0.117375462160081</text:p>
          </table:table-cell>
          <table:table-cell office:value-type="float" office:value="0.117446676126572" calcext:value-type="float">
            <text:p>0.117446676126572</text:p>
          </table:table-cell>
          <table:table-cell office:value-type="float" office:value="0.11744821575456" calcext:value-type="float">
            <text:p>0.1174482157545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9277345084439" calcext:value-type="float">
            <text:p>-0.019927734508444</text:p>
          </table:table-cell>
          <table:table-cell office:value-type="float" office:value="-0.0199345744262392" calcext:value-type="float">
            <text:p>-0.019934574426239</text:p>
          </table:table-cell>
          <table:table-cell office:value-type="float" office:value="-0.0199151807547391" calcext:value-type="float">
            <text:p>-0.019915180754739</text:p>
          </table:table-cell>
          <table:table-cell office:value-type="float" office:value="-0.0199032868381182" calcext:value-type="float">
            <text:p>-0.019903286838118</text:p>
          </table:table-cell>
          <table:table-cell office:value-type="float" office:value="-0.019906665518124" calcext:value-type="float">
            <text:p>-0.019906665518124</text:p>
          </table:table-cell>
          <table:table-cell office:value-type="float" office:value="-0.0198587043082485" calcext:value-type="float">
            <text:p>-0.019858704308249</text:p>
          </table:table-cell>
          <table:table-cell office:value-type="float" office:value="-0.0199036256424223" calcext:value-type="float">
            <text:p>-0.019903625642422</text:p>
          </table:table-cell>
          <table:table-cell office:value-type="float" office:value="-0.0199116664612793" calcext:value-type="float">
            <text:p>-0.019911666461279</text:p>
          </table:table-cell>
          <table:table-cell office:value-type="float" office:value="-0.0199217924018696" calcext:value-type="float">
            <text:p>-0.01992179240187</text:p>
          </table:table-cell>
          <table:table-cell office:value-type="float" office:value="-0.0198856458230022" calcext:value-type="float">
            <text:p>-0.019885645823002</text:p>
          </table:table-cell>
          <table:table-cell office:value-type="float" office:value="-0.0198954732795988" calcext:value-type="float">
            <text:p>-0.019895473279599</text:p>
          </table:table-cell>
          <table:table-cell office:value-type="float" office:value="-0.0199063019718186" calcext:value-type="float">
            <text:p>-0.019906301971819</text:p>
          </table:table-cell>
          <table:table-cell office:value-type="float" office:value="-0.0199201522244935" calcext:value-type="float">
            <text:p>-0.019920152224494</text:p>
          </table:table-cell>
          <table:table-cell office:value-type="float" office:value="-0.0199101728325482" calcext:value-type="float">
            <text:p>-0.019910172832548</text:p>
          </table:table-cell>
          <table:table-cell office:value-type="float" office:value="-0.0199073893014478" calcext:value-type="float">
            <text:p>-0.019907389301448</text:p>
          </table:table-cell>
          <table:table-cell office:value-type="float" office:value="-0.0198995818016381" calcext:value-type="float">
            <text:p>-0.019899581801638</text:p>
          </table:table-cell>
          <table:table-cell office:value-type="float" office:value="-0.0199181871017043" calcext:value-type="float">
            <text:p>-0.019918187101704</text:p>
          </table:table-cell>
          <table:table-cell office:value-type="float" office:value="-0.0198931534794825" calcext:value-type="float">
            <text:p>-0.019893153479483</text:p>
          </table:table-cell>
          <table:table-cell office:value-type="float" office:value="-0.019912454855611" calcext:value-type="float">
            <text:p>-0.019912454855611</text:p>
          </table:table-cell>
          <table:table-cell office:value-type="float" office:value="-0.0199120551762056" calcext:value-type="float">
            <text:p>-0.019912055176206</text:p>
          </table:table-cell>
          <table:table-cell office:value-type="float" office:value="-0.019908822669961" calcext:value-type="float">
            <text:p>-0.019908822669961</text:p>
          </table:table-cell>
          <table:table-cell office:value-type="float" office:value="-0.0199220480301952" calcext:value-type="float">
            <text:p>-0.019922048030195</text:p>
          </table:table-cell>
          <table:table-cell office:value-type="float" office:value="-0.0199140300424608" calcext:value-type="float">
            <text:p>-0.019914030042461</text:p>
          </table:table-cell>
          <table:table-cell office:value-type="float" office:value="-0.0199205164063655" calcext:value-type="float">
            <text:p>-0.019920516406366</text:p>
          </table:table-cell>
          <table:table-cell office:value-type="float" office:value="-0.019916927410926" calcext:value-type="float">
            <text:p>-0.019916927410926</text:p>
          </table:table-cell>
          <table:table-cell office:value-type="float" office:value="-0.0199110328537806" calcext:value-type="float">
            <text:p>-0.019911032853781</text:p>
          </table:table-cell>
          <table:table-cell office:value-type="float" office:value="-0.0199051600935135" calcext:value-type="float">
            <text:p>-0.019905160093514</text:p>
          </table:table-cell>
          <table:table-cell office:value-type="float" office:value="-0.0198005891495319" calcext:value-type="float">
            <text:p>-0.019800589149532</text:p>
          </table:table-cell>
          <table:table-cell office:value-type="float" office:value="-0.0195342572730161" calcext:value-type="float">
            <text:p>-0.019534257273016</text:p>
          </table:table-cell>
          <table:table-cell office:value-type="float" office:value="-0.0195409043059501" calcext:value-type="float">
            <text:p>-0.01954090430595</text:p>
          </table:table-cell>
          <table:table-cell office:value-type="float" office:value="-0.0195939507329093" calcext:value-type="float">
            <text:p>-0.019593950732909</text:p>
          </table:table-cell>
          <table:table-cell office:value-type="float" office:value="-0.0197516051181163" calcext:value-type="float">
            <text:p>-0.019751605118116</text:p>
          </table:table-cell>
          <table:table-cell office:value-type="float" office:value="-0.0198263230841152" calcext:value-type="float">
            <text:p>-0.019826323084115</text:p>
          </table:table-cell>
          <table:table-cell office:value-type="float" office:value="-0.0198247391814189" calcext:value-type="float">
            <text:p>-0.019824739181419</text:p>
          </table:table-cell>
          <table:table-cell office:value-type="float" office:value="-0.0198292549392939" calcext:value-type="float">
            <text:p>-0.019829254939294</text:p>
          </table:table-cell>
          <table:table-cell office:value-type="float" office:value="-0.0198968850839839" calcext:value-type="float">
            <text:p>-0.019896885083984</text:p>
          </table:table-cell>
          <table:table-cell office:value-type="float" office:value="-0.0199394098606051" calcext:value-type="float">
            <text:p>-0.019939409860605</text:p>
          </table:table-cell>
          <table:table-cell office:value-type="float" office:value="-0.0202538124265626" calcext:value-type="float">
            <text:p>-0.020253812426563</text:p>
          </table:table-cell>
          <table:table-cell office:value-type="float" office:value="-0.0201981948973309" calcext:value-type="float">
            <text:p>-0.020198194897331</text:p>
          </table:table-cell>
          <table:table-cell office:value-type="float" office:value="-0.0197238032358872" calcext:value-type="float">
            <text:p>-0.019723803235887</text:p>
          </table:table-cell>
          <table:table-cell office:value-type="float" office:value="-0.0197027476458497" calcext:value-type="float">
            <text:p>-0.01970274764585</text:p>
          </table:table-cell>
          <table:table-cell office:value-type="float" office:value="-0.0191159841078759" calcext:value-type="float">
            <text:p>-0.019115984107876</text:p>
          </table:table-cell>
          <table:table-cell office:value-type="float" office:value="-0.0195529095287627" calcext:value-type="float">
            <text:p>-0.019552909528763</text:p>
          </table:table-cell>
          <table:table-cell office:value-type="float" office:value="-0.025544507600486" calcext:value-type="float">
            <text:p>-0.025544507600486</text:p>
          </table:table-cell>
          <table:table-cell office:value-type="float" office:value="-0.038690492913075" calcext:value-type="float">
            <text:p>-0.038690492913075</text:p>
          </table:table-cell>
          <table:table-cell office:value-type="float" office:value="-0.0456726901035218" calcext:value-type="float">
            <text:p>-0.045672690103522</text:p>
          </table:table-cell>
          <table:table-cell office:value-type="float" office:value="-0.051998089236219" calcext:value-type="float">
            <text:p>-0.051998089236219</text:p>
          </table:table-cell>
          <table:table-cell office:value-type="float" office:value="-0.0588418648383434" calcext:value-type="float">
            <text:p>-0.058841864838343</text:p>
          </table:table-cell>
          <table:table-cell office:value-type="float" office:value="-0.0580668727780136" calcext:value-type="float">
            <text:p>-0.058066872778014</text:p>
          </table:table-cell>
          <table:table-cell office:value-type="float" office:value="-0.0230178319925542" calcext:value-type="float">
            <text:p>-0.023017831992554</text:p>
          </table:table-cell>
          <table:table-cell office:value-type="float" office:value="-0.0181679784077021" calcext:value-type="float">
            <text:p>-0.018167978407702</text:p>
          </table:table-cell>
          <table:table-cell office:value-type="float" office:value="-0.0151170297509181" calcext:value-type="float">
            <text:p>-0.015117029750918</text:p>
          </table:table-cell>
          <table:table-cell office:value-type="float" office:value="-0.00778099410368869" calcext:value-type="float">
            <text:p>-0.007780994103689</text:p>
          </table:table-cell>
          <table:table-cell office:value-type="float" office:value="-0.00616210656463506" calcext:value-type="float">
            <text:p>-0.006162106564635</text:p>
          </table:table-cell>
          <table:table-cell office:value-type="float" office:value="-0.00536296250724664" calcext:value-type="float">
            <text:p>-0.005362962507247</text:p>
          </table:table-cell>
          <table:table-cell office:value-type="float" office:value="-0.00414630340882507" calcext:value-type="float">
            <text:p>-0.004146303408825</text:p>
          </table:table-cell>
          <table:table-cell office:value-type="float" office:value="-0.039381016550795" calcext:value-type="float">
            <text:p>-0.039381016550795</text:p>
          </table:table-cell>
          <table:table-cell office:value-type="float" office:value="-0.0444424475008719" calcext:value-type="float">
            <text:p>-0.044442447500872</text:p>
          </table:table-cell>
          <table:table-cell office:value-type="float" office:value="-0.0439029644836651" calcext:value-type="float">
            <text:p>-0.043902964483665</text:p>
          </table:table-cell>
          <table:table-cell office:value-type="float" office:value="0.00118567779725132" calcext:value-type="float">
            <text:p>0.001185677797251</text:p>
          </table:table-cell>
          <table:table-cell office:value-type="float" office:value="0.00335573599870339" calcext:value-type="float">
            <text:p>0.003355735998703</text:p>
          </table:table-cell>
          <table:table-cell office:value-type="float" office:value="0.00233461042733224" calcext:value-type="float">
            <text:p>0.002334610427332</text:p>
          </table:table-cell>
          <table:table-cell office:value-type="float" office:value="-0.0137522652921766" calcext:value-type="float">
            <text:p>-0.013752265292177</text:p>
          </table:table-cell>
          <table:table-cell office:value-type="float" office:value="-0.0181366172169931" calcext:value-type="float">
            <text:p>-0.018136617216993</text:p>
          </table:table-cell>
          <table:table-cell office:value-type="float" office:value="-0.0200828580907587" calcext:value-type="float">
            <text:p>-0.020082858090759</text:p>
          </table:table-cell>
          <table:table-cell office:value-type="float" office:value="-0.0205701860878596" calcext:value-type="float">
            <text:p>-0.02057018608786</text:p>
          </table:table-cell>
          <table:table-cell office:value-type="float" office:value="-0.0202218705565856" calcext:value-type="float">
            <text:p>-0.020221870556586</text:p>
          </table:table-cell>
          <table:table-cell office:value-type="float" office:value="-0.0192314241145024" calcext:value-type="float">
            <text:p>-0.019231424114502</text:p>
          </table:table-cell>
          <table:table-cell office:value-type="float" office:value="-0.0175442925532416" calcext:value-type="float">
            <text:p>-0.017544292553242</text:p>
          </table:table-cell>
          <table:table-cell office:value-type="float" office:value="-0.0163452303943772" calcext:value-type="float">
            <text:p>-0.016345230394377</text:p>
          </table:table-cell>
          <table:table-cell office:value-type="float" office:value="-0.0138056922632807" calcext:value-type="float">
            <text:p>-0.013805692263281</text:p>
          </table:table-cell>
          <table:table-cell office:value-type="float" office:value="-0.011595893517383" calcext:value-type="float">
            <text:p>-0.011595893517383</text:p>
          </table:table-cell>
          <table:table-cell office:value-type="float" office:value="-0.0220504164538411" calcext:value-type="float">
            <text:p>-0.022050416453841</text:p>
          </table:table-cell>
          <table:table-cell office:value-type="float" office:value="-0.0327117029289019" calcext:value-type="float">
            <text:p>-0.032711702928902</text:p>
          </table:table-cell>
          <table:table-cell office:value-type="float" office:value="-0.0288907304497845" calcext:value-type="float">
            <text:p>-0.028890730449785</text:p>
          </table:table-cell>
          <table:table-cell office:value-type="float" office:value="-0.0305556145952414" calcext:value-type="float">
            <text:p>-0.030555614595241</text:p>
          </table:table-cell>
          <table:table-cell office:value-type="float" office:value="-0.0409498436898033" calcext:value-type="float">
            <text:p>-0.040949843689803</text:p>
          </table:table-cell>
          <table:table-cell office:value-type="float" office:value="-0.0408374924514778" calcext:value-type="float">
            <text:p>-0.040837492451478</text:p>
          </table:table-cell>
          <table:table-cell office:value-type="float" office:value="-0.00385227544100083" calcext:value-type="float">
            <text:p>-0.003852275441001</text:p>
          </table:table-cell>
          <table:table-cell office:value-type="float" office:value="-0.0162551411278338" calcext:value-type="float">
            <text:p>-0.016255141127834</text:p>
          </table:table-cell>
          <table:table-cell office:value-type="float" office:value="-0.0160549150528492" calcext:value-type="float">
            <text:p>-0.016054915052849</text:p>
          </table:table-cell>
          <table:table-cell office:value-type="float" office:value="-0.0172671574213646" calcext:value-type="float">
            <text:p>-0.017267157421365</text:p>
          </table:table-cell>
          <table:table-cell office:value-type="float" office:value="-0.0166705309292807" calcext:value-type="float">
            <text:p>-0.016670530929281</text:p>
          </table:table-cell>
          <table:table-cell office:value-type="float" office:value="-0.0133191437907691" calcext:value-type="float">
            <text:p>-0.013319143790769</text:p>
          </table:table-cell>
          <table:table-cell office:value-type="float" office:value="-0.00905152035981708" calcext:value-type="float">
            <text:p>-0.009051520359817</text:p>
          </table:table-cell>
          <table:table-cell office:value-type="float" office:value="-0.00391109901787402" calcext:value-type="float">
            <text:p>-0.003911099017874</text:p>
          </table:table-cell>
          <table:table-cell office:value-type="float" office:value="-0.00250676723739961" calcext:value-type="float">
            <text:p>-0.0025067672374</text:p>
          </table:table-cell>
          <table:table-cell office:value-type="float" office:value="-0.0265933975043357" calcext:value-type="float">
            <text:p>-0.026593397504336</text:p>
          </table:table-cell>
          <table:table-cell office:value-type="float" office:value="-0.0360118062406256" calcext:value-type="float">
            <text:p>-0.036011806240626</text:p>
          </table:table-cell>
          <table:table-cell office:value-type="float" office:value="-0.0437528723812099" calcext:value-type="float">
            <text:p>-0.04375287238121</text:p>
          </table:table-cell>
          <table:table-cell office:value-type="float" office:value="-0.0458267598854324" calcext:value-type="float">
            <text:p>-0.045826759885432</text:p>
          </table:table-cell>
          <table:table-cell office:value-type="float" office:value="-0.0417300969886962" calcext:value-type="float">
            <text:p>-0.041730096988696</text:p>
          </table:table-cell>
          <table:table-cell office:value-type="float" office:value="-0.0356640231032978" calcext:value-type="float">
            <text:p>-0.035664023103298</text:p>
          </table:table-cell>
          <table:table-cell office:value-type="float" office:value="0.00483664105355492" calcext:value-type="float">
            <text:p>0.004836641053555</text:p>
          </table:table-cell>
          <table:table-cell office:value-type="float" office:value="0.00521939841712456" calcext:value-type="float">
            <text:p>0.005219398417125</text:p>
          </table:table-cell>
          <table:table-cell office:value-type="float" office:value="-0.00630764381542806" calcext:value-type="float">
            <text:p>-0.006307643815428</text:p>
          </table:table-cell>
          <table:table-cell office:value-type="float" office:value="-0.0165971152064958" calcext:value-type="float">
            <text:p>-0.016597115206496</text:p>
          </table:table-cell>
          <table:table-cell office:value-type="float" office:value="-0.0198783197882357" calcext:value-type="float">
            <text:p>-0.019878319788236</text:p>
          </table:table-cell>
          <table:table-cell office:value-type="float" office:value="-0.0196959621380054" calcext:value-type="float">
            <text:p>-0.019695962138005</text:p>
          </table:table-cell>
          <table:table-cell office:value-type="float" office:value="-0.0176065304426482" calcext:value-type="float">
            <text:p>-0.017606530442648</text:p>
          </table:table-cell>
          <table:table-cell office:value-type="float" office:value="-0.0176042982936078" calcext:value-type="float">
            <text:p>-0.017604298293608</text:p>
          </table:table-cell>
          <table:table-cell office:value-type="float" office:value="-0.0172275901720299" calcext:value-type="float">
            <text:p>-0.01722759017203</text:p>
          </table:table-cell>
          <table:table-cell office:value-type="float" office:value="-0.0163871007468416" calcext:value-type="float">
            <text:p>-0.016387100746842</text:p>
          </table:table-cell>
          <table:table-cell office:value-type="float" office:value="-0.0153111468879231" calcext:value-type="float">
            <text:p>-0.015311146887923</text:p>
          </table:table-cell>
          <table:table-cell office:value-type="float" office:value="-0.0138752231114448" calcext:value-type="float">
            <text:p>-0.013875223111445</text:p>
          </table:table-cell>
          <table:table-cell office:value-type="float" office:value="-0.0111782012814885" calcext:value-type="float">
            <text:p>-0.011178201281489</text:p>
          </table:table-cell>
          <table:table-cell office:value-type="float" office:value="-0.0107712936962982" calcext:value-type="float">
            <text:p>-0.010771293696298</text:p>
          </table:table-cell>
          <table:table-cell office:value-type="float" office:value="-0.0292224387422384" calcext:value-type="float">
            <text:p>-0.029222438742238</text:p>
          </table:table-cell>
          <table:table-cell office:value-type="float" office:value="-0.0325766605431" calcext:value-type="float">
            <text:p>-0.0325766605431</text:p>
          </table:table-cell>
          <table:table-cell office:value-type="float" office:value="-0.034009932290925" calcext:value-type="float">
            <text:p>-0.034009932290925</text:p>
          </table:table-cell>
          <table:table-cell office:value-type="float" office:value="-0.0401990464290998" calcext:value-type="float">
            <text:p>-0.0401990464291</text:p>
          </table:table-cell>
          <table:table-cell office:value-type="float" office:value="-0.0502564236187409" calcext:value-type="float">
            <text:p>-0.050256423618741</text:p>
          </table:table-cell>
          <table:table-cell office:value-type="float" office:value="-0.0469570876394794" calcext:value-type="float">
            <text:p>-0.046957087639479</text:p>
          </table:table-cell>
          <table:table-cell office:value-type="float" office:value="-0.0153522647461432" calcext:value-type="float">
            <text:p>-0.015352264746143</text:p>
          </table:table-cell>
          <table:table-cell office:value-type="float" office:value="-0.0160824434527628" calcext:value-type="float">
            <text:p>-0.016082443452763</text:p>
          </table:table-cell>
          <table:table-cell office:value-type="float" office:value="-0.0153510693112761" calcext:value-type="float">
            <text:p>-0.015351069311276</text:p>
          </table:table-cell>
          <table:table-cell office:value-type="float" office:value="-0.013363480952946" calcext:value-type="float">
            <text:p>-0.013363480952946</text:p>
          </table:table-cell>
          <table:table-cell office:value-type="float" office:value="-0.00888942190694295" calcext:value-type="float">
            <text:p>-0.008889421906943</text:p>
          </table:table-cell>
          <table:table-cell office:value-type="float" office:value="-0.00609810745526917" calcext:value-type="float">
            <text:p>-0.006098107455269</text:p>
          </table:table-cell>
          <table:table-cell office:value-type="float" office:value="-0.00377567422879956" calcext:value-type="float">
            <text:p>-0.0037756742288</text:p>
          </table:table-cell>
          <table:table-cell office:value-type="float" office:value="-0.0021235738004682" calcext:value-type="float">
            <text:p>-0.002123573800468</text:p>
          </table:table-cell>
          <table:table-cell office:value-type="float" office:value="-0.0315996498107267" calcext:value-type="float">
            <text:p>-0.031599649810727</text:p>
          </table:table-cell>
          <table:table-cell office:value-type="float" office:value="-0.0368594575500367" calcext:value-type="float">
            <text:p>-0.036859457550037</text:p>
          </table:table-cell>
          <table:table-cell office:value-type="float" office:value="-0.0403353416051358" calcext:value-type="float">
            <text:p>-0.040335341605136</text:p>
          </table:table-cell>
          <table:table-cell office:value-type="float" office:value="-0.0438416338377498" calcext:value-type="float">
            <text:p>-0.04384163383775</text:p>
          </table:table-cell>
          <table:table-cell office:value-type="float" office:value="-0.0434340961572756" calcext:value-type="float">
            <text:p>-0.043434096157276</text:p>
          </table:table-cell>
          <table:table-cell office:value-type="float" office:value="-0.0405354335799436" calcext:value-type="float">
            <text:p>-0.040535433579944</text:p>
          </table:table-cell>
          <table:table-cell office:value-type="float" office:value="0.0110139727519536" calcext:value-type="float">
            <text:p>0.011013972751954</text:p>
          </table:table-cell>
          <table:table-cell office:value-type="float" office:value="-0.0191710983874199" calcext:value-type="float">
            <text:p>-0.01917109838742</text:p>
          </table:table-cell>
          <table:table-cell office:value-type="float" office:value="-0.0235288105294369" calcext:value-type="float">
            <text:p>-0.023528810529437</text:p>
          </table:table-cell>
          <table:table-cell office:value-type="float" office:value="-0.0211994517055862" calcext:value-type="float">
            <text:p>-0.021199451705586</text:p>
          </table:table-cell>
          <table:table-cell office:value-type="float" office:value="-0.0194960423786513" calcext:value-type="float">
            <text:p>-0.019496042378651</text:p>
          </table:table-cell>
          <table:table-cell office:value-type="float" office:value="-0.0181966370180391" calcext:value-type="float">
            <text:p>-0.018196637018039</text:p>
          </table:table-cell>
          <table:table-cell office:value-type="float" office:value="-0.0168111006248221" calcext:value-type="float">
            <text:p>-0.016811100624822</text:p>
          </table:table-cell>
          <table:table-cell office:value-type="float" office:value="-0.0159760105682248" calcext:value-type="float">
            <text:p>-0.015976010568225</text:p>
          </table:table-cell>
          <table:table-cell office:value-type="float" office:value="-0.0148200167642678" calcext:value-type="float">
            <text:p>-0.014820016764268</text:p>
          </table:table-cell>
          <table:table-cell office:value-type="float" office:value="-0.0131341204258193" calcext:value-type="float">
            <text:p>-0.013134120425819</text:p>
          </table:table-cell>
          <table:table-cell office:value-type="float" office:value="-0.0100706979219457" calcext:value-type="float">
            <text:p>-0.010070697921946</text:p>
          </table:table-cell>
          <table:table-cell office:value-type="float" office:value="-0.0315123582510362" calcext:value-type="float">
            <text:p>-0.031512358251036</text:p>
          </table:table-cell>
          <table:table-cell office:value-type="float" office:value="-0.0300729411689764" calcext:value-type="float">
            <text:p>-0.030072941168976</text:p>
          </table:table-cell>
          <table:table-cell office:value-type="float" office:value="-0.045356766982192" calcext:value-type="float">
            <text:p>-0.045356766982192</text:p>
          </table:table-cell>
          <table:table-cell office:value-type="float" office:value="-0.041562655207008" calcext:value-type="float">
            <text:p>-0.041562655207008</text:p>
          </table:table-cell>
          <table:table-cell office:value-type="float" office:value="0.00441613838758241" calcext:value-type="float">
            <text:p>0.004416138387582</text:p>
          </table:table-cell>
          <table:table-cell office:value-type="float" office:value="-0.0165939982762797" calcext:value-type="float">
            <text:p>-0.01659399827628</text:p>
          </table:table-cell>
          <table:table-cell office:value-type="float" office:value="-0.0130195085333649" calcext:value-type="float">
            <text:p>-0.013019508533365</text:p>
          </table:table-cell>
          <table:table-cell office:value-type="float" office:value="-0.0111866128278254" calcext:value-type="float">
            <text:p>-0.011186612827825</text:p>
          </table:table-cell>
          <table:table-cell office:value-type="float" office:value="-0.00941481139019154" calcext:value-type="float">
            <text:p>-0.009414811390192</text:p>
          </table:table-cell>
          <table:table-cell office:value-type="float" office:value="-0.00372557464485949" calcext:value-type="float">
            <text:p>-0.003725574644859</text:p>
          </table:table-cell>
          <table:table-cell office:value-type="float" office:value="-0.00129732522536967" calcext:value-type="float">
            <text:p>-0.00129732522537</text:p>
          </table:table-cell>
          <table:table-cell office:value-type="float" office:value="-0.000267559743990354" calcext:value-type="float">
            <text:p>-0.00026755974399</text:p>
          </table:table-cell>
          <table:table-cell office:value-type="float" office:value="-0.00223624425550522" calcext:value-type="float">
            <text:p>-0.002236244255505</text:p>
          </table:table-cell>
          <table:table-cell office:value-type="float" office:value="-0.0305897918085143" calcext:value-type="float">
            <text:p>-0.030589791808514</text:p>
          </table:table-cell>
          <table:table-cell office:value-type="float" office:value="-0.0348341038775118" calcext:value-type="float">
            <text:p>-0.034834103877512</text:p>
          </table:table-cell>
          <table:table-cell office:value-type="float" office:value="-0.0403371949144379" calcext:value-type="float">
            <text:p>-0.040337194914438</text:p>
          </table:table-cell>
          <table:table-cell office:value-type="float" office:value="-0.040515545984552" calcext:value-type="float">
            <text:p>-0.040515545984552</text:p>
          </table:table-cell>
          <table:table-cell office:value-type="float" office:value="0.00144501360260994" calcext:value-type="float">
            <text:p>0.00144501360261</text:p>
          </table:table-cell>
          <table:table-cell office:value-type="float" office:value="-0.0041355729339251" calcext:value-type="float">
            <text:p>-0.004135572933925</text:p>
          </table:table-cell>
          <table:table-cell office:value-type="float" office:value="-0.0160883675386669" calcext:value-type="float">
            <text:p>-0.016088367538667</text:p>
          </table:table-cell>
          <table:table-cell office:value-type="float" office:value="-0.0207280830286951" calcext:value-type="float">
            <text:p>-0.020728083028695</text:p>
          </table:table-cell>
          <table:table-cell office:value-type="float" office:value="-0.019991087927189" calcext:value-type="float">
            <text:p>-0.019991087927189</text:p>
          </table:table-cell>
          <table:table-cell office:value-type="float" office:value="-0.0183353063489976" calcext:value-type="float">
            <text:p>-0.018335306348998</text:p>
          </table:table-cell>
          <table:table-cell office:value-type="float" office:value="-0.0165024633471856" calcext:value-type="float">
            <text:p>-0.016502463347186</text:p>
          </table:table-cell>
          <table:table-cell office:value-type="float" office:value="-0.0145884022598632" calcext:value-type="float">
            <text:p>-0.014588402259863</text:p>
          </table:table-cell>
          <table:table-cell office:value-type="float" office:value="-0.0135148472702057" calcext:value-type="float">
            <text:p>-0.013514847270206</text:p>
          </table:table-cell>
          <table:table-cell office:value-type="float" office:value="-0.0123287696564106" calcext:value-type="float">
            <text:p>-0.012328769656411</text:p>
          </table:table-cell>
          <table:table-cell office:value-type="float" office:value="-0.0154996731716722" calcext:value-type="float">
            <text:p>-0.015499673171672</text:p>
          </table:table-cell>
          <table:table-cell office:value-type="float" office:value="-0.031403301824637" calcext:value-type="float">
            <text:p>-0.031403301824637</text:p>
          </table:table-cell>
          <table:table-cell office:value-type="float" office:value="-0.0405475136052723" calcext:value-type="float">
            <text:p>-0.040547513605272</text:p>
          </table:table-cell>
          <table:table-cell office:value-type="float" office:value="-0.0474049607998896" calcext:value-type="float">
            <text:p>-0.04740496079989</text:p>
          </table:table-cell>
          <table:table-cell office:value-type="float" office:value="-0.0455452555569659" calcext:value-type="float">
            <text:p>-0.045545255556966</text:p>
          </table:table-cell>
          <table:table-cell office:value-type="float" office:value="-0.0397973769058269" calcext:value-type="float">
            <text:p>-0.039797376905827</text:p>
          </table:table-cell>
          <table:table-cell office:value-type="float" office:value="-0.0351463810062417" calcext:value-type="float">
            <text:p>-0.035146381006242</text:p>
          </table:table-cell>
          <table:table-cell office:value-type="float" office:value="-0.0338720229769384" calcext:value-type="float">
            <text:p>-0.033872022976938</text:p>
          </table:table-cell>
          <table:table-cell office:value-type="float" office:value="-0.0275080801193246" calcext:value-type="float">
            <text:p>-0.027508080119325</text:p>
          </table:table-cell>
          <table:table-cell office:value-type="float" office:value="-0.0201233848346079" calcext:value-type="float">
            <text:p>-0.020123384834608</text:p>
          </table:table-cell>
          <table:table-cell office:value-type="float" office:value="-0.0213635251675746" calcext:value-type="float">
            <text:p>-0.021363525167575</text:p>
          </table:table-cell>
          <table:table-cell office:value-type="float" office:value="-0.0207256134444154" calcext:value-type="float">
            <text:p>-0.020725613444415</text:p>
          </table:table-cell>
          <table:table-cell office:value-type="float" office:value="-0.0185078294277437" calcext:value-type="float">
            <text:p>-0.018507829427744</text:p>
          </table:table-cell>
          <table:table-cell office:value-type="float" office:value="-0.0156598522567381" calcext:value-type="float">
            <text:p>-0.015659852256738</text:p>
          </table:table-cell>
          <table:table-cell office:value-type="float" office:value="-0.0142647254395093" calcext:value-type="float">
            <text:p>-0.014264725439509</text:p>
          </table:table-cell>
          <table:table-cell office:value-type="float" office:value="-0.0108756365478482" calcext:value-type="float">
            <text:p>-0.010875636547848</text:p>
          </table:table-cell>
          <table:table-cell office:value-type="float" office:value="-0.00783945453815402" calcext:value-type="float">
            <text:p>-0.007839454538154</text:p>
          </table:table-cell>
          <table:table-cell office:value-type="float" office:value="-0.00652528911708972" calcext:value-type="float">
            <text:p>-0.00652528911709</text:p>
          </table:table-cell>
          <table:table-cell office:value-type="float" office:value="-0.0383179567010239" calcext:value-type="float">
            <text:p>-0.038317956701024</text:p>
          </table:table-cell>
          <table:table-cell office:value-type="float" office:value="-0.0418779674082271" calcext:value-type="float">
            <text:p>-0.041877967408227</text:p>
          </table:table-cell>
          <table:table-cell office:value-type="float" office:value="-0.0487469896813861" calcext:value-type="float">
            <text:p>-0.048746989681386</text:p>
          </table:table-cell>
          <table:table-cell office:value-type="float" office:value="-0.0493337700435645" calcext:value-type="float">
            <text:p>-0.049333770043565</text:p>
          </table:table-cell>
          <table:table-cell office:value-type="float" office:value="-0.0486580269627807" calcext:value-type="float">
            <text:p>-0.048658026962781</text:p>
          </table:table-cell>
          <table:table-cell office:value-type="float" office:value="-0.00785313063391658" calcext:value-type="float">
            <text:p>-0.007853130633917</text:p>
          </table:table-cell>
          <table:table-cell office:value-type="float" office:value="-0.00291034429116622" calcext:value-type="float">
            <text:p>-0.002910344291166</text:p>
          </table:table-cell>
          <table:table-cell office:value-type="float" office:value="0.00406370025061757" calcext:value-type="float">
            <text:p>0.004063700250618</text:p>
          </table:table-cell>
          <table:table-cell office:value-type="float" office:value="-0.01360316291781" calcext:value-type="float">
            <text:p>-0.01360316291781</text:p>
          </table:table-cell>
          <table:table-cell office:value-type="float" office:value="-0.0180880820270905" calcext:value-type="float">
            <text:p>-0.018088082027091</text:p>
          </table:table-cell>
          <table:table-cell office:value-type="float" office:value="-0.0202231898769939" calcext:value-type="float">
            <text:p>-0.020223189876994</text:p>
          </table:table-cell>
          <table:table-cell office:value-type="float" office:value="-0.0191135000582428" calcext:value-type="float">
            <text:p>-0.019113500058243</text:p>
          </table:table-cell>
          <table:table-cell office:value-type="float" office:value="-0.0175887112821127" calcext:value-type="float">
            <text:p>-0.017588711282113</text:p>
          </table:table-cell>
          <table:table-cell office:value-type="float" office:value="-0.016500376561763" calcext:value-type="float">
            <text:p>-0.016500376561763</text:p>
          </table:table-cell>
          <table:table-cell office:value-type="float" office:value="-0.0158060490414295" calcext:value-type="float">
            <text:p>-0.01580604904143</text:p>
          </table:table-cell>
          <table:table-cell office:value-type="float" office:value="-0.0130200111615759" calcext:value-type="float">
            <text:p>-0.013020011161576</text:p>
          </table:table-cell>
          <table:table-cell office:value-type="float" office:value="-0.0107013122003669" calcext:value-type="float">
            <text:p>-0.010701312200367</text:p>
          </table:table-cell>
          <table:table-cell office:value-type="float" office:value="-0.0331408433421834" calcext:value-type="float">
            <text:p>-0.033140843342183</text:p>
          </table:table-cell>
          <table:table-cell office:value-type="float" office:value="-0.0316145488802255" calcext:value-type="float">
            <text:p>-0.031614548880226</text:p>
          </table:table-cell>
          <table:table-cell office:value-type="float" office:value="-0.0329871843592357" calcext:value-type="float">
            <text:p>-0.032987184359236</text:p>
          </table:table-cell>
          <table:table-cell office:value-type="float" office:value="-0.0421965564037262" calcext:value-type="float">
            <text:p>-0.042196556403726</text:p>
          </table:table-cell>
          <table:table-cell office:value-type="float" office:value="-0.0453216730556843" calcext:value-type="float">
            <text:p>-0.045321673055684</text:p>
          </table:table-cell>
          <table:table-cell office:value-type="float" office:value="-0.0402553572769995" calcext:value-type="float">
            <text:p>-0.040255357277</text:p>
          </table:table-cell>
          <table:table-cell office:value-type="float" office:value="-0.0350045878793331" calcext:value-type="float">
            <text:p>-0.035004587879333</text:p>
          </table:table-cell>
          <table:table-cell office:value-type="float" office:value="-0.0341279048981512" calcext:value-type="float">
            <text:p>-0.034127904898151</text:p>
          </table:table-cell>
          <table:table-cell office:value-type="float" office:value="-0.0326321753209169" calcext:value-type="float">
            <text:p>-0.032632175320917</text:p>
          </table:table-cell>
          <table:table-cell office:value-type="float" office:value="-0.0285759146320674" calcext:value-type="float">
            <text:p>-0.028575914632067</text:p>
          </table:table-cell>
          <table:table-cell office:value-type="float" office:value="-0.0182262730859045" calcext:value-type="float">
            <text:p>-0.018226273085905</text:p>
          </table:table-cell>
          <table:table-cell office:value-type="float" office:value="-0.017099739000624" calcext:value-type="float">
            <text:p>-0.017099739000624</text:p>
          </table:table-cell>
          <table:table-cell office:value-type="float" office:value="-0.0141174704367306" calcext:value-type="float">
            <text:p>-0.014117470436731</text:p>
          </table:table-cell>
          <table:table-cell office:value-type="float" office:value="-0.0108833542993192" calcext:value-type="float">
            <text:p>-0.010883354299319</text:p>
          </table:table-cell>
          <table:table-cell office:value-type="float" office:value="-0.00902117058182972" calcext:value-type="float">
            <text:p>-0.00902117058183</text:p>
          </table:table-cell>
          <table:table-cell office:value-type="float" office:value="-0.00742786190777905" calcext:value-type="float">
            <text:p>-0.007427861907779</text:p>
          </table:table-cell>
          <table:table-cell office:value-type="float" office:value="-0.00688944465082925" calcext:value-type="float">
            <text:p>-0.006889444650829</text:p>
          </table:table-cell>
          <table:table-cell office:value-type="float" office:value="-0.0064062801976734" calcext:value-type="float">
            <text:p>-0.006406280197673</text:p>
          </table:table-cell>
          <table:table-cell office:value-type="float" office:value="-0.0432003567827606" calcext:value-type="float">
            <text:p>-0.043200356782761</text:p>
          </table:table-cell>
          <table:table-cell office:value-type="float" office:value="-0.0489309282639361" calcext:value-type="float">
            <text:p>-0.048930928263936</text:p>
          </table:table-cell>
          <table:table-cell office:value-type="float" office:value="-0.0511717468548269" calcext:value-type="float">
            <text:p>-0.051171746854827</text:p>
          </table:table-cell>
          <table:table-cell office:value-type="float" office:value="-0.0507241015707963" calcext:value-type="float">
            <text:p>-0.050724101570796</text:p>
          </table:table-cell>
          <table:table-cell office:value-type="float" office:value="-0.0476676874202373" calcext:value-type="float">
            <text:p>-0.047667687420237</text:p>
          </table:table-cell>
          <table:table-cell office:value-type="float" office:value="-0.0434527754102216" calcext:value-type="float">
            <text:p>-0.043452775410222</text:p>
          </table:table-cell>
          <table:table-cell office:value-type="float" office:value="-0.0134878134375354" calcext:value-type="float">
            <text:p>-0.013487813437535</text:p>
          </table:table-cell>
          <table:table-cell office:value-type="float" office:value="-0.00505070477913355" calcext:value-type="float">
            <text:p>-0.005050704779134</text:p>
          </table:table-cell>
          <table:table-cell office:value-type="float" office:value="-0.00532837421165121" calcext:value-type="float">
            <text:p>-0.005328374211651</text:p>
          </table:table-cell>
          <table:table-cell office:value-type="float" office:value="-0.0171447543125838" calcext:value-type="float">
            <text:p>-0.017144754312584</text:p>
          </table:table-cell>
          <table:table-cell office:value-type="float" office:value="-0.0195816909817873" calcext:value-type="float">
            <text:p>-0.019581690981787</text:p>
          </table:table-cell>
          <table:table-cell office:value-type="float" office:value="-0.0192196796263055" calcext:value-type="float">
            <text:p>-0.019219679626306</text:p>
          </table:table-cell>
          <table:table-cell office:value-type="float" office:value="-0.0182561534119014" calcext:value-type="float">
            <text:p>-0.018256153411901</text:p>
          </table:table-cell>
          <table:table-cell office:value-type="float" office:value="-0.015723596105079" calcext:value-type="float">
            <text:p>-0.015723596105079</text:p>
          </table:table-cell>
          <table:table-cell office:value-type="float" office:value="-0.0136407911366316" calcext:value-type="float">
            <text:p>-0.013640791136632</text:p>
          </table:table-cell>
          <table:table-cell office:value-type="float" office:value="-0.0122868264642866" calcext:value-type="float">
            <text:p>-0.012286826464287</text:p>
          </table:table-cell>
          <table:table-cell office:value-type="float" office:value="-0.00879945830540509" calcext:value-type="float">
            <text:p>-0.008799458305405</text:p>
          </table:table-cell>
          <table:table-cell office:value-type="float" office:value="-0.0126637325895564" calcext:value-type="float">
            <text:p>-0.012663732589556</text:p>
          </table:table-cell>
          <table:table-cell office:value-type="float" office:value="-0.0243729272412127" calcext:value-type="float">
            <text:p>-0.024372927241213</text:p>
          </table:table-cell>
          <table:table-cell office:value-type="float" office:value="-0.0267827114174576" calcext:value-type="float">
            <text:p>-0.026782711417458</text:p>
          </table:table-cell>
          <table:table-cell office:value-type="float" office:value="-0.033188982447351" calcext:value-type="float">
            <text:p>-0.033188982447351</text:p>
          </table:table-cell>
          <table:table-cell office:value-type="float" office:value="-0.0394154025032459" calcext:value-type="float">
            <text:p>-0.039415402503246</text:p>
          </table:table-cell>
          <table:table-cell office:value-type="float" office:value="-0.0389176370934234" calcext:value-type="float">
            <text:p>-0.038917637093423</text:p>
          </table:table-cell>
          <table:table-cell office:value-type="float" office:value="-0.0367161488006959" calcext:value-type="float">
            <text:p>-0.036716148800696</text:p>
          </table:table-cell>
          <table:table-cell office:value-type="float" office:value="-0.0330611864542805" calcext:value-type="float">
            <text:p>-0.033061186454281</text:p>
          </table:table-cell>
          <table:table-cell office:value-type="float" office:value="-0.0248191668135855" calcext:value-type="float">
            <text:p>-0.024819166813586</text:p>
          </table:table-cell>
          <table:table-cell office:value-type="float" office:value="-0.0219059242627173" calcext:value-type="float">
            <text:p>-0.021905924262717</text:p>
          </table:table-cell>
          <table:table-cell office:value-type="float" office:value="-0.0147259344994265" calcext:value-type="float">
            <text:p>-0.014725934499427</text:p>
          </table:table-cell>
          <table:table-cell office:value-type="float" office:value="-0.0209126598639171" calcext:value-type="float">
            <text:p>-0.020912659863917</text:p>
          </table:table-cell>
          <table:table-cell office:value-type="float" office:value="-0.0199325761001086" calcext:value-type="float">
            <text:p>-0.019932576100109</text:p>
          </table:table-cell>
          <table:table-cell office:value-type="float" office:value="-0.0172510449666012" calcext:value-type="float">
            <text:p>-0.017251044966601</text:p>
          </table:table-cell>
          <table:table-cell office:value-type="float" office:value="-0.0170854234050424" calcext:value-type="float">
            <text:p>-0.017085423405042</text:p>
          </table:table-cell>
          <table:table-cell office:value-type="float" office:value="-0.0165553999036549" calcext:value-type="float">
            <text:p>-0.016555399903655</text:p>
          </table:table-cell>
          <table:table-cell office:value-type="float" office:value="-0.0158727411538318" calcext:value-type="float">
            <text:p>-0.015872741153832</text:p>
          </table:table-cell>
          <table:table-cell office:value-type="float" office:value="-0.0158323556983172" calcext:value-type="float">
            <text:p>-0.015832355698317</text:p>
          </table:table-cell>
          <table:table-cell office:value-type="float" office:value="-0.0159351743089207" calcext:value-type="float">
            <text:p>-0.015935174308921</text:p>
          </table:table-cell>
          <table:table-cell office:value-type="float" office:value="-0.0155998854525853" calcext:value-type="float">
            <text:p>-0.015599885452585</text:p>
          </table:table-cell>
          <table:table-cell office:value-type="float" office:value="-0.0159449334989034" calcext:value-type="float">
            <text:p>-0.015944933498903</text:p>
          </table:table-cell>
          <table:table-cell office:value-type="float" office:value="-0.0161036608323187" calcext:value-type="float">
            <text:p>-0.016103660832319</text:p>
          </table:table-cell>
          <table:table-cell office:value-type="float" office:value="-0.0160044100743922" calcext:value-type="float">
            <text:p>-0.016004410074392</text:p>
          </table:table-cell>
          <table:table-cell office:value-type="float" office:value="-0.0158919067413595" calcext:value-type="float">
            <text:p>-0.01589190674136</text:p>
          </table:table-cell>
          <table:table-cell office:value-type="float" office:value="-0.0159824143881728" calcext:value-type="float">
            <text:p>-0.015982414388173</text:p>
          </table:table-cell>
          <table:table-cell office:value-type="float" office:value="-0.0160473821938498" calcext:value-type="float">
            <text:p>-0.01604738219385</text:p>
          </table:table-cell>
          <table:table-cell office:value-type="float" office:value="-0.0162005326577305" calcext:value-type="float">
            <text:p>-0.016200532657731</text:p>
          </table:table-cell>
          <table:table-cell office:value-type="float" office:value="-0.0164871174833412" calcext:value-type="float">
            <text:p>-0.016487117483341</text:p>
          </table:table-cell>
          <table:table-cell office:value-type="float" office:value="-0.0165341191120613" calcext:value-type="float">
            <text:p>-0.016534119112061</text:p>
          </table:table-cell>
          <table:table-cell office:value-type="float" office:value="-0.0165571914070673" calcext:value-type="float">
            <text:p>-0.016557191407067</text:p>
          </table:table-cell>
          <table:table-cell office:value-type="float" office:value="-0.0165575405061108" calcext:value-type="float">
            <text:p>-0.016557540506111</text:p>
          </table:table-cell>
          <table:table-cell office:value-type="float" office:value="-0.0165851604159125" calcext:value-type="float">
            <text:p>-0.016585160415913</text:p>
          </table:table-cell>
          <table:table-cell office:value-type="float" office:value="-0.0166371011974099" calcext:value-type="float">
            <text:p>-0.01663710119741</text:p>
          </table:table-cell>
          <table:table-cell office:value-type="float" office:value="-0.0165995258330593" calcext:value-type="float">
            <text:p>-0.016599525833059</text:p>
          </table:table-cell>
          <table:table-cell office:value-type="float" office:value="-0.0164784194246619" calcext:value-type="float">
            <text:p>-0.016478419424662</text:p>
          </table:table-cell>
          <table:table-cell office:value-type="float" office:value="-0.0165393604861685" calcext:value-type="float">
            <text:p>-0.016539360486169</text:p>
          </table:table-cell>
          <table:table-cell office:value-type="float" office:value="-0.0165550011197287" calcext:value-type="float">
            <text:p>-0.016555001119729</text:p>
          </table:table-cell>
          <table:table-cell office:value-type="float" office:value="-0.0165379983002928" calcext:value-type="float">
            <text:p>-0.016537998300293</text:p>
          </table:table-cell>
          <table:table-cell office:value-type="float" office:value="-0.0165402498319636" calcext:value-type="float">
            <text:p>-0.016540249831964</text:p>
          </table:table-cell>
          <table:table-cell office:value-type="float" office:value="-0.0165226321840224" calcext:value-type="float">
            <text:p>-0.016522632184022</text:p>
          </table:table-cell>
          <table:table-cell office:value-type="float" office:value="-0.0165425403459538" calcext:value-type="float">
            <text:p>-0.016542540345954</text:p>
          </table:table-cell>
          <table:table-cell office:value-type="float" office:value="-0.0165127118316469" calcext:value-type="float">
            <text:p>-0.016512711831647</text:p>
          </table:table-cell>
          <table:table-cell office:value-type="float" office:value="-0.0165442368016838" calcext:value-type="float">
            <text:p>-0.016544236801684</text:p>
          </table:table-cell>
          <table:table-cell office:value-type="float" office:value="-0.0165505629779989" calcext:value-type="float">
            <text:p>-0.016550562977999</text:p>
          </table:table-cell>
          <table:table-cell office:value-type="float" office:value="-0.016549890863175" calcext:value-type="float">
            <text:p>-0.016549890863175</text:p>
          </table:table-cell>
          <table:table-cell office:value-type="float" office:value="-0.0165273604209491" calcext:value-type="float">
            <text:p>-0.016527360420949</text:p>
          </table:table-cell>
          <table:table-cell office:value-type="float" office:value="-0.0165463930825346" calcext:value-type="float">
            <text:p>-0.016546393082535</text:p>
          </table:table-cell>
          <table:table-cell office:value-type="float" office:value="-0.016527976786867" calcext:value-type="float">
            <text:p>-0.016527976786867</text:p>
          </table:table-cell>
          <table:table-cell office:value-type="float" office:value="-0.0165375675405639" calcext:value-type="float">
            <text:p>-0.016537567540564</text:p>
          </table:table-cell>
          <table:table-cell office:value-type="float" office:value="-0.0165418502781717" calcext:value-type="float">
            <text:p>-0.016541850278172</text:p>
          </table:table-cell>
          <table:table-cell office:value-type="float" office:value="-0.0165215897017793" calcext:value-type="float">
            <text:p>-0.016521589701779</text:p>
          </table:table-cell>
          <table:table-cell office:value-type="float" office:value="-0.0165235424188788" calcext:value-type="float">
            <text:p>-0.016523542418879</text:p>
          </table:table-cell>
          <table:table-cell office:value-type="float" office:value="-0.016558082741207" calcext:value-type="float">
            <text:p>-0.016558082741207</text:p>
          </table:table-cell>
          <table:table-cell office:value-type="float" office:value="-0.0165234745929933" calcext:value-type="float">
            <text:p>-0.016523474592993</text:p>
          </table:table-cell>
          <table:table-cell office:value-type="float" office:value="-0.016545429486259" calcext:value-type="float">
            <text:p>-0.016545429486259</text:p>
          </table:table-cell>
          <table:table-cell office:value-type="float" office:value="-0.0165324281409567" calcext:value-type="float">
            <text:p>-0.016532428140957</text:p>
          </table:table-cell>
          <table:table-cell office:value-type="float" office:value="-0.0165678747565855" calcext:value-type="float">
            <text:p>-0.016567874756586</text:p>
          </table:table-cell>
          <table:table-cell office:value-type="float" office:value="-0.0165605866420107" calcext:value-type="float">
            <text:p>-0.016560586642011</text:p>
          </table:table-cell>
          <table:table-cell office:value-type="float" office:value="-0.0165353252695657" calcext:value-type="float">
            <text:p>-0.016535325269566</text:p>
          </table:table-cell>
          <table:table-cell office:value-type="float" office:value="-0.0165239575801593" calcext:value-type="float">
            <text:p>-0.016523957580159</text:p>
          </table:table-cell>
          <table:table-cell office:value-type="float" office:value="-0.0165366077809584" calcext:value-type="float">
            <text:p>-0.016536607780958</text:p>
          </table:table-cell>
          <table:table-cell office:value-type="float" office:value="-0.0165409390980953" calcext:value-type="float">
            <text:p>-0.016540939098095</text:p>
          </table:table-cell>
          <table:table-cell office:value-type="float" office:value="-0.0165588612928397" calcext:value-type="float">
            <text:p>-0.01655886129284</text:p>
          </table:table-cell>
          <table:table-cell office:value-type="float" office:value="-0.0165445170559838" calcext:value-type="float">
            <text:p>-0.016544517055984</text:p>
          </table:table-cell>
          <table:table-cell office:value-type="float" office:value="-0.0165409570049151" calcext:value-type="float">
            <text:p>-0.016540957004915</text:p>
          </table:table-cell>
          <table:table-cell office:value-type="float" office:value="-0.0165377867690413" calcext:value-type="float">
            <text:p>-0.016537786769041</text:p>
          </table:table-cell>
          <table:table-cell office:value-type="float" office:value="-0.016534835908096" calcext:value-type="float">
            <text:p>-0.016534835908096</text:p>
          </table:table-cell>
          <table:table-cell office:value-type="float" office:value="-0.0165339457872461" calcext:value-type="float">
            <text:p>-0.016533945787246</text:p>
          </table:table-cell>
          <table:table-cell office:value-type="float" office:value="-0.0165298683708677" calcext:value-type="float">
            <text:p>-0.016529868370868</text:p>
          </table:table-cell>
          <table:table-cell office:value-type="float" office:value="-0.0165624218298146" calcext:value-type="float">
            <text:p>-0.016562421829815</text:p>
          </table:table-cell>
          <table:table-cell office:value-type="float" office:value="-0.016543042691992" calcext:value-type="float">
            <text:p>-0.016543042691992</text:p>
          </table:table-cell>
          <table:table-cell office:value-type="float" office:value="-0.0165264131078989" calcext:value-type="float">
            <text:p>-0.016526413107899</text:p>
          </table:table-cell>
          <table:table-cell office:value-type="float" office:value="-0.0165250196911889" calcext:value-type="float">
            <text:p>-0.016525019691189</text:p>
          </table:table-cell>
          <table:table-cell office:value-type="float" office:value="-0.0165469437797726" calcext:value-type="float">
            <text:p>-0.016546943779773</text:p>
          </table:table-cell>
          <table:table-cell office:value-type="float" office:value="-0.0165494288418789" calcext:value-type="float">
            <text:p>-0.016549428841879</text:p>
          </table:table-cell>
          <table:table-cell office:value-type="float" office:value="-0.0165207603086375" calcext:value-type="float">
            <text:p>-0.016520760308638</text:p>
          </table:table-cell>
          <table:table-cell office:value-type="float" office:value="-0.0165379000486665" calcext:value-type="float">
            <text:p>-0.016537900048667</text:p>
          </table:table-cell>
          <table:table-cell office:value-type="float" office:value="-0.0165291575153068" calcext:value-type="float">
            <text:p>-0.016529157515307</text:p>
          </table:table-cell>
          <table:table-cell office:value-type="float" office:value="-0.0165075581873065" calcext:value-type="float">
            <text:p>-0.016507558187307</text:p>
          </table:table-cell>
          <table:table-cell office:value-type="float" office:value="-0.0165219466294845" calcext:value-type="float">
            <text:p>-0.016521946629485</text:p>
          </table:table-cell>
          <table:table-cell office:value-type="float" office:value="-0.0165448453509539" calcext:value-type="float">
            <text:p>-0.016544845350954</text:p>
          </table:table-cell>
          <table:table-cell office:value-type="float" office:value="-0.0165168744707212" calcext:value-type="float">
            <text:p>-0.016516874470721</text:p>
          </table:table-cell>
          <table:table-cell office:value-type="float" office:value="-0.016538784509507" calcext:value-type="float">
            <text:p>-0.016538784509507</text:p>
          </table:table-cell>
          <table:table-cell office:value-type="float" office:value="-0.0165415420841537" calcext:value-type="float">
            <text:p>-0.016541542084154</text:p>
          </table:table-cell>
          <table:table-cell office:value-type="float" office:value="-0.0165290880999392" calcext:value-type="float">
            <text:p>-0.016529088099939</text:p>
          </table:table-cell>
          <table:table-cell office:value-type="float" office:value="-0.0165424728478426" calcext:value-type="float">
            <text:p>-0.016542472847843</text:p>
          </table:table-cell>
          <table:table-cell office:value-type="float" office:value="-0.0165448190404665" calcext:value-type="float">
            <text:p>-0.016544819040467</text:p>
          </table:table-cell>
          <table:table-cell office:value-type="float" office:value="-0.016540502253953" calcext:value-type="float">
            <text:p>-0.016540502253953</text:p>
          </table:table-cell>
          <table:table-cell office:value-type="float" office:value="-0.0165376081155891" calcext:value-type="float">
            <text:p>-0.016537608115589</text:p>
          </table:table-cell>
          <table:table-cell office:value-type="float" office:value="-0.0165329479236084" calcext:value-type="float">
            <text:p>-0.016532947923608</text:p>
          </table:table-cell>
          <table:table-cell office:value-type="float" office:value="-0.0165353381441617" calcext:value-type="float">
            <text:p>-0.016535338144162</text:p>
          </table:table-cell>
          <table:table-cell office:value-type="float" office:value="-0.0165346114326851" calcext:value-type="float">
            <text:p>-0.016534611432685</text:p>
          </table:table-cell>
          <table:table-cell office:value-type="float" office:value="-0.0165419580377804" calcext:value-type="float">
            <text:p>-0.01654195803778</text:p>
          </table:table-cell>
          <table:table-cell office:value-type="float" office:value="-0.0165306674796815" calcext:value-type="float">
            <text:p>-0.016530667479682</text:p>
          </table:table-cell>
          <table:table-cell office:value-type="float" office:value="-0.0165560448081975" calcext:value-type="float">
            <text:p>-0.016556044808198</text:p>
          </table:table-cell>
          <table:table-cell office:value-type="float" office:value="-0.0165574428934789" calcext:value-type="float">
            <text:p>-0.016557442893479</text:p>
          </table:table-cell>
          <table:table-cell office:value-type="float" office:value="-0.0165375279152913" calcext:value-type="float">
            <text:p>-0.016537527915291</text:p>
          </table:table-cell>
          <table:table-cell office:value-type="float" office:value="-0.0165634348860932" calcext:value-type="float">
            <text:p>-0.016563434886093</text:p>
          </table:table-cell>
          <table:table-cell office:value-type="float" office:value="-0.0165407339486287" calcext:value-type="float">
            <text:p>-0.016540733948629</text:p>
          </table:table-cell>
          <table:table-cell office:value-type="float" office:value="-0.0165303335154201" calcext:value-type="float">
            <text:p>-0.01653033351542</text:p>
          </table:table-cell>
          <table:table-cell office:value-type="float" office:value="-0.0165308601334425" calcext:value-type="float">
            <text:p>-0.016530860133443</text:p>
          </table:table-cell>
          <table:table-cell office:value-type="float" office:value="-0.0165242368444639" calcext:value-type="float">
            <text:p>-0.016524236844464</text:p>
          </table:table-cell>
          <table:table-cell office:value-type="float" office:value="-0.0165495872172047" calcext:value-type="float">
            <text:p>-0.016549587217205</text:p>
          </table:table-cell>
          <table:table-cell office:value-type="float" office:value="-0.016533258545483" calcext:value-type="float">
            <text:p>-0.016533258545483</text:p>
          </table:table-cell>
          <table:table-cell office:value-type="float" office:value="-0.0165428303090066" calcext:value-type="float">
            <text:p>-0.016542830309007</text:p>
          </table:table-cell>
          <table:table-cell office:value-type="float" office:value="-0.0165463921572477" calcext:value-type="float">
            <text:p>-0.016546392157248</text:p>
          </table:table-cell>
          <table:table-cell office:value-type="float" office:value="-0.0165409528368439" calcext:value-type="float">
            <text:p>-0.016540952836844</text:p>
          </table:table-cell>
          <table:table-cell office:value-type="float" office:value="-0.0165533954329288" calcext:value-type="float">
            <text:p>-0.016553395432929</text:p>
          </table:table-cell>
          <table:table-cell office:value-type="float" office:value="-0.016523568076361" calcext:value-type="float">
            <text:p>-0.016523568076361</text:p>
          </table:table-cell>
          <table:table-cell office:value-type="float" office:value="-0.0165492490184699" calcext:value-type="float">
            <text:p>-0.01654924901847</text:p>
          </table:table-cell>
          <table:table-cell office:value-type="float" office:value="-0.0165311388863785" calcext:value-type="float">
            <text:p>-0.016531138886379</text:p>
          </table:table-cell>
          <table:table-cell office:value-type="float" office:value="-0.0165433408041292" calcext:value-type="float">
            <text:p>-0.016543340804129</text:p>
          </table:table-cell>
          <table:table-cell office:value-type="float" office:value="-0.0165365417700988" calcext:value-type="float">
            <text:p>-0.016536541770099</text:p>
          </table:table-cell>
          <table:table-cell office:value-type="float" office:value="-0.0165346598378308" calcext:value-type="float">
            <text:p>-0.016534659837831</text:p>
          </table:table-cell>
          <table:table-cell office:value-type="float" office:value="-0.0165375496881334" calcext:value-type="float">
            <text:p>-0.016537549688133</text:p>
          </table:table-cell>
          <table:table-cell office:value-type="float" office:value="-0.0165339973914188" calcext:value-type="float">
            <text:p>-0.016533997391419</text:p>
          </table:table-cell>
          <table:table-cell office:value-type="float" office:value="-0.0165385138881196" calcext:value-type="float">
            <text:p>-0.01653851388812</text:p>
          </table:table-cell>
          <table:table-cell office:value-type="float" office:value="-0.0165457091612948" calcext:value-type="float">
            <text:p>-0.016545709161295</text:p>
          </table:table-cell>
          <table:table-cell office:value-type="float" office:value="-0.0165534143534553" calcext:value-type="float">
            <text:p>-0.01655341435345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89843506513503" calcext:value-type="float">
            <text:p>0.489843506513503</text:p>
          </table:table-cell>
          <table:table-cell office:value-type="float" office:value="0.48987381085972" calcext:value-type="float">
            <text:p>0.48987381085972</text:p>
          </table:table-cell>
          <table:table-cell office:value-type="float" office:value="0.489626645673624" calcext:value-type="float">
            <text:p>0.489626645673624</text:p>
          </table:table-cell>
          <table:table-cell office:value-type="float" office:value="0.489150347341905" calcext:value-type="float">
            <text:p>0.489150347341905</text:p>
          </table:table-cell>
          <table:table-cell office:value-type="float" office:value="0.489531684462845" calcext:value-type="float">
            <text:p>0.489531684462845</text:p>
          </table:table-cell>
          <table:table-cell office:value-type="float" office:value="0.488255390212085" calcext:value-type="float">
            <text:p>0.488255390212085</text:p>
          </table:table-cell>
          <table:table-cell office:value-type="float" office:value="0.489341862425136" calcext:value-type="float">
            <text:p>0.489341862425136</text:p>
          </table:table-cell>
          <table:table-cell office:value-type="float" office:value="0.489516953281262" calcext:value-type="float">
            <text:p>0.489516953281262</text:p>
          </table:table-cell>
          <table:table-cell office:value-type="float" office:value="0.489482670119392" calcext:value-type="float">
            <text:p>0.489482670119392</text:p>
          </table:table-cell>
          <table:table-cell office:value-type="float" office:value="0.489346800858145" calcext:value-type="float">
            <text:p>0.489346800858145</text:p>
          </table:table-cell>
          <table:table-cell office:value-type="float" office:value="0.488905897662716" calcext:value-type="float">
            <text:p>0.488905897662716</text:p>
          </table:table-cell>
          <table:table-cell office:value-type="float" office:value="0.489117969147609" calcext:value-type="float">
            <text:p>0.489117969147609</text:p>
          </table:table-cell>
          <table:table-cell office:value-type="float" office:value="0.489536980378663" calcext:value-type="float">
            <text:p>0.489536980378663</text:p>
          </table:table-cell>
          <table:table-cell office:value-type="float" office:value="0.489526638525187" calcext:value-type="float">
            <text:p>0.489526638525187</text:p>
          </table:table-cell>
          <table:table-cell office:value-type="float" office:value="0.489504120479682" calcext:value-type="float">
            <text:p>0.489504120479682</text:p>
          </table:table-cell>
          <table:table-cell office:value-type="float" office:value="0.489401236379713" calcext:value-type="float">
            <text:p>0.489401236379713</text:p>
          </table:table-cell>
          <table:table-cell office:value-type="float" office:value="0.489699252325556" calcext:value-type="float">
            <text:p>0.489699252325556</text:p>
          </table:table-cell>
          <table:table-cell office:value-type="float" office:value="0.488794295054019" calcext:value-type="float">
            <text:p>0.488794295054019</text:p>
          </table:table-cell>
          <table:table-cell office:value-type="float" office:value="0.489329094961987" calcext:value-type="float">
            <text:p>0.489329094961987</text:p>
          </table:table-cell>
          <table:table-cell office:value-type="float" office:value="0.489220039441716" calcext:value-type="float">
            <text:p>0.489220039441716</text:p>
          </table:table-cell>
          <table:table-cell office:value-type="float" office:value="0.48935068690138" calcext:value-type="float">
            <text:p>0.48935068690138</text:p>
          </table:table-cell>
          <table:table-cell office:value-type="float" office:value="0.489825428204188" calcext:value-type="float">
            <text:p>0.489825428204188</text:p>
          </table:table-cell>
          <table:table-cell office:value-type="float" office:value="0.489466639014927" calcext:value-type="float">
            <text:p>0.489466639014927</text:p>
          </table:table-cell>
          <table:table-cell office:value-type="float" office:value="0.489827826313362" calcext:value-type="float">
            <text:p>0.489827826313362</text:p>
          </table:table-cell>
          <table:table-cell office:value-type="float" office:value="0.489203044388773" calcext:value-type="float">
            <text:p>0.489203044388773</text:p>
          </table:table-cell>
          <table:table-cell office:value-type="float" office:value="0.488905129953912" calcext:value-type="float">
            <text:p>0.488905129953912</text:p>
          </table:table-cell>
          <table:table-cell office:value-type="float" office:value="0.489151997399669" calcext:value-type="float">
            <text:p>0.489151997399669</text:p>
          </table:table-cell>
          <table:table-cell office:value-type="float" office:value="0.488900251081913" calcext:value-type="float">
            <text:p>0.488900251081913</text:p>
          </table:table-cell>
          <table:table-cell office:value-type="float" office:value="0.488639928064023" calcext:value-type="float">
            <text:p>0.488639928064023</text:p>
          </table:table-cell>
          <table:table-cell office:value-type="float" office:value="0.488505105923282" calcext:value-type="float">
            <text:p>0.488505105923282</text:p>
          </table:table-cell>
          <table:table-cell office:value-type="float" office:value="0.489834289578423" calcext:value-type="float">
            <text:p>0.489834289578423</text:p>
          </table:table-cell>
          <table:table-cell office:value-type="float" office:value="0.489646693051893" calcext:value-type="float">
            <text:p>0.489646693051893</text:p>
          </table:table-cell>
          <table:table-cell office:value-type="float" office:value="0.489165364979638" calcext:value-type="float">
            <text:p>0.489165364979638</text:p>
          </table:table-cell>
          <table:table-cell office:value-type="float" office:value="0.488493433158467" calcext:value-type="float">
            <text:p>0.488493433158467</text:p>
          </table:table-cell>
          <table:table-cell office:value-type="float" office:value="0.488674910838695" calcext:value-type="float">
            <text:p>0.488674910838695</text:p>
          </table:table-cell>
          <table:table-cell office:value-type="float" office:value="0.489377224069456" calcext:value-type="float">
            <text:p>0.489377224069456</text:p>
          </table:table-cell>
          <table:table-cell office:value-type="float" office:value="0.489350468706738" calcext:value-type="float">
            <text:p>0.489350468706738</text:p>
          </table:table-cell>
          <table:table-cell office:value-type="float" office:value="0.490102879226174" calcext:value-type="float">
            <text:p>0.490102879226174</text:p>
          </table:table-cell>
          <table:table-cell office:value-type="float" office:value="0.488013636542207" calcext:value-type="float">
            <text:p>0.488013636542207</text:p>
          </table:table-cell>
          <table:table-cell office:value-type="float" office:value="0.484097410230188" calcext:value-type="float">
            <text:p>0.484097410230188</text:p>
          </table:table-cell>
          <table:table-cell office:value-type="float" office:value="0.478301984444627" calcext:value-type="float">
            <text:p>0.478301984444627</text:p>
          </table:table-cell>
          <table:table-cell office:value-type="float" office:value="0.467541450517276" calcext:value-type="float">
            <text:p>0.467541450517276</text:p>
          </table:table-cell>
          <table:table-cell office:value-type="float" office:value="0.459930417181663" calcext:value-type="float">
            <text:p>0.459930417181663</text:p>
          </table:table-cell>
          <table:table-cell office:value-type="float" office:value="0.466777403312815" calcext:value-type="float">
            <text:p>0.466777403312815</text:p>
          </table:table-cell>
          <table:table-cell office:value-type="float" office:value="0.482059966770794" calcext:value-type="float">
            <text:p>0.482059966770794</text:p>
          </table:table-cell>
          <table:table-cell office:value-type="float" office:value="0.532678648549971" calcext:value-type="float">
            <text:p>0.532678648549971</text:p>
          </table:table-cell>
          <table:table-cell office:value-type="float" office:value="0.541588270203425" calcext:value-type="float">
            <text:p>0.541588270203425</text:p>
          </table:table-cell>
          <table:table-cell office:value-type="float" office:value="0.538675221678009" calcext:value-type="float">
            <text:p>0.538675221678009</text:p>
          </table:table-cell>
          <table:table-cell office:value-type="float" office:value="0.537120938524544" calcext:value-type="float">
            <text:p>0.537120938524544</text:p>
          </table:table-cell>
          <table:table-cell office:value-type="float" office:value="0.478105103419072" calcext:value-type="float">
            <text:p>0.478105103419072</text:p>
          </table:table-cell>
          <table:table-cell office:value-type="float" office:value="0.545978709867047" calcext:value-type="float">
            <text:p>0.545978709867047</text:p>
          </table:table-cell>
          <table:table-cell office:value-type="float" office:value="0.545297603151326" calcext:value-type="float">
            <text:p>0.545297603151326</text:p>
          </table:table-cell>
          <table:table-cell office:value-type="float" office:value="0.517057146577566" calcext:value-type="float">
            <text:p>0.517057146577566</text:p>
          </table:table-cell>
          <table:table-cell office:value-type="float" office:value="0.507850073095893" calcext:value-type="float">
            <text:p>0.507850073095893</text:p>
          </table:table-cell>
          <table:table-cell office:value-type="float" office:value="0.504451861772376" calcext:value-type="float">
            <text:p>0.504451861772376</text:p>
          </table:table-cell>
          <table:table-cell office:value-type="float" office:value="0.511174334841307" calcext:value-type="float">
            <text:p>0.511174334841307</text:p>
          </table:table-cell>
          <table:table-cell office:value-type="float" office:value="0.57670299393399" calcext:value-type="float">
            <text:p>0.57670299393399</text:p>
          </table:table-cell>
          <table:table-cell office:value-type="float" office:value="0.550883864678611" calcext:value-type="float">
            <text:p>0.550883864678611</text:p>
          </table:table-cell>
          <table:table-cell office:value-type="float" office:value="0.537091148734436" calcext:value-type="float">
            <text:p>0.537091148734436</text:p>
          </table:table-cell>
          <table:table-cell office:value-type="float" office:value="0.488149296346757" calcext:value-type="float">
            <text:p>0.488149296346757</text:p>
          </table:table-cell>
          <table:table-cell office:value-type="float" office:value="0.480784399305448" calcext:value-type="float">
            <text:p>0.480784399305448</text:p>
          </table:table-cell>
          <table:table-cell office:value-type="float" office:value="0.488309709445022" calcext:value-type="float">
            <text:p>0.488309709445022</text:p>
          </table:table-cell>
          <table:table-cell office:value-type="float" office:value="0.500629764564777" calcext:value-type="float">
            <text:p>0.500629764564777</text:p>
          </table:table-cell>
          <table:table-cell office:value-type="float" office:value="0.507756451804827" calcext:value-type="float">
            <text:p>0.507756451804827</text:p>
          </table:table-cell>
          <table:table-cell office:value-type="float" office:value="0.514518133436784" calcext:value-type="float">
            <text:p>0.514518133436784</text:p>
          </table:table-cell>
          <table:table-cell office:value-type="float" office:value="0.522285776158134" calcext:value-type="float">
            <text:p>0.522285776158134</text:p>
          </table:table-cell>
          <table:table-cell office:value-type="float" office:value="0.527056719549737" calcext:value-type="float">
            <text:p>0.527056719549737</text:p>
          </table:table-cell>
          <table:table-cell office:value-type="float" office:value="0.530054596640656" calcext:value-type="float">
            <text:p>0.530054596640656</text:p>
          </table:table-cell>
          <table:table-cell office:value-type="float" office:value="0.530778770242317" calcext:value-type="float">
            <text:p>0.530778770242317</text:p>
          </table:table-cell>
          <table:table-cell office:value-type="float" office:value="0.530407342246965" calcext:value-type="float">
            <text:p>0.530407342246965</text:p>
          </table:table-cell>
          <table:table-cell office:value-type="float" office:value="0.517536205944872" calcext:value-type="float">
            <text:p>0.517536205944872</text:p>
          </table:table-cell>
          <table:table-cell office:value-type="float" office:value="0.503116459212784" calcext:value-type="float">
            <text:p>0.503116459212784</text:p>
          </table:table-cell>
          <table:table-cell office:value-type="float" office:value="0.516299404656871" calcext:value-type="float">
            <text:p>0.516299404656871</text:p>
          </table:table-cell>
          <table:table-cell office:value-type="float" office:value="0.539890397352159" calcext:value-type="float">
            <text:p>0.539890397352159</text:p>
          </table:table-cell>
          <table:table-cell office:value-type="float" office:value="0.5342376865423" calcext:value-type="float">
            <text:p>0.5342376865423</text:p>
          </table:table-cell>
          <table:table-cell office:value-type="float" office:value="0.546583433882411" calcext:value-type="float">
            <text:p>0.546583433882411</text:p>
          </table:table-cell>
          <table:table-cell office:value-type="float" office:value="0.552636721554954" calcext:value-type="float">
            <text:p>0.552636721554954</text:p>
          </table:table-cell>
          <table:table-cell office:value-type="float" office:value="0.533372834715812" calcext:value-type="float">
            <text:p>0.533372834715812</text:p>
          </table:table-cell>
          <table:table-cell office:value-type="float" office:value="0.484777236066721" calcext:value-type="float">
            <text:p>0.484777236066721</text:p>
          </table:table-cell>
          <table:table-cell office:value-type="float" office:value="0.552612941448291" calcext:value-type="float">
            <text:p>0.552612941448291</text:p>
          </table:table-cell>
          <table:table-cell office:value-type="float" office:value="0.559860959145818" calcext:value-type="float">
            <text:p>0.559860959145818</text:p>
          </table:table-cell>
          <table:table-cell office:value-type="float" office:value="0.558500590405401" calcext:value-type="float">
            <text:p>0.558500590405401</text:p>
          </table:table-cell>
          <table:table-cell office:value-type="float" office:value="0.547499990290859" calcext:value-type="float">
            <text:p>0.547499990290859</text:p>
          </table:table-cell>
          <table:table-cell office:value-type="float" office:value="0.54400607145492" calcext:value-type="float">
            <text:p>0.54400607145492</text:p>
          </table:table-cell>
          <table:table-cell office:value-type="float" office:value="0.539567826284768" calcext:value-type="float">
            <text:p>0.539567826284768</text:p>
          </table:table-cell>
          <table:table-cell office:value-type="float" office:value="0.533520296444625" calcext:value-type="float">
            <text:p>0.533520296444625</text:p>
          </table:table-cell>
          <table:table-cell office:value-type="float" office:value="0.545287137140155" calcext:value-type="float">
            <text:p>0.545287137140155</text:p>
          </table:table-cell>
          <table:table-cell office:value-type="float" office:value="0.596951303696384" calcext:value-type="float">
            <text:p>0.596951303696384</text:p>
          </table:table-cell>
          <table:table-cell office:value-type="float" office:value="0.579277970755152" calcext:value-type="float">
            <text:p>0.579277970755152</text:p>
          </table:table-cell>
          <table:table-cell office:value-type="float" office:value="0.562683799713847" calcext:value-type="float">
            <text:p>0.562683799713847</text:p>
          </table:table-cell>
          <table:table-cell office:value-type="float" office:value="0.557134600245298" calcext:value-type="float">
            <text:p>0.557134600245298</text:p>
          </table:table-cell>
          <table:table-cell office:value-type="float" office:value="0.549495661758971" calcext:value-type="float">
            <text:p>0.549495661758971</text:p>
          </table:table-cell>
          <table:table-cell office:value-type="float" office:value="0.546976672107643" calcext:value-type="float">
            <text:p>0.546976672107643</text:p>
          </table:table-cell>
          <table:table-cell office:value-type="float" office:value="0.480543456354025" calcext:value-type="float">
            <text:p>0.480543456354025</text:p>
          </table:table-cell>
          <table:table-cell office:value-type="float" office:value="0.486313826805374" calcext:value-type="float">
            <text:p>0.486313826805374</text:p>
          </table:table-cell>
          <table:table-cell office:value-type="float" office:value="0.505149912386169" calcext:value-type="float">
            <text:p>0.505149912386169</text:p>
          </table:table-cell>
          <table:table-cell office:value-type="float" office:value="0.520393625607529" calcext:value-type="float">
            <text:p>0.520393625607529</text:p>
          </table:table-cell>
          <table:table-cell office:value-type="float" office:value="0.536275795072318" calcext:value-type="float">
            <text:p>0.536275795072318</text:p>
          </table:table-cell>
          <table:table-cell office:value-type="float" office:value="0.542124593112515" calcext:value-type="float">
            <text:p>0.542124593112515</text:p>
          </table:table-cell>
          <table:table-cell office:value-type="float" office:value="0.540948519820057" calcext:value-type="float">
            <text:p>0.540948519820057</text:p>
          </table:table-cell>
          <table:table-cell office:value-type="float" office:value="0.540403913592635" calcext:value-type="float">
            <text:p>0.540403913592635</text:p>
          </table:table-cell>
          <table:table-cell office:value-type="float" office:value="0.542313735372301" calcext:value-type="float">
            <text:p>0.542313735372301</text:p>
          </table:table-cell>
          <table:table-cell office:value-type="float" office:value="0.540397917271227" calcext:value-type="float">
            <text:p>0.540397917271227</text:p>
          </table:table-cell>
          <table:table-cell office:value-type="float" office:value="0.536070574664093" calcext:value-type="float">
            <text:p>0.536070574664093</text:p>
          </table:table-cell>
          <table:table-cell office:value-type="float" office:value="0.531643926162255" calcext:value-type="float">
            <text:p>0.531643926162255</text:p>
          </table:table-cell>
          <table:table-cell office:value-type="float" office:value="0.519906038192944" calcext:value-type="float">
            <text:p>0.519906038192944</text:p>
          </table:table-cell>
          <table:table-cell office:value-type="float" office:value="0.513639960229302" calcext:value-type="float">
            <text:p>0.513639960229302</text:p>
          </table:table-cell>
          <table:table-cell office:value-type="float" office:value="0.537309083538951" calcext:value-type="float">
            <text:p>0.537309083538951</text:p>
          </table:table-cell>
          <table:table-cell office:value-type="float" office:value="0.54030569682761" calcext:value-type="float">
            <text:p>0.54030569682761</text:p>
          </table:table-cell>
          <table:table-cell office:value-type="float" office:value="0.557053334869433" calcext:value-type="float">
            <text:p>0.557053334869433</text:p>
          </table:table-cell>
          <table:table-cell office:value-type="float" office:value="0.565369082538876" calcext:value-type="float">
            <text:p>0.565369082538876</text:p>
          </table:table-cell>
          <table:table-cell office:value-type="float" office:value="0.559671320615439" calcext:value-type="float">
            <text:p>0.559671320615439</text:p>
          </table:table-cell>
          <table:table-cell office:value-type="float" office:value="0.55291873120636" calcext:value-type="float">
            <text:p>0.55291873120636</text:p>
          </table:table-cell>
          <table:table-cell office:value-type="float" office:value="0.564465720927629" calcext:value-type="float">
            <text:p>0.564465720927629</text:p>
          </table:table-cell>
          <table:table-cell office:value-type="float" office:value="0.556713782503846" calcext:value-type="float">
            <text:p>0.556713782503846</text:p>
          </table:table-cell>
          <table:table-cell office:value-type="float" office:value="0.553723603381407" calcext:value-type="float">
            <text:p>0.553723603381407</text:p>
          </table:table-cell>
          <table:table-cell office:value-type="float" office:value="0.547621744687185" calcext:value-type="float">
            <text:p>0.547621744687185</text:p>
          </table:table-cell>
          <table:table-cell office:value-type="float" office:value="0.533473120893485" calcext:value-type="float">
            <text:p>0.533473120893485</text:p>
          </table:table-cell>
          <table:table-cell office:value-type="float" office:value="0.525361839386601" calcext:value-type="float">
            <text:p>0.525361839386601</text:p>
          </table:table-cell>
          <table:table-cell office:value-type="float" office:value="0.525714102659963" calcext:value-type="float">
            <text:p>0.525714102659963</text:p>
          </table:table-cell>
          <table:table-cell office:value-type="float" office:value="0.531856028928925" calcext:value-type="float">
            <text:p>0.531856028928925</text:p>
          </table:table-cell>
          <table:table-cell office:value-type="float" office:value="0.605847392443344" calcext:value-type="float">
            <text:p>0.605847392443344</text:p>
          </table:table-cell>
          <table:table-cell office:value-type="float" office:value="0.596385263207877" calcext:value-type="float">
            <text:p>0.596385263207877</text:p>
          </table:table-cell>
          <table:table-cell office:value-type="float" office:value="0.590906800426183" calcext:value-type="float">
            <text:p>0.590906800426183</text:p>
          </table:table-cell>
          <table:table-cell office:value-type="float" office:value="0.571624374948309" calcext:value-type="float">
            <text:p>0.571624374948309</text:p>
          </table:table-cell>
          <table:table-cell office:value-type="float" office:value="0.566763776467541" calcext:value-type="float">
            <text:p>0.566763776467541</text:p>
          </table:table-cell>
          <table:table-cell office:value-type="float" office:value="0.568632763126629" calcext:value-type="float">
            <text:p>0.568632763126629</text:p>
          </table:table-cell>
          <table:table-cell office:value-type="float" office:value="0.505143826263646" calcext:value-type="float">
            <text:p>0.505143826263646</text:p>
          </table:table-cell>
          <table:table-cell office:value-type="float" office:value="0.543124053992636" calcext:value-type="float">
            <text:p>0.543124053992636</text:p>
          </table:table-cell>
          <table:table-cell office:value-type="float" office:value="0.562260990465173" calcext:value-type="float">
            <text:p>0.562260990465173</text:p>
          </table:table-cell>
          <table:table-cell office:value-type="float" office:value="0.572054905802582" calcext:value-type="float">
            <text:p>0.572054905802582</text:p>
          </table:table-cell>
          <table:table-cell office:value-type="float" office:value="0.574957546813761" calcext:value-type="float">
            <text:p>0.574957546813761</text:p>
          </table:table-cell>
          <table:table-cell office:value-type="float" office:value="0.576467953343901" calcext:value-type="float">
            <text:p>0.576467953343901</text:p>
          </table:table-cell>
          <table:table-cell office:value-type="float" office:value="0.576690246765059" calcext:value-type="float">
            <text:p>0.576690246765059</text:p>
          </table:table-cell>
          <table:table-cell office:value-type="float" office:value="0.575135835202982" calcext:value-type="float">
            <text:p>0.575135835202982</text:p>
          </table:table-cell>
          <table:table-cell office:value-type="float" office:value="0.575393798148421" calcext:value-type="float">
            <text:p>0.575393798148421</text:p>
          </table:table-cell>
          <table:table-cell office:value-type="float" office:value="0.569887860239142" calcext:value-type="float">
            <text:p>0.569887860239142</text:p>
          </table:table-cell>
          <table:table-cell office:value-type="float" office:value="0.554418763738354" calcext:value-type="float">
            <text:p>0.554418763738354</text:p>
          </table:table-cell>
          <table:table-cell office:value-type="float" office:value="0.584076425085545" calcext:value-type="float">
            <text:p>0.584076425085545</text:p>
          </table:table-cell>
          <table:table-cell office:value-type="float" office:value="0.567269902554831" calcext:value-type="float">
            <text:p>0.567269902554831</text:p>
          </table:table-cell>
          <table:table-cell office:value-type="float" office:value="0.582782734226343" calcext:value-type="float">
            <text:p>0.582782734226343</text:p>
          </table:table-cell>
          <table:table-cell office:value-type="float" office:value="0.579313147879003" calcext:value-type="float">
            <text:p>0.579313147879003</text:p>
          </table:table-cell>
          <table:table-cell office:value-type="float" office:value="0.541305899861299" calcext:value-type="float">
            <text:p>0.541305899861299</text:p>
          </table:table-cell>
          <table:table-cell office:value-type="float" office:value="0.582340487690161" calcext:value-type="float">
            <text:p>0.582340487690161</text:p>
          </table:table-cell>
          <table:table-cell office:value-type="float" office:value="0.596492732658838" calcext:value-type="float">
            <text:p>0.596492732658838</text:p>
          </table:table-cell>
          <table:table-cell office:value-type="float" office:value="0.587811178098306" calcext:value-type="float">
            <text:p>0.587811178098306</text:p>
          </table:table-cell>
          <table:table-cell office:value-type="float" office:value="0.593800558225516" calcext:value-type="float">
            <text:p>0.593800558225516</text:p>
          </table:table-cell>
          <table:table-cell office:value-type="float" office:value="0.576646607690704" calcext:value-type="float">
            <text:p>0.576646607690704</text:p>
          </table:table-cell>
          <table:table-cell office:value-type="float" office:value="0.57574196967716" calcext:value-type="float">
            <text:p>0.57574196967716</text:p>
          </table:table-cell>
          <table:table-cell office:value-type="float" office:value="0.5843591937253" calcext:value-type="float">
            <text:p>0.5843591937253</text:p>
          </table:table-cell>
          <table:table-cell office:value-type="float" office:value="0.615814768354651" calcext:value-type="float">
            <text:p>0.615814768354651</text:p>
          </table:table-cell>
          <table:table-cell office:value-type="float" office:value="0.620741452414672" calcext:value-type="float">
            <text:p>0.620741452414672</text:p>
          </table:table-cell>
          <table:table-cell office:value-type="float" office:value="0.613292056547897" calcext:value-type="float">
            <text:p>0.613292056547897</text:p>
          </table:table-cell>
          <table:table-cell office:value-type="float" office:value="0.58357537037602" calcext:value-type="float">
            <text:p>0.58357537037602</text:p>
          </table:table-cell>
          <table:table-cell office:value-type="float" office:value="0.574030871080848" calcext:value-type="float">
            <text:p>0.574030871080848</text:p>
          </table:table-cell>
          <table:table-cell office:value-type="float" office:value="0.519722480811584" calcext:value-type="float">
            <text:p>0.519722480811584</text:p>
          </table:table-cell>
          <table:table-cell office:value-type="float" office:value="0.518241474421825" calcext:value-type="float">
            <text:p>0.518241474421825</text:p>
          </table:table-cell>
          <table:table-cell office:value-type="float" office:value="0.534698395108236" calcext:value-type="float">
            <text:p>0.534698395108236</text:p>
          </table:table-cell>
          <table:table-cell office:value-type="float" office:value="0.551447982225316" calcext:value-type="float">
            <text:p>0.551447982225316</text:p>
          </table:table-cell>
          <table:table-cell office:value-type="float" office:value="0.562421469096185" calcext:value-type="float">
            <text:p>0.562421469096185</text:p>
          </table:table-cell>
          <table:table-cell office:value-type="float" office:value="0.563275516798367" calcext:value-type="float">
            <text:p>0.563275516798367</text:p>
          </table:table-cell>
          <table:table-cell office:value-type="float" office:value="0.563971514170627" calcext:value-type="float">
            <text:p>0.563971514170627</text:p>
          </table:table-cell>
          <table:table-cell office:value-type="float" office:value="0.566434206764573" calcext:value-type="float">
            <text:p>0.566434206764573</text:p>
          </table:table-cell>
          <table:table-cell office:value-type="float" office:value="0.562940397268556" calcext:value-type="float">
            <text:p>0.562940397268556</text:p>
          </table:table-cell>
          <table:table-cell office:value-type="float" office:value="0.548508761971736" calcext:value-type="float">
            <text:p>0.548508761971736</text:p>
          </table:table-cell>
          <table:table-cell office:value-type="float" office:value="0.574268316014054" calcext:value-type="float">
            <text:p>0.574268316014054</text:p>
          </table:table-cell>
          <table:table-cell office:value-type="float" office:value="0.564249188436016" calcext:value-type="float">
            <text:p>0.564249188436016</text:p>
          </table:table-cell>
          <table:table-cell office:value-type="float" office:value="0.577047554177637" calcext:value-type="float">
            <text:p>0.577047554177637</text:p>
          </table:table-cell>
          <table:table-cell office:value-type="float" office:value="0.573806896848806" calcext:value-type="float">
            <text:p>0.573806896848806</text:p>
          </table:table-cell>
          <table:table-cell office:value-type="float" office:value="0.562321372286709" calcext:value-type="float">
            <text:p>0.562321372286709</text:p>
          </table:table-cell>
          <table:table-cell office:value-type="float" office:value="0.558728754971859" calcext:value-type="float">
            <text:p>0.558728754971859</text:p>
          </table:table-cell>
          <table:table-cell office:value-type="float" office:value="0.548930342172061" calcext:value-type="float">
            <text:p>0.548930342172061</text:p>
          </table:table-cell>
          <table:table-cell office:value-type="float" office:value="0.538815991051904" calcext:value-type="float">
            <text:p>0.538815991051904</text:p>
          </table:table-cell>
          <table:table-cell office:value-type="float" office:value="0.531837184133849" calcext:value-type="float">
            <text:p>0.531837184133849</text:p>
          </table:table-cell>
          <table:table-cell office:value-type="float" office:value="0.518100734261277" calcext:value-type="float">
            <text:p>0.518100734261277</text:p>
          </table:table-cell>
          <table:table-cell office:value-type="float" office:value="0.566888683293028" calcext:value-type="float">
            <text:p>0.566888683293028</text:p>
          </table:table-cell>
          <table:table-cell office:value-type="float" office:value="0.564502827380033" calcext:value-type="float">
            <text:p>0.564502827380033</text:p>
          </table:table-cell>
          <table:table-cell office:value-type="float" office:value="0.55370101725311" calcext:value-type="float">
            <text:p>0.55370101725311</text:p>
          </table:table-cell>
          <table:table-cell office:value-type="float" office:value="0.546022144071687" calcext:value-type="float">
            <text:p>0.546022144071687</text:p>
          </table:table-cell>
          <table:table-cell office:value-type="float" office:value="0.543652514533961" calcext:value-type="float">
            <text:p>0.543652514533961</text:p>
          </table:table-cell>
          <table:table-cell office:value-type="float" office:value="0.542481328438142" calcext:value-type="float">
            <text:p>0.542481328438142</text:p>
          </table:table-cell>
          <table:table-cell office:value-type="float" office:value="0.549311986511841" calcext:value-type="float">
            <text:p>0.549311986511841</text:p>
          </table:table-cell>
          <table:table-cell office:value-type="float" office:value="0.562921653187382" calcext:value-type="float">
            <text:p>0.562921653187382</text:p>
          </table:table-cell>
          <table:table-cell office:value-type="float" office:value="0.619161470243257" calcext:value-type="float">
            <text:p>0.619161470243257</text:p>
          </table:table-cell>
          <table:table-cell office:value-type="float" office:value="0.610486333717799" calcext:value-type="float">
            <text:p>0.610486333717799</text:p>
          </table:table-cell>
          <table:table-cell office:value-type="float" office:value="0.59419839450542" calcext:value-type="float">
            <text:p>0.59419839450542</text:p>
          </table:table-cell>
          <table:table-cell office:value-type="float" office:value="0.585808211486093" calcext:value-type="float">
            <text:p>0.585808211486093</text:p>
          </table:table-cell>
          <table:table-cell office:value-type="float" office:value="0.587352119440473" calcext:value-type="float">
            <text:p>0.587352119440473</text:p>
          </table:table-cell>
          <table:table-cell office:value-type="float" office:value="0.535473235733051" calcext:value-type="float">
            <text:p>0.535473235733051</text:p>
          </table:table-cell>
          <table:table-cell office:value-type="float" office:value="0.526752749034712" calcext:value-type="float">
            <text:p>0.526752749034712</text:p>
          </table:table-cell>
          <table:table-cell office:value-type="float" office:value="0.513368655293276" calcext:value-type="float">
            <text:p>0.513368655293276</text:p>
          </table:table-cell>
          <table:table-cell office:value-type="float" office:value="0.530324479146095" calcext:value-type="float">
            <text:p>0.530324479146095</text:p>
          </table:table-cell>
          <table:table-cell office:value-type="float" office:value="0.540004348784318" calcext:value-type="float">
            <text:p>0.540004348784318</text:p>
          </table:table-cell>
          <table:table-cell office:value-type="float" office:value="0.559422317561278" calcext:value-type="float">
            <text:p>0.559422317561278</text:p>
          </table:table-cell>
          <table:table-cell office:value-type="float" office:value="0.573648233890177" calcext:value-type="float">
            <text:p>0.573648233890177</text:p>
          </table:table-cell>
          <table:table-cell office:value-type="float" office:value="0.571726435672441" calcext:value-type="float">
            <text:p>0.571726435672441</text:p>
          </table:table-cell>
          <table:table-cell office:value-type="float" office:value="0.569694853621367" calcext:value-type="float">
            <text:p>0.569694853621367</text:p>
          </table:table-cell>
          <table:table-cell office:value-type="float" office:value="0.564900022445317" calcext:value-type="float">
            <text:p>0.564900022445317</text:p>
          </table:table-cell>
          <table:table-cell office:value-type="float" office:value="0.552108519653054" calcext:value-type="float">
            <text:p>0.552108519653054</text:p>
          </table:table-cell>
          <table:table-cell office:value-type="float" office:value="0.530276526464311" calcext:value-type="float">
            <text:p>0.530276526464311</text:p>
          </table:table-cell>
          <table:table-cell office:value-type="float" office:value="0.546868181351856" calcext:value-type="float">
            <text:p>0.546868181351856</text:p>
          </table:table-cell>
          <table:table-cell office:value-type="float" office:value="0.540690854739711" calcext:value-type="float">
            <text:p>0.540690854739711</text:p>
          </table:table-cell>
          <table:table-cell office:value-type="float" office:value="0.570354262092758" calcext:value-type="float">
            <text:p>0.570354262092758</text:p>
          </table:table-cell>
          <table:table-cell office:value-type="float" office:value="0.573232613969738" calcext:value-type="float">
            <text:p>0.573232613969738</text:p>
          </table:table-cell>
          <table:table-cell office:value-type="float" office:value="0.572546064511267" calcext:value-type="float">
            <text:p>0.572546064511267</text:p>
          </table:table-cell>
          <table:table-cell office:value-type="float" office:value="0.574826415869942" calcext:value-type="float">
            <text:p>0.574826415869942</text:p>
          </table:table-cell>
          <table:table-cell office:value-type="float" office:value="0.567214679744734" calcext:value-type="float">
            <text:p>0.567214679744734</text:p>
          </table:table-cell>
          <table:table-cell office:value-type="float" office:value="0.566420956618249" calcext:value-type="float">
            <text:p>0.566420956618249</text:p>
          </table:table-cell>
          <table:table-cell office:value-type="float" office:value="0.556870528422499" calcext:value-type="float">
            <text:p>0.556870528422499</text:p>
          </table:table-cell>
          <table:table-cell office:value-type="float" office:value="0.531898424960304" calcext:value-type="float">
            <text:p>0.531898424960304</text:p>
          </table:table-cell>
          <table:table-cell office:value-type="float" office:value="0.574470687032805" calcext:value-type="float">
            <text:p>0.574470687032805</text:p>
          </table:table-cell>
          <table:table-cell office:value-type="float" office:value="0.565746669562271" calcext:value-type="float">
            <text:p>0.565746669562271</text:p>
          </table:table-cell>
          <table:table-cell office:value-type="float" office:value="0.555496181540946" calcext:value-type="float">
            <text:p>0.555496181540946</text:p>
          </table:table-cell>
          <table:table-cell office:value-type="float" office:value="0.541633552823524" calcext:value-type="float">
            <text:p>0.541633552823524</text:p>
          </table:table-cell>
          <table:table-cell office:value-type="float" office:value="0.539531722672565" calcext:value-type="float">
            <text:p>0.539531722672565</text:p>
          </table:table-cell>
          <table:table-cell office:value-type="float" office:value="0.545968667723667" calcext:value-type="float">
            <text:p>0.545968667723667</text:p>
          </table:table-cell>
          <table:table-cell office:value-type="float" office:value="0.551589527677479" calcext:value-type="float">
            <text:p>0.551589527677479</text:p>
          </table:table-cell>
          <table:table-cell office:value-type="float" office:value="0.559536725580917" calcext:value-type="float">
            <text:p>0.559536725580917</text:p>
          </table:table-cell>
          <table:table-cell office:value-type="float" office:value="0.610869378288281" calcext:value-type="float">
            <text:p>0.610869378288281</text:p>
          </table:table-cell>
          <table:table-cell office:value-type="float" office:value="0.600071766620889" calcext:value-type="float">
            <text:p>0.600071766620889</text:p>
          </table:table-cell>
          <table:table-cell office:value-type="float" office:value="0.600150822113714" calcext:value-type="float">
            <text:p>0.600150822113714</text:p>
          </table:table-cell>
          <table:table-cell office:value-type="float" office:value="0.592313112903007" calcext:value-type="float">
            <text:p>0.592313112903007</text:p>
          </table:table-cell>
          <table:table-cell office:value-type="float" office:value="0.588317172326169" calcext:value-type="float">
            <text:p>0.588317172326169</text:p>
          </table:table-cell>
          <table:table-cell office:value-type="float" office:value="0.582574585402186" calcext:value-type="float">
            <text:p>0.582574585402186</text:p>
          </table:table-cell>
          <table:table-cell office:value-type="float" office:value="0.53197332006522" calcext:value-type="float">
            <text:p>0.53197332006522</text:p>
          </table:table-cell>
          <table:table-cell office:value-type="float" office:value="0.533743793595182" calcext:value-type="float">
            <text:p>0.533743793595182</text:p>
          </table:table-cell>
          <table:table-cell office:value-type="float" office:value="0.52541487533298" calcext:value-type="float">
            <text:p>0.52541487533298</text:p>
          </table:table-cell>
          <table:table-cell office:value-type="float" office:value="0.542970398384824" calcext:value-type="float">
            <text:p>0.542970398384824</text:p>
          </table:table-cell>
          <table:table-cell office:value-type="float" office:value="0.550254034997151" calcext:value-type="float">
            <text:p>0.550254034997151</text:p>
          </table:table-cell>
          <table:table-cell office:value-type="float" office:value="0.569895364869182" calcext:value-type="float">
            <text:p>0.569895364869182</text:p>
          </table:table-cell>
          <table:table-cell office:value-type="float" office:value="0.57793538027838" calcext:value-type="float">
            <text:p>0.57793538027838</text:p>
          </table:table-cell>
          <table:table-cell office:value-type="float" office:value="0.582765597350655" calcext:value-type="float">
            <text:p>0.582765597350655</text:p>
          </table:table-cell>
          <table:table-cell office:value-type="float" office:value="0.583438251784215" calcext:value-type="float">
            <text:p>0.583438251784215</text:p>
          </table:table-cell>
          <table:table-cell office:value-type="float" office:value="0.576031516541135" calcext:value-type="float">
            <text:p>0.576031516541135</text:p>
          </table:table-cell>
          <table:table-cell office:value-type="float" office:value="0.560694887483598" calcext:value-type="float">
            <text:p>0.560694887483598</text:p>
          </table:table-cell>
          <table:table-cell office:value-type="float" office:value="0.546886614662362" calcext:value-type="float">
            <text:p>0.546886614662362</text:p>
          </table:table-cell>
          <table:table-cell office:value-type="float" office:value="0.565744271278327" calcext:value-type="float">
            <text:p>0.565744271278327</text:p>
          </table:table-cell>
          <table:table-cell office:value-type="float" office:value="0.561170410465571" calcext:value-type="float">
            <text:p>0.561170410465571</text:p>
          </table:table-cell>
          <table:table-cell office:value-type="float" office:value="0.583407153239168" calcext:value-type="float">
            <text:p>0.583407153239168</text:p>
          </table:table-cell>
          <table:table-cell office:value-type="float" office:value="0.58010867579595" calcext:value-type="float">
            <text:p>0.58010867579595</text:p>
          </table:table-cell>
          <table:table-cell office:value-type="float" office:value="0.579975724814525" calcext:value-type="float">
            <text:p>0.579975724814525</text:p>
          </table:table-cell>
          <table:table-cell office:value-type="float" office:value="0.580872876476182" calcext:value-type="float">
            <text:p>0.580872876476182</text:p>
          </table:table-cell>
          <table:table-cell office:value-type="float" office:value="0.578317154300159" calcext:value-type="float">
            <text:p>0.578317154300159</text:p>
          </table:table-cell>
          <table:table-cell office:value-type="float" office:value="0.568535370431195" calcext:value-type="float">
            <text:p>0.568535370431195</text:p>
          </table:table-cell>
          <table:table-cell office:value-type="float" office:value="0.565886846675981" calcext:value-type="float">
            <text:p>0.565886846675981</text:p>
          </table:table-cell>
          <table:table-cell office:value-type="float" office:value="0.562613771714496" calcext:value-type="float">
            <text:p>0.562613771714496</text:p>
          </table:table-cell>
          <table:table-cell office:value-type="float" office:value="0.607347560381778" calcext:value-type="float">
            <text:p>0.607347560381778</text:p>
          </table:table-cell>
          <table:table-cell office:value-type="float" office:value="0.610398051753615" calcext:value-type="float">
            <text:p>0.610398051753615</text:p>
          </table:table-cell>
          <table:table-cell office:value-type="float" office:value="0.60863756921192" calcext:value-type="float">
            <text:p>0.60863756921192</text:p>
          </table:table-cell>
          <table:table-cell office:value-type="float" office:value="0.603700174460152" calcext:value-type="float">
            <text:p>0.603700174460152</text:p>
          </table:table-cell>
          <table:table-cell office:value-type="float" office:value="0.597207559530747" calcext:value-type="float">
            <text:p>0.597207559530747</text:p>
          </table:table-cell>
          <table:table-cell office:value-type="float" office:value="0.591246360404923" calcext:value-type="float">
            <text:p>0.591246360404923</text:p>
          </table:table-cell>
          <table:table-cell office:value-type="float" office:value="0.586960346053066" calcext:value-type="float">
            <text:p>0.586960346053066</text:p>
          </table:table-cell>
          <table:table-cell office:value-type="float" office:value="0.575868723388858" calcext:value-type="float">
            <text:p>0.575868723388858</text:p>
          </table:table-cell>
          <table:table-cell office:value-type="float" office:value="0.561802197669175" calcext:value-type="float">
            <text:p>0.561802197669175</text:p>
          </table:table-cell>
          <table:table-cell office:value-type="float" office:value="0.560839391751939" calcext:value-type="float">
            <text:p>0.560839391751939</text:p>
          </table:table-cell>
          <table:table-cell office:value-type="float" office:value="0.562242054285083" calcext:value-type="float">
            <text:p>0.562242054285083</text:p>
          </table:table-cell>
          <table:table-cell office:value-type="float" office:value="0.562762607492764" calcext:value-type="float">
            <text:p>0.562762607492764</text:p>
          </table:table-cell>
          <table:table-cell office:value-type="float" office:value="0.561959707320933" calcext:value-type="float">
            <text:p>0.561959707320933</text:p>
          </table:table-cell>
          <table:table-cell office:value-type="float" office:value="0.563166102847888" calcext:value-type="float">
            <text:p>0.563166102847888</text:p>
          </table:table-cell>
          <table:table-cell office:value-type="float" office:value="0.564394383574187" calcext:value-type="float">
            <text:p>0.564394383574187</text:p>
          </table:table-cell>
          <table:table-cell office:value-type="float" office:value="0.565280714366352" calcext:value-type="float">
            <text:p>0.565280714366352</text:p>
          </table:table-cell>
          <table:table-cell office:value-type="float" office:value="0.566900767435633" calcext:value-type="float">
            <text:p>0.566900767435633</text:p>
          </table:table-cell>
          <table:table-cell office:value-type="float" office:value="0.56695175378831" calcext:value-type="float">
            <text:p>0.56695175378831</text:p>
          </table:table-cell>
          <table:table-cell office:value-type="float" office:value="0.566187390473721" calcext:value-type="float">
            <text:p>0.566187390473721</text:p>
          </table:table-cell>
          <table:table-cell office:value-type="float" office:value="0.567665188091616" calcext:value-type="float">
            <text:p>0.567665188091616</text:p>
          </table:table-cell>
          <table:table-cell office:value-type="float" office:value="0.567757140585274" calcext:value-type="float">
            <text:p>0.567757140585274</text:p>
          </table:table-cell>
          <table:table-cell office:value-type="float" office:value="0.568349539223661" calcext:value-type="float">
            <text:p>0.568349539223661</text:p>
          </table:table-cell>
          <table:table-cell office:value-type="float" office:value="0.567801826542356" calcext:value-type="float">
            <text:p>0.567801826542356</text:p>
          </table:table-cell>
          <table:table-cell office:value-type="float" office:value="0.566589792607359" calcext:value-type="float">
            <text:p>0.566589792607359</text:p>
          </table:table-cell>
          <table:table-cell office:value-type="float" office:value="0.567448633789339" calcext:value-type="float">
            <text:p>0.567448633789339</text:p>
          </table:table-cell>
          <table:table-cell office:value-type="float" office:value="0.567352655570376" calcext:value-type="float">
            <text:p>0.567352655570376</text:p>
          </table:table-cell>
          <table:table-cell office:value-type="float" office:value="0.567411627530358" calcext:value-type="float">
            <text:p>0.567411627530358</text:p>
          </table:table-cell>
          <table:table-cell office:value-type="float" office:value="0.567224925246559" calcext:value-type="float">
            <text:p>0.567224925246559</text:p>
          </table:table-cell>
          <table:table-cell office:value-type="float" office:value="0.567632046748749" calcext:value-type="float">
            <text:p>0.567632046748749</text:p>
          </table:table-cell>
          <table:table-cell office:value-type="float" office:value="0.567432381440651" calcext:value-type="float">
            <text:p>0.567432381440651</text:p>
          </table:table-cell>
          <table:table-cell office:value-type="float" office:value="0.566445699890919" calcext:value-type="float">
            <text:p>0.566445699890919</text:p>
          </table:table-cell>
          <table:table-cell office:value-type="float" office:value="0.567761494788774" calcext:value-type="float">
            <text:p>0.567761494788774</text:p>
          </table:table-cell>
          <table:table-cell office:value-type="float" office:value="0.567467033846554" calcext:value-type="float">
            <text:p>0.567467033846554</text:p>
          </table:table-cell>
          <table:table-cell office:value-type="float" office:value="0.567171785956066" calcext:value-type="float">
            <text:p>0.567171785956066</text:p>
          </table:table-cell>
          <table:table-cell office:value-type="float" office:value="0.566164940535899" calcext:value-type="float">
            <text:p>0.566164940535899</text:p>
          </table:table-cell>
          <table:table-cell office:value-type="float" office:value="0.56734142504935" calcext:value-type="float">
            <text:p>0.56734142504935</text:p>
          </table:table-cell>
          <table:table-cell office:value-type="float" office:value="0.566685277821585" calcext:value-type="float">
            <text:p>0.566685277821585</text:p>
          </table:table-cell>
          <table:table-cell office:value-type="float" office:value="0.567199831587031" calcext:value-type="float">
            <text:p>0.567199831587031</text:p>
          </table:table-cell>
          <table:table-cell office:value-type="float" office:value="0.567166520859831" calcext:value-type="float">
            <text:p>0.567166520859831</text:p>
          </table:table-cell>
          <table:table-cell office:value-type="float" office:value="0.566883081186591" calcext:value-type="float">
            <text:p>0.566883081186591</text:p>
          </table:table-cell>
          <table:table-cell office:value-type="float" office:value="0.566972067507411" calcext:value-type="float">
            <text:p>0.566972067507411</text:p>
          </table:table-cell>
          <table:table-cell office:value-type="float" office:value="0.568023181486884" calcext:value-type="float">
            <text:p>0.568023181486884</text:p>
          </table:table-cell>
          <table:table-cell office:value-type="float" office:value="0.566413961421956" calcext:value-type="float">
            <text:p>0.566413961421956</text:p>
          </table:table-cell>
          <table:table-cell office:value-type="float" office:value="0.566914853743293" calcext:value-type="float">
            <text:p>0.566914853743293</text:p>
          </table:table-cell>
          <table:table-cell office:value-type="float" office:value="0.566821626553124" calcext:value-type="float">
            <text:p>0.566821626553124</text:p>
          </table:table-cell>
          <table:table-cell office:value-type="float" office:value="0.567916086506444" calcext:value-type="float">
            <text:p>0.567916086506444</text:p>
          </table:table-cell>
          <table:table-cell office:value-type="float" office:value="0.568089028706031" calcext:value-type="float">
            <text:p>0.568089028706031</text:p>
          </table:table-cell>
          <table:table-cell office:value-type="float" office:value="0.566808231136886" calcext:value-type="float">
            <text:p>0.566808231136886</text:p>
          </table:table-cell>
          <table:table-cell office:value-type="float" office:value="0.566441842904387" calcext:value-type="float">
            <text:p>0.566441842904387</text:p>
          </table:table-cell>
          <table:table-cell office:value-type="float" office:value="0.567301816525329" calcext:value-type="float">
            <text:p>0.567301816525329</text:p>
          </table:table-cell>
          <table:table-cell office:value-type="float" office:value="0.567267693947226" calcext:value-type="float">
            <text:p>0.567267693947226</text:p>
          </table:table-cell>
          <table:table-cell office:value-type="float" office:value="0.568123521237081" calcext:value-type="float">
            <text:p>0.568123521237081</text:p>
          </table:table-cell>
          <table:table-cell office:value-type="float" office:value="0.567310366477033" calcext:value-type="float">
            <text:p>0.567310366477033</text:p>
          </table:table-cell>
          <table:table-cell office:value-type="float" office:value="0.567116205558175" calcext:value-type="float">
            <text:p>0.567116205558175</text:p>
          </table:table-cell>
          <table:table-cell office:value-type="float" office:value="0.567241744668009" calcext:value-type="float">
            <text:p>0.567241744668009</text:p>
          </table:table-cell>
          <table:table-cell office:value-type="float" office:value="0.566593096290154" calcext:value-type="float">
            <text:p>0.566593096290154</text:p>
          </table:table-cell>
          <table:table-cell office:value-type="float" office:value="0.56660432984348" calcext:value-type="float">
            <text:p>0.56660432984348</text:p>
          </table:table-cell>
          <table:table-cell office:value-type="float" office:value="0.566663265096273" calcext:value-type="float">
            <text:p>0.566663265096273</text:p>
          </table:table-cell>
          <table:table-cell office:value-type="float" office:value="0.567472567245766" calcext:value-type="float">
            <text:p>0.567472567245766</text:p>
          </table:table-cell>
          <table:table-cell office:value-type="float" office:value="0.567279854808551" calcext:value-type="float">
            <text:p>0.567279854808551</text:p>
          </table:table-cell>
          <table:table-cell office:value-type="float" office:value="0.56681713125087" calcext:value-type="float">
            <text:p>0.56681713125087</text:p>
          </table:table-cell>
          <table:table-cell office:value-type="float" office:value="0.566607079017029" calcext:value-type="float">
            <text:p>0.566607079017029</text:p>
          </table:table-cell>
          <table:table-cell office:value-type="float" office:value="0.56718059674548" calcext:value-type="float">
            <text:p>0.56718059674548</text:p>
          </table:table-cell>
          <table:table-cell office:value-type="float" office:value="0.567437047894502" calcext:value-type="float">
            <text:p>0.567437047894502</text:p>
          </table:table-cell>
          <table:table-cell office:value-type="float" office:value="0.566112013918609" calcext:value-type="float">
            <text:p>0.566112013918609</text:p>
          </table:table-cell>
          <table:table-cell office:value-type="float" office:value="0.567172280144167" calcext:value-type="float">
            <text:p>0.567172280144167</text:p>
          </table:table-cell>
          <table:table-cell office:value-type="float" office:value="0.566523055323731" calcext:value-type="float">
            <text:p>0.566523055323731</text:p>
          </table:table-cell>
          <table:table-cell office:value-type="float" office:value="0.566080085105479" calcext:value-type="float">
            <text:p>0.566080085105479</text:p>
          </table:table-cell>
          <table:table-cell office:value-type="float" office:value="0.566836758895829" calcext:value-type="float">
            <text:p>0.566836758895829</text:p>
          </table:table-cell>
          <table:table-cell office:value-type="float" office:value="0.567010534610404" calcext:value-type="float">
            <text:p>0.567010534610404</text:p>
          </table:table-cell>
          <table:table-cell office:value-type="float" office:value="0.566384152945739" calcext:value-type="float">
            <text:p>0.566384152945739</text:p>
          </table:table-cell>
          <table:table-cell office:value-type="float" office:value="0.566871334998282" calcext:value-type="float">
            <text:p>0.566871334998282</text:p>
          </table:table-cell>
          <table:table-cell office:value-type="float" office:value="0.56711646007262" calcext:value-type="float">
            <text:p>0.56711646007262</text:p>
          </table:table-cell>
          <table:table-cell office:value-type="float" office:value="0.566929911622577" calcext:value-type="float">
            <text:p>0.566929911622577</text:p>
          </table:table-cell>
          <table:table-cell office:value-type="float" office:value="0.567270094795157" calcext:value-type="float">
            <text:p>0.567270094795157</text:p>
          </table:table-cell>
          <table:table-cell office:value-type="float" office:value="0.567107965352969" calcext:value-type="float">
            <text:p>0.567107965352969</text:p>
          </table:table-cell>
          <table:table-cell office:value-type="float" office:value="0.567160676559044" calcext:value-type="float">
            <text:p>0.567160676559044</text:p>
          </table:table-cell>
          <table:table-cell office:value-type="float" office:value="0.567130718046703" calcext:value-type="float">
            <text:p>0.567130718046703</text:p>
          </table:table-cell>
          <table:table-cell office:value-type="float" office:value="0.566967109381335" calcext:value-type="float">
            <text:p>0.566967109381335</text:p>
          </table:table-cell>
          <table:table-cell office:value-type="float" office:value="0.566894283710121" calcext:value-type="float">
            <text:p>0.566894283710121</text:p>
          </table:table-cell>
          <table:table-cell office:value-type="float" office:value="0.566715965777776" calcext:value-type="float">
            <text:p>0.566715965777776</text:p>
          </table:table-cell>
          <table:table-cell office:value-type="float" office:value="0.567416506242287" calcext:value-type="float">
            <text:p>0.567416506242287</text:p>
          </table:table-cell>
          <table:table-cell office:value-type="float" office:value="0.566824286401017" calcext:value-type="float">
            <text:p>0.566824286401017</text:p>
          </table:table-cell>
          <table:table-cell office:value-type="float" office:value="0.567601815595423" calcext:value-type="float">
            <text:p>0.567601815595423</text:p>
          </table:table-cell>
          <table:table-cell office:value-type="float" office:value="0.567647618828125" calcext:value-type="float">
            <text:p>0.567647618828125</text:p>
          </table:table-cell>
          <table:table-cell office:value-type="float" office:value="0.567110697103348" calcext:value-type="float">
            <text:p>0.567110697103348</text:p>
          </table:table-cell>
          <table:table-cell office:value-type="float" office:value="0.567911084850585" calcext:value-type="float">
            <text:p>0.567911084850585</text:p>
          </table:table-cell>
          <table:table-cell office:value-type="float" office:value="0.56659209331026" calcext:value-type="float">
            <text:p>0.56659209331026</text:p>
          </table:table-cell>
          <table:table-cell office:value-type="float" office:value="0.566966402617126" calcext:value-type="float">
            <text:p>0.566966402617126</text:p>
          </table:table-cell>
          <table:table-cell office:value-type="float" office:value="0.566785034206751" calcext:value-type="float">
            <text:p>0.566785034206751</text:p>
          </table:table-cell>
          <table:table-cell office:value-type="float" office:value="0.566457520674938" calcext:value-type="float">
            <text:p>0.566457520674938</text:p>
          </table:table-cell>
          <table:table-cell office:value-type="float" office:value="0.567171888551403" calcext:value-type="float">
            <text:p>0.567171888551403</text:p>
          </table:table-cell>
          <table:table-cell office:value-type="float" office:value="0.566738580442062" calcext:value-type="float">
            <text:p>0.566738580442062</text:p>
          </table:table-cell>
          <table:table-cell office:value-type="float" office:value="0.567142905590288" calcext:value-type="float">
            <text:p>0.567142905590288</text:p>
          </table:table-cell>
          <table:table-cell office:value-type="float" office:value="0.567358662527591" calcext:value-type="float">
            <text:p>0.567358662527591</text:p>
          </table:table-cell>
          <table:table-cell office:value-type="float" office:value="0.567109170115607" calcext:value-type="float">
            <text:p>0.567109170115607</text:p>
          </table:table-cell>
          <table:table-cell office:value-type="float" office:value="0.567365392076968" calcext:value-type="float">
            <text:p>0.567365392076968</text:p>
          </table:table-cell>
          <table:table-cell office:value-type="float" office:value="0.566423074767348" calcext:value-type="float">
            <text:p>0.566423074767348</text:p>
          </table:table-cell>
          <table:table-cell office:value-type="float" office:value="0.567255696918248" calcext:value-type="float">
            <text:p>0.567255696918248</text:p>
          </table:table-cell>
          <table:table-cell office:value-type="float" office:value="0.566686016023531" calcext:value-type="float">
            <text:p>0.566686016023531</text:p>
          </table:table-cell>
          <table:table-cell office:value-type="float" office:value="0.566767891341206" calcext:value-type="float">
            <text:p>0.566767891341206</text:p>
          </table:table-cell>
          <table:table-cell office:value-type="float" office:value="0.566749210350835" calcext:value-type="float">
            <text:p>0.566749210350835</text:p>
          </table:table-cell>
          <table:table-cell office:value-type="float" office:value="0.566886456283908" calcext:value-type="float">
            <text:p>0.566886456283908</text:p>
          </table:table-cell>
          <table:table-cell office:value-type="float" office:value="0.567112743603602" calcext:value-type="float">
            <text:p>0.567112743603602</text:p>
          </table:table-cell>
          <table:table-cell office:value-type="float" office:value="0.567072977791976" calcext:value-type="float">
            <text:p>0.567072977791976</text:p>
          </table:table-cell>
          <table:table-cell office:value-type="float" office:value="0.567104314504744" calcext:value-type="float">
            <text:p>0.567104314504744</text:p>
          </table:table-cell>
          <table:table-cell office:value-type="float" office:value="0.567361785788358" calcext:value-type="float">
            <text:p>0.567361785788358</text:p>
          </table:table-cell>
          <table:table-cell office:value-type="float" office:value="0.567431099189955" calcext:value-type="float">
            <text:p>0.56743109918995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2318627893041" calcext:value-type="float">
            <text:p>-0.212318627893041</text:p>
          </table:table-cell>
          <table:table-cell office:value-type="float" office:value="-0.212308367941891" calcext:value-type="float">
            <text:p>-0.212308367941891</text:p>
          </table:table-cell>
          <table:table-cell office:value-type="float" office:value="-0.212269797586156" calcext:value-type="float">
            <text:p>-0.212269797586156</text:p>
          </table:table-cell>
          <table:table-cell office:value-type="float" office:value="-0.212083298646989" calcext:value-type="float">
            <text:p>-0.212083298646989</text:p>
          </table:table-cell>
          <table:table-cell office:value-type="float" office:value="-0.212202599397562" calcext:value-type="float">
            <text:p>-0.212202599397562</text:p>
          </table:table-cell>
          <table:table-cell office:value-type="float" office:value="-0.211826089796614" calcext:value-type="float">
            <text:p>-0.211826089796614</text:p>
          </table:table-cell>
          <table:table-cell office:value-type="float" office:value="-0.21215262453875" calcext:value-type="float">
            <text:p>-0.21215262453875</text:p>
          </table:table-cell>
          <table:table-cell office:value-type="float" office:value="-0.212203924967813" calcext:value-type="float">
            <text:p>-0.212203924967813</text:p>
          </table:table-cell>
          <table:table-cell office:value-type="float" office:value="-0.212185999094857" calcext:value-type="float">
            <text:p>-0.212185999094857</text:p>
          </table:table-cell>
          <table:table-cell office:value-type="float" office:value="-0.212123756486636" calcext:value-type="float">
            <text:p>-0.212123756486636</text:p>
          </table:table-cell>
          <table:table-cell office:value-type="float" office:value="-0.211982588801254" calcext:value-type="float">
            <text:p>-0.211982588801254</text:p>
          </table:table-cell>
          <table:table-cell office:value-type="float" office:value="-0.212045649181524" calcext:value-type="float">
            <text:p>-0.212045649181524</text:p>
          </table:table-cell>
          <table:table-cell office:value-type="float" office:value="-0.212206952756308" calcext:value-type="float">
            <text:p>-0.212206952756308</text:p>
          </table:table-cell>
          <table:table-cell office:value-type="float" office:value="-0.212188174550767" calcext:value-type="float">
            <text:p>-0.212188174550767</text:p>
          </table:table-cell>
          <table:table-cell office:value-type="float" office:value="-0.212184798243482" calcext:value-type="float">
            <text:p>-0.212184798243482</text:p>
          </table:table-cell>
          <table:table-cell office:value-type="float" office:value="-0.212159819553876" calcext:value-type="float">
            <text:p>-0.212159819553876</text:p>
          </table:table-cell>
          <table:table-cell office:value-type="float" office:value="-0.212242314566538" calcext:value-type="float">
            <text:p>-0.212242314566538</text:p>
          </table:table-cell>
          <table:table-cell office:value-type="float" office:value="-0.211990954083789" calcext:value-type="float">
            <text:p>-0.211990954083789</text:p>
          </table:table-cell>
          <table:table-cell office:value-type="float" office:value="-0.21214954673169" calcext:value-type="float">
            <text:p>-0.21214954673169</text:p>
          </table:table-cell>
          <table:table-cell office:value-type="float" office:value="-0.2120973399571" calcext:value-type="float">
            <text:p>-0.2120973399571</text:p>
          </table:table-cell>
          <table:table-cell office:value-type="float" office:value="-0.212147710536022" calcext:value-type="float">
            <text:p>-0.212147710536022</text:p>
          </table:table-cell>
          <table:table-cell office:value-type="float" office:value="-0.212284845636078" calcext:value-type="float">
            <text:p>-0.212284845636078</text:p>
          </table:table-cell>
          <table:table-cell office:value-type="float" office:value="-0.212193347739359" calcext:value-type="float">
            <text:p>-0.212193347739359</text:p>
          </table:table-cell>
          <table:table-cell office:value-type="float" office:value="-0.21227575014332" calcext:value-type="float">
            <text:p>-0.21227575014332</text:p>
          </table:table-cell>
          <table:table-cell office:value-type="float" office:value="-0.212098824234023" calcext:value-type="float">
            <text:p>-0.212098824234023</text:p>
          </table:table-cell>
          <table:table-cell office:value-type="float" office:value="-0.212033091850581" calcext:value-type="float">
            <text:p>-0.212033091850581</text:p>
          </table:table-cell>
          <table:table-cell office:value-type="float" office:value="-0.212099725966366" calcext:value-type="float">
            <text:p>-0.212099725966366</text:p>
          </table:table-cell>
          <table:table-cell office:value-type="float" office:value="-0.211988560600297" calcext:value-type="float">
            <text:p>-0.211988560600297</text:p>
          </table:table-cell>
          <table:table-cell office:value-type="float" office:value="-0.211853340539775" calcext:value-type="float">
            <text:p>-0.211853340539775</text:p>
          </table:table-cell>
          <table:table-cell office:value-type="float" office:value="-0.211646292440208" calcext:value-type="float">
            <text:p>-0.211646292440208</text:p>
          </table:table-cell>
          <table:table-cell office:value-type="float" office:value="-0.211975113737246" calcext:value-type="float">
            <text:p>-0.211975113737246</text:p>
          </table:table-cell>
          <table:table-cell office:value-type="float" office:value="-0.212055737810579" calcext:value-type="float">
            <text:p>-0.212055737810579</text:p>
          </table:table-cell>
          <table:table-cell office:value-type="float" office:value="-0.212180233183016" calcext:value-type="float">
            <text:p>-0.212180233183016</text:p>
          </table:table-cell>
          <table:table-cell office:value-type="float" office:value="-0.212058868854378" calcext:value-type="float">
            <text:p>-0.212058868854378</text:p>
          </table:table-cell>
          <table:table-cell office:value-type="float" office:value="-0.21206706860803" calcext:value-type="float">
            <text:p>-0.21206706860803</text:p>
          </table:table-cell>
          <table:table-cell office:value-type="float" office:value="-0.212326190042486" calcext:value-type="float">
            <text:p>-0.212326190042486</text:p>
          </table:table-cell>
          <table:table-cell office:value-type="float" office:value="-0.212307451281087" calcext:value-type="float">
            <text:p>-0.212307451281087</text:p>
          </table:table-cell>
          <table:table-cell office:value-type="float" office:value="-0.212920287016187" calcext:value-type="float">
            <text:p>-0.212920287016187</text:p>
          </table:table-cell>
          <table:table-cell office:value-type="float" office:value="-0.212359145540842" calcext:value-type="float">
            <text:p>-0.212359145540842</text:p>
          </table:table-cell>
          <table:table-cell office:value-type="float" office:value="-0.21053768141335" calcext:value-type="float">
            <text:p>-0.21053768141335</text:p>
          </table:table-cell>
          <table:table-cell office:value-type="float" office:value="-0.207862144952139" calcext:value-type="float">
            <text:p>-0.207862144952139</text:p>
          </table:table-cell>
          <table:table-cell office:value-type="float" office:value="-0.204568429535071" calcext:value-type="float">
            <text:p>-0.204568429535071</text:p>
          </table:table-cell>
          <table:table-cell office:value-type="float" office:value="-0.20447168632039" calcext:value-type="float">
            <text:p>-0.20447168632039</text:p>
          </table:table-cell>
          <table:table-cell office:value-type="float" office:value="-0.209809121123524" calcext:value-type="float">
            <text:p>-0.209809121123524</text:p>
          </table:table-cell>
          <table:table-cell office:value-type="float" office:value="-0.220007877229892" calcext:value-type="float">
            <text:p>-0.220007877229892</text:p>
          </table:table-cell>
          <table:table-cell office:value-type="float" office:value="-0.264979796307501" calcext:value-type="float">
            <text:p>-0.264979796307501</text:p>
          </table:table-cell>
          <table:table-cell office:value-type="float" office:value="-0.266370885963596" calcext:value-type="float">
            <text:p>-0.266370885963596</text:p>
          </table:table-cell>
          <table:table-cell office:value-type="float" office:value="-0.257874879539938" calcext:value-type="float">
            <text:p>-0.257874879539938</text:p>
          </table:table-cell>
          <table:table-cell office:value-type="float" office:value="-0.256811104684853" calcext:value-type="float">
            <text:p>-0.256811104684853</text:p>
          </table:table-cell>
          <table:table-cell office:value-type="float" office:value="-0.264790732034341" calcext:value-type="float">
            <text:p>-0.264790732034341</text:p>
          </table:table-cell>
          <table:table-cell office:value-type="float" office:value="-0.236519878321207" calcext:value-type="float">
            <text:p>-0.236519878321207</text:p>
          </table:table-cell>
          <table:table-cell office:value-type="float" office:value="-0.236976597891602" calcext:value-type="float">
            <text:p>-0.236976597891602</text:p>
          </table:table-cell>
          <table:table-cell office:value-type="float" office:value="-0.243787944119997" calcext:value-type="float">
            <text:p>-0.243787944119997</text:p>
          </table:table-cell>
          <table:table-cell office:value-type="float" office:value="-0.242428540574519" calcext:value-type="float">
            <text:p>-0.242428540574519</text:p>
          </table:table-cell>
          <table:table-cell office:value-type="float" office:value="-0.240620833851758" calcext:value-type="float">
            <text:p>-0.240620833851758</text:p>
          </table:table-cell>
          <table:table-cell office:value-type="float" office:value="-0.238660840368387" calcext:value-type="float">
            <text:p>-0.238660840368387</text:p>
          </table:table-cell>
          <table:table-cell office:value-type="float" office:value="-0.220863916474877" calcext:value-type="float">
            <text:p>-0.220863916474877</text:p>
          </table:table-cell>
          <table:table-cell office:value-type="float" office:value="-0.212543345820991" calcext:value-type="float">
            <text:p>-0.212543345820991</text:p>
          </table:table-cell>
          <table:table-cell office:value-type="float" office:value="-0.212190925883786" calcext:value-type="float">
            <text:p>-0.212190925883786</text:p>
          </table:table-cell>
          <table:table-cell office:value-type="float" office:value="-0.209660251985601" calcext:value-type="float">
            <text:p>-0.209660251985601</text:p>
          </table:table-cell>
          <table:table-cell office:value-type="float" office:value="-0.204748150677346" calcext:value-type="float">
            <text:p>-0.204748150677346</text:p>
          </table:table-cell>
          <table:table-cell office:value-type="float" office:value="-0.201712622274093" calcext:value-type="float">
            <text:p>-0.201712622274093</text:p>
          </table:table-cell>
          <table:table-cell office:value-type="float" office:value="-0.200826496191406" calcext:value-type="float">
            <text:p>-0.200826496191406</text:p>
          </table:table-cell>
          <table:table-cell office:value-type="float" office:value="-0.203869549713339" calcext:value-type="float">
            <text:p>-0.203869549713339</text:p>
          </table:table-cell>
          <table:table-cell office:value-type="float" office:value="-0.206559205782959" calcext:value-type="float">
            <text:p>-0.206559205782959</text:p>
          </table:table-cell>
          <table:table-cell office:value-type="float" office:value="-0.210223354132988" calcext:value-type="float">
            <text:p>-0.210223354132988</text:p>
          </table:table-cell>
          <table:table-cell office:value-type="float" office:value="-0.212183155494924" calcext:value-type="float">
            <text:p>-0.212183155494924</text:p>
          </table:table-cell>
          <table:table-cell office:value-type="float" office:value="-0.213487896710257" calcext:value-type="float">
            <text:p>-0.213487896710257</text:p>
          </table:table-cell>
          <table:table-cell office:value-type="float" office:value="-0.214086447704405" calcext:value-type="float">
            <text:p>-0.214086447704405</text:p>
          </table:table-cell>
          <table:table-cell office:value-type="float" office:value="-0.213935457871479" calcext:value-type="float">
            <text:p>-0.213935457871479</text:p>
          </table:table-cell>
          <table:table-cell office:value-type="float" office:value="-0.207655996434084" calcext:value-type="float">
            <text:p>-0.207655996434084</text:p>
          </table:table-cell>
          <table:table-cell office:value-type="float" office:value="-0.202465109543408" calcext:value-type="float">
            <text:p>-0.202465109543408</text:p>
          </table:table-cell>
          <table:table-cell office:value-type="float" office:value="-0.209713568738161" calcext:value-type="float">
            <text:p>-0.209713568738161</text:p>
          </table:table-cell>
          <table:table-cell office:value-type="float" office:value="-0.224699217769871" calcext:value-type="float">
            <text:p>-0.224699217769871</text:p>
          </table:table-cell>
          <table:table-cell office:value-type="float" office:value="-0.240616956924693" calcext:value-type="float">
            <text:p>-0.240616956924693</text:p>
          </table:table-cell>
          <table:table-cell office:value-type="float" office:value="-0.245946357600667" calcext:value-type="float">
            <text:p>-0.245946357600667</text:p>
          </table:table-cell>
          <table:table-cell office:value-type="float" office:value="-0.248502035057502" calcext:value-type="float">
            <text:p>-0.248502035057502</text:p>
          </table:table-cell>
          <table:table-cell office:value-type="float" office:value="-0.24700008171583" calcext:value-type="float">
            <text:p>-0.24700008171583</text:p>
          </table:table-cell>
          <table:table-cell office:value-type="float" office:value="-0.268168312940177" calcext:value-type="float">
            <text:p>-0.268168312940177</text:p>
          </table:table-cell>
          <table:table-cell office:value-type="float" office:value="-0.2124848523007" calcext:value-type="float">
            <text:p>-0.2124848523007</text:p>
          </table:table-cell>
          <table:table-cell office:value-type="float" office:value="-0.213760569508483" calcext:value-type="float">
            <text:p>-0.213760569508483</text:p>
          </table:table-cell>
          <table:table-cell office:value-type="float" office:value="-0.214096279356674" calcext:value-type="float">
            <text:p>-0.214096279356674</text:p>
          </table:table-cell>
          <table:table-cell office:value-type="float" office:value="-0.211903067468186" calcext:value-type="float">
            <text:p>-0.211903067468186</text:p>
          </table:table-cell>
          <table:table-cell office:value-type="float" office:value="-0.213542719131871" calcext:value-type="float">
            <text:p>-0.213542719131871</text:p>
          </table:table-cell>
          <table:table-cell office:value-type="float" office:value="-0.21720484578804" calcext:value-type="float">
            <text:p>-0.21720484578804</text:p>
          </table:table-cell>
          <table:table-cell office:value-type="float" office:value="-0.216458023914299" calcext:value-type="float">
            <text:p>-0.216458023914299</text:p>
          </table:table-cell>
          <table:table-cell office:value-type="float" office:value="-0.213341238522298" calcext:value-type="float">
            <text:p>-0.213341238522298</text:p>
          </table:table-cell>
          <table:table-cell office:value-type="float" office:value="-0.213133178271131" calcext:value-type="float">
            <text:p>-0.213133178271131</text:p>
          </table:table-cell>
          <table:table-cell office:value-type="float" office:value="-0.208939455122024" calcext:value-type="float">
            <text:p>-0.208939455122024</text:p>
          </table:table-cell>
          <table:table-cell office:value-type="float" office:value="-0.206781104731108" calcext:value-type="float">
            <text:p>-0.206781104731108</text:p>
          </table:table-cell>
          <table:table-cell office:value-type="float" office:value="-0.208808680509282" calcext:value-type="float">
            <text:p>-0.208808680509282</text:p>
          </table:table-cell>
          <table:table-cell office:value-type="float" office:value="-0.213094594651076" calcext:value-type="float">
            <text:p>-0.213094594651076</text:p>
          </table:table-cell>
          <table:table-cell office:value-type="float" office:value="-0.213938081322537" calcext:value-type="float">
            <text:p>-0.213938081322537</text:p>
          </table:table-cell>
          <table:table-cell office:value-type="float" office:value="-0.215478699130854" calcext:value-type="float">
            <text:p>-0.215478699130854</text:p>
          </table:table-cell>
          <table:table-cell office:value-type="float" office:value="-0.215187891087481" calcext:value-type="float">
            <text:p>-0.215187891087481</text:p>
          </table:table-cell>
          <table:table-cell office:value-type="float" office:value="-0.214503382575172" calcext:value-type="float">
            <text:p>-0.214503382575172</text:p>
          </table:table-cell>
          <table:table-cell office:value-type="float" office:value="-0.216454347092675" calcext:value-type="float">
            <text:p>-0.216454347092675</text:p>
          </table:table-cell>
          <table:table-cell office:value-type="float" office:value="-0.217947012804197" calcext:value-type="float">
            <text:p>-0.217947012804197</text:p>
          </table:table-cell>
          <table:table-cell office:value-type="float" office:value="-0.217323901508014" calcext:value-type="float">
            <text:p>-0.217323901508014</text:p>
          </table:table-cell>
          <table:table-cell office:value-type="float" office:value="-0.216039966648445" calcext:value-type="float">
            <text:p>-0.216039966648445</text:p>
          </table:table-cell>
          <table:table-cell office:value-type="float" office:value="-0.216954222968575" calcext:value-type="float">
            <text:p>-0.216954222968575</text:p>
          </table:table-cell>
          <table:table-cell office:value-type="float" office:value="-0.217771431684164" calcext:value-type="float">
            <text:p>-0.217771431684164</text:p>
          </table:table-cell>
          <table:table-cell office:value-type="float" office:value="-0.216917490618028" calcext:value-type="float">
            <text:p>-0.216917490618028</text:p>
          </table:table-cell>
          <table:table-cell office:value-type="float" office:value="-0.214958184034214" calcext:value-type="float">
            <text:p>-0.214958184034214</text:p>
          </table:table-cell>
          <table:table-cell office:value-type="float" office:value="-0.213104715611619" calcext:value-type="float">
            <text:p>-0.213104715611619</text:p>
          </table:table-cell>
          <table:table-cell office:value-type="float" office:value="-0.209034590434326" calcext:value-type="float">
            <text:p>-0.209034590434326</text:p>
          </table:table-cell>
          <table:table-cell office:value-type="float" office:value="-0.206549326578308" calcext:value-type="float">
            <text:p>-0.206549326578308</text:p>
          </table:table-cell>
          <table:table-cell office:value-type="float" office:value="-0.218758547500699" calcext:value-type="float">
            <text:p>-0.218758547500699</text:p>
          </table:table-cell>
          <table:table-cell office:value-type="float" office:value="-0.242927958039526" calcext:value-type="float">
            <text:p>-0.242927958039526</text:p>
          </table:table-cell>
          <table:table-cell office:value-type="float" office:value="-0.249629079865397" calcext:value-type="float">
            <text:p>-0.249629079865397</text:p>
          </table:table-cell>
          <table:table-cell office:value-type="float" office:value="-0.249867567499856" calcext:value-type="float">
            <text:p>-0.249867567499856</text:p>
          </table:table-cell>
          <table:table-cell office:value-type="float" office:value="-0.244307912614488" calcext:value-type="float">
            <text:p>-0.244307912614488</text:p>
          </table:table-cell>
          <table:table-cell office:value-type="float" office:value="-0.244895956914375" calcext:value-type="float">
            <text:p>-0.244895956914375</text:p>
          </table:table-cell>
          <table:table-cell office:value-type="float" office:value="-0.218439942561407" calcext:value-type="float">
            <text:p>-0.218439942561407</text:p>
          </table:table-cell>
          <table:table-cell office:value-type="float" office:value="-0.218172045026785" calcext:value-type="float">
            <text:p>-0.218172045026785</text:p>
          </table:table-cell>
          <table:table-cell office:value-type="float" office:value="-0.221667656967572" calcext:value-type="float">
            <text:p>-0.221667656967572</text:p>
          </table:table-cell>
          <table:table-cell office:value-type="float" office:value="-0.224001449476056" calcext:value-type="float">
            <text:p>-0.224001449476056</text:p>
          </table:table-cell>
          <table:table-cell office:value-type="float" office:value="-0.223688057490273" calcext:value-type="float">
            <text:p>-0.223688057490273</text:p>
          </table:table-cell>
          <table:table-cell office:value-type="float" office:value="-0.224177546830803" calcext:value-type="float">
            <text:p>-0.224177546830803</text:p>
          </table:table-cell>
          <table:table-cell office:value-type="float" office:value="-0.22407816434118" calcext:value-type="float">
            <text:p>-0.22407816434118</text:p>
          </table:table-cell>
          <table:table-cell office:value-type="float" office:value="-0.221940208061729" calcext:value-type="float">
            <text:p>-0.221940208061729</text:p>
          </table:table-cell>
          <table:table-cell office:value-type="float" office:value="-0.217344045083137" calcext:value-type="float">
            <text:p>-0.217344045083137</text:p>
          </table:table-cell>
          <table:table-cell office:value-type="float" office:value="-0.211274368646187" calcext:value-type="float">
            <text:p>-0.211274368646187</text:p>
          </table:table-cell>
          <table:table-cell office:value-type="float" office:value="-0.207431899835129" calcext:value-type="float">
            <text:p>-0.207431899835129</text:p>
          </table:table-cell>
          <table:table-cell office:value-type="float" office:value="-0.204391947977327" calcext:value-type="float">
            <text:p>-0.204391947977327</text:p>
          </table:table-cell>
          <table:table-cell office:value-type="float" office:value="-0.206265033879183" calcext:value-type="float">
            <text:p>-0.206265033879183</text:p>
          </table:table-cell>
          <table:table-cell office:value-type="float" office:value="-0.208692275948434" calcext:value-type="float">
            <text:p>-0.208692275948434</text:p>
          </table:table-cell>
          <table:table-cell office:value-type="float" office:value="-0.203164319976292" calcext:value-type="float">
            <text:p>-0.203164319976292</text:p>
          </table:table-cell>
          <table:table-cell office:value-type="float" office:value="-0.202231253815893" calcext:value-type="float">
            <text:p>-0.202231253815893</text:p>
          </table:table-cell>
          <table:table-cell office:value-type="float" office:value="-0.211256196760918" calcext:value-type="float">
            <text:p>-0.211256196760918</text:p>
          </table:table-cell>
          <table:table-cell office:value-type="float" office:value="-0.214681973847013" calcext:value-type="float">
            <text:p>-0.214681973847013</text:p>
          </table:table-cell>
          <table:table-cell office:value-type="float" office:value="-0.215004680602343" calcext:value-type="float">
            <text:p>-0.215004680602343</text:p>
          </table:table-cell>
          <table:table-cell office:value-type="float" office:value="-0.217312951611331" calcext:value-type="float">
            <text:p>-0.217312951611331</text:p>
          </table:table-cell>
          <table:table-cell office:value-type="float" office:value="-0.218525488154541" calcext:value-type="float">
            <text:p>-0.218525488154541</text:p>
          </table:table-cell>
          <table:table-cell office:value-type="float" office:value="-0.219033828789057" calcext:value-type="float">
            <text:p>-0.219033828789057</text:p>
          </table:table-cell>
          <table:table-cell office:value-type="float" office:value="-0.217315137144179" calcext:value-type="float">
            <text:p>-0.217315137144179</text:p>
          </table:table-cell>
          <table:table-cell office:value-type="float" office:value="-0.214987954452331" calcext:value-type="float">
            <text:p>-0.214987954452331</text:p>
          </table:table-cell>
          <table:table-cell office:value-type="float" office:value="-0.209837940845691" calcext:value-type="float">
            <text:p>-0.209837940845691</text:p>
          </table:table-cell>
          <table:table-cell office:value-type="float" office:value="-0.229832083453019" calcext:value-type="float">
            <text:p>-0.229832083453019</text:p>
          </table:table-cell>
          <table:table-cell office:value-type="float" office:value="-0.24377990075002" calcext:value-type="float">
            <text:p>-0.24377990075002</text:p>
          </table:table-cell>
          <table:table-cell office:value-type="float" office:value="-0.253342006235563" calcext:value-type="float">
            <text:p>-0.253342006235563</text:p>
          </table:table-cell>
          <table:table-cell office:value-type="float" office:value="-0.257057143366423" calcext:value-type="float">
            <text:p>-0.257057143366423</text:p>
          </table:table-cell>
          <table:table-cell office:value-type="float" office:value="-0.275586275911139" calcext:value-type="float">
            <text:p>-0.275586275911139</text:p>
          </table:table-cell>
          <table:table-cell office:value-type="float" office:value="-0.203949667656903" calcext:value-type="float">
            <text:p>-0.203949667656903</text:p>
          </table:table-cell>
          <table:table-cell office:value-type="float" office:value="-0.205844561656351" calcext:value-type="float">
            <text:p>-0.205844561656351</text:p>
          </table:table-cell>
          <table:table-cell office:value-type="float" office:value="-0.203441579065856" calcext:value-type="float">
            <text:p>-0.203441579065856</text:p>
          </table:table-cell>
          <table:table-cell office:value-type="float" office:value="-0.206587842940155" calcext:value-type="float">
            <text:p>-0.206587842940155</text:p>
          </table:table-cell>
          <table:table-cell office:value-type="float" office:value="-0.206843022954013" calcext:value-type="float">
            <text:p>-0.206843022954013</text:p>
          </table:table-cell>
          <table:table-cell office:value-type="float" office:value="-0.205817163095959" calcext:value-type="float">
            <text:p>-0.205817163095959</text:p>
          </table:table-cell>
          <table:table-cell office:value-type="float" office:value="-0.205243044598978" calcext:value-type="float">
            <text:p>-0.205243044598978</text:p>
          </table:table-cell>
          <table:table-cell office:value-type="float" office:value="-0.210928398928523" calcext:value-type="float">
            <text:p>-0.210928398928523</text:p>
          </table:table-cell>
          <table:table-cell office:value-type="float" office:value="-0.207444866793504" calcext:value-type="float">
            <text:p>-0.207444866793504</text:p>
          </table:table-cell>
          <table:table-cell office:value-type="float" office:value="-0.206757683329525" calcext:value-type="float">
            <text:p>-0.206757683329525</text:p>
          </table:table-cell>
          <table:table-cell office:value-type="float" office:value="-0.201881150528183" calcext:value-type="float">
            <text:p>-0.201881150528183</text:p>
          </table:table-cell>
          <table:table-cell office:value-type="float" office:value="-0.200426831052016" calcext:value-type="float">
            <text:p>-0.200426831052016</text:p>
          </table:table-cell>
          <table:table-cell office:value-type="float" office:value="-0.19882988635519" calcext:value-type="float">
            <text:p>-0.19882988635519</text:p>
          </table:table-cell>
          <table:table-cell office:value-type="float" office:value="-0.183354452261104" calcext:value-type="float">
            <text:p>-0.183354452261104</text:p>
          </table:table-cell>
          <table:table-cell office:value-type="float" office:value="-0.186281711881843" calcext:value-type="float">
            <text:p>-0.186281711881843</text:p>
          </table:table-cell>
          <table:table-cell office:value-type="float" office:value="-0.19219149826239" calcext:value-type="float">
            <text:p>-0.19219149826239</text:p>
          </table:table-cell>
          <table:table-cell office:value-type="float" office:value="-0.198766072671879" calcext:value-type="float">
            <text:p>-0.198766072671879</text:p>
          </table:table-cell>
          <table:table-cell office:value-type="float" office:value="-0.201149111360369" calcext:value-type="float">
            <text:p>-0.201149111360369</text:p>
          </table:table-cell>
          <table:table-cell office:value-type="float" office:value="-0.200334489172717" calcext:value-type="float">
            <text:p>-0.200334489172717</text:p>
          </table:table-cell>
          <table:table-cell office:value-type="float" office:value="-0.198186334665234" calcext:value-type="float">
            <text:p>-0.198186334665234</text:p>
          </table:table-cell>
          <table:table-cell office:value-type="float" office:value="-0.195327768660388" calcext:value-type="float">
            <text:p>-0.195327768660388</text:p>
          </table:table-cell>
          <table:table-cell office:value-type="float" office:value="-0.190055898696233" calcext:value-type="float">
            <text:p>-0.190055898696233</text:p>
          </table:table-cell>
          <table:table-cell office:value-type="float" office:value="-0.196038864504332" calcext:value-type="float">
            <text:p>-0.196038864504332</text:p>
          </table:table-cell>
          <table:table-cell office:value-type="float" office:value="-0.238819233568256" calcext:value-type="float">
            <text:p>-0.238819233568256</text:p>
          </table:table-cell>
          <table:table-cell office:value-type="float" office:value="-0.248831422114347" calcext:value-type="float">
            <text:p>-0.248831422114347</text:p>
          </table:table-cell>
          <table:table-cell office:value-type="float" office:value="-0.253430322490814" calcext:value-type="float">
            <text:p>-0.253430322490814</text:p>
          </table:table-cell>
          <table:table-cell office:value-type="float" office:value="-0.253848424979557" calcext:value-type="float">
            <text:p>-0.253848424979557</text:p>
          </table:table-cell>
          <table:table-cell office:value-type="float" office:value="-0.25625745051735" calcext:value-type="float">
            <text:p>-0.25625745051735</text:p>
          </table:table-cell>
          <table:table-cell office:value-type="float" office:value="-0.260097009528042" calcext:value-type="float">
            <text:p>-0.260097009528042</text:p>
          </table:table-cell>
          <table:table-cell office:value-type="float" office:value="-0.260802272086934" calcext:value-type="float">
            <text:p>-0.260802272086934</text:p>
          </table:table-cell>
          <table:table-cell office:value-type="float" office:value="-0.26587796639965" calcext:value-type="float">
            <text:p>-0.26587796639965</text:p>
          </table:table-cell>
          <table:table-cell office:value-type="float" office:value="-0.263565809143236" calcext:value-type="float">
            <text:p>-0.263565809143236</text:p>
          </table:table-cell>
          <table:table-cell office:value-type="float" office:value="-0.208222745916109" calcext:value-type="float">
            <text:p>-0.208222745916109</text:p>
          </table:table-cell>
          <table:table-cell office:value-type="float" office:value="-0.208827737011466" calcext:value-type="float">
            <text:p>-0.208827737011466</text:p>
          </table:table-cell>
          <table:table-cell office:value-type="float" office:value="-0.20861674774546" calcext:value-type="float">
            <text:p>-0.20861674774546</text:p>
          </table:table-cell>
          <table:table-cell office:value-type="float" office:value="-0.20923387675561" calcext:value-type="float">
            <text:p>-0.20923387675561</text:p>
          </table:table-cell>
          <table:table-cell office:value-type="float" office:value="-0.21048132840363" calcext:value-type="float">
            <text:p>-0.21048132840363</text:p>
          </table:table-cell>
          <table:table-cell office:value-type="float" office:value="-0.211769353835189" calcext:value-type="float">
            <text:p>-0.211769353835189</text:p>
          </table:table-cell>
          <table:table-cell office:value-type="float" office:value="-0.21008630559003" calcext:value-type="float">
            <text:p>-0.21008630559003</text:p>
          </table:table-cell>
          <table:table-cell office:value-type="float" office:value="-0.207029636612879" calcext:value-type="float">
            <text:p>-0.207029636612879</text:p>
          </table:table-cell>
          <table:table-cell office:value-type="float" office:value="-0.201750232194434" calcext:value-type="float">
            <text:p>-0.201750232194434</text:p>
          </table:table-cell>
          <table:table-cell office:value-type="float" office:value="-0.200088312067327" calcext:value-type="float">
            <text:p>-0.200088312067327</text:p>
          </table:table-cell>
          <table:table-cell office:value-type="float" office:value="-0.199154525022737" calcext:value-type="float">
            <text:p>-0.199154525022737</text:p>
          </table:table-cell>
          <table:table-cell office:value-type="float" office:value="-0.199940482708825" calcext:value-type="float">
            <text:p>-0.199940482708825</text:p>
          </table:table-cell>
          <table:table-cell office:value-type="float" office:value="-0.203654645826823" calcext:value-type="float">
            <text:p>-0.203654645826823</text:p>
          </table:table-cell>
          <table:table-cell office:value-type="float" office:value="-0.203369153903553" calcext:value-type="float">
            <text:p>-0.203369153903553</text:p>
          </table:table-cell>
          <table:table-cell office:value-type="float" office:value="-0.204615691028668" calcext:value-type="float">
            <text:p>-0.204615691028668</text:p>
          </table:table-cell>
          <table:table-cell office:value-type="float" office:value="-0.199118775741565" calcext:value-type="float">
            <text:p>-0.199118775741565</text:p>
          </table:table-cell>
          <table:table-cell office:value-type="float" office:value="-0.198105323455263" calcext:value-type="float">
            <text:p>-0.198105323455263</text:p>
          </table:table-cell>
          <table:table-cell office:value-type="float" office:value="-0.200486625673747" calcext:value-type="float">
            <text:p>-0.200486625673747</text:p>
          </table:table-cell>
          <table:table-cell office:value-type="float" office:value="-0.207196953358863" calcext:value-type="float">
            <text:p>-0.207196953358863</text:p>
          </table:table-cell>
          <table:table-cell office:value-type="float" office:value="-0.210850619490928" calcext:value-type="float">
            <text:p>-0.210850619490928</text:p>
          </table:table-cell>
          <table:table-cell office:value-type="float" office:value="-0.210130205357407" calcext:value-type="float">
            <text:p>-0.210130205357407</text:p>
          </table:table-cell>
          <table:table-cell office:value-type="float" office:value="-0.209608975018503" calcext:value-type="float">
            <text:p>-0.209608975018503</text:p>
          </table:table-cell>
          <table:table-cell office:value-type="float" office:value="-0.208140620366429" calcext:value-type="float">
            <text:p>-0.208140620366429</text:p>
          </table:table-cell>
          <table:table-cell office:value-type="float" office:value="-0.205154592614667" calcext:value-type="float">
            <text:p>-0.205154592614667</text:p>
          </table:table-cell>
          <table:table-cell office:value-type="float" office:value="-0.199389711192396" calcext:value-type="float">
            <text:p>-0.199389711192396</text:p>
          </table:table-cell>
          <table:table-cell office:value-type="float" office:value="-0.214908838640883" calcext:value-type="float">
            <text:p>-0.214908838640883</text:p>
          </table:table-cell>
          <table:table-cell office:value-type="float" office:value="-0.225990389194761" calcext:value-type="float">
            <text:p>-0.225990389194761</text:p>
          </table:table-cell>
          <table:table-cell office:value-type="float" office:value="-0.243066112334481" calcext:value-type="float">
            <text:p>-0.243066112334481</text:p>
          </table:table-cell>
          <table:table-cell office:value-type="float" office:value="-0.246911461739402" calcext:value-type="float">
            <text:p>-0.246911461739402</text:p>
          </table:table-cell>
          <table:table-cell office:value-type="float" office:value="-0.247583939486154" calcext:value-type="float">
            <text:p>-0.247583939486154</text:p>
          </table:table-cell>
          <table:table-cell office:value-type="float" office:value="-0.250112940514138" calcext:value-type="float">
            <text:p>-0.250112940514138</text:p>
          </table:table-cell>
          <table:table-cell office:value-type="float" office:value="-0.254053108480944" calcext:value-type="float">
            <text:p>-0.254053108480944</text:p>
          </table:table-cell>
          <table:table-cell office:value-type="float" office:value="-0.257938955294996" calcext:value-type="float">
            <text:p>-0.257938955294996</text:p>
          </table:table-cell>
          <table:table-cell office:value-type="float" office:value="-0.259799721471596" calcext:value-type="float">
            <text:p>-0.259799721471596</text:p>
          </table:table-cell>
          <table:table-cell office:value-type="float" office:value="-0.258093162628453" calcext:value-type="float">
            <text:p>-0.258093162628453</text:p>
          </table:table-cell>
          <table:table-cell office:value-type="float" office:value="-0.200779590767952" calcext:value-type="float">
            <text:p>-0.200779590767952</text:p>
          </table:table-cell>
          <table:table-cell office:value-type="float" office:value="-0.202993072375588" calcext:value-type="float">
            <text:p>-0.202993072375588</text:p>
          </table:table-cell>
          <table:table-cell office:value-type="float" office:value="-0.205680130229598" calcext:value-type="float">
            <text:p>-0.205680130229598</text:p>
          </table:table-cell>
          <table:table-cell office:value-type="float" office:value="-0.206379222607878" calcext:value-type="float">
            <text:p>-0.206379222607878</text:p>
          </table:table-cell>
          <table:table-cell office:value-type="float" office:value="-0.206433013699401" calcext:value-type="float">
            <text:p>-0.206433013699401</text:p>
          </table:table-cell>
          <table:table-cell office:value-type="float" office:value="-0.205238349201528" calcext:value-type="float">
            <text:p>-0.205238349201528</text:p>
          </table:table-cell>
          <table:table-cell office:value-type="float" office:value="-0.204826789826434" calcext:value-type="float">
            <text:p>-0.204826789826434</text:p>
          </table:table-cell>
          <table:table-cell office:value-type="float" office:value="-0.205275511510881" calcext:value-type="float">
            <text:p>-0.205275511510881</text:p>
          </table:table-cell>
          <table:table-cell office:value-type="float" office:value="-0.194387869670991" calcext:value-type="float">
            <text:p>-0.194387869670991</text:p>
          </table:table-cell>
          <table:table-cell office:value-type="float" office:value="-0.191860091764313" calcext:value-type="float">
            <text:p>-0.191860091764313</text:p>
          </table:table-cell>
          <table:table-cell office:value-type="float" office:value="-0.194457282513656" calcext:value-type="float">
            <text:p>-0.194457282513656</text:p>
          </table:table-cell>
          <table:table-cell office:value-type="float" office:value="-0.196627400464124" calcext:value-type="float">
            <text:p>-0.196627400464124</text:p>
          </table:table-cell>
          <table:table-cell office:value-type="float" office:value="-0.197944481566256" calcext:value-type="float">
            <text:p>-0.197944481566256</text:p>
          </table:table-cell>
          <table:table-cell office:value-type="float" office:value="-0.19755218835829" calcext:value-type="float">
            <text:p>-0.19755218835829</text:p>
          </table:table-cell>
          <table:table-cell office:value-type="float" office:value="-0.194379991886569" calcext:value-type="float">
            <text:p>-0.194379991886569</text:p>
          </table:table-cell>
          <table:table-cell office:value-type="float" office:value="-0.193050791146207" calcext:value-type="float">
            <text:p>-0.193050791146207</text:p>
          </table:table-cell>
          <table:table-cell office:value-type="float" office:value="-0.183956385502737" calcext:value-type="float">
            <text:p>-0.183956385502737</text:p>
          </table:table-cell>
          <table:table-cell office:value-type="float" office:value="-0.188028544002807" calcext:value-type="float">
            <text:p>-0.188028544002807</text:p>
          </table:table-cell>
          <table:table-cell office:value-type="float" office:value="-0.1910425732059" calcext:value-type="float">
            <text:p>-0.1910425732059</text:p>
          </table:table-cell>
          <table:table-cell office:value-type="float" office:value="-0.198339946881224" calcext:value-type="float">
            <text:p>-0.198339946881224</text:p>
          </table:table-cell>
          <table:table-cell office:value-type="float" office:value="-0.200253540191265" calcext:value-type="float">
            <text:p>-0.200253540191265</text:p>
          </table:table-cell>
          <table:table-cell office:value-type="float" office:value="-0.201214486137546" calcext:value-type="float">
            <text:p>-0.201214486137546</text:p>
          </table:table-cell>
          <table:table-cell office:value-type="float" office:value="-0.199647489671793" calcext:value-type="float">
            <text:p>-0.199647489671793</text:p>
          </table:table-cell>
          <table:table-cell office:value-type="float" office:value="-0.197159735621524" calcext:value-type="float">
            <text:p>-0.197159735621524</text:p>
          </table:table-cell>
          <table:table-cell office:value-type="float" office:value="-0.192561508013591" calcext:value-type="float">
            <text:p>-0.192561508013591</text:p>
          </table:table-cell>
          <table:table-cell office:value-type="float" office:value="-0.19013180834212" calcext:value-type="float">
            <text:p>-0.19013180834212</text:p>
          </table:table-cell>
          <table:table-cell office:value-type="float" office:value="-0.200467936687166" calcext:value-type="float">
            <text:p>-0.200467936687166</text:p>
          </table:table-cell>
          <table:table-cell office:value-type="float" office:value="-0.224932689941042" calcext:value-type="float">
            <text:p>-0.224932689941042</text:p>
          </table:table-cell>
          <table:table-cell office:value-type="float" office:value="-0.238625274334124" calcext:value-type="float">
            <text:p>-0.238625274334124</text:p>
          </table:table-cell>
          <table:table-cell office:value-type="float" office:value="-0.242218213003725" calcext:value-type="float">
            <text:p>-0.242218213003725</text:p>
          </table:table-cell>
          <table:table-cell office:value-type="float" office:value="-0.244678487613522" calcext:value-type="float">
            <text:p>-0.244678487613522</text:p>
          </table:table-cell>
          <table:table-cell office:value-type="float" office:value="-0.245920345918257" calcext:value-type="float">
            <text:p>-0.245920345918257</text:p>
          </table:table-cell>
          <table:table-cell office:value-type="float" office:value="-0.246790326928671" calcext:value-type="float">
            <text:p>-0.246790326928671</text:p>
          </table:table-cell>
          <table:table-cell office:value-type="float" office:value="-0.250247094930871" calcext:value-type="float">
            <text:p>-0.250247094930871</text:p>
          </table:table-cell>
          <table:table-cell office:value-type="float" office:value="-0.252721474462803" calcext:value-type="float">
            <text:p>-0.252721474462803</text:p>
          </table:table-cell>
          <table:table-cell office:value-type="float" office:value="-0.255546603817659" calcext:value-type="float">
            <text:p>-0.255546603817659</text:p>
          </table:table-cell>
          <table:table-cell office:value-type="float" office:value="-0.183804762788582" calcext:value-type="float">
            <text:p>-0.183804762788582</text:p>
          </table:table-cell>
          <table:table-cell office:value-type="float" office:value="-0.183025388523478" calcext:value-type="float">
            <text:p>-0.183025388523478</text:p>
          </table:table-cell>
          <table:table-cell office:value-type="float" office:value="-0.178990148684029" calcext:value-type="float">
            <text:p>-0.178990148684029</text:p>
          </table:table-cell>
          <table:table-cell office:value-type="float" office:value="-0.178143900155971" calcext:value-type="float">
            <text:p>-0.178143900155971</text:p>
          </table:table-cell>
          <table:table-cell office:value-type="float" office:value="-0.18095132305567" calcext:value-type="float">
            <text:p>-0.18095132305567</text:p>
          </table:table-cell>
          <table:table-cell office:value-type="float" office:value="-0.18192481465236" calcext:value-type="float">
            <text:p>-0.18192481465236</text:p>
          </table:table-cell>
          <table:table-cell office:value-type="float" office:value="-0.183515484398593" calcext:value-type="float">
            <text:p>-0.183515484398593</text:p>
          </table:table-cell>
          <table:table-cell office:value-type="float" office:value="-0.184901773647635" calcext:value-type="float">
            <text:p>-0.184901773647635</text:p>
          </table:table-cell>
          <table:table-cell office:value-type="float" office:value="-0.184544872449035" calcext:value-type="float">
            <text:p>-0.184544872449035</text:p>
          </table:table-cell>
          <table:table-cell office:value-type="float" office:value="-0.185059857089181" calcext:value-type="float">
            <text:p>-0.185059857089181</text:p>
          </table:table-cell>
          <table:table-cell office:value-type="float" office:value="-0.185829131660674" calcext:value-type="float">
            <text:p>-0.185829131660674</text:p>
          </table:table-cell>
          <table:table-cell office:value-type="float" office:value="-0.185276295219968" calcext:value-type="float">
            <text:p>-0.185276295219968</text:p>
          </table:table-cell>
          <table:table-cell office:value-type="float" office:value="-0.185222677658774" calcext:value-type="float">
            <text:p>-0.185222677658774</text:p>
          </table:table-cell>
          <table:table-cell office:value-type="float" office:value="-0.185547186587376" calcext:value-type="float">
            <text:p>-0.185547186587376</text:p>
          </table:table-cell>
          <table:table-cell office:value-type="float" office:value="-0.185222526656121" calcext:value-type="float">
            <text:p>-0.185222526656121</text:p>
          </table:table-cell>
          <table:table-cell office:value-type="float" office:value="-0.185650521733671" calcext:value-type="float">
            <text:p>-0.185650521733671</text:p>
          </table:table-cell>
          <table:table-cell office:value-type="float" office:value="-0.185591372179765" calcext:value-type="float">
            <text:p>-0.185591372179765</text:p>
          </table:table-cell>
          <table:table-cell office:value-type="float" office:value="-0.18506859586162" calcext:value-type="float">
            <text:p>-0.18506859586162</text:p>
          </table:table-cell>
          <table:table-cell office:value-type="float" office:value="-0.185028699938122" calcext:value-type="float">
            <text:p>-0.185028699938122</text:p>
          </table:table-cell>
          <table:table-cell office:value-type="float" office:value="-0.185140342017566" calcext:value-type="float">
            <text:p>-0.185140342017566</text:p>
          </table:table-cell>
          <table:table-cell office:value-type="float" office:value="-0.185199995499426" calcext:value-type="float">
            <text:p>-0.185199995499426</text:p>
          </table:table-cell>
          <table:table-cell office:value-type="float" office:value="-0.185181205105065" calcext:value-type="float">
            <text:p>-0.185181205105065</text:p>
          </table:table-cell>
          <table:table-cell office:value-type="float" office:value="-0.185077213815058" calcext:value-type="float">
            <text:p>-0.185077213815058</text:p>
          </table:table-cell>
          <table:table-cell office:value-type="float" office:value="-0.184860474539514" calcext:value-type="float">
            <text:p>-0.184860474539514</text:p>
          </table:table-cell>
          <table:table-cell office:value-type="float" office:value="-0.185047322333801" calcext:value-type="float">
            <text:p>-0.185047322333801</text:p>
          </table:table-cell>
          <table:table-cell office:value-type="float" office:value="-0.185012834937911" calcext:value-type="float">
            <text:p>-0.185012834937911</text:p>
          </table:table-cell>
          <table:table-cell office:value-type="float" office:value="-0.185001223918743" calcext:value-type="float">
            <text:p>-0.185001223918743</text:p>
          </table:table-cell>
          <table:table-cell office:value-type="float" office:value="-0.185066024845292" calcext:value-type="float">
            <text:p>-0.185066024845292</text:p>
          </table:table-cell>
          <table:table-cell office:value-type="float" office:value="-0.185026575075904" calcext:value-type="float">
            <text:p>-0.185026575075904</text:p>
          </table:table-cell>
          <table:table-cell office:value-type="float" office:value="-0.185078695620965" calcext:value-type="float">
            <text:p>-0.185078695620965</text:p>
          </table:table-cell>
          <table:table-cell office:value-type="float" office:value="-0.184800761325525" calcext:value-type="float">
            <text:p>-0.184800761325525</text:p>
          </table:table-cell>
          <table:table-cell office:value-type="float" office:value="-0.185128935306424" calcext:value-type="float">
            <text:p>-0.185128935306424</text:p>
          </table:table-cell>
          <table:table-cell office:value-type="float" office:value="-0.185128094807912" calcext:value-type="float">
            <text:p>-0.185128094807912</text:p>
          </table:table-cell>
          <table:table-cell office:value-type="float" office:value="-0.185012153891433" calcext:value-type="float">
            <text:p>-0.185012153891433</text:p>
          </table:table-cell>
          <table:table-cell office:value-type="float" office:value="-0.184879377836569" calcext:value-type="float">
            <text:p>-0.184879377836569</text:p>
          </table:table-cell>
          <table:table-cell office:value-type="float" office:value="-0.185067816432377" calcext:value-type="float">
            <text:p>-0.185067816432377</text:p>
          </table:table-cell>
          <table:table-cell office:value-type="float" office:value="-0.184936874305722" calcext:value-type="float">
            <text:p>-0.184936874305722</text:p>
          </table:table-cell>
          <table:table-cell office:value-type="float" office:value="-0.185049679837182" calcext:value-type="float">
            <text:p>-0.185049679837182</text:p>
          </table:table-cell>
          <table:table-cell office:value-type="float" office:value="-0.185067142832256" calcext:value-type="float">
            <text:p>-0.185067142832256</text:p>
          </table:table-cell>
          <table:table-cell office:value-type="float" office:value="-0.184988534956127" calcext:value-type="float">
            <text:p>-0.184988534956127</text:p>
          </table:table-cell>
          <table:table-cell office:value-type="float" office:value="-0.184975433939084" calcext:value-type="float">
            <text:p>-0.184975433939084</text:p>
          </table:table-cell>
          <table:table-cell office:value-type="float" office:value="-0.185187928249049" calcext:value-type="float">
            <text:p>-0.185187928249049</text:p>
          </table:table-cell>
          <table:table-cell office:value-type="float" office:value="-0.18487881698586" calcext:value-type="float">
            <text:p>-0.18487881698586</text:p>
          </table:table-cell>
          <table:table-cell office:value-type="float" office:value="-0.185016456479078" calcext:value-type="float">
            <text:p>-0.185016456479078</text:p>
          </table:table-cell>
          <table:table-cell office:value-type="float" office:value="-0.184937815315459" calcext:value-type="float">
            <text:p>-0.184937815315459</text:p>
          </table:table-cell>
          <table:table-cell office:value-type="float" office:value="-0.185177278119386" calcext:value-type="float">
            <text:p>-0.185177278119386</text:p>
          </table:table-cell>
          <table:table-cell office:value-type="float" office:value="-0.185198623560541" calcext:value-type="float">
            <text:p>-0.185198623560541</text:p>
          </table:table-cell>
          <table:table-cell office:value-type="float" office:value="-0.184967543943861" calcext:value-type="float">
            <text:p>-0.184967543943861</text:p>
          </table:table-cell>
          <table:table-cell office:value-type="float" office:value="-0.184878473157308" calcext:value-type="float">
            <text:p>-0.184878473157308</text:p>
          </table:table-cell>
          <table:table-cell office:value-type="float" office:value="-0.185056621568518" calcext:value-type="float">
            <text:p>-0.185056621568518</text:p>
          </table:table-cell>
          <table:table-cell office:value-type="float" office:value="-0.185068202281946" calcext:value-type="float">
            <text:p>-0.185068202281946</text:p>
          </table:table-cell>
          <table:table-cell office:value-type="float" office:value="-0.185214969822241" calcext:value-type="float">
            <text:p>-0.185214969822241</text:p>
          </table:table-cell>
          <table:table-cell office:value-type="float" office:value="-0.185072721308259" calcext:value-type="float">
            <text:p>-0.185072721308259</text:p>
          </table:table-cell>
          <table:table-cell office:value-type="float" office:value="-0.185042727696898" calcext:value-type="float">
            <text:p>-0.185042727696898</text:p>
          </table:table-cell>
          <table:table-cell office:value-type="float" office:value="-0.185061122516328" calcext:value-type="float">
            <text:p>-0.185061122516328</text:p>
          </table:table-cell>
          <table:table-cell office:value-type="float" office:value="-0.184914931142467" calcext:value-type="float">
            <text:p>-0.184914931142467</text:p>
          </table:table-cell>
          <table:table-cell office:value-type="float" office:value="-0.184926039118962" calcext:value-type="float">
            <text:p>-0.184926039118962</text:p>
          </table:table-cell>
          <table:table-cell office:value-type="float" office:value="-0.184919589642459" calcext:value-type="float">
            <text:p>-0.184919589642459</text:p>
          </table:table-cell>
          <table:table-cell office:value-type="float" office:value="-0.185094835253613" calcext:value-type="float">
            <text:p>-0.185094835253613</text:p>
          </table:table-cell>
          <table:table-cell office:value-type="float" office:value="-0.18503316994339" calcext:value-type="float">
            <text:p>-0.18503316994339</text:p>
          </table:table-cell>
          <table:table-cell office:value-type="float" office:value="-0.184963171649332" calcext:value-type="float">
            <text:p>-0.184963171649332</text:p>
          </table:table-cell>
          <table:table-cell office:value-type="float" office:value="-0.184929526710595" calcext:value-type="float">
            <text:p>-0.184929526710595</text:p>
          </table:table-cell>
          <table:table-cell office:value-type="float" office:value="-0.185040533482737" calcext:value-type="float">
            <text:p>-0.185040533482737</text:p>
          </table:table-cell>
          <table:table-cell office:value-type="float" office:value="-0.185080261218909" calcext:value-type="float">
            <text:p>-0.185080261218909</text:p>
          </table:table-cell>
          <table:table-cell office:value-type="float" office:value="-0.184844725951762" calcext:value-type="float">
            <text:p>-0.184844725951762</text:p>
          </table:table-cell>
          <table:table-cell office:value-type="float" office:value="-0.185043360891461" calcext:value-type="float">
            <text:p>-0.185043360891461</text:p>
          </table:table-cell>
          <table:table-cell office:value-type="float" office:value="-0.184917208817787" calcext:value-type="float">
            <text:p>-0.184917208817787</text:p>
          </table:table-cell>
          <table:table-cell office:value-type="float" office:value="-0.184801516732728" calcext:value-type="float">
            <text:p>-0.184801516732728</text:p>
          </table:table-cell>
          <table:table-cell office:value-type="float" office:value="-0.184977744065042" calcext:value-type="float">
            <text:p>-0.184977744065042</text:p>
          </table:table-cell>
          <table:table-cell office:value-type="float" office:value="-0.184986947512669" calcext:value-type="float">
            <text:p>-0.184986947512669</text:p>
          </table:table-cell>
          <table:table-cell office:value-type="float" office:value="-0.184865529687544" calcext:value-type="float">
            <text:p>-0.184865529687544</text:p>
          </table:table-cell>
          <table:table-cell office:value-type="float" office:value="-0.184966318064037" calcext:value-type="float">
            <text:p>-0.184966318064037</text:p>
          </table:table-cell>
          <table:table-cell office:value-type="float" office:value="-0.185028065826622" calcext:value-type="float">
            <text:p>-0.185028065826622</text:p>
          </table:table-cell>
          <table:table-cell office:value-type="float" office:value="-0.184978001496333" calcext:value-type="float">
            <text:p>-0.184978001496333</text:p>
          </table:table-cell>
          <table:table-cell office:value-type="float" office:value="-0.185064892197434" calcext:value-type="float">
            <text:p>-0.185064892197434</text:p>
          </table:table-cell>
          <table:table-cell office:value-type="float" office:value="-0.185025070158885" calcext:value-type="float">
            <text:p>-0.185025070158885</text:p>
          </table:table-cell>
          <table:table-cell office:value-type="float" office:value="-0.185033501950794" calcext:value-type="float">
            <text:p>-0.185033501950794</text:p>
          </table:table-cell>
          <table:table-cell office:value-type="float" office:value="-0.185022696446559" calcext:value-type="float">
            <text:p>-0.185022696446559</text:p>
          </table:table-cell>
          <table:table-cell office:value-type="float" office:value="-0.184996158618013" calcext:value-type="float">
            <text:p>-0.184996158618013</text:p>
          </table:table-cell>
          <table:table-cell office:value-type="float" office:value="-0.18498254339372" calcext:value-type="float">
            <text:p>-0.18498254339372</text:p>
          </table:table-cell>
          <table:table-cell office:value-type="float" office:value="-0.184945371879287" calcext:value-type="float">
            <text:p>-0.184945371879287</text:p>
          </table:table-cell>
          <table:table-cell office:value-type="float" office:value="-0.18507352747767" calcext:value-type="float">
            <text:p>-0.18507352747767</text:p>
          </table:table-cell>
          <table:table-cell office:value-type="float" office:value="-0.184954684362613" calcext:value-type="float">
            <text:p>-0.184954684362613</text:p>
          </table:table-cell>
          <table:table-cell office:value-type="float" office:value="-0.185161215372033" calcext:value-type="float">
            <text:p>-0.185161215372033</text:p>
          </table:table-cell>
          <table:table-cell office:value-type="float" office:value="-0.185117085557948" calcext:value-type="float">
            <text:p>-0.185117085557948</text:p>
          </table:table-cell>
          <table:table-cell office:value-type="float" office:value="-0.185001878308774" calcext:value-type="float">
            <text:p>-0.185001878308774</text:p>
          </table:table-cell>
          <table:table-cell office:value-type="float" office:value="-0.185191984986281" calcext:value-type="float">
            <text:p>-0.185191984986281</text:p>
          </table:table-cell>
          <table:table-cell office:value-type="float" office:value="-0.184917744809643" calcext:value-type="float">
            <text:p>-0.184917744809643</text:p>
          </table:table-cell>
          <table:table-cell office:value-type="float" office:value="-0.185005435468266" calcext:value-type="float">
            <text:p>-0.185005435468266</text:p>
          </table:table-cell>
          <table:table-cell office:value-type="float" office:value="-0.184955983599916" calcext:value-type="float">
            <text:p>-0.184955983599916</text:p>
          </table:table-cell>
          <table:table-cell office:value-type="float" office:value="-0.184899841039847" calcext:value-type="float">
            <text:p>-0.184899841039847</text:p>
          </table:table-cell>
          <table:table-cell office:value-type="float" office:value="-0.185067141458942" calcext:value-type="float">
            <text:p>-0.185067141458942</text:p>
          </table:table-cell>
          <table:table-cell office:value-type="float" office:value="-0.184973084335725" calcext:value-type="float">
            <text:p>-0.184973084335725</text:p>
          </table:table-cell>
          <table:table-cell office:value-type="float" office:value="-0.185022614511908" calcext:value-type="float">
            <text:p>-0.185022614511908</text:p>
          </table:table-cell>
          <table:table-cell office:value-type="float" office:value="-0.185067604009993" calcext:value-type="float">
            <text:p>-0.185067604009993</text:p>
          </table:table-cell>
          <table:table-cell office:value-type="float" office:value="-0.185024111181776" calcext:value-type="float">
            <text:p>-0.185024111181776</text:p>
          </table:table-cell>
          <table:table-cell office:value-type="float" office:value="-0.185067582189366" calcext:value-type="float">
            <text:p>-0.185067582189366</text:p>
          </table:table-cell>
          <table:table-cell office:value-type="float" office:value="-0.184852321008777" calcext:value-type="float">
            <text:p>-0.184852321008777</text:p>
          </table:table-cell>
          <table:table-cell office:value-type="float" office:value="-0.185067469472957" calcext:value-type="float">
            <text:p>-0.185067469472957</text:p>
          </table:table-cell>
          <table:table-cell office:value-type="float" office:value="-0.184933112194332" calcext:value-type="float">
            <text:p>-0.184933112194332</text:p>
          </table:table-cell>
          <table:table-cell office:value-type="float" office:value="-0.184964253967466" calcext:value-type="float">
            <text:p>-0.184964253967466</text:p>
          </table:table-cell>
          <table:table-cell office:value-type="float" office:value="-0.184937118609296" calcext:value-type="float">
            <text:p>-0.184937118609296</text:p>
          </table:table-cell>
          <table:table-cell office:value-type="float" office:value="-0.184978657241998" calcext:value-type="float">
            <text:p>-0.184978657241998</text:p>
          </table:table-cell>
          <table:table-cell office:value-type="float" office:value="-0.185021402140361" calcext:value-type="float">
            <text:p>-0.185021402140361</text:p>
          </table:table-cell>
          <table:table-cell office:value-type="float" office:value="-0.184989866805067" calcext:value-type="float">
            <text:p>-0.184989866805067</text:p>
          </table:table-cell>
          <table:table-cell office:value-type="float" office:value="-0.185036954477551" calcext:value-type="float">
            <text:p>-0.185036954477551</text:p>
          </table:table-cell>
          <table:table-cell office:value-type="float" office:value="-0.185076179919599" calcext:value-type="float">
            <text:p>-0.185076179919599</text:p>
          </table:table-cell>
          <table:table-cell office:value-type="float" office:value="-0.185080960330634" calcext:value-type="float">
            <text:p>-0.18508096033063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4850957404672" calcext:value-type="float">
            <text:p>0.304850957404672</text:p>
          </table:table-cell>
          <table:table-cell office:value-type="float" office:value="0.304856942270634" calcext:value-type="float">
            <text:p>0.304856942270634</text:p>
          </table:table-cell>
          <table:table-cell office:value-type="float" office:value="0.304842717168624" calcext:value-type="float">
            <text:p>0.304842717168624</text:p>
          </table:table-cell>
          <table:table-cell office:value-type="float" office:value="0.304810382258723" calcext:value-type="float">
            <text:p>0.304810382258723</text:p>
          </table:table-cell>
          <table:table-cell office:value-type="float" office:value="0.304824139718483" calcext:value-type="float">
            <text:p>0.304824139718483</text:p>
          </table:table-cell>
          <table:table-cell office:value-type="float" office:value="0.304764382222308" calcext:value-type="float">
            <text:p>0.304764382222308</text:p>
          </table:table-cell>
          <table:table-cell office:value-type="float" office:value="0.304817182378546" calcext:value-type="float">
            <text:p>0.304817182378546</text:p>
          </table:table-cell>
          <table:table-cell office:value-type="float" office:value="0.30480902301478" calcext:value-type="float">
            <text:p>0.30480902301478</text:p>
          </table:table-cell>
          <table:table-cell office:value-type="float" office:value="0.304834762549821" calcext:value-type="float">
            <text:p>0.304834762549821</text:p>
          </table:table-cell>
          <table:table-cell office:value-type="float" office:value="0.304790382100487" calcext:value-type="float">
            <text:p>0.304790382100487</text:p>
          </table:table-cell>
          <table:table-cell office:value-type="float" office:value="0.30480212529376" calcext:value-type="float">
            <text:p>0.30480212529376</text:p>
          </table:table-cell>
          <table:table-cell office:value-type="float" office:value="0.304804458585569" calcext:value-type="float">
            <text:p>0.304804458585569</text:p>
          </table:table-cell>
          <table:table-cell office:value-type="float" office:value="0.304834736077259" calcext:value-type="float">
            <text:p>0.304834736077259</text:p>
          </table:table-cell>
          <table:table-cell office:value-type="float" office:value="0.304832082030288" calcext:value-type="float">
            <text:p>0.304832082030288</text:p>
          </table:table-cell>
          <table:table-cell office:value-type="float" office:value="0.304819824726738" calcext:value-type="float">
            <text:p>0.304819824726738</text:p>
          </table:table-cell>
          <table:table-cell office:value-type="float" office:value="0.304820299298246" calcext:value-type="float">
            <text:p>0.304820299298246</text:p>
          </table:table-cell>
          <table:table-cell office:value-type="float" office:value="0.304823527815588" calcext:value-type="float">
            <text:p>0.304823527815588</text:p>
          </table:table-cell>
          <table:table-cell office:value-type="float" office:value="0.304814944933383" calcext:value-type="float">
            <text:p>0.304814944933383</text:p>
          </table:table-cell>
          <table:table-cell office:value-type="float" office:value="0.304832479094659" calcext:value-type="float">
            <text:p>0.304832479094659</text:p>
          </table:table-cell>
          <table:table-cell office:value-type="float" office:value="0.304832928554073" calcext:value-type="float">
            <text:p>0.304832928554073</text:p>
          </table:table-cell>
          <table:table-cell office:value-type="float" office:value="0.30483101439789" calcext:value-type="float">
            <text:p>0.30483101439789</text:p>
          </table:table-cell>
          <table:table-cell office:value-type="float" office:value="0.30483995172373" calcext:value-type="float">
            <text:p>0.30483995172373</text:p>
          </table:table-cell>
          <table:table-cell office:value-type="float" office:value="0.304837885129327" calcext:value-type="float">
            <text:p>0.304837885129327</text:p>
          </table:table-cell>
          <table:table-cell office:value-type="float" office:value="0.304831628111082" calcext:value-type="float">
            <text:p>0.304831628111082</text:p>
          </table:table-cell>
          <table:table-cell office:value-type="float" office:value="0.304833134497448" calcext:value-type="float">
            <text:p>0.304833134497448</text:p>
          </table:table-cell>
          <table:table-cell office:value-type="float" office:value="0.304825961015674" calcext:value-type="float">
            <text:p>0.304825961015674</text:p>
          </table:table-cell>
          <table:table-cell office:value-type="float" office:value="0.304828046343801" calcext:value-type="float">
            <text:p>0.304828046343801</text:p>
          </table:table-cell>
          <table:table-cell office:value-type="float" office:value="0.304721860614885" calcext:value-type="float">
            <text:p>0.304721860614885</text:p>
          </table:table-cell>
          <table:table-cell office:value-type="float" office:value="0.304450000867328" calcext:value-type="float">
            <text:p>0.304450000867328</text:p>
          </table:table-cell>
          <table:table-cell office:value-type="float" office:value="0.304470501299993" calcext:value-type="float">
            <text:p>0.304470501299993</text:p>
          </table:table-cell>
          <table:table-cell office:value-type="float" office:value="0.304519441432066" calcext:value-type="float">
            <text:p>0.304519441432066</text:p>
          </table:table-cell>
          <table:table-cell office:value-type="float" office:value="0.304666215083143" calcext:value-type="float">
            <text:p>0.304666215083143</text:p>
          </table:table-cell>
          <table:table-cell office:value-type="float" office:value="0.304752970719456" calcext:value-type="float">
            <text:p>0.304752970719456</text:p>
          </table:table-cell>
          <table:table-cell office:value-type="float" office:value="0.304747256789594" calcext:value-type="float">
            <text:p>0.304747256789594</text:p>
          </table:table-cell>
          <table:table-cell office:value-type="float" office:value="0.304747159975133" calcext:value-type="float">
            <text:p>0.304747159975133</text:p>
          </table:table-cell>
          <table:table-cell office:value-type="float" office:value="0.304808780696981" calcext:value-type="float">
            <text:p>0.304808780696981</text:p>
          </table:table-cell>
          <table:table-cell office:value-type="float" office:value="0.304859983307698" calcext:value-type="float">
            <text:p>0.304859983307698</text:p>
          </table:table-cell>
          <table:table-cell office:value-type="float" office:value="0.305169647775852" calcext:value-type="float">
            <text:p>0.305169647775852</text:p>
          </table:table-cell>
          <table:table-cell office:value-type="float" office:value="0.305135850187406" calcext:value-type="float">
            <text:p>0.305135850187406</text:p>
          </table:table-cell>
          <table:table-cell office:value-type="float" office:value="0.304645282915904" calcext:value-type="float">
            <text:p>0.304645282915904</text:p>
          </table:table-cell>
          <table:table-cell office:value-type="float" office:value="0.304631772007964" calcext:value-type="float">
            <text:p>0.304631772007964</text:p>
          </table:table-cell>
          <table:table-cell office:value-type="float" office:value="0.304034537899385" calcext:value-type="float">
            <text:p>0.304034537899385</text:p>
          </table:table-cell>
          <table:table-cell office:value-type="float" office:value="0.304465258085673" calcext:value-type="float">
            <text:p>0.304465258085673</text:p>
          </table:table-cell>
          <table:table-cell office:value-type="float" office:value="0.3104638179729" calcext:value-type="float">
            <text:p>0.3104638179729</text:p>
          </table:table-cell>
          <table:table-cell office:value-type="float" office:value="0.323610184231518" calcext:value-type="float">
            <text:p>0.323610184231518</text:p>
          </table:table-cell>
          <table:table-cell office:value-type="float" office:value="0.330607686044346" calcext:value-type="float">
            <text:p>0.330607686044346</text:p>
          </table:table-cell>
          <table:table-cell office:value-type="float" office:value="0.336929641173432" calcext:value-type="float">
            <text:p>0.336929641173432</text:p>
          </table:table-cell>
          <table:table-cell office:value-type="float" office:value="0.343790610678593" calcext:value-type="float">
            <text:p>0.343790610678593</text:p>
          </table:table-cell>
          <table:table-cell office:value-type="float" office:value="0.343001603685295" calcext:value-type="float">
            <text:p>0.343001603685295</text:p>
          </table:table-cell>
          <table:table-cell office:value-type="float" office:value="0.30793762113495" calcext:value-type="float">
            <text:p>0.30793762113495</text:p>
          </table:table-cell>
          <table:table-cell office:value-type="float" office:value="0.303099492060585" calcext:value-type="float">
            <text:p>0.303099492060585</text:p>
          </table:table-cell>
          <table:table-cell office:value-type="float" office:value="0.300043711371812" calcext:value-type="float">
            <text:p>0.300043711371812</text:p>
          </table:table-cell>
          <table:table-cell office:value-type="float" office:value="0.292704925498313" calcext:value-type="float">
            <text:p>0.292704925498313</text:p>
          </table:table-cell>
          <table:table-cell office:value-type="float" office:value="0.291082321178519" calcext:value-type="float">
            <text:p>0.291082321178519</text:p>
          </table:table-cell>
          <table:table-cell office:value-type="float" office:value="0.290288069531084" calcext:value-type="float">
            <text:p>0.290288069531084</text:p>
          </table:table-cell>
          <table:table-cell office:value-type="float" office:value="0.289064399842931" calcext:value-type="float">
            <text:p>0.289064399842931</text:p>
          </table:table-cell>
          <table:table-cell office:value-type="float" office:value="0.324303595824615" calcext:value-type="float">
            <text:p>0.324303595824615</text:p>
          </table:table-cell>
          <table:table-cell office:value-type="float" office:value="0.329352185456867" calcext:value-type="float">
            <text:p>0.329352185456867</text:p>
          </table:table-cell>
          <table:table-cell office:value-type="float" office:value="0.328839869358179" calcext:value-type="float">
            <text:p>0.328839869358179</text:p>
          </table:table-cell>
          <table:table-cell office:value-type="float" office:value="0.28371685547146" calcext:value-type="float">
            <text:p>0.28371685547146</text:p>
          </table:table-cell>
          <table:table-cell office:value-type="float" office:value="0.281558743058747" calcext:value-type="float">
            <text:p>0.281558743058747</text:p>
          </table:table-cell>
          <table:table-cell office:value-type="float" office:value="0.282565753137387" calcext:value-type="float">
            <text:p>0.282565753137387</text:p>
          </table:table-cell>
          <table:table-cell office:value-type="float" office:value="0.298667629306948" calcext:value-type="float">
            <text:p>0.298667629306948</text:p>
          </table:table-cell>
          <table:table-cell office:value-type="float" office:value="0.303051907969774" calcext:value-type="float">
            <text:p>0.303051907969774</text:p>
          </table:table-cell>
          <table:table-cell office:value-type="float" office:value="0.304993939311325" calcext:value-type="float">
            <text:p>0.304993939311325</text:p>
          </table:table-cell>
          <table:table-cell office:value-type="float" office:value="0.305482308696632" calcext:value-type="float">
            <text:p>0.305482308696632</text:p>
          </table:table-cell>
          <table:table-cell office:value-type="float" office:value="0.305128655471243" calcext:value-type="float">
            <text:p>0.305128655471243</text:p>
          </table:table-cell>
          <table:table-cell office:value-type="float" office:value="0.304135305769445" calcext:value-type="float">
            <text:p>0.304135305769445</text:p>
          </table:table-cell>
          <table:table-cell office:value-type="float" office:value="0.302436044620576" calcext:value-type="float">
            <text:p>0.302436044620576</text:p>
          </table:table-cell>
          <table:table-cell office:value-type="float" office:value="0.301242213874208" calcext:value-type="float">
            <text:p>0.301242213874208</text:p>
          </table:table-cell>
          <table:table-cell office:value-type="float" office:value="0.29871024189181" calcext:value-type="float">
            <text:p>0.29871024189181</text:p>
          </table:table-cell>
          <table:table-cell office:value-type="float" office:value="0.296495321127176" calcext:value-type="float">
            <text:p>0.296495321127176</text:p>
          </table:table-cell>
          <table:table-cell office:value-type="float" office:value="0.306947912044535" calcext:value-type="float">
            <text:p>0.306947912044535</text:p>
          </table:table-cell>
          <table:table-cell office:value-type="float" office:value="0.317592782021655" calcext:value-type="float">
            <text:p>0.317592782021655</text:p>
          </table:table-cell>
          <table:table-cell office:value-type="float" office:value="0.313779020912834" calcext:value-type="float">
            <text:p>0.313779020912834</text:p>
          </table:table-cell>
          <table:table-cell office:value-type="float" office:value="0.315451015309106" calcext:value-type="float">
            <text:p>0.315451015309106</text:p>
          </table:table-cell>
          <table:table-cell office:value-type="float" office:value="0.325852590161046" calcext:value-type="float">
            <text:p>0.325852590161046</text:p>
          </table:table-cell>
          <table:table-cell office:value-type="float" office:value="0.325737014070908" calcext:value-type="float">
            <text:p>0.325737014070908</text:p>
          </table:table-cell>
          <table:table-cell office:value-type="float" office:value="0.288732054821102" calcext:value-type="float">
            <text:p>0.288732054821102</text:p>
          </table:table-cell>
          <table:table-cell office:value-type="float" office:value="0.301147038171666" calcext:value-type="float">
            <text:p>0.301147038171666</text:p>
          </table:table-cell>
          <table:table-cell office:value-type="float" office:value="0.300943960072348" calcext:value-type="float">
            <text:p>0.300943960072348</text:p>
          </table:table-cell>
          <table:table-cell office:value-type="float" office:value="0.302144564953685" calcext:value-type="float">
            <text:p>0.302144564953685</text:p>
          </table:table-cell>
          <table:table-cell office:value-type="float" office:value="0.301550371713562" calcext:value-type="float">
            <text:p>0.301550371713562</text:p>
          </table:table-cell>
          <table:table-cell office:value-type="float" office:value="0.298194994880885" calcext:value-type="float">
            <text:p>0.298194994880885</text:p>
          </table:table-cell>
          <table:table-cell office:value-type="float" office:value="0.293930903667364" calcext:value-type="float">
            <text:p>0.293930903667364</text:p>
          </table:table-cell>
          <table:table-cell office:value-type="float" office:value="0.288782149864797" calcext:value-type="float">
            <text:p>0.288782149864797</text:p>
          </table:table-cell>
          <table:table-cell office:value-type="float" office:value="0.287391064931756" calcext:value-type="float">
            <text:p>0.287391064931756</text:p>
          </table:table-cell>
          <table:table-cell office:value-type="float" office:value="0.311461863190628" calcext:value-type="float">
            <text:p>0.311461863190628</text:p>
          </table:table-cell>
          <table:table-cell office:value-type="float" office:value="0.320898212136547" calcext:value-type="float">
            <text:p>0.320898212136547</text:p>
          </table:table-cell>
          <table:table-cell office:value-type="float" office:value="0.32862819228128" calcext:value-type="float">
            <text:p>0.32862819228128</text:p>
          </table:table-cell>
          <table:table-cell office:value-type="float" office:value="0.330694142791458" calcext:value-type="float">
            <text:p>0.330694142791458</text:p>
          </table:table-cell>
          <table:table-cell office:value-type="float" office:value="0.326598028528482" calcext:value-type="float">
            <text:p>0.326598028528482</text:p>
          </table:table-cell>
          <table:table-cell office:value-type="float" office:value="0.320543872358754" calcext:value-type="float">
            <text:p>0.320543872358754</text:p>
          </table:table-cell>
          <table:table-cell office:value-type="float" office:value="0.280038855309099" calcext:value-type="float">
            <text:p>0.280038855309099</text:p>
          </table:table-cell>
          <table:table-cell office:value-type="float" office:value="0.279665593575391" calcext:value-type="float">
            <text:p>0.279665593575391</text:p>
          </table:table-cell>
          <table:table-cell office:value-type="float" office:value="0.291179053243749" calcext:value-type="float">
            <text:p>0.291179053243749</text:p>
          </table:table-cell>
          <table:table-cell office:value-type="float" office:value="0.301478877979618" calcext:value-type="float">
            <text:p>0.301478877979618</text:p>
          </table:table-cell>
          <table:table-cell office:value-type="float" office:value="0.304744939955087" calcext:value-type="float">
            <text:p>0.304744939955087</text:p>
          </table:table-cell>
          <table:table-cell office:value-type="float" office:value="0.304574225361747" calcext:value-type="float">
            <text:p>0.304574225361747</text:p>
          </table:table-cell>
          <table:table-cell office:value-type="float" office:value="0.302480131604813" calcext:value-type="float">
            <text:p>0.302480131604813</text:p>
          </table:table-cell>
          <table:table-cell office:value-type="float" office:value="0.302472542442962" calcext:value-type="float">
            <text:p>0.302472542442962</text:p>
          </table:table-cell>
          <table:table-cell office:value-type="float" office:value="0.302095133576315" calcext:value-type="float">
            <text:p>0.302095133576315</text:p>
          </table:table-cell>
          <table:table-cell office:value-type="float" office:value="0.301249200362908" calcext:value-type="float">
            <text:p>0.301249200362908</text:p>
          </table:table-cell>
          <table:table-cell office:value-type="float" office:value="0.300189655160911" calcext:value-type="float">
            <text:p>0.300189655160911</text:p>
          </table:table-cell>
          <table:table-cell office:value-type="float" office:value="0.298756837008529" calcext:value-type="float">
            <text:p>0.298756837008529</text:p>
          </table:table-cell>
          <table:table-cell office:value-type="float" office:value="0.296046382444646" calcext:value-type="float">
            <text:p>0.296046382444646</text:p>
          </table:table-cell>
          <table:table-cell office:value-type="float" office:value="0.295650272576007" calcext:value-type="float">
            <text:p>0.295650272576007</text:p>
          </table:table-cell>
          <table:table-cell office:value-type="float" office:value="0.314110121563333" calcext:value-type="float">
            <text:p>0.314110121563333</text:p>
          </table:table-cell>
          <table:table-cell office:value-type="float" office:value="0.317443381993017" calcext:value-type="float">
            <text:p>0.317443381993017</text:p>
          </table:table-cell>
          <table:table-cell office:value-type="float" office:value="0.318872879737053" calcext:value-type="float">
            <text:p>0.318872879737053</text:p>
          </table:table-cell>
          <table:table-cell office:value-type="float" office:value="0.325060644503147" calcext:value-type="float">
            <text:p>0.325060644503147</text:p>
          </table:table-cell>
          <table:table-cell office:value-type="float" office:value="0.335132461169302" calcext:value-type="float">
            <text:p>0.335132461169302</text:p>
          </table:table-cell>
          <table:table-cell office:value-type="float" office:value="0.331817491013382" calcext:value-type="float">
            <text:p>0.331817491013382</text:p>
          </table:table-cell>
          <table:table-cell office:value-type="float" office:value="0.300229722572877" calcext:value-type="float">
            <text:p>0.300229722572877</text:p>
          </table:table-cell>
          <table:table-cell office:value-type="float" office:value="0.300933883625599" calcext:value-type="float">
            <text:p>0.300933883625599</text:p>
          </table:table-cell>
          <table:table-cell office:value-type="float" office:value="0.300236764466627" calcext:value-type="float">
            <text:p>0.300236764466627</text:p>
          </table:table-cell>
          <table:table-cell office:value-type="float" office:value="0.298244869852264" calcext:value-type="float">
            <text:p>0.298244869852264</text:p>
          </table:table-cell>
          <table:table-cell office:value-type="float" office:value="0.293754231875365" calcext:value-type="float">
            <text:p>0.293754231875365</text:p>
          </table:table-cell>
          <table:table-cell office:value-type="float" office:value="0.290954129942255" calcext:value-type="float">
            <text:p>0.290954129942255</text:p>
          </table:table-cell>
          <table:table-cell office:value-type="float" office:value="0.288643128361941" calcext:value-type="float">
            <text:p>0.288643128361941</text:p>
          </table:table-cell>
          <table:table-cell office:value-type="float" office:value="0.286976168942963" calcext:value-type="float">
            <text:p>0.286976168942963</text:p>
          </table:table-cell>
          <table:table-cell office:value-type="float" office:value="0.316476837767317" calcext:value-type="float">
            <text:p>0.316476837767317</text:p>
          </table:table-cell>
          <table:table-cell office:value-type="float" office:value="0.321732804583773" calcext:value-type="float">
            <text:p>0.321732804583773</text:p>
          </table:table-cell>
          <table:table-cell office:value-type="float" office:value="0.325177096564549" calcext:value-type="float">
            <text:p>0.325177096564549</text:p>
          </table:table-cell>
          <table:table-cell office:value-type="float" office:value="0.328727635077913" calcext:value-type="float">
            <text:p>0.328727635077913</text:p>
          </table:table-cell>
          <table:table-cell office:value-type="float" office:value="0.32829828044541" calcext:value-type="float">
            <text:p>0.32829828044541</text:p>
          </table:table-cell>
          <table:table-cell office:value-type="float" office:value="0.325399130744162" calcext:value-type="float">
            <text:p>0.325399130744162</text:p>
          </table:table-cell>
          <table:table-cell office:value-type="float" office:value="0.273852981919139" calcext:value-type="float">
            <text:p>0.273852981919139</text:p>
          </table:table-cell>
          <table:table-cell office:value-type="float" office:value="0.304036227797506" calcext:value-type="float">
            <text:p>0.304036227797506</text:p>
          </table:table-cell>
          <table:table-cell office:value-type="float" office:value="0.308402175586964" calcext:value-type="float">
            <text:p>0.308402175586964</text:p>
          </table:table-cell>
          <table:table-cell office:value-type="float" office:value="0.306070504659886" calcext:value-type="float">
            <text:p>0.306070504659886</text:p>
          </table:table-cell>
          <table:table-cell office:value-type="float" office:value="0.304355148272381" calcext:value-type="float">
            <text:p>0.304355148272381</text:p>
          </table:table-cell>
          <table:table-cell office:value-type="float" office:value="0.303050197529741" calcext:value-type="float">
            <text:p>0.303050197529741</text:p>
          </table:table-cell>
          <table:table-cell office:value-type="float" office:value="0.301683930582787" calcext:value-type="float">
            <text:p>0.301683930582787</text:p>
          </table:table-cell>
          <table:table-cell office:value-type="float" office:value="0.300827555728916" calcext:value-type="float">
            <text:p>0.300827555728916</text:p>
          </table:table-cell>
          <table:table-cell office:value-type="float" office:value="0.299698554672481" calcext:value-type="float">
            <text:p>0.299698554672481</text:p>
          </table:table-cell>
          <table:table-cell office:value-type="float" office:value="0.297994300935914" calcext:value-type="float">
            <text:p>0.297994300935914</text:p>
          </table:table-cell>
          <table:table-cell office:value-type="float" office:value="0.294930077294343" calcext:value-type="float">
            <text:p>0.294930077294343</text:p>
          </table:table-cell>
          <table:table-cell office:value-type="float" office:value="0.316371849210187" calcext:value-type="float">
            <text:p>0.316371849210187</text:p>
          </table:table-cell>
          <table:table-cell office:value-type="float" office:value="0.314929530308592" calcext:value-type="float">
            <text:p>0.314929530308592</text:p>
          </table:table-cell>
          <table:table-cell office:value-type="float" office:value="0.330229342182381" calcext:value-type="float">
            <text:p>0.330229342182381</text:p>
          </table:table-cell>
          <table:table-cell office:value-type="float" office:value="0.326425911898669" calcext:value-type="float">
            <text:p>0.326425911898669</text:p>
          </table:table-cell>
          <table:table-cell office:value-type="float" office:value="0.280445639064785" calcext:value-type="float">
            <text:p>0.280445639064785</text:p>
          </table:table-cell>
          <table:table-cell office:value-type="float" office:value="0.30144060028796" calcext:value-type="float">
            <text:p>0.30144060028796</text:p>
          </table:table-cell>
          <table:table-cell office:value-type="float" office:value="0.297871861772076" calcext:value-type="float">
            <text:p>0.297871861772076</text:p>
          </table:table-cell>
          <table:table-cell office:value-type="float" office:value="0.296041420389221" calcext:value-type="float">
            <text:p>0.296041420389221</text:p>
          </table:table-cell>
          <table:table-cell office:value-type="float" office:value="0.294260670997098" calcext:value-type="float">
            <text:p>0.294260670997098</text:p>
          </table:table-cell>
          <table:table-cell office:value-type="float" office:value="0.288573506624187" calcext:value-type="float">
            <text:p>0.288573506624187</text:p>
          </table:table-cell>
          <table:table-cell office:value-type="float" office:value="0.286149650189058" calcext:value-type="float">
            <text:p>0.286149650189058</text:p>
          </table:table-cell>
          <table:table-cell office:value-type="float" office:value="0.28511629660441" calcext:value-type="float">
            <text:p>0.28511629660441</text:p>
          </table:table-cell>
          <table:table-cell office:value-type="float" office:value="0.287066974405838" calcext:value-type="float">
            <text:p>0.287066974405838</text:p>
          </table:table-cell>
          <table:table-cell office:value-type="float" office:value="0.315420754339956" calcext:value-type="float">
            <text:p>0.315420754339956</text:p>
          </table:table-cell>
          <table:table-cell office:value-type="float" office:value="0.319689771061544" calcext:value-type="float">
            <text:p>0.319689771061544</text:p>
          </table:table-cell>
          <table:table-cell office:value-type="float" office:value="0.325165625292661" calcext:value-type="float">
            <text:p>0.325165625292661</text:p>
          </table:table-cell>
          <table:table-cell office:value-type="float" office:value="0.325363778669639" calcext:value-type="float">
            <text:p>0.325363778669639</text:p>
          </table:table-cell>
          <table:table-cell office:value-type="float" office:value="0.283394212706784" calcext:value-type="float">
            <text:p>0.283394212706784</text:p>
          </table:table-cell>
          <table:table-cell office:value-type="float" office:value="0.288988159684794" calcext:value-type="float">
            <text:p>0.288988159684794</text:p>
          </table:table-cell>
          <table:table-cell office:value-type="float" office:value="0.300944246991675" calcext:value-type="float">
            <text:p>0.300944246991675</text:p>
          </table:table-cell>
          <table:table-cell office:value-type="float" office:value="0.305582255695676" calcext:value-type="float">
            <text:p>0.305582255695676</text:p>
          </table:table-cell>
          <table:table-cell office:value-type="float" office:value="0.304827125082516" calcext:value-type="float">
            <text:p>0.304827125082516</text:p>
          </table:table-cell>
          <table:table-cell office:value-type="float" office:value="0.30316925739603" calcext:value-type="float">
            <text:p>0.30316925739603</text:p>
          </table:table-cell>
          <table:table-cell office:value-type="float" office:value="0.301342289698339" calcext:value-type="float">
            <text:p>0.301342289698339</text:p>
          </table:table-cell>
          <table:table-cell office:value-type="float" office:value="0.299419063904959" calcext:value-type="float">
            <text:p>0.299419063904959</text:p>
          </table:table-cell>
          <table:table-cell office:value-type="float" office:value="0.298355358764394" calcext:value-type="float">
            <text:p>0.298355358764394</text:p>
          </table:table-cell>
          <table:table-cell office:value-type="float" office:value="0.297167257393909" calcext:value-type="float">
            <text:p>0.297167257393909</text:p>
          </table:table-cell>
          <table:table-cell office:value-type="float" office:value="0.300337284832982" calcext:value-type="float">
            <text:p>0.300337284832982</text:p>
          </table:table-cell>
          <table:table-cell office:value-type="float" office:value="0.316237339966341" calcext:value-type="float">
            <text:p>0.316237339966341</text:p>
          </table:table-cell>
          <table:table-cell office:value-type="float" office:value="0.325379903215496" calcext:value-type="float">
            <text:p>0.325379903215496</text:p>
          </table:table-cell>
          <table:table-cell office:value-type="float" office:value="0.332237617633408" calcext:value-type="float">
            <text:p>0.332237617633408</text:p>
          </table:table-cell>
          <table:table-cell office:value-type="float" office:value="0.330403977758049" calcext:value-type="float">
            <text:p>0.330403977758049</text:p>
          </table:table-cell>
          <table:table-cell office:value-type="float" office:value="0.324654037116757" calcext:value-type="float">
            <text:p>0.324654037116757</text:p>
          </table:table-cell>
          <table:table-cell office:value-type="float" office:value="0.319997735218039" calcext:value-type="float">
            <text:p>0.319997735218039</text:p>
          </table:table-cell>
          <table:table-cell office:value-type="float" office:value="0.318711301330409" calcext:value-type="float">
            <text:p>0.318711301330409</text:p>
          </table:table-cell>
          <table:table-cell office:value-type="float" office:value="0.312347273311559" calcext:value-type="float">
            <text:p>0.312347273311559</text:p>
          </table:table-cell>
          <table:table-cell office:value-type="float" office:value="0.304965690770415" calcext:value-type="float">
            <text:p>0.304965690770415</text:p>
          </table:table-cell>
          <table:table-cell office:value-type="float" office:value="0.306222894831698" calcext:value-type="float">
            <text:p>0.306222894831698</text:p>
          </table:table-cell>
          <table:table-cell office:value-type="float" office:value="0.305560500575692" calcext:value-type="float">
            <text:p>0.305560500575692</text:p>
          </table:table-cell>
          <table:table-cell office:value-type="float" office:value="0.303344953959096" calcext:value-type="float">
            <text:p>0.303344953959096</text:p>
          </table:table-cell>
          <table:table-cell office:value-type="float" office:value="0.300480709134639" calcext:value-type="float">
            <text:p>0.300480709134639</text:p>
          </table:table-cell>
          <table:table-cell office:value-type="float" office:value="0.299096843986299" calcext:value-type="float">
            <text:p>0.299096843986299</text:p>
          </table:table-cell>
          <table:table-cell office:value-type="float" office:value="0.295698529739245" calcext:value-type="float">
            <text:p>0.295698529739245</text:p>
          </table:table-cell>
          <table:table-cell office:value-type="float" office:value="0.292663227769652" calcext:value-type="float">
            <text:p>0.292663227769652</text:p>
          </table:table-cell>
          <table:table-cell office:value-type="float" office:value="0.291359469458819" calcext:value-type="float">
            <text:p>0.291359469458819</text:p>
          </table:table-cell>
          <table:table-cell office:value-type="float" office:value="0.323148075906043" calcext:value-type="float">
            <text:p>0.323148075906043</text:p>
          </table:table-cell>
          <table:table-cell office:value-type="float" office:value="0.326695029727345" calcext:value-type="float">
            <text:p>0.326695029727345</text:p>
          </table:table-cell>
          <table:table-cell office:value-type="float" office:value="0.333586228735459" calcext:value-type="float">
            <text:p>0.333586228735459</text:p>
          </table:table-cell>
          <table:table-cell office:value-type="float" office:value="0.334169255497312" calcext:value-type="float">
            <text:p>0.334169255497312</text:p>
          </table:table-cell>
          <table:table-cell office:value-type="float" office:value="0.333484765002875" calcext:value-type="float">
            <text:p>0.333484765002875</text:p>
          </table:table-cell>
          <table:table-cell office:value-type="float" office:value="0.292671550777688" calcext:value-type="float">
            <text:p>0.292671550777688</text:p>
          </table:table-cell>
          <table:table-cell office:value-type="float" office:value="0.287733476960337" calcext:value-type="float">
            <text:p>0.287733476960337</text:p>
          </table:table-cell>
          <table:table-cell office:value-type="float" office:value="0.280774161174342" calcext:value-type="float">
            <text:p>0.280774161174342</text:p>
          </table:table-cell>
          <table:table-cell office:value-type="float" office:value="0.298445672149585" calcext:value-type="float">
            <text:p>0.298445672149585</text:p>
          </table:table-cell>
          <table:table-cell office:value-type="float" office:value="0.302932644665538" calcext:value-type="float">
            <text:p>0.302932644665538</text:p>
          </table:table-cell>
          <table:table-cell office:value-type="float" office:value="0.305072028110624" calcext:value-type="float">
            <text:p>0.305072028110624</text:p>
          </table:table-cell>
          <table:table-cell office:value-type="float" office:value="0.303949426400916" calcext:value-type="float">
            <text:p>0.303949426400916</text:p>
          </table:table-cell>
          <table:table-cell office:value-type="float" office:value="0.302426868607309" calcext:value-type="float">
            <text:p>0.302426868607309</text:p>
          </table:table-cell>
          <table:table-cell office:value-type="float" office:value="0.30134061229172" calcext:value-type="float">
            <text:p>0.30134061229172</text:p>
          </table:table-cell>
          <table:table-cell office:value-type="float" office:value="0.300645464903527" calcext:value-type="float">
            <text:p>0.300645464903527</text:p>
          </table:table-cell>
          <table:table-cell office:value-type="float" office:value="0.297851537695632" calcext:value-type="float">
            <text:p>0.297851537695632</text:p>
          </table:table-cell>
          <table:table-cell office:value-type="float" office:value="0.295545062986418" calcext:value-type="float">
            <text:p>0.295545062986418</text:p>
          </table:table-cell>
          <table:table-cell office:value-type="float" office:value="0.317975155527194" calcext:value-type="float">
            <text:p>0.317975155527194</text:p>
          </table:table-cell>
          <table:table-cell office:value-type="float" office:value="0.316451928029664" calcext:value-type="float">
            <text:p>0.316451928029664</text:p>
          </table:table-cell>
          <table:table-cell office:value-type="float" office:value="0.31782475272557" calcext:value-type="float">
            <text:p>0.31782475272557</text:p>
          </table:table-cell>
          <table:table-cell office:value-type="float" office:value="0.327051885303395" calcext:value-type="float">
            <text:p>0.327051885303395</text:p>
          </table:table-cell>
          <table:table-cell office:value-type="float" office:value="0.330157236287467" calcext:value-type="float">
            <text:p>0.330157236287467</text:p>
          </table:table-cell>
          <table:table-cell office:value-type="float" office:value="0.325094072717249" calcext:value-type="float">
            <text:p>0.325094072717249</text:p>
          </table:table-cell>
          <table:table-cell office:value-type="float" office:value="0.319842859116933" calcext:value-type="float">
            <text:p>0.319842859116933</text:p>
          </table:table-cell>
          <table:table-cell office:value-type="float" office:value="0.318970914889583" calcext:value-type="float">
            <text:p>0.318970914889583</text:p>
          </table:table-cell>
          <table:table-cell office:value-type="float" office:value="0.317472742146493" calcext:value-type="float">
            <text:p>0.317472742146493</text:p>
          </table:table-cell>
          <table:table-cell office:value-type="float" office:value="0.313412891969651" calcext:value-type="float">
            <text:p>0.313412891969651</text:p>
          </table:table-cell>
          <table:table-cell office:value-type="float" office:value="0.303081656037566" calcext:value-type="float">
            <text:p>0.303081656037566</text:p>
          </table:table-cell>
          <table:table-cell office:value-type="float" office:value="0.301941702992104" calcext:value-type="float">
            <text:p>0.301941702992104</text:p>
          </table:table-cell>
          <table:table-cell office:value-type="float" office:value="0.298956517456899" calcext:value-type="float">
            <text:p>0.298956517456899</text:p>
          </table:table-cell>
          <table:table-cell office:value-type="float" office:value="0.295720687296922" calcext:value-type="float">
            <text:p>0.295720687296922</text:p>
          </table:table-cell>
          <table:table-cell office:value-type="float" office:value="0.293847928329587" calcext:value-type="float">
            <text:p>0.293847928329587</text:p>
          </table:table-cell>
          <table:table-cell office:value-type="float" office:value="0.292256371149742" calcext:value-type="float">
            <text:p>0.292256371149742</text:p>
          </table:table-cell>
          <table:table-cell office:value-type="float" office:value="0.291729393328556" calcext:value-type="float">
            <text:p>0.291729393328556</text:p>
          </table:table-cell>
          <table:table-cell office:value-type="float" office:value="0.291256720561894" calcext:value-type="float">
            <text:p>0.291256720561894</text:p>
          </table:table-cell>
          <table:table-cell office:value-type="float" office:value="0.328044316115005" calcext:value-type="float">
            <text:p>0.328044316115005</text:p>
          </table:table-cell>
          <table:table-cell office:value-type="float" office:value="0.333767526836063" calcext:value-type="float">
            <text:p>0.333767526836063</text:p>
          </table:table-cell>
          <table:table-cell office:value-type="float" office:value="0.336016994289788" calcext:value-type="float">
            <text:p>0.336016994289788</text:p>
          </table:table-cell>
          <table:table-cell office:value-type="float" office:value="0.335555786525239" calcext:value-type="float">
            <text:p>0.335555786525239</text:p>
          </table:table-cell>
          <table:table-cell office:value-type="float" office:value="0.332491010177888" calcext:value-type="float">
            <text:p>0.332491010177888</text:p>
          </table:table-cell>
          <table:table-cell office:value-type="float" office:value="0.328290233117738" calcext:value-type="float">
            <text:p>0.328290233117738</text:p>
          </table:table-cell>
          <table:table-cell office:value-type="float" office:value="0.298302350702336" calcext:value-type="float">
            <text:p>0.298302350702336</text:p>
          </table:table-cell>
          <table:table-cell office:value-type="float" office:value="0.289881848589014" calcext:value-type="float">
            <text:p>0.289881848589014</text:p>
          </table:table-cell>
          <table:table-cell office:value-type="float" office:value="0.290179021052994" calcext:value-type="float">
            <text:p>0.290179021052994</text:p>
          </table:table-cell>
          <table:table-cell office:value-type="float" office:value="0.301991847658665" calcext:value-type="float">
            <text:p>0.301991847658665</text:p>
          </table:table-cell>
          <table:table-cell office:value-type="float" office:value="0.304429091315418" calcext:value-type="float">
            <text:p>0.304429091315418</text:p>
          </table:table-cell>
          <table:table-cell office:value-type="float" office:value="0.304073587560009" calcext:value-type="float">
            <text:p>0.304073587560009</text:p>
          </table:table-cell>
          <table:table-cell office:value-type="float" office:value="0.303111429753938" calcext:value-type="float">
            <text:p>0.303111429753938</text:p>
          </table:table-cell>
          <table:table-cell office:value-type="float" office:value="0.300575083556473" calcext:value-type="float">
            <text:p>0.300575083556473</text:p>
          </table:table-cell>
          <table:table-cell office:value-type="float" office:value="0.298488096221764" calcext:value-type="float">
            <text:p>0.298488096221764</text:p>
          </table:table-cell>
          <table:table-cell office:value-type="float" office:value="0.297124953831395" calcext:value-type="float">
            <text:p>0.297124953831395</text:p>
          </table:table-cell>
          <table:table-cell office:value-type="float" office:value="0.293652120029411" calcext:value-type="float">
            <text:p>0.293652120029411</text:p>
          </table:table-cell>
          <table:table-cell office:value-type="float" office:value="0.297505136856574" calcext:value-type="float">
            <text:p>0.297505136856574</text:p>
          </table:table-cell>
          <table:table-cell office:value-type="float" office:value="0.309219198941662" calcext:value-type="float">
            <text:p>0.309219198941662</text:p>
          </table:table-cell>
          <table:table-cell office:value-type="float" office:value="0.311626209238235" calcext:value-type="float">
            <text:p>0.311626209238235</text:p>
          </table:table-cell>
          <table:table-cell office:value-type="float" office:value="0.318027257990697" calcext:value-type="float">
            <text:p>0.318027257990697</text:p>
          </table:table-cell>
          <table:table-cell office:value-type="float" office:value="0.324269358565628" calcext:value-type="float">
            <text:p>0.324269358565628</text:p>
          </table:table-cell>
          <table:table-cell office:value-type="float" office:value="0.32376486150387" calcext:value-type="float">
            <text:p>0.32376486150387</text:p>
          </table:table-cell>
          <table:table-cell office:value-type="float" office:value="0.321577615137366" calcext:value-type="float">
            <text:p>0.321577615137366</text:p>
          </table:table-cell>
          <table:table-cell office:value-type="float" office:value="0.317925874077717" calcext:value-type="float">
            <text:p>0.317925874077717</text:p>
          </table:table-cell>
          <table:table-cell office:value-type="float" office:value="0.309662769788551" calcext:value-type="float">
            <text:p>0.309662769788551</text:p>
          </table:table-cell>
          <table:table-cell office:value-type="float" office:value="0.306767705699017" calcext:value-type="float">
            <text:p>0.306767705699017</text:p>
          </table:table-cell>
          <table:table-cell office:value-type="float" office:value="0.299589415903392" calcext:value-type="float">
            <text:p>0.299589415903392</text:p>
          </table:table-cell>
          <table:table-cell office:value-type="float" office:value="0.305785924681989" calcext:value-type="float">
            <text:p>0.305785924681989</text:p>
          </table:table-cell>
          <table:table-cell office:value-type="float" office:value="0.304811173700437" calcext:value-type="float">
            <text:p>0.304811173700437</text:p>
          </table:table-cell>
          <table:table-cell office:value-type="float" office:value="0.302124744748018" calcext:value-type="float">
            <text:p>0.302124744748018</text:p>
          </table:table-cell>
          <table:table-cell office:value-type="float" office:value="0.301940161942932" calcext:value-type="float">
            <text:p>0.301940161942932</text:p>
          </table:table-cell>
          <table:table-cell office:value-type="float" office:value="0.301403420195766" calcext:value-type="float">
            <text:p>0.301403420195766</text:p>
          </table:table-cell>
          <table:table-cell office:value-type="float" office:value="0.300726367280497" calcext:value-type="float">
            <text:p>0.300726367280497</text:p>
          </table:table-cell>
          <table:table-cell office:value-type="float" office:value="0.300676793254945" calcext:value-type="float">
            <text:p>0.300676793254945</text:p>
          </table:table-cell>
          <table:table-cell office:value-type="float" office:value="0.300770749280687" calcext:value-type="float">
            <text:p>0.300770749280687</text:p>
          </table:table-cell>
          <table:table-cell office:value-type="float" office:value="0.300423146888847" calcext:value-type="float">
            <text:p>0.300423146888847</text:p>
          </table:table-cell>
          <table:table-cell office:value-type="float" office:value="0.300792261491171" calcext:value-type="float">
            <text:p>0.300792261491171</text:p>
          </table:table-cell>
          <table:table-cell office:value-type="float" office:value="0.300918150241224" calcext:value-type="float">
            <text:p>0.300918150241224</text:p>
          </table:table-cell>
          <table:table-cell office:value-type="float" office:value="0.300834348946724" calcext:value-type="float">
            <text:p>0.300834348946724</text:p>
          </table:table-cell>
          <table:table-cell office:value-type="float" office:value="0.300731628686249" calcext:value-type="float">
            <text:p>0.300731628686249</text:p>
          </table:table-cell>
          <table:table-cell office:value-type="float" office:value="0.300804695713056" calcext:value-type="float">
            <text:p>0.300804695713056</text:p>
          </table:table-cell>
          <table:table-cell office:value-type="float" office:value="0.300895817002907" calcext:value-type="float">
            <text:p>0.300895817002907</text:p>
          </table:table-cell>
          <table:table-cell office:value-type="float" office:value="0.301014608533606" calcext:value-type="float">
            <text:p>0.301014608533606</text:p>
          </table:table-cell>
          <table:table-cell office:value-type="float" office:value="0.301318446866562" calcext:value-type="float">
            <text:p>0.301318446866562</text:p>
          </table:table-cell>
          <table:table-cell office:value-type="float" office:value="0.301348352994312" calcext:value-type="float">
            <text:p>0.301348352994312</text:p>
          </table:table-cell>
          <table:table-cell office:value-type="float" office:value="0.301374345642606" calcext:value-type="float">
            <text:p>0.301374345642606</text:p>
          </table:table-cell>
          <table:table-cell office:value-type="float" office:value="0.301412829702319" calcext:value-type="float">
            <text:p>0.301412829702319</text:p>
          </table:table-cell>
          <table:table-cell office:value-type="float" office:value="0.301438999111967" calcext:value-type="float">
            <text:p>0.301438999111967</text:p>
          </table:table-cell>
          <table:table-cell office:value-type="float" office:value="0.301475578571926" calcext:value-type="float">
            <text:p>0.301475578571926</text:p>
          </table:table-cell>
          <table:table-cell office:value-type="float" office:value="0.301434613327607" calcext:value-type="float">
            <text:p>0.301434613327607</text:p>
          </table:table-cell>
          <table:table-cell office:value-type="float" office:value="0.301320129928859" calcext:value-type="float">
            <text:p>0.301320129928859</text:p>
          </table:table-cell>
          <table:table-cell office:value-type="float" office:value="0.301378838011053" calcext:value-type="float">
            <text:p>0.301378838011053</text:p>
          </table:table-cell>
          <table:table-cell office:value-type="float" office:value="0.301410265642286" calcext:value-type="float">
            <text:p>0.301410265642286</text:p>
          </table:table-cell>
          <table:table-cell office:value-type="float" office:value="0.301407557385816" calcext:value-type="float">
            <text:p>0.301407557385816</text:p>
          </table:table-cell>
          <table:table-cell office:value-type="float" office:value="0.301413946042908" calcext:value-type="float">
            <text:p>0.301413946042908</text:p>
          </table:table-cell>
          <table:table-cell office:value-type="float" office:value="0.301394782024641" calcext:value-type="float">
            <text:p>0.301394782024641</text:p>
          </table:table-cell>
          <table:table-cell office:value-type="float" office:value="0.301437693379539" calcext:value-type="float">
            <text:p>0.301437693379539</text:p>
          </table:table-cell>
          <table:table-cell office:value-type="float" office:value="0.301395596562423" calcext:value-type="float">
            <text:p>0.301395596562423</text:p>
          </table:table-cell>
          <table:table-cell office:value-type="float" office:value="0.301428429076492" calcext:value-type="float">
            <text:p>0.301428429076492</text:p>
          </table:table-cell>
          <table:table-cell office:value-type="float" office:value="0.301436625111768" calcext:value-type="float">
            <text:p>0.301436625111768</text:p>
          </table:table-cell>
          <table:table-cell office:value-type="float" office:value="0.301441907854911" calcext:value-type="float">
            <text:p>0.301441907854911</text:p>
          </table:table-cell>
          <table:table-cell office:value-type="float" office:value="0.30141835479931" calcext:value-type="float">
            <text:p>0.30141835479931</text:p>
          </table:table-cell>
          <table:table-cell office:value-type="float" office:value="0.301437685886555" calcext:value-type="float">
            <text:p>0.301437685886555</text:p>
          </table:table-cell>
          <table:table-cell office:value-type="float" office:value="0.301408366164163" calcext:value-type="float">
            <text:p>0.301408366164163</text:p>
          </table:table-cell>
          <table:table-cell office:value-type="float" office:value="0.301409415642927" calcext:value-type="float">
            <text:p>0.301409415642927</text:p>
          </table:table-cell>
          <table:table-cell office:value-type="float" office:value="0.301424396323289" calcext:value-type="float">
            <text:p>0.301424396323289</text:p>
          </table:table-cell>
          <table:table-cell office:value-type="float" office:value="0.301409035186762" calcext:value-type="float">
            <text:p>0.301409035186762</text:p>
          </table:table-cell>
          <table:table-cell office:value-type="float" office:value="0.301392948687182" calcext:value-type="float">
            <text:p>0.301392948687182</text:p>
          </table:table-cell>
          <table:table-cell office:value-type="float" office:value="0.301436623404767" calcext:value-type="float">
            <text:p>0.301436623404767</text:p>
          </table:table-cell>
          <table:table-cell office:value-type="float" office:value="0.301404479545801" calcext:value-type="float">
            <text:p>0.301404479545801</text:p>
          </table:table-cell>
          <table:table-cell office:value-type="float" office:value="0.301427888033517" calcext:value-type="float">
            <text:p>0.301427888033517</text:p>
          </table:table-cell>
          <table:table-cell office:value-type="float" office:value="0.301416134180861" calcext:value-type="float">
            <text:p>0.301416134180861</text:p>
          </table:table-cell>
          <table:table-cell office:value-type="float" office:value="0.301458207470421" calcext:value-type="float">
            <text:p>0.301458207470421</text:p>
          </table:table-cell>
          <table:table-cell office:value-type="float" office:value="0.301448280412362" calcext:value-type="float">
            <text:p>0.301448280412362</text:p>
          </table:table-cell>
          <table:table-cell office:value-type="float" office:value="0.301422208484337" calcext:value-type="float">
            <text:p>0.301422208484337</text:p>
          </table:table-cell>
          <table:table-cell office:value-type="float" office:value="0.301406798606977" calcext:value-type="float">
            <text:p>0.301406798606977</text:p>
          </table:table-cell>
          <table:table-cell office:value-type="float" office:value="0.301423609392576" calcext:value-type="float">
            <text:p>0.301423609392576</text:p>
          </table:table-cell>
          <table:table-cell office:value-type="float" office:value="0.301425358035864" calcext:value-type="float">
            <text:p>0.301425358035864</text:p>
          </table:table-cell>
          <table:table-cell office:value-type="float" office:value="0.301440990324934" calcext:value-type="float">
            <text:p>0.301440990324934</text:p>
          </table:table-cell>
          <table:table-cell office:value-type="float" office:value="0.301436516333059" calcext:value-type="float">
            <text:p>0.301436516333059</text:p>
          </table:table-cell>
          <table:table-cell office:value-type="float" office:value="0.30143572533754" calcext:value-type="float">
            <text:p>0.30143572533754</text:p>
          </table:table-cell>
          <table:table-cell office:value-type="float" office:value="0.301424154288373" calcext:value-type="float">
            <text:p>0.301424154288373</text:p>
          </table:table-cell>
          <table:table-cell office:value-type="float" office:value="0.301415087470225" calcext:value-type="float">
            <text:p>0.301415087470225</text:p>
          </table:table-cell>
          <table:table-cell office:value-type="float" office:value="0.30141604648155" calcext:value-type="float">
            <text:p>0.30141604648155</text:p>
          </table:table-cell>
          <table:table-cell office:value-type="float" office:value="0.301405624952492" calcext:value-type="float">
            <text:p>0.301405624952492</text:p>
          </table:table-cell>
          <table:table-cell office:value-type="float" office:value="0.301457710054702" calcext:value-type="float">
            <text:p>0.301457710054702</text:p>
          </table:table-cell>
          <table:table-cell office:value-type="float" office:value="0.301426510676681" calcext:value-type="float">
            <text:p>0.301426510676681</text:p>
          </table:table-cell>
          <table:table-cell office:value-type="float" office:value="0.301415080621736" calcext:value-type="float">
            <text:p>0.301415080621736</text:p>
          </table:table-cell>
          <table:table-cell office:value-type="float" office:value="0.301412340624008" calcext:value-type="float">
            <text:p>0.301412340624008</text:p>
          </table:table-cell>
          <table:table-cell office:value-type="float" office:value="0.301444534082224" calcext:value-type="float">
            <text:p>0.301444534082224</text:p>
          </table:table-cell>
          <table:table-cell office:value-type="float" office:value="0.301426390515718" calcext:value-type="float">
            <text:p>0.301426390515718</text:p>
          </table:table-cell>
          <table:table-cell office:value-type="float" office:value="0.301404748491911" calcext:value-type="float">
            <text:p>0.301404748491911</text:p>
          </table:table-cell>
          <table:table-cell office:value-type="float" office:value="0.30142005109272" calcext:value-type="float">
            <text:p>0.30142005109272</text:p>
          </table:table-cell>
          <table:table-cell office:value-type="float" office:value="0.301412300183585" calcext:value-type="float">
            <text:p>0.301412300183585</text:p>
          </table:table-cell>
          <table:table-cell office:value-type="float" office:value="0.301382069486189" calcext:value-type="float">
            <text:p>0.301382069486189</text:p>
          </table:table-cell>
          <table:table-cell office:value-type="float" office:value="0.301409987804182" calcext:value-type="float">
            <text:p>0.301409987804182</text:p>
          </table:table-cell>
          <table:table-cell office:value-type="float" office:value="0.301429009271067" calcext:value-type="float">
            <text:p>0.301429009271067</text:p>
          </table:table-cell>
          <table:table-cell office:value-type="float" office:value="0.301397977215544" calcext:value-type="float">
            <text:p>0.301397977215544</text:p>
          </table:table-cell>
          <table:table-cell office:value-type="float" office:value="0.301419400088508" calcext:value-type="float">
            <text:p>0.301419400088508</text:p>
          </table:table-cell>
          <table:table-cell office:value-type="float" office:value="0.301430496746921" calcext:value-type="float">
            <text:p>0.301430496746921</text:p>
          </table:table-cell>
          <table:table-cell office:value-type="float" office:value="0.301415184353111" calcext:value-type="float">
            <text:p>0.301415184353111</text:p>
          </table:table-cell>
          <table:table-cell office:value-type="float" office:value="0.301427267285812" calcext:value-type="float">
            <text:p>0.301427267285812</text:p>
          </table:table-cell>
          <table:table-cell office:value-type="float" office:value="0.301431490051053" calcext:value-type="float">
            <text:p>0.301431490051053</text:p>
          </table:table-cell>
          <table:table-cell office:value-type="float" office:value="0.301417808522021" calcext:value-type="float">
            <text:p>0.301417808522021</text:p>
          </table:table-cell>
          <table:table-cell office:value-type="float" office:value="0.301410275774709" calcext:value-type="float">
            <text:p>0.301410275774709</text:p>
          </table:table-cell>
          <table:table-cell office:value-type="float" office:value="0.301420691217517" calcext:value-type="float">
            <text:p>0.301420691217517</text:p>
          </table:table-cell>
          <table:table-cell office:value-type="float" office:value="0.301414067600159" calcext:value-type="float">
            <text:p>0.301414067600159</text:p>
          </table:table-cell>
          <table:table-cell office:value-type="float" office:value="0.301432221937197" calcext:value-type="float">
            <text:p>0.301432221937197</text:p>
          </table:table-cell>
          <table:table-cell office:value-type="float" office:value="0.301427923876615" calcext:value-type="float">
            <text:p>0.301427923876615</text:p>
          </table:table-cell>
          <table:table-cell office:value-type="float" office:value="0.301412024874025" calcext:value-type="float">
            <text:p>0.301412024874025</text:p>
          </table:table-cell>
          <table:table-cell office:value-type="float" office:value="0.301450997873208" calcext:value-type="float">
            <text:p>0.301450997873208</text:p>
          </table:table-cell>
          <table:table-cell office:value-type="float" office:value="0.301430978504097" calcext:value-type="float">
            <text:p>0.301430978504097</text:p>
          </table:table-cell>
          <table:table-cell office:value-type="float" office:value="0.301412105882613" calcext:value-type="float">
            <text:p>0.301412105882613</text:p>
          </table:table-cell>
          <table:table-cell office:value-type="float" office:value="0.301452693268223" calcext:value-type="float">
            <text:p>0.301452693268223</text:p>
          </table:table-cell>
          <table:table-cell office:value-type="float" office:value="0.301409048172808" calcext:value-type="float">
            <text:p>0.301409048172808</text:p>
          </table:table-cell>
          <table:table-cell office:value-type="float" office:value="0.301419615324568" calcext:value-type="float">
            <text:p>0.301419615324568</text:p>
          </table:table-cell>
          <table:table-cell office:value-type="float" office:value="0.301419070088116" calcext:value-type="float">
            <text:p>0.301419070088116</text:p>
          </table:table-cell>
          <table:table-cell office:value-type="float" office:value="0.301407582970749" calcext:value-type="float">
            <text:p>0.301407582970749</text:p>
          </table:table-cell>
          <table:table-cell office:value-type="float" office:value="0.301439839544604" calcext:value-type="float">
            <text:p>0.301439839544604</text:p>
          </table:table-cell>
          <table:table-cell office:value-type="float" office:value="0.301419128473622" calcext:value-type="float">
            <text:p>0.301419128473622</text:p>
          </table:table-cell>
          <table:table-cell office:value-type="float" office:value="0.301418331912745" calcext:value-type="float">
            <text:p>0.301418331912745</text:p>
          </table:table-cell>
          <table:table-cell office:value-type="float" office:value="0.301434219816302" calcext:value-type="float">
            <text:p>0.301434219816302</text:p>
          </table:table-cell>
          <table:table-cell office:value-type="float" office:value="0.301430394530921" calcext:value-type="float">
            <text:p>0.301430394530921</text:p>
          </table:table-cell>
          <table:table-cell office:value-type="float" office:value="0.301437105005756" calcext:value-type="float">
            <text:p>0.301437105005756</text:p>
          </table:table-cell>
          <table:table-cell office:value-type="float" office:value="0.301403671857857" calcext:value-type="float">
            <text:p>0.301403671857857</text:p>
          </table:table-cell>
          <table:table-cell office:value-type="float" office:value="0.301429705613133" calcext:value-type="float">
            <text:p>0.301429705613133</text:p>
          </table:table-cell>
          <table:table-cell office:value-type="float" office:value="0.30141671950658" calcext:value-type="float">
            <text:p>0.30141671950658</text:p>
          </table:table-cell>
          <table:table-cell office:value-type="float" office:value="0.301428897386812" calcext:value-type="float">
            <text:p>0.301428897386812</text:p>
          </table:table-cell>
          <table:table-cell office:value-type="float" office:value="0.301420592497145" calcext:value-type="float">
            <text:p>0.301420592497145</text:p>
          </table:table-cell>
          <table:table-cell office:value-type="float" office:value="0.301426315681636" calcext:value-type="float">
            <text:p>0.301426315681636</text:p>
          </table:table-cell>
          <table:table-cell office:value-type="float" office:value="0.301419237772924" calcext:value-type="float">
            <text:p>0.301419237772924</text:p>
          </table:table-cell>
          <table:table-cell office:value-type="float" office:value="0.301401787755929" calcext:value-type="float">
            <text:p>0.301401787755929</text:p>
          </table:table-cell>
          <table:table-cell office:value-type="float" office:value="0.30144081626339" calcext:value-type="float">
            <text:p>0.30144081626339</text:p>
          </table:table-cell>
          <table:table-cell office:value-type="float" office:value="0.301424065674887" calcext:value-type="float">
            <text:p>0.301424065674887</text:p>
          </table:table-cell>
          <table:table-cell office:value-type="float" office:value="0.301431245574644" calcext:value-type="float">
            <text:p>0.301431245574644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92529147939257" calcext:value-type="float">
            <text:p>-0.292529147939257</text:p>
          </table:table-cell>
          <table:table-cell office:value-type="float" office:value="-0.292581366388025" calcext:value-type="float">
            <text:p>-0.292581366388025</text:p>
          </table:table-cell>
          <table:table-cell office:value-type="float" office:value="-0.292288837688251" calcext:value-type="float">
            <text:p>-0.292288837688251</text:p>
          </table:table-cell>
          <table:table-cell office:value-type="float" office:value="-0.291882339456311" calcext:value-type="float">
            <text:p>-0.291882339456311</text:p>
          </table:table-cell>
          <table:table-cell office:value-type="float" office:value="-0.292265151825893" calcext:value-type="float">
            <text:p>-0.292265151825893</text:p>
          </table:table-cell>
          <table:table-cell office:value-type="float" office:value="-0.291016944529059" calcext:value-type="float">
            <text:p>-0.291016944529059</text:p>
          </table:table-cell>
          <table:table-cell office:value-type="float" office:value="-0.292054628189506" calcext:value-type="float">
            <text:p>-0.292054628189506</text:p>
          </table:table-cell>
          <table:table-cell office:value-type="float" office:value="-0.292304973084463" calcext:value-type="float">
            <text:p>-0.292304973084463</text:p>
          </table:table-cell>
          <table:table-cell office:value-type="float" office:value="-0.29219076984828" calcext:value-type="float">
            <text:p>-0.29219076984828</text:p>
          </table:table-cell>
          <table:table-cell office:value-type="float" office:value="-0.292152316002073" calcext:value-type="float">
            <text:p>-0.292152316002073</text:p>
          </table:table-cell>
          <table:table-cell office:value-type="float" office:value="-0.291685850753587" calcext:value-type="float">
            <text:p>-0.291685850753587</text:p>
          </table:table-cell>
          <table:table-cell office:value-type="float" office:value="-0.291942027695673" calcext:value-type="float">
            <text:p>-0.291942027695673</text:p>
          </table:table-cell>
          <table:table-cell office:value-type="float" office:value="-0.292263977267148" calcext:value-type="float">
            <text:p>-0.292263977267148</text:p>
          </table:table-cell>
          <table:table-cell office:value-type="float" office:value="-0.29224861528585" calcext:value-type="float">
            <text:p>-0.29224861528585</text:p>
          </table:table-cell>
          <table:table-cell office:value-type="float" office:value="-0.292216135796699" calcext:value-type="float">
            <text:p>-0.292216135796699</text:p>
          </table:table-cell>
          <table:table-cell office:value-type="float" office:value="-0.29211842034538" calcext:value-type="float">
            <text:p>-0.29211842034538</text:p>
          </table:table-cell>
          <table:table-cell office:value-type="float" office:value="-0.292479271488958" calcext:value-type="float">
            <text:p>-0.292479271488958</text:p>
          </table:table-cell>
          <table:table-cell office:value-type="float" office:value="-0.291483060457015" calcext:value-type="float">
            <text:p>-0.291483060457015</text:p>
          </table:table-cell>
          <table:table-cell office:value-type="float" office:value="-0.292011604201323" calcext:value-type="float">
            <text:p>-0.292011604201323</text:p>
          </table:table-cell>
          <table:table-cell office:value-type="float" office:value="-0.291962214844879" calcext:value-type="float">
            <text:p>-0.291962214844879</text:p>
          </table:table-cell>
          <table:table-cell office:value-type="float" office:value="-0.292050399694965" calcext:value-type="float">
            <text:p>-0.292050399694965</text:p>
          </table:table-cell>
          <table:table-cell office:value-type="float" office:value="-0.292530091167947" calcext:value-type="float">
            <text:p>-0.292530091167947</text:p>
          </table:table-cell>
          <table:table-cell office:value-type="float" office:value="-0.292177446905225" calcext:value-type="float">
            <text:p>-0.292177446905225</text:p>
          </table:table-cell>
          <table:table-cell office:value-type="float" office:value="-0.292534479713878" calcext:value-type="float">
            <text:p>-0.292534479713878</text:p>
          </table:table-cell>
          <table:table-cell office:value-type="float" office:value="-0.291935091956972" calcext:value-type="float">
            <text:p>-0.291935091956972</text:p>
          </table:table-cell>
          <table:table-cell office:value-type="float" office:value="-0.291633876301999" calcext:value-type="float">
            <text:p>-0.291633876301999</text:p>
          </table:table-cell>
          <table:table-cell office:value-type="float" office:value="-0.291854333195361" calcext:value-type="float">
            <text:p>-0.291854333195361</text:p>
          </table:table-cell>
          <table:table-cell office:value-type="float" office:value="-0.291568094982638" calcext:value-type="float">
            <text:p>-0.291568094982638</text:p>
          </table:table-cell>
          <table:table-cell office:value-type="float" office:value="-0.291333494851764" calcext:value-type="float">
            <text:p>-0.291333494851764</text:p>
          </table:table-cell>
          <table:table-cell office:value-type="float" office:value="-0.291164307980883" calcext:value-type="float">
            <text:p>-0.291164307980883</text:p>
          </table:table-cell>
          <table:table-cell office:value-type="float" office:value="-0.292512009505959" calcext:value-type="float">
            <text:p>-0.292512009505959</text:p>
          </table:table-cell>
          <table:table-cell office:value-type="float" office:value="-0.292368805792521" calcext:value-type="float">
            <text:p>-0.292368805792521</text:p>
          </table:table-cell>
          <table:table-cell office:value-type="float" office:value="-0.291833338123723" calcext:value-type="float">
            <text:p>-0.291833338123723</text:p>
          </table:table-cell>
          <table:table-cell office:value-type="float" office:value="-0.291139845423274" calcext:value-type="float">
            <text:p>-0.291139845423274</text:p>
          </table:table-cell>
          <table:table-cell office:value-type="float" office:value="-0.2913542413948" calcext:value-type="float">
            <text:p>-0.2913542413948</text:p>
          </table:table-cell>
          <table:table-cell office:value-type="float" office:value="-0.292100070279899" calcext:value-type="float">
            <text:p>-0.292100070279899</text:p>
          </table:table-cell>
          <table:table-cell office:value-type="float" office:value="-0.292088493980375" calcext:value-type="float">
            <text:p>-0.292088493980375</text:p>
          </table:table-cell>
          <table:table-cell office:value-type="float" office:value="-0.29275277452652" calcext:value-type="float">
            <text:p>-0.29275277452652</text:p>
          </table:table-cell>
          <table:table-cell office:value-type="float" office:value="-0.290683576051991" calcext:value-type="float">
            <text:p>-0.290683576051991</text:p>
          </table:table-cell>
          <table:table-cell office:value-type="float" office:value="-0.286787645684492" calcext:value-type="float">
            <text:p>-0.286787645684492</text:p>
          </table:table-cell>
          <table:table-cell office:value-type="float" office:value="-0.280934360526001" calcext:value-type="float">
            <text:p>-0.280934360526001</text:p>
          </table:table-cell>
          <table:table-cell office:value-type="float" office:value="-0.270106154831995" calcext:value-type="float">
            <text:p>-0.270106154831995</text:p>
          </table:table-cell>
          <table:table-cell office:value-type="float" office:value="-0.262452156630381" calcext:value-type="float">
            <text:p>-0.262452156630381</text:p>
          </table:table-cell>
          <table:table-cell office:value-type="float" office:value="-0.269396255941841" calcext:value-type="float">
            <text:p>-0.269396255941841</text:p>
          </table:table-cell>
          <table:table-cell office:value-type="float" office:value="-0.28459005310419" calcext:value-type="float">
            <text:p>-0.28459005310419</text:p>
          </table:table-cell>
          <table:table-cell office:value-type="float" office:value="-0.335309764308405" calcext:value-type="float">
            <text:p>-0.335309764308405</text:p>
          </table:table-cell>
          <table:table-cell office:value-type="float" office:value="-0.344294644273851" calcext:value-type="float">
            <text:p>-0.344294644273851</text:p>
          </table:table-cell>
          <table:table-cell office:value-type="float" office:value="-0.341341993426114" calcext:value-type="float">
            <text:p>-0.341341993426114</text:p>
          </table:table-cell>
          <table:table-cell office:value-type="float" office:value="-0.339785925045325" calcext:value-type="float">
            <text:p>-0.339785925045325</text:p>
          </table:table-cell>
          <table:table-cell office:value-type="float" office:value="-0.280977414441002" calcext:value-type="float">
            <text:p>-0.280977414441002</text:p>
          </table:table-cell>
          <table:table-cell office:value-type="float" office:value="-0.348761534988325" calcext:value-type="float">
            <text:p>-0.348761534988325</text:p>
          </table:table-cell>
          <table:table-cell office:value-type="float" office:value="-0.347909651713359" calcext:value-type="float">
            <text:p>-0.347909651713359</text:p>
          </table:table-cell>
          <table:table-cell office:value-type="float" office:value="-0.3196088069545" calcext:value-type="float">
            <text:p>-0.3196088069545</text:p>
          </table:table-cell>
          <table:table-cell office:value-type="float" office:value="-0.310448394600861" calcext:value-type="float">
            <text:p>-0.310448394600861</text:p>
          </table:table-cell>
          <table:table-cell office:value-type="float" office:value="-0.30704804171045" calcext:value-type="float">
            <text:p>-0.30704804171045</text:p>
          </table:table-cell>
          <table:table-cell office:value-type="float" office:value="-0.313854474804045" calcext:value-type="float">
            <text:p>-0.313854474804045</text:p>
          </table:table-cell>
          <table:table-cell office:value-type="float" office:value="-0.379423346247434" calcext:value-type="float">
            <text:p>-0.379423346247434</text:p>
          </table:table-cell>
          <table:table-cell office:value-type="float" office:value="-0.353497115343724" calcext:value-type="float">
            <text:p>-0.353497115343724</text:p>
          </table:table-cell>
          <table:table-cell office:value-type="float" office:value="-0.339664776652327" calcext:value-type="float">
            <text:p>-0.339664776652327</text:p>
          </table:table-cell>
          <table:table-cell office:value-type="float" office:value="-0.290859780647925" calcext:value-type="float">
            <text:p>-0.290859780647925</text:p>
          </table:table-cell>
          <table:table-cell office:value-type="float" office:value="-0.283626742608999" calcext:value-type="float">
            <text:p>-0.283626742608999</text:p>
          </table:table-cell>
          <table:table-cell office:value-type="float" office:value="-0.291313890162677" calcext:value-type="float">
            <text:p>-0.291313890162677</text:p>
          </table:table-cell>
          <table:table-cell office:value-type="float" office:value="-0.303474293695045" calcext:value-type="float">
            <text:p>-0.303474293695045</text:p>
          </table:table-cell>
          <table:table-cell office:value-type="float" office:value="-0.310548967409702" calcext:value-type="float">
            <text:p>-0.310548967409702</text:p>
          </table:table-cell>
          <table:table-cell office:value-type="float" office:value="-0.317298513325356" calcext:value-type="float">
            <text:p>-0.317298513325356</text:p>
          </table:table-cell>
          <table:table-cell office:value-type="float" office:value="-0.325070156258229" calcext:value-type="float">
            <text:p>-0.325070156258229</text:p>
          </table:table-cell>
          <table:table-cell office:value-type="float" office:value="-0.329865672620257" calcext:value-type="float">
            <text:p>-0.329865672620257</text:p>
          </table:table-cell>
          <table:table-cell office:value-type="float" office:value="-0.332781513186614" calcext:value-type="float">
            <text:p>-0.332781513186614</text:p>
          </table:table-cell>
          <table:table-cell office:value-type="float" office:value="-0.333571837545975" calcext:value-type="float">
            <text:p>-0.333571837545975</text:p>
          </table:table-cell>
          <table:table-cell office:value-type="float" office:value="-0.333144344676807" calcext:value-type="float">
            <text:p>-0.333144344676807</text:p>
          </table:table-cell>
          <table:table-cell office:value-type="float" office:value="-0.320131209714592" calcext:value-type="float">
            <text:p>-0.320131209714592</text:p>
          </table:table-cell>
          <table:table-cell office:value-type="float" office:value="-0.305715870866487" calcext:value-type="float">
            <text:p>-0.305715870866487</text:p>
          </table:table-cell>
          <table:table-cell office:value-type="float" office:value="-0.318908251443962" calcext:value-type="float">
            <text:p>-0.318908251443962</text:p>
          </table:table-cell>
          <table:table-cell office:value-type="float" office:value="-0.342750250066028" calcext:value-type="float">
            <text:p>-0.342750250066028</text:p>
          </table:table-cell>
          <table:table-cell office:value-type="float" office:value="-0.337037045318252" calcext:value-type="float">
            <text:p>-0.337037045318252</text:p>
          </table:table-cell>
          <table:table-cell office:value-type="float" office:value="-0.349403043338726" calcext:value-type="float">
            <text:p>-0.349403043338726</text:p>
          </table:table-cell>
          <table:table-cell office:value-type="float" office:value="-0.355395517832665" calcext:value-type="float">
            <text:p>-0.355395517832665</text:p>
          </table:table-cell>
          <table:table-cell office:value-type="float" office:value="-0.336245919886164" calcext:value-type="float">
            <text:p>-0.336245919886164</text:p>
          </table:table-cell>
          <table:table-cell office:value-type="float" office:value="-0.287589528295824" calcext:value-type="float">
            <text:p>-0.287589528295824</text:p>
          </table:table-cell>
          <table:table-cell office:value-type="float" office:value="-0.355432100904368" calcext:value-type="float">
            <text:p>-0.355432100904368</text:p>
          </table:table-cell>
          <table:table-cell office:value-type="float" office:value="-0.362693244754346" calcext:value-type="float">
            <text:p>-0.362693244754346</text:p>
          </table:table-cell>
          <table:table-cell office:value-type="float" office:value="-0.361370670973194" calcext:value-type="float">
            <text:p>-0.361370670973194</text:p>
          </table:table-cell>
          <table:table-cell office:value-type="float" office:value="-0.350245265621326" calcext:value-type="float">
            <text:p>-0.350245265621326</text:p>
          </table:table-cell>
          <table:table-cell office:value-type="float" office:value="-0.346778464821538" calcext:value-type="float">
            <text:p>-0.346778464821538</text:p>
          </table:table-cell>
          <table:table-cell office:value-type="float" office:value="-0.342259151004866" calcext:value-type="float">
            <text:p>-0.342259151004866</text:p>
          </table:table-cell>
          <table:table-cell office:value-type="float" office:value="-0.336234625158573" calcext:value-type="float">
            <text:p>-0.336234625158573</text:p>
          </table:table-cell>
          <table:table-cell office:value-type="float" office:value="-0.348107393848894" calcext:value-type="float">
            <text:p>-0.348107393848894</text:p>
          </table:table-cell>
          <table:table-cell office:value-type="float" office:value="-0.399776060479415" calcext:value-type="float">
            <text:p>-0.399776060479415</text:p>
          </table:table-cell>
          <table:table-cell office:value-type="float" office:value="-0.382045891174542" calcext:value-type="float">
            <text:p>-0.382045891174542</text:p>
          </table:table-cell>
          <table:table-cell office:value-type="float" office:value="-0.365401233479991" calcext:value-type="float">
            <text:p>-0.365401233479991</text:p>
          </table:table-cell>
          <table:table-cell office:value-type="float" office:value="-0.359854056298938" calcext:value-type="float">
            <text:p>-0.359854056298938</text:p>
          </table:table-cell>
          <table:table-cell office:value-type="float" office:value="-0.352298679464972" calcext:value-type="float">
            <text:p>-0.352298679464972</text:p>
          </table:table-cell>
          <table:table-cell office:value-type="float" office:value="-0.349744333107716" calcext:value-type="float">
            <text:p>-0.349744333107716</text:p>
          </table:table-cell>
          <table:table-cell office:value-type="float" office:value="-0.283398905780167" calcext:value-type="float">
            <text:p>-0.283398905780167</text:p>
          </table:table-cell>
          <table:table-cell office:value-type="float" office:value="-0.289274333922518" calcext:value-type="float">
            <text:p>-0.289274333922518</text:p>
          </table:table-cell>
          <table:table-cell office:value-type="float" office:value="-0.308087478583267" calcext:value-type="float">
            <text:p>-0.308087478583267</text:p>
          </table:table-cell>
          <table:table-cell office:value-type="float" office:value="-0.323308587872136" calcext:value-type="float">
            <text:p>-0.323308587872136</text:p>
          </table:table-cell>
          <table:table-cell office:value-type="float" office:value="-0.339250414771898" calcext:value-type="float">
            <text:p>-0.339250414771898</text:p>
          </table:table-cell>
          <table:table-cell office:value-type="float" office:value="-0.344977767809277" calcext:value-type="float">
            <text:p>-0.344977767809277</text:p>
          </table:table-cell>
          <table:table-cell office:value-type="float" office:value="-0.343773026470801" calcext:value-type="float">
            <text:p>-0.343773026470801</text:p>
          </table:table-cell>
          <table:table-cell office:value-type="float" office:value="-0.343259192246892" calcext:value-type="float">
            <text:p>-0.343259192246892</text:p>
          </table:table-cell>
          <table:table-cell office:value-type="float" office:value="-0.345196791438652" calcext:value-type="float">
            <text:p>-0.345196791438652</text:p>
          </table:table-cell>
          <table:table-cell office:value-type="float" office:value="-0.343212607391887" calcext:value-type="float">
            <text:p>-0.343212607391887</text:p>
          </table:table-cell>
          <table:table-cell office:value-type="float" office:value="-0.338873298888518" calcext:value-type="float">
            <text:p>-0.338873298888518</text:p>
          </table:table-cell>
          <table:table-cell office:value-type="float" office:value="-0.334346305674247" calcext:value-type="float">
            <text:p>-0.334346305674247</text:p>
          </table:table-cell>
          <table:table-cell office:value-type="float" office:value="-0.322628719487683" calcext:value-type="float">
            <text:p>-0.322628719487683</text:p>
          </table:table-cell>
          <table:table-cell office:value-type="float" office:value="-0.316272378587632" calcext:value-type="float">
            <text:p>-0.316272378587632</text:p>
          </table:table-cell>
          <table:table-cell office:value-type="float" office:value="-0.339946061905721" calcext:value-type="float">
            <text:p>-0.339946061905721</text:p>
          </table:table-cell>
          <table:table-cell office:value-type="float" office:value="-0.343163370260409" calcext:value-type="float">
            <text:p>-0.343163370260409</text:p>
          </table:table-cell>
          <table:table-cell office:value-type="float" office:value="-0.359786965157082" calcext:value-type="float">
            <text:p>-0.359786965157082</text:p>
          </table:table-cell>
          <table:table-cell office:value-type="float" office:value="-0.368117803833811" calcext:value-type="float">
            <text:p>-0.368117803833811</text:p>
          </table:table-cell>
          <table:table-cell office:value-type="float" office:value="-0.362549473316436" calcext:value-type="float">
            <text:p>-0.362549473316436</text:p>
          </table:table-cell>
          <table:table-cell office:value-type="float" office:value="-0.355851836466052" calcext:value-type="float">
            <text:p>-0.355851836466052</text:p>
          </table:table-cell>
          <table:table-cell office:value-type="float" office:value="-0.367425306362859" calcext:value-type="float">
            <text:p>-0.367425306362859</text:p>
          </table:table-cell>
          <table:table-cell office:value-type="float" office:value="-0.359494366354916" calcext:value-type="float">
            <text:p>-0.359494366354916</text:p>
          </table:table-cell>
          <table:table-cell office:value-type="float" office:value="-0.356424860515751" calcext:value-type="float">
            <text:p>-0.356424860515751</text:p>
          </table:table-cell>
          <table:table-cell office:value-type="float" office:value="-0.350384608439373" calcext:value-type="float">
            <text:p>-0.350384608439373</text:p>
          </table:table-cell>
          <table:table-cell office:value-type="float" office:value="-0.336269206006982" calcext:value-type="float">
            <text:p>-0.336269206006982</text:p>
          </table:table-cell>
          <table:table-cell office:value-type="float" office:value="-0.328193799923641" calcext:value-type="float">
            <text:p>-0.328193799923641</text:p>
          </table:table-cell>
          <table:table-cell office:value-type="float" office:value="-0.328475051344741" calcext:value-type="float">
            <text:p>-0.328475051344741</text:p>
          </table:table-cell>
          <table:table-cell office:value-type="float" office:value="-0.334566440293759" calcext:value-type="float">
            <text:p>-0.334566440293759</text:p>
          </table:table-cell>
          <table:table-cell office:value-type="float" office:value="-0.408569423806083" calcext:value-type="float">
            <text:p>-0.408569423806083</text:p>
          </table:table-cell>
          <table:table-cell office:value-type="float" office:value="-0.399116128464785" calcext:value-type="float">
            <text:p>-0.399116128464785</text:p>
          </table:table-cell>
          <table:table-cell office:value-type="float" office:value="-0.393826100125502" calcext:value-type="float">
            <text:p>-0.393826100125502</text:p>
          </table:table-cell>
          <table:table-cell office:value-type="float" office:value="-0.374311739169883" calcext:value-type="float">
            <text:p>-0.374311739169883</text:p>
          </table:table-cell>
          <table:table-cell office:value-type="float" office:value="-0.369569747136976" calcext:value-type="float">
            <text:p>-0.369569747136976</text:p>
          </table:table-cell>
          <table:table-cell office:value-type="float" office:value="-0.371325751378484" calcext:value-type="float">
            <text:p>-0.371325751378484</text:p>
          </table:table-cell>
          <table:table-cell office:value-type="float" office:value="-0.308004896693649" calcext:value-type="float">
            <text:p>-0.308004896693649</text:p>
          </table:table-cell>
          <table:table-cell office:value-type="float" office:value="-0.346106622042604" calcext:value-type="float">
            <text:p>-0.346106622042604</text:p>
          </table:table-cell>
          <table:table-cell office:value-type="float" office:value="-0.365140945458656" calcext:value-type="float">
            <text:p>-0.365140945458656</text:p>
          </table:table-cell>
          <table:table-cell office:value-type="float" office:value="-0.374909547565046" calcext:value-type="float">
            <text:p>-0.374909547565046</text:p>
          </table:table-cell>
          <table:table-cell office:value-type="float" office:value="-0.377784205333101" calcext:value-type="float">
            <text:p>-0.377784205333101</text:p>
          </table:table-cell>
          <table:table-cell office:value-type="float" office:value="-0.379272810339846" calcext:value-type="float">
            <text:p>-0.379272810339846</text:p>
          </table:table-cell>
          <table:table-cell office:value-type="float" office:value="-0.379450911035543" calcext:value-type="float">
            <text:p>-0.379450911035543</text:p>
          </table:table-cell>
          <table:table-cell office:value-type="float" office:value="-0.377917629923781" calcext:value-type="float">
            <text:p>-0.377917629923781</text:p>
          </table:table-cell>
          <table:table-cell office:value-type="float" office:value="-0.378030903646285" calcext:value-type="float">
            <text:p>-0.378030903646285</text:p>
          </table:table-cell>
          <table:table-cell office:value-type="float" office:value="-0.372641051012202" calcext:value-type="float">
            <text:p>-0.372641051012202</text:p>
          </table:table-cell>
          <table:table-cell office:value-type="float" office:value="-0.357081764668121" calcext:value-type="float">
            <text:p>-0.357081764668121</text:p>
          </table:table-cell>
          <table:table-cell office:value-type="float" office:value="-0.386904758950855" calcext:value-type="float">
            <text:p>-0.386904758950855</text:p>
          </table:table-cell>
          <table:table-cell office:value-type="float" office:value="-0.370161328965832" calcext:value-type="float">
            <text:p>-0.370161328965832</text:p>
          </table:table-cell>
          <table:table-cell office:value-type="float" office:value="-0.38551937374416" calcext:value-type="float">
            <text:p>-0.38551937374416</text:p>
          </table:table-cell>
          <table:table-cell office:value-type="float" office:value="-0.382178516312682" calcext:value-type="float">
            <text:p>-0.382178516312682</text:p>
          </table:table-cell>
          <table:table-cell office:value-type="float" office:value="-0.34409781912119" calcext:value-type="float">
            <text:p>-0.34409781912119</text:p>
          </table:table-cell>
          <table:table-cell office:value-type="float" office:value="-0.385327490307443" calcext:value-type="float">
            <text:p>-0.385327490307443</text:p>
          </table:table-cell>
          <table:table-cell office:value-type="float" office:value="-0.399365160857854" calcext:value-type="float">
            <text:p>-0.399365160857854</text:p>
          </table:table-cell>
          <table:table-cell office:value-type="float" office:value="-0.390689468208038" calcext:value-type="float">
            <text:p>-0.390689468208038</text:p>
          </table:table-cell>
          <table:table-cell office:value-type="float" office:value="-0.39666684589874" calcext:value-type="float">
            <text:p>-0.39666684589874</text:p>
          </table:table-cell>
          <table:table-cell office:value-type="float" office:value="-0.379504253835012" calcext:value-type="float">
            <text:p>-0.379504253835012</text:p>
          </table:table-cell>
          <table:table-cell office:value-type="float" office:value="-0.378539679390325" calcext:value-type="float">
            <text:p>-0.378539679390325</text:p>
          </table:table-cell>
          <table:table-cell office:value-type="float" office:value="-0.387185552996234" calcext:value-type="float">
            <text:p>-0.387185552996234</text:p>
          </table:table-cell>
          <table:table-cell office:value-type="float" office:value="-0.418630634126574" calcext:value-type="float">
            <text:p>-0.418630634126574</text:p>
          </table:table-cell>
          <table:table-cell office:value-type="float" office:value="-0.4236416646284" calcext:value-type="float">
            <text:p>-0.4236416646284</text:p>
          </table:table-cell>
          <table:table-cell office:value-type="float" office:value="-0.416116632554648" calcext:value-type="float">
            <text:p>-0.416116632554648</text:p>
          </table:table-cell>
          <table:table-cell office:value-type="float" office:value="-0.386350000453984" calcext:value-type="float">
            <text:p>-0.386350000453984</text:p>
          </table:table-cell>
          <table:table-cell office:value-type="float" office:value="-0.376915284563914" calcext:value-type="float">
            <text:p>-0.376915284563914</text:p>
          </table:table-cell>
          <table:table-cell office:value-type="float" office:value="-0.322610185188793" calcext:value-type="float">
            <text:p>-0.322610185188793</text:p>
          </table:table-cell>
          <table:table-cell office:value-type="float" office:value="-0.321252279837838" calcext:value-type="float">
            <text:p>-0.321252279837838</text:p>
          </table:table-cell>
          <table:table-cell office:value-type="float" office:value="-0.337766867437033" calcext:value-type="float">
            <text:p>-0.337766867437033</text:p>
          </table:table-cell>
          <table:table-cell office:value-type="float" office:value="-0.354437882284561" calcext:value-type="float">
            <text:p>-0.354437882284561</text:p>
          </table:table-cell>
          <table:table-cell office:value-type="float" office:value="-0.365344050003593" calcext:value-type="float">
            <text:p>-0.365344050003593</text:p>
          </table:table-cell>
          <table:table-cell office:value-type="float" office:value="-0.36612702210612" calcext:value-type="float">
            <text:p>-0.36612702210612</text:p>
          </table:table-cell>
          <table:table-cell office:value-type="float" office:value="-0.366725626268034" calcext:value-type="float">
            <text:p>-0.366725626268034</text:p>
          </table:table-cell>
          <table:table-cell office:value-type="float" office:value="-0.369263639322367" calcext:value-type="float">
            <text:p>-0.369263639322367</text:p>
          </table:table-cell>
          <table:table-cell office:value-type="float" office:value="-0.365687005440335" calcext:value-type="float">
            <text:p>-0.365687005440335</text:p>
          </table:table-cell>
          <table:table-cell office:value-type="float" office:value="-0.351268668421138" calcext:value-type="float">
            <text:p>-0.351268668421138</text:p>
          </table:table-cell>
          <table:table-cell office:value-type="float" office:value="-0.377050669620967" calcext:value-type="float">
            <text:p>-0.377050669620967</text:p>
          </table:table-cell>
          <table:table-cell office:value-type="float" office:value="-0.367210446158853" calcext:value-type="float">
            <text:p>-0.367210446158853</text:p>
          </table:table-cell>
          <table:table-cell office:value-type="float" office:value="-0.380037544438593" calcext:value-type="float">
            <text:p>-0.380037544438593</text:p>
          </table:table-cell>
          <table:table-cell office:value-type="float" office:value="-0.376760495308472" calcext:value-type="float">
            <text:p>-0.376760495308472</text:p>
          </table:table-cell>
          <table:table-cell office:value-type="float" office:value="-0.365301363949457" calcext:value-type="float">
            <text:p>-0.365301363949457</text:p>
          </table:table-cell>
          <table:table-cell office:value-type="float" office:value="-0.361685459341815" calcext:value-type="float">
            <text:p>-0.361685459341815</text:p>
          </table:table-cell>
          <table:table-cell office:value-type="float" office:value="-0.351874504436268" calcext:value-type="float">
            <text:p>-0.351874504436268</text:p>
          </table:table-cell>
          <table:table-cell office:value-type="float" office:value="-0.341819553097361" calcext:value-type="float">
            <text:p>-0.341819553097361</text:p>
          </table:table-cell>
          <table:table-cell office:value-type="float" office:value="-0.334685744172699" calcext:value-type="float">
            <text:p>-0.334685744172699</text:p>
          </table:table-cell>
          <table:table-cell office:value-type="float" office:value="-0.321016139892879" calcext:value-type="float">
            <text:p>-0.321016139892879</text:p>
          </table:table-cell>
          <table:table-cell office:value-type="float" office:value="-0.36990869621654" calcext:value-type="float">
            <text:p>-0.36990869621654</text:p>
          </table:table-cell>
          <table:table-cell office:value-type="float" office:value="-0.367463929072565" calcext:value-type="float">
            <text:p>-0.367463929072565</text:p>
          </table:table-cell>
          <table:table-cell office:value-type="float" office:value="-0.356588391742228" calcext:value-type="float">
            <text:p>-0.356588391742228</text:p>
          </table:table-cell>
          <table:table-cell office:value-type="float" office:value="-0.348836668931391" calcext:value-type="float">
            <text:p>-0.348836668931391</text:p>
          </table:table-cell>
          <table:table-cell office:value-type="float" office:value="-0.346536143875297" calcext:value-type="float">
            <text:p>-0.346536143875297</text:p>
          </table:table-cell>
          <table:table-cell office:value-type="float" office:value="-0.345287269600471" calcext:value-type="float">
            <text:p>-0.345287269600471</text:p>
          </table:table-cell>
          <table:table-cell office:value-type="float" office:value="-0.352163677577396" calcext:value-type="float">
            <text:p>-0.352163677577396</text:p>
          </table:table-cell>
          <table:table-cell office:value-type="float" office:value="-0.365801968830078" calcext:value-type="float">
            <text:p>-0.365801968830078</text:p>
          </table:table-cell>
          <table:table-cell office:value-type="float" office:value="-0.422150777031108" calcext:value-type="float">
            <text:p>-0.422150777031108</text:p>
          </table:table-cell>
          <table:table-cell office:value-type="float" office:value="-0.413478599200578" calcext:value-type="float">
            <text:p>-0.413478599200578</text:p>
          </table:table-cell>
          <table:table-cell office:value-type="float" office:value="-0.397168235508128" calcext:value-type="float">
            <text:p>-0.397168235508128</text:p>
          </table:table-cell>
          <table:table-cell office:value-type="float" office:value="-0.388686112687668" calcext:value-type="float">
            <text:p>-0.388686112687668</text:p>
          </table:table-cell>
          <table:table-cell office:value-type="float" office:value="-0.390311702691159" calcext:value-type="float">
            <text:p>-0.390311702691159</text:p>
          </table:table-cell>
          <table:table-cell office:value-type="float" office:value="-0.338445293395395" calcext:value-type="float">
            <text:p>-0.338445293395395</text:p>
          </table:table-cell>
          <table:table-cell office:value-type="float" office:value="-0.329665719127772" calcext:value-type="float">
            <text:p>-0.329665719127772</text:p>
          </table:table-cell>
          <table:table-cell office:value-type="float" office:value="-0.316432825339723" calcext:value-type="float">
            <text:p>-0.316432825339723</text:p>
          </table:table-cell>
          <table:table-cell office:value-type="float" office:value="-0.333302244505376" calcext:value-type="float">
            <text:p>-0.333302244505376</text:p>
          </table:table-cell>
          <table:table-cell office:value-type="float" office:value="-0.343034379379191" calcext:value-type="float">
            <text:p>-0.343034379379191</text:p>
          </table:table-cell>
          <table:table-cell office:value-type="float" office:value="-0.362391195785249" calcext:value-type="float">
            <text:p>-0.362391195785249</text:p>
          </table:table-cell>
          <table:table-cell office:value-type="float" office:value="-0.376698013935003" calcext:value-type="float">
            <text:p>-0.376698013935003</text:p>
          </table:table-cell>
          <table:table-cell office:value-type="float" office:value="-0.374625672651856" calcext:value-type="float">
            <text:p>-0.374625672651856</text:p>
          </table:table-cell>
          <table:table-cell office:value-type="float" office:value="-0.372654852706273" calcext:value-type="float">
            <text:p>-0.372654852706273</text:p>
          </table:table-cell>
          <table:table-cell office:value-type="float" office:value="-0.367758507276983" calcext:value-type="float">
            <text:p>-0.367758507276983</text:p>
          </table:table-cell>
          <table:table-cell office:value-type="float" office:value="-0.354950902339848" calcext:value-type="float">
            <text:p>-0.354950902339848</text:p>
          </table:table-cell>
          <table:table-cell office:value-type="float" office:value="-0.333022946903422" calcext:value-type="float">
            <text:p>-0.333022946903422</text:p>
          </table:table-cell>
          <table:table-cell office:value-type="float" office:value="-0.349680746008607" calcext:value-type="float">
            <text:p>-0.349680746008607</text:p>
          </table:table-cell>
          <table:table-cell office:value-type="float" office:value="-0.343493496009664" calcext:value-type="float">
            <text:p>-0.343493496009664</text:p>
          </table:table-cell>
          <table:table-cell office:value-type="float" office:value="-0.373267138451449" calcext:value-type="float">
            <text:p>-0.373267138451449</text:p>
          </table:table-cell>
          <table:table-cell office:value-type="float" office:value="-0.376157001291881" calcext:value-type="float">
            <text:p>-0.376157001291881</text:p>
          </table:table-cell>
          <table:table-cell office:value-type="float" office:value="-0.375599717671823" calcext:value-type="float">
            <text:p>-0.375599717671823</text:p>
          </table:table-cell>
          <table:table-cell office:value-type="float" office:value="-0.37772542379341" calcext:value-type="float">
            <text:p>-0.37772542379341</text:p>
          </table:table-cell>
          <table:table-cell office:value-type="float" office:value="-0.370193916241561" calcext:value-type="float">
            <text:p>-0.370193916241561</text:p>
          </table:table-cell>
          <table:table-cell office:value-type="float" office:value="-0.36934855706054" calcext:value-type="float">
            <text:p>-0.36934855706054</text:p>
          </table:table-cell>
          <table:table-cell office:value-type="float" office:value="-0.360042111849727" calcext:value-type="float">
            <text:p>-0.360042111849727</text:p>
          </table:table-cell>
          <table:table-cell office:value-type="float" office:value="-0.334884927018918" calcext:value-type="float">
            <text:p>-0.334884927018918</text:p>
          </table:table-cell>
          <table:table-cell office:value-type="float" office:value="-0.377579137697593" calcext:value-type="float">
            <text:p>-0.377579137697593</text:p>
          </table:table-cell>
          <table:table-cell office:value-type="float" office:value="-0.368482105946605" calcext:value-type="float">
            <text:p>-0.368482105946605</text:p>
          </table:table-cell>
          <table:table-cell office:value-type="float" office:value="-0.358398651039028" calcext:value-type="float">
            <text:p>-0.358398651039028</text:p>
          </table:table-cell>
          <table:table-cell office:value-type="float" office:value="-0.344463625349755" calcext:value-type="float">
            <text:p>-0.344463625349755</text:p>
          </table:table-cell>
          <table:table-cell office:value-type="float" office:value="-0.34242316736276" calcext:value-type="float">
            <text:p>-0.34242316736276</text:p>
          </table:table-cell>
          <table:table-cell office:value-type="float" office:value="-0.348827601181505" calcext:value-type="float">
            <text:p>-0.348827601181505</text:p>
          </table:table-cell>
          <table:table-cell office:value-type="float" office:value="-0.354363524437388" calcext:value-type="float">
            <text:p>-0.354363524437388</text:p>
          </table:table-cell>
          <table:table-cell office:value-type="float" office:value="-0.362360533414868" calcext:value-type="float">
            <text:p>-0.362360533414868</text:p>
          </table:table-cell>
          <table:table-cell office:value-type="float" office:value="-0.41391528357266" calcext:value-type="float">
            <text:p>-0.41391528357266</text:p>
          </table:table-cell>
          <table:table-cell office:value-type="float" office:value="-0.402897881456243" calcext:value-type="float">
            <text:p>-0.402897881456243</text:p>
          </table:table-cell>
          <table:table-cell office:value-type="float" office:value="-0.403137629354715" calcext:value-type="float">
            <text:p>-0.403137629354715</text:p>
          </table:table-cell>
          <table:table-cell office:value-type="float" office:value="-0.395297892345163" calcext:value-type="float">
            <text:p>-0.395297892345163</text:p>
          </table:table-cell>
          <table:table-cell office:value-type="float" office:value="-0.391255848423702" calcext:value-type="float">
            <text:p>-0.391255848423702</text:p>
          </table:table-cell>
          <table:table-cell office:value-type="float" office:value="-0.385587334482616" calcext:value-type="float">
            <text:p>-0.385587334482616</text:p>
          </table:table-cell>
          <table:table-cell office:value-type="float" office:value="-0.334990242251169" calcext:value-type="float">
            <text:p>-0.334990242251169</text:p>
          </table:table-cell>
          <table:table-cell office:value-type="float" office:value="-0.33672580797243" calcext:value-type="float">
            <text:p>-0.33672580797243</text:p>
          </table:table-cell>
          <table:table-cell office:value-type="float" office:value="-0.328532504895132" calcext:value-type="float">
            <text:p>-0.328532504895132</text:p>
          </table:table-cell>
          <table:table-cell office:value-type="float" office:value="-0.346056121687732" calcext:value-type="float">
            <text:p>-0.346056121687732</text:p>
          </table:table-cell>
          <table:table-cell office:value-type="float" office:value="-0.353385655733814" calcext:value-type="float">
            <text:p>-0.353385655733814</text:p>
          </table:table-cell>
          <table:table-cell office:value-type="float" office:value="-0.372977622201063" calcext:value-type="float">
            <text:p>-0.372977622201063</text:p>
          </table:table-cell>
          <table:table-cell office:value-type="float" office:value="-0.381024982450878" calcext:value-type="float">
            <text:p>-0.381024982450878</text:p>
          </table:table-cell>
          <table:table-cell office:value-type="float" office:value="-0.385702271250019" calcext:value-type="float">
            <text:p>-0.385702271250019</text:p>
          </table:table-cell>
          <table:table-cell office:value-type="float" office:value="-0.386354272714454" calcext:value-type="float">
            <text:p>-0.386354272714454</text:p>
          </table:table-cell>
          <table:table-cell office:value-type="float" office:value="-0.378956293188439" calcext:value-type="float">
            <text:p>-0.378956293188439</text:p>
          </table:table-cell>
          <table:table-cell office:value-type="float" office:value="-0.363558474766694" calcext:value-type="float">
            <text:p>-0.363558474766694</text:p>
          </table:table-cell>
          <table:table-cell office:value-type="float" office:value="-0.349729532586636" calcext:value-type="float">
            <text:p>-0.349729532586636</text:p>
          </table:table-cell>
          <table:table-cell office:value-type="float" office:value="-0.368642468755752" calcext:value-type="float">
            <text:p>-0.368642468755752</text:p>
          </table:table-cell>
          <table:table-cell office:value-type="float" office:value="-0.3641206686937" calcext:value-type="float">
            <text:p>-0.3641206686937</text:p>
          </table:table-cell>
          <table:table-cell office:value-type="float" office:value="-0.386437548118442" calcext:value-type="float">
            <text:p>-0.386437548118442</text:p>
          </table:table-cell>
          <table:table-cell office:value-type="float" office:value="-0.383086979005631" calcext:value-type="float">
            <text:p>-0.383086979005631</text:p>
          </table:table-cell>
          <table:table-cell office:value-type="float" office:value="-0.382964745128848" calcext:value-type="float">
            <text:p>-0.382964745128848</text:p>
          </table:table-cell>
          <table:table-cell office:value-type="float" office:value="-0.383852330919883" calcext:value-type="float">
            <text:p>-0.383852330919883</text:p>
          </table:table-cell>
          <table:table-cell office:value-type="float" office:value="-0.381230174033237" calcext:value-type="float">
            <text:p>-0.381230174033237</text:p>
          </table:table-cell>
          <table:table-cell office:value-type="float" office:value="-0.371561217015352" calcext:value-type="float">
            <text:p>-0.371561217015352</text:p>
          </table:table-cell>
          <table:table-cell office:value-type="float" office:value="-0.36874361101893" calcext:value-type="float">
            <text:p>-0.36874361101893</text:p>
          </table:table-cell>
          <table:table-cell office:value-type="float" office:value="-0.365660480292789" calcext:value-type="float">
            <text:p>-0.365660480292789</text:p>
          </table:table-cell>
          <table:table-cell office:value-type="float" office:value="-0.410302059323481" calcext:value-type="float">
            <text:p>-0.410302059323481</text:p>
          </table:table-cell>
          <table:table-cell office:value-type="float" office:value="-0.413419198080359" calcext:value-type="float">
            <text:p>-0.413419198080359</text:p>
          </table:table-cell>
          <table:table-cell office:value-type="float" office:value="-0.411465086933832" calcext:value-type="float">
            <text:p>-0.411465086933832</text:p>
          </table:table-cell>
          <table:table-cell office:value-type="float" office:value="-0.406662415125656" calcext:value-type="float">
            <text:p>-0.406662415125656</text:p>
          </table:table-cell>
          <table:table-cell office:value-type="float" office:value="-0.40015894127127" calcext:value-type="float">
            <text:p>-0.40015894127127</text:p>
          </table:table-cell>
          <table:table-cell office:value-type="float" office:value="-0.39422376887961" calcext:value-type="float">
            <text:p>-0.39422376887961</text:p>
          </table:table-cell>
          <table:table-cell office:value-type="float" office:value="-0.389926507139976" calcext:value-type="float">
            <text:p>-0.389926507139976</text:p>
          </table:table-cell>
          <table:table-cell office:value-type="float" office:value="-0.378790708579963" calcext:value-type="float">
            <text:p>-0.378790708579963</text:p>
          </table:table-cell>
          <table:table-cell office:value-type="float" office:value="-0.364884543618515" calcext:value-type="float">
            <text:p>-0.364884543618515</text:p>
          </table:table-cell>
          <table:table-cell office:value-type="float" office:value="-0.363752751763878" calcext:value-type="float">
            <text:p>-0.363752751763878</text:p>
          </table:table-cell>
          <table:table-cell office:value-type="float" office:value="-0.36531444514251" calcext:value-type="float">
            <text:p>-0.36531444514251</text:p>
          </table:table-cell>
          <table:table-cell office:value-type="float" office:value="-0.365710908106416" calcext:value-type="float">
            <text:p>-0.365710908106416</text:p>
          </table:table-cell>
          <table:table-cell office:value-type="float" office:value="-0.364926420767548" calcext:value-type="float">
            <text:p>-0.364926420767548</text:p>
          </table:table-cell>
          <table:table-cell office:value-type="float" office:value="-0.366229752278311" calcext:value-type="float">
            <text:p>-0.366229752278311</text:p>
          </table:table-cell>
          <table:table-cell office:value-type="float" office:value="-0.367373205788609" calcext:value-type="float">
            <text:p>-0.367373205788609</text:p>
          </table:table-cell>
          <table:table-cell office:value-type="float" office:value="-0.368378466150882" calcext:value-type="float">
            <text:p>-0.368378466150882</text:p>
          </table:table-cell>
          <table:table-cell office:value-type="float" office:value="-0.369862277382047" calcext:value-type="float">
            <text:p>-0.369862277382047</text:p>
          </table:table-cell>
          <table:table-cell office:value-type="float" office:value="-0.370015161045776" calcext:value-type="float">
            <text:p>-0.370015161045776</text:p>
          </table:table-cell>
          <table:table-cell office:value-type="float" office:value="-0.36924428183115" calcext:value-type="float">
            <text:p>-0.36924428183115</text:p>
          </table:table-cell>
          <table:table-cell office:value-type="float" office:value="-0.370584901852081" calcext:value-type="float">
            <text:p>-0.370584901852081</text:p>
          </table:table-cell>
          <table:table-cell office:value-type="float" office:value="-0.370685730364935" calcext:value-type="float">
            <text:p>-0.370685730364935</text:p>
          </table:table-cell>
          <table:table-cell office:value-type="float" office:value="-0.371320777766809" calcext:value-type="float">
            <text:p>-0.371320777766809</text:p>
          </table:table-cell>
          <table:table-cell office:value-type="float" office:value="-0.37072755676776" calcext:value-type="float">
            <text:p>-0.37072755676776</text:p>
          </table:table-cell>
          <table:table-cell office:value-type="float" office:value="-0.369594442039214" calcext:value-type="float">
            <text:p>-0.369594442039214</text:p>
          </table:table-cell>
          <table:table-cell office:value-type="float" office:value="-0.370410614056503" calcext:value-type="float">
            <text:p>-0.370410614056503</text:p>
          </table:table-cell>
          <table:table-cell office:value-type="float" office:value="-0.370261144534199" calcext:value-type="float">
            <text:p>-0.370261144534199</text:p>
          </table:table-cell>
          <table:table-cell office:value-type="float" office:value="-0.370263124270149" calcext:value-type="float">
            <text:p>-0.370263124270149</text:p>
          </table:table-cell>
          <table:table-cell office:value-type="float" office:value="-0.370070016077612" calcext:value-type="float">
            <text:p>-0.370070016077612</text:p>
          </table:table-cell>
          <table:table-cell office:value-type="float" office:value="-0.370540917322307" calcext:value-type="float">
            <text:p>-0.370540917322307</text:p>
          </table:table-cell>
          <table:table-cell office:value-type="float" office:value="-0.370218922520055" calcext:value-type="float">
            <text:p>-0.370218922520055</text:p>
          </table:table-cell>
          <table:table-cell office:value-type="float" office:value="-0.36926007782005" calcext:value-type="float">
            <text:p>-0.36926007782005</text:p>
          </table:table-cell>
          <table:table-cell office:value-type="float" office:value="-0.370594379999775" calcext:value-type="float">
            <text:p>-0.370594379999775</text:p>
          </table:table-cell>
          <table:table-cell office:value-type="float" office:value="-0.37024797768023" calcext:value-type="float">
            <text:p>-0.37024797768023</text:p>
          </table:table-cell>
          <table:table-cell office:value-type="float" office:value="-0.36999545107395" calcext:value-type="float">
            <text:p>-0.36999545107395</text:p>
          </table:table-cell>
          <table:table-cell office:value-type="float" office:value="-0.368980431291166" calcext:value-type="float">
            <text:p>-0.368980431291166</text:p>
          </table:table-cell>
          <table:table-cell office:value-type="float" office:value="-0.370170939228054" calcext:value-type="float">
            <text:p>-0.370170939228054</text:p>
          </table:table-cell>
          <table:table-cell office:value-type="float" office:value="-0.369498549862603" calcext:value-type="float">
            <text:p>-0.369498549862603</text:p>
          </table:table-cell>
          <table:table-cell office:value-type="float" office:value="-0.370020062135956" calcext:value-type="float">
            <text:p>-0.370020062135956</text:p>
          </table:table-cell>
          <table:table-cell office:value-type="float" office:value="-0.369978601971708" calcext:value-type="float">
            <text:p>-0.369978601971708</text:p>
          </table:table-cell>
          <table:table-cell office:value-type="float" office:value="-0.369710411800352" calcext:value-type="float">
            <text:p>-0.369710411800352</text:p>
          </table:table-cell>
          <table:table-cell office:value-type="float" office:value="-0.369814637291658" calcext:value-type="float">
            <text:p>-0.369814637291658</text:p>
          </table:table-cell>
          <table:table-cell office:value-type="float" office:value="-0.370831749155078" calcext:value-type="float">
            <text:p>-0.370831749155078</text:p>
          </table:table-cell>
          <table:table-cell office:value-type="float" office:value="-0.369225981851085" calcext:value-type="float">
            <text:p>-0.369225981851085</text:p>
          </table:table-cell>
          <table:table-cell office:value-type="float" office:value="-0.369737315531832" calcext:value-type="float">
            <text:p>-0.369737315531832</text:p>
          </table:table-cell>
          <table:table-cell office:value-type="float" office:value="-0.36965257158729" calcext:value-type="float">
            <text:p>-0.36965257158729</text:p>
          </table:table-cell>
          <table:table-cell office:value-type="float" office:value="-0.370710139427224" calcext:value-type="float">
            <text:p>-0.370710139427224</text:p>
          </table:table-cell>
          <table:table-cell office:value-type="float" office:value="-0.370885555331909" calcext:value-type="float">
            <text:p>-0.370885555331909</text:p>
          </table:table-cell>
          <table:table-cell office:value-type="float" office:value="-0.36960012500733" calcext:value-type="float">
            <text:p>-0.36960012500733</text:p>
          </table:table-cell>
          <table:table-cell office:value-type="float" office:value="-0.369286712222813" calcext:value-type="float">
            <text:p>-0.369286712222813</text:p>
          </table:table-cell>
          <table:table-cell office:value-type="float" office:value="-0.370097761977155" calcext:value-type="float">
            <text:p>-0.370097761977155</text:p>
          </table:table-cell>
          <table:table-cell office:value-type="float" office:value="-0.370034707968655" calcext:value-type="float">
            <text:p>-0.370034707968655</text:p>
          </table:table-cell>
          <table:table-cell office:value-type="float" office:value="-0.370931434498714" calcext:value-type="float">
            <text:p>-0.370931434498714</text:p>
          </table:table-cell>
          <table:table-cell office:value-type="float" office:value="-0.370082361012191" calcext:value-type="float">
            <text:p>-0.370082361012191</text:p>
          </table:table-cell>
          <table:table-cell office:value-type="float" office:value="-0.369882432067459" calcext:value-type="float">
            <text:p>-0.369882432067459</text:p>
          </table:table-cell>
          <table:table-cell office:value-type="float" office:value="-0.370011562450488" calcext:value-type="float">
            <text:p>-0.370011562450488</text:p>
          </table:table-cell>
          <table:table-cell office:value-type="float" office:value="-0.369405876942655" calcext:value-type="float">
            <text:p>-0.369405876942655</text:p>
          </table:table-cell>
          <table:table-cell office:value-type="float" office:value="-0.369446993661364" calcext:value-type="float">
            <text:p>-0.369446993661364</text:p>
          </table:table-cell>
          <table:table-cell office:value-type="float" office:value="-0.369440765523719" calcext:value-type="float">
            <text:p>-0.369440765523719</text:p>
          </table:table-cell>
          <table:table-cell office:value-type="float" office:value="-0.3702523401572" calcext:value-type="float">
            <text:p>-0.3702523401572</text:p>
          </table:table-cell>
          <table:table-cell office:value-type="float" office:value="-0.370114614498542" calcext:value-type="float">
            <text:p>-0.370114614498542</text:p>
          </table:table-cell>
          <table:table-cell office:value-type="float" office:value="-0.369601230505689" calcext:value-type="float">
            <text:p>-0.369601230505689</text:p>
          </table:table-cell>
          <table:table-cell office:value-type="float" office:value="-0.369371406086011" calcext:value-type="float">
            <text:p>-0.369371406086011</text:p>
          </table:table-cell>
          <table:table-cell office:value-type="float" office:value="-0.369962565561545" calcext:value-type="float">
            <text:p>-0.369962565561545</text:p>
          </table:table-cell>
          <table:table-cell office:value-type="float" office:value="-0.370255988016423" calcext:value-type="float">
            <text:p>-0.370255988016423</text:p>
          </table:table-cell>
          <table:table-cell office:value-type="float" office:value="-0.368884147332149" calcext:value-type="float">
            <text:p>-0.368884147332149</text:p>
          </table:table-cell>
          <table:table-cell office:value-type="float" office:value="-0.369951459910594" calcext:value-type="float">
            <text:p>-0.369951459910594</text:p>
          </table:table-cell>
          <table:table-cell office:value-type="float" office:value="-0.369316810193226" calcext:value-type="float">
            <text:p>-0.369316810193226</text:p>
          </table:table-cell>
          <table:table-cell office:value-type="float" office:value="-0.368916959353679" calcext:value-type="float">
            <text:p>-0.368916959353679</text:p>
          </table:table-cell>
          <table:table-cell office:value-type="float" office:value="-0.369603267277894" calcext:value-type="float">
            <text:p>-0.369603267277894</text:p>
          </table:table-cell>
          <table:table-cell office:value-type="float" office:value="-0.369825294643869" calcext:value-type="float">
            <text:p>-0.369825294643869</text:p>
          </table:table-cell>
          <table:table-cell office:value-type="float" office:value="-0.369188862754314" calcext:value-type="float">
            <text:p>-0.369188862754314</text:p>
          </table:table-cell>
          <table:table-cell office:value-type="float" office:value="-0.369709050699972" calcext:value-type="float">
            <text:p>-0.369709050699972</text:p>
          </table:table-cell>
          <table:table-cell office:value-type="float" office:value="-0.369920111260753" calcext:value-type="float">
            <text:p>-0.369920111260753</text:p>
          </table:table-cell>
          <table:table-cell office:value-type="float" office:value="-0.369746922598101" calcext:value-type="float">
            <text:p>-0.369746922598101</text:p>
          </table:table-cell>
          <table:table-cell office:value-type="float" office:value="-0.37003063759811" calcext:value-type="float">
            <text:p>-0.37003063759811</text:p>
          </table:table-cell>
          <table:table-cell office:value-type="float" office:value="-0.369895703589152" calcext:value-type="float">
            <text:p>-0.369895703589152</text:p>
          </table:table-cell>
          <table:table-cell office:value-type="float" office:value="-0.369963188862419" calcext:value-type="float">
            <text:p>-0.369963188862419</text:p>
          </table:table-cell>
          <table:table-cell office:value-type="float" office:value="-0.369954975876267" calcext:value-type="float">
            <text:p>-0.369954975876267</text:p>
          </table:table-cell>
          <table:table-cell office:value-type="float" office:value="-0.369752711528985" calcext:value-type="float">
            <text:p>-0.369752711528985</text:p>
          </table:table-cell>
          <table:table-cell office:value-type="float" office:value="-0.369726469840709" calcext:value-type="float">
            <text:p>-0.369726469840709</text:p>
          </table:table-cell>
          <table:table-cell office:value-type="float" office:value="-0.369491995385925" calcext:value-type="float">
            <text:p>-0.369491995385925</text:p>
          </table:table-cell>
          <table:table-cell office:value-type="float" office:value="-0.370253159424246" calcext:value-type="float">
            <text:p>-0.370253159424246</text:p>
          </table:table-cell>
          <table:table-cell office:value-type="float" office:value="-0.369668099959555" calcext:value-type="float">
            <text:p>-0.369668099959555</text:p>
          </table:table-cell>
          <table:table-cell office:value-type="float" office:value="-0.370323425353231" calcext:value-type="float">
            <text:p>-0.370323425353231</text:p>
          </table:table-cell>
          <table:table-cell office:value-type="float" office:value="-0.370528591348549" calcext:value-type="float">
            <text:p>-0.370528591348549</text:p>
          </table:table-cell>
          <table:table-cell office:value-type="float" office:value="-0.369956158355084" calcext:value-type="float">
            <text:p>-0.369956158355084</text:p>
          </table:table-cell>
          <table:table-cell office:value-type="float" office:value="-0.370668716605323" calcext:value-type="float">
            <text:p>-0.370668716605323</text:p>
          </table:table-cell>
          <table:table-cell office:value-type="float" office:value="-0.369417629528009" calcext:value-type="float">
            <text:p>-0.369417629528009</text:p>
          </table:table-cell>
          <table:table-cell office:value-type="float" office:value="-0.369753382407366" calcext:value-type="float">
            <text:p>-0.369753382407366</text:p>
          </table:table-cell>
          <table:table-cell office:value-type="float" office:value="-0.369555915828872" calcext:value-type="float">
            <text:p>-0.369555915828872</text:p>
          </table:table-cell>
          <table:table-cell office:value-type="float" office:value="-0.369246983678838" calcext:value-type="float">
            <text:p>-0.369246983678838</text:p>
          </table:table-cell>
          <table:table-cell office:value-type="float" office:value="-0.369906028668942" calcext:value-type="float">
            <text:p>-0.369906028668942</text:p>
          </table:table-cell>
          <table:table-cell office:value-type="float" office:value="-0.369518981343057" calcext:value-type="float">
            <text:p>-0.369518981343057</text:p>
          </table:table-cell>
          <table:table-cell office:value-type="float" office:value="-0.369993367552297" calcext:value-type="float">
            <text:p>-0.369993367552297</text:p>
          </table:table-cell>
          <table:table-cell office:value-type="float" office:value="-0.370161880425033" calcext:value-type="float">
            <text:p>-0.370161880425033</text:p>
          </table:table-cell>
          <table:table-cell office:value-type="float" office:value="-0.369901541864906" calcext:value-type="float">
            <text:p>-0.369901541864906</text:p>
          </table:table-cell>
          <table:table-cell office:value-type="float" office:value="-0.370185088163439" calcext:value-type="float">
            <text:p>-0.370185088163439</text:p>
          </table:table-cell>
          <table:table-cell office:value-type="float" office:value="-0.369287540458431" calcext:value-type="float">
            <text:p>-0.369287540458431</text:p>
          </table:table-cell>
          <table:table-cell office:value-type="float" office:value="-0.370068790887813" calcext:value-type="float">
            <text:p>-0.370068790887813</text:p>
          </table:table-cell>
          <table:table-cell office:value-type="float" office:value="-0.369501013055926" calcext:value-type="float">
            <text:p>-0.369501013055926</text:p>
          </table:table-cell>
          <table:table-cell office:value-type="float" office:value="-0.369553745491088" calcext:value-type="float">
            <text:p>-0.369553745491088</text:p>
          </table:table-cell>
          <table:table-cell office:value-type="float" office:value="-0.369584538892458" calcext:value-type="float">
            <text:p>-0.369584538892458</text:p>
          </table:table-cell>
          <table:table-cell office:value-type="float" office:value="-0.369673434823911" calcext:value-type="float">
            <text:p>-0.369673434823911</text:p>
          </table:table-cell>
          <table:table-cell office:value-type="float" office:value="-0.369929602047135" calcext:value-type="float">
            <text:p>-0.369929602047135</text:p>
          </table:table-cell>
          <table:table-cell office:value-type="float" office:value="-0.369942463658022" calcext:value-type="float">
            <text:p>-0.369942463658022</text:p>
          </table:table-cell>
          <table:table-cell office:value-type="float" office:value="-0.369849037166925" calcext:value-type="float">
            <text:p>-0.369849037166925</text:p>
          </table:table-cell>
          <table:table-cell office:value-type="float" office:value="-0.370192838380199" calcext:value-type="float">
            <text:p>-0.370192838380199</text:p>
          </table:table-cell>
          <table:table-cell office:value-type="float" office:value="-0.370250858935115" calcext:value-type="float">
            <text:p>-0.370250858935115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1170036918251" calcext:value-type="float">
            <text:p>1.1170036918251E-05</text:p>
          </table:table-cell>
          <table:table-cell office:value-type="float" office:value="0.00000598486596148362" calcext:value-type="float">
            <text:p>5.98486596148362E-06</text:p>
          </table:table-cell>
          <table:table-cell office:value-type="float" office:value="-0.0000142251020093798" calcext:value-type="float">
            <text:p>-1.42251020093798E-05</text:p>
          </table:table-cell>
          <table:table-cell office:value-type="float" office:value="-0.0000323349099014547" calcext:value-type="float">
            <text:p>-3.23349099014547E-05</text:p>
          </table:table-cell>
          <table:table-cell office:value-type="float" office:value="0.000013757459760233" calcext:value-type="float">
            <text:p>1.3757459760233E-05</text:p>
          </table:table-cell>
          <table:table-cell office:value-type="float" office:value="-0.000059757496174595" calcext:value-type="float">
            <text:p>-5.9757496174595E-05</text:p>
          </table:table-cell>
          <table:table-cell office:value-type="float" office:value="0.0000528001562373759" calcext:value-type="float">
            <text:p>5.28001562373759E-05</text:p>
          </table:table-cell>
          <table:table-cell office:value-type="float" office:value="-0.0000081593637660804" calcext:value-type="float">
            <text:p>-8.1593637660804E-06</text:p>
          </table:table-cell>
          <table:table-cell office:value-type="float" office:value="0.0000257395350409251" calcext:value-type="float">
            <text:p>2.57395350409251E-05</text:p>
          </table:table-cell>
          <table:table-cell office:value-type="float" office:value="-0.000044380449334136" calcext:value-type="float">
            <text:p>-4.4380449334136E-05</text:p>
          </table:table-cell>
          <table:table-cell office:value-type="float" office:value="0.0000117431932729617" calcext:value-type="float">
            <text:p>1.17431932729617E-05</text:p>
          </table:table-cell>
          <table:table-cell office:value-type="float" office:value="0.00000233329180898689" calcext:value-type="float">
            <text:p>2.33329180898689E-06</text:p>
          </table:table-cell>
          <table:table-cell office:value-type="float" office:value="0.0000302774916901005" calcext:value-type="float">
            <text:p>3.02774916901005E-05</text:p>
          </table:table-cell>
          <table:table-cell office:value-type="float" office:value="-0.00000265404697080696" calcext:value-type="float">
            <text:p>-2.65404697080696E-06</text:p>
          </table:table-cell>
          <table:table-cell office:value-type="float" office:value="-0.0000122573035495344" calcext:value-type="float">
            <text:p>-1.22573035495344E-05</text:p>
          </table:table-cell>
          <table:table-cell office:value-type="float" office:value="0.000000474571507425026" calcext:value-type="float">
            <text:p>4.74571507425026E-07</text:p>
          </table:table-cell>
          <table:table-cell office:value-type="float" office:value="0.00000322851734235741" calcext:value-type="float">
            <text:p>3.22851734235741E-06</text:p>
          </table:table-cell>
          <table:table-cell office:value-type="float" office:value="-0.00000858288220462189" calcext:value-type="float">
            <text:p>-8.58288220462189E-06</text:p>
          </table:table-cell>
          <table:table-cell office:value-type="float" office:value="0.0000175341612755342" calcext:value-type="float">
            <text:p>1.75341612755342E-05</text:p>
          </table:table-cell>
          <table:table-cell office:value-type="float" office:value="0.000000449459414519904" calcext:value-type="float">
            <text:p>4.49459414519904E-07</text:p>
          </table:table-cell>
          <table:table-cell office:value-type="float" office:value="-0.00000191415618366886" calcext:value-type="float">
            <text:p>-1.91415618366886E-06</text:p>
          </table:table-cell>
          <table:table-cell office:value-type="float" office:value="0.00000893732583995277" calcext:value-type="float">
            <text:p>8.93732583995277E-06</text:p>
          </table:table-cell>
          <table:table-cell office:value-type="float" office:value="-0.00000206659440316059" calcext:value-type="float">
            <text:p>-2.06659440316059E-06</text:p>
          </table:table-cell>
          <table:table-cell office:value-type="float" office:value="-0.00000625701824452651" calcext:value-type="float">
            <text:p>-6.25701824452651E-06</text:p>
          </table:table-cell>
          <table:table-cell office:value-type="float" office:value="0.00000150638636614575" calcext:value-type="float">
            <text:p>1.50638636614575E-06</text:p>
          </table:table-cell>
          <table:table-cell office:value-type="float" office:value="-0.00000717348177470267" calcext:value-type="float">
            <text:p>-7.17348177470267E-06</text:p>
          </table:table-cell>
          <table:table-cell office:value-type="float" office:value="0.0000020853281271771" calcext:value-type="float">
            <text:p>2.0853281271771E-06</text:p>
          </table:table-cell>
          <table:table-cell office:value-type="float" office:value="-0.000106185728915742" calcext:value-type="float">
            <text:p>-0.000106185728916</text:p>
          </table:table-cell>
          <table:table-cell office:value-type="float" office:value="-0.000271859747557224" calcext:value-type="float">
            <text:p>-0.000271859747557</text:p>
          </table:table-cell>
          <table:table-cell office:value-type="float" office:value="0.0000205004326653824" calcext:value-type="float">
            <text:p>2.05004326653824E-05</text:p>
          </table:table-cell>
          <table:table-cell office:value-type="float" office:value="0.00004894013207285" calcext:value-type="float">
            <text:p>4.894013207285E-05</text:p>
          </table:table-cell>
          <table:table-cell office:value-type="float" office:value="0.000146773651076793" calcext:value-type="float">
            <text:p>0.000146773651077</text:p>
          </table:table-cell>
          <table:table-cell office:value-type="float" office:value="0.0000867556363130517" calcext:value-type="float">
            <text:p>8.67556363130517E-05</text:p>
          </table:table-cell>
          <table:table-cell office:value-type="float" office:value="-0.00000571392986192798" calcext:value-type="float">
            <text:p>-5.71392986192798E-06</text:p>
          </table:table-cell>
          <table:table-cell office:value-type="float" office:value="-0.0000000968144613366917" calcext:value-type="float">
            <text:p>-9.68144613366917E-08</text:p>
          </table:table-cell>
          <table:table-cell office:value-type="float" office:value="0.0000616207218487874" calcext:value-type="float">
            <text:p>6.16207218487874E-05</text:p>
          </table:table-cell>
          <table:table-cell office:value-type="float" office:value="0.0000512026107166719" calcext:value-type="float">
            <text:p>5.12026107166719E-05</text:p>
          </table:table-cell>
          <table:table-cell office:value-type="float" office:value="0.000309664468154058" calcext:value-type="float">
            <text:p>0.000309664468154</text:p>
          </table:table-cell>
          <table:table-cell office:value-type="float" office:value="-0.0000337975884459607" calcext:value-type="float">
            <text:p>-3.37975884459607E-05</text:p>
          </table:table-cell>
          <table:table-cell office:value-type="float" office:value="-0.000490567271502207" calcext:value-type="float">
            <text:p>-0.000490567271502</text:p>
          </table:table-cell>
          <table:table-cell office:value-type="float" office:value="-0.0000135109079403284" calcext:value-type="float">
            <text:p>-1.35109079403284E-05</text:p>
          </table:table-cell>
          <table:table-cell office:value-type="float" office:value="-0.000597234108578093" calcext:value-type="float">
            <text:p>-0.000597234108578</text:p>
          </table:table-cell>
          <table:table-cell office:value-type="float" office:value="0.000430720186287259" calcext:value-type="float">
            <text:p>0.000430720186287</text:p>
          </table:table-cell>
          <table:table-cell office:value-type="float" office:value="0.00599855988722758" calcext:value-type="float">
            <text:p>0.005998559887228</text:p>
          </table:table-cell>
          <table:table-cell office:value-type="float" office:value="0.0131463662586178" calcext:value-type="float">
            <text:p>0.013146366258618</text:p>
          </table:table-cell>
          <table:table-cell office:value-type="float" office:value="0.00699750181282755" calcext:value-type="float">
            <text:p>0.006997501812828</text:p>
          </table:table-cell>
          <table:table-cell office:value-type="float" office:value="0.00632195512908629" calcext:value-type="float">
            <text:p>0.006321955129086</text:p>
          </table:table-cell>
          <table:table-cell office:value-type="float" office:value="0.00686096950516119" calcext:value-type="float">
            <text:p>0.006860969505161</text:p>
          </table:table-cell>
          <table:table-cell office:value-type="float" office:value="-0.000789006993297814" calcext:value-type="float">
            <text:p>-0.000789006993298</text:p>
          </table:table-cell>
          <table:table-cell office:value-type="float" office:value="-0.0350639825503455" calcext:value-type="float">
            <text:p>-0.035063982550346</text:p>
          </table:table-cell>
          <table:table-cell office:value-type="float" office:value="-0.00483812907436515" calcext:value-type="float">
            <text:p>-0.004838129074365</text:p>
          </table:table-cell>
          <table:table-cell office:value-type="float" office:value="-0.00305578068877221" calcext:value-type="float">
            <text:p>-0.003055780688772</text:p>
          </table:table-cell>
          <table:table-cell office:value-type="float" office:value="-0.00733878587349973" calcext:value-type="float">
            <text:p>-0.0073387858735</text:p>
          </table:table-cell>
          <table:table-cell office:value-type="float" office:value="-0.00162260431979394" calcext:value-type="float">
            <text:p>-0.001622604319794</text:p>
          </table:table-cell>
          <table:table-cell office:value-type="float" office:value="-0.000794251647435185" calcext:value-type="float">
            <text:p>-0.000794251647435</text:p>
          </table:table-cell>
          <table:table-cell office:value-type="float" office:value="-0.00122366968815296" calcext:value-type="float">
            <text:p>-0.001223669688153</text:p>
          </table:table-cell>
          <table:table-cell office:value-type="float" office:value="0.0352391959816848" calcext:value-type="float">
            <text:p>0.035239195981685</text:p>
          </table:table-cell>
          <table:table-cell office:value-type="float" office:value="0.00504858963225119" calcext:value-type="float">
            <text:p>0.005048589632251</text:p>
          </table:table-cell>
          <table:table-cell office:value-type="float" office:value="-0.000512316098687848" calcext:value-type="float">
            <text:p>-0.000512316098688</text:p>
          </table:table-cell>
          <table:table-cell office:value-type="float" office:value="-0.0451230138867186" calcext:value-type="float">
            <text:p>-0.045123013886719</text:p>
          </table:table-cell>
          <table:table-cell office:value-type="float" office:value="-0.00215811241271324" calcext:value-type="float">
            <text:p>-0.002158112412713</text:p>
          </table:table-cell>
          <table:table-cell office:value-type="float" office:value="0.00100701007864018" calcext:value-type="float">
            <text:p>0.00100701007864</text:p>
          </table:table-cell>
          <table:table-cell office:value-type="float" office:value="0.016101876169561" calcext:value-type="float">
            <text:p>0.016101876169561</text:p>
          </table:table-cell>
          <table:table-cell office:value-type="float" office:value="0.00438427866282576" calcext:value-type="float">
            <text:p>0.004384278662826</text:p>
          </table:table-cell>
          <table:table-cell office:value-type="float" office:value="0.00194203134155113" calcext:value-type="float">
            <text:p>0.001942031341551</text:p>
          </table:table-cell>
          <table:table-cell office:value-type="float" office:value="0.00048836938530672" calcext:value-type="float">
            <text:p>0.000488369385307</text:p>
          </table:table-cell>
          <table:table-cell office:value-type="float" office:value="-0.000353653225388661" calcext:value-type="float">
            <text:p>-0.000353653225389</text:p>
          </table:table-cell>
          <table:table-cell office:value-type="float" office:value="-0.000993349701798485" calcext:value-type="float">
            <text:p>-0.000993349701798</text:p>
          </table:table-cell>
          <table:table-cell office:value-type="float" office:value="-0.0016992611488687" calcext:value-type="float">
            <text:p>-0.001699261148869</text:p>
          </table:table-cell>
          <table:table-cell office:value-type="float" office:value="-0.00119383074636825" calcext:value-type="float">
            <text:p>-0.001193830746368</text:p>
          </table:table-cell>
          <table:table-cell office:value-type="float" office:value="-0.00253197198239757" calcext:value-type="float">
            <text:p>-0.002531971982398</text:p>
          </table:table-cell>
          <table:table-cell office:value-type="float" office:value="-0.0022149207646342" calcext:value-type="float">
            <text:p>-0.002214920764634</text:p>
          </table:table-cell>
          <table:table-cell office:value-type="float" office:value="0.0104525909173593" calcext:value-type="float">
            <text:p>0.010452590917359</text:p>
          </table:table-cell>
          <table:table-cell office:value-type="float" office:value="0.0106448699771195" calcext:value-type="float">
            <text:p>0.01064486997712</text:p>
          </table:table-cell>
          <table:table-cell office:value-type="float" office:value="-0.00381376110882098" calcext:value-type="float">
            <text:p>-0.003813761108821</text:p>
          </table:table-cell>
          <table:table-cell office:value-type="float" office:value="0.00167199439627236" calcext:value-type="float">
            <text:p>0.001671994396272</text:p>
          </table:table-cell>
          <table:table-cell office:value-type="float" office:value="0.0104015748519401" calcext:value-type="float">
            <text:p>0.01040157485194</text:p>
          </table:table-cell>
          <table:table-cell office:value-type="float" office:value="-0.000115576090137626" calcext:value-type="float">
            <text:p>-0.000115576090138</text:p>
          </table:table-cell>
          <table:table-cell office:value-type="float" office:value="-0.0370049592498068" calcext:value-type="float">
            <text:p>-0.037004959249807</text:p>
          </table:table-cell>
          <table:table-cell office:value-type="float" office:value="0.0124149833505643" calcext:value-type="float">
            <text:p>0.012414983350564</text:p>
          </table:table-cell>
          <table:table-cell office:value-type="float" office:value="-0.000203078099317855" calcext:value-type="float">
            <text:p>-0.000203078099318</text:p>
          </table:table-cell>
          <table:table-cell office:value-type="float" office:value="0.00120060488133678" calcext:value-type="float">
            <text:p>0.001200604881337</text:p>
          </table:table-cell>
          <table:table-cell office:value-type="float" office:value="-0.00059419324012272" calcext:value-type="float">
            <text:p>-0.000594193240123</text:p>
          </table:table-cell>
          <table:table-cell office:value-type="float" office:value="-0.00335537683267712" calcext:value-type="float">
            <text:p>-0.003355376832677</text:p>
          </table:table-cell>
          <table:table-cell office:value-type="float" office:value="-0.00426409121352078" calcext:value-type="float">
            <text:p>-0.004264091213521</text:p>
          </table:table-cell>
          <table:table-cell office:value-type="float" office:value="-0.00514875380256741" calcext:value-type="float">
            <text:p>-0.005148753802567</text:p>
          </table:table-cell>
          <table:table-cell office:value-type="float" office:value="-0.00139108493304074" calcext:value-type="float">
            <text:p>-0.001391084933041</text:p>
          </table:table-cell>
          <table:table-cell office:value-type="float" office:value="0.0240707982588715" calcext:value-type="float">
            <text:p>0.024070798258872</text:p>
          </table:table-cell>
          <table:table-cell office:value-type="float" office:value="0.00943634894591938" calcext:value-type="float">
            <text:p>0.009436348945919</text:p>
          </table:table-cell>
          <table:table-cell office:value-type="float" office:value="0.00772998014473347" calcext:value-type="float">
            <text:p>0.007729980144733</text:p>
          </table:table-cell>
          <table:table-cell office:value-type="float" office:value="0.00206595051017766" calcext:value-type="float">
            <text:p>0.002065950510178</text:p>
          </table:table-cell>
          <table:table-cell office:value-type="float" office:value="-0.00409611426297646" calcext:value-type="float">
            <text:p>-0.004096114262976</text:p>
          </table:table-cell>
          <table:table-cell office:value-type="float" office:value="-0.00605415616972788" calcext:value-type="float">
            <text:p>-0.006054156169728</text:p>
          </table:table-cell>
          <table:table-cell office:value-type="float" office:value="-0.0405050170496549" calcext:value-type="float">
            <text:p>-0.040505017049655</text:p>
          </table:table-cell>
          <table:table-cell office:value-type="float" office:value="-0.000373261733708163" calcext:value-type="float">
            <text:p>-0.000373261733708</text:p>
          </table:table-cell>
          <table:table-cell office:value-type="float" office:value="0.0115134596683587" calcext:value-type="float">
            <text:p>0.011513459668359</text:p>
          </table:table-cell>
          <table:table-cell office:value-type="float" office:value="0.0102998247358685" calcext:value-type="float">
            <text:p>0.010299824735869</text:p>
          </table:table-cell>
          <table:table-cell office:value-type="float" office:value="0.00326606197546875" calcext:value-type="float">
            <text:p>0.003266061975469</text:p>
          </table:table-cell>
          <table:table-cell office:value-type="float" office:value="-0.000170714593339283" calcext:value-type="float">
            <text:p>-0.000170714593339</text:p>
          </table:table-cell>
          <table:table-cell office:value-type="float" office:value="-0.00209409375693392" calcext:value-type="float">
            <text:p>-0.002094093756934</text:p>
          </table:table-cell>
          <table:table-cell office:value-type="float" office:value="-0.00000758916185167324" calcext:value-type="float">
            <text:p>-7.58916185167324E-06</text:p>
          </table:table-cell>
          <table:table-cell office:value-type="float" office:value="-0.000377408866647166" calcext:value-type="float">
            <text:p>-0.000377408866647</text:p>
          </table:table-cell>
          <table:table-cell office:value-type="float" office:value="-0.000845933213407035" calcext:value-type="float">
            <text:p>-0.000845933213407</text:p>
          </table:table-cell>
          <table:table-cell office:value-type="float" office:value="-0.00105954520199703" calcext:value-type="float">
            <text:p>-0.001059545201997</text:p>
          </table:table-cell>
          <table:table-cell office:value-type="float" office:value="-0.00143281815238133" calcext:value-type="float">
            <text:p>-0.001432818152381</text:p>
          </table:table-cell>
          <table:table-cell office:value-type="float" office:value="-0.00271045456388308" calcext:value-type="float">
            <text:p>-0.002710454563883</text:p>
          </table:table-cell>
          <table:table-cell office:value-type="float" office:value="-0.000396109868639194" calcext:value-type="float">
            <text:p>-0.000396109868639</text:p>
          </table:table-cell>
          <table:table-cell office:value-type="float" office:value="0.0184598489873259" calcext:value-type="float">
            <text:p>0.018459848987326</text:p>
          </table:table-cell>
          <table:table-cell office:value-type="float" office:value="0.00333326042968407" calcext:value-type="float">
            <text:p>0.003333260429684</text:p>
          </table:table-cell>
          <table:table-cell office:value-type="float" office:value="0.00142949774403622" calcext:value-type="float">
            <text:p>0.001429497744036</text:p>
          </table:table-cell>
          <table:table-cell office:value-type="float" office:value="0.00618776476609384" calcext:value-type="float">
            <text:p>0.006187764766094</text:p>
          </table:table-cell>
          <table:table-cell office:value-type="float" office:value="0.0100718166661554" calcext:value-type="float">
            <text:p>0.010071816666155</text:p>
          </table:table-cell>
          <table:table-cell office:value-type="float" office:value="-0.00331497015592097" calcext:value-type="float">
            <text:p>-0.003314970155921</text:p>
          </table:table-cell>
          <table:table-cell office:value-type="float" office:value="-0.0315877684405048" calcext:value-type="float">
            <text:p>-0.031587768440505</text:p>
          </table:table-cell>
          <table:table-cell office:value-type="float" office:value="0.000704161052722252" calcext:value-type="float">
            <text:p>0.000704161052722</text:p>
          </table:table-cell>
          <table:table-cell office:value-type="float" office:value="-0.000697119158972304" calcext:value-type="float">
            <text:p>-0.000697119158972</text:p>
          </table:table-cell>
          <table:table-cell office:value-type="float" office:value="-0.0019918946143625" calcext:value-type="float">
            <text:p>-0.001991894614363</text:p>
          </table:table-cell>
          <table:table-cell office:value-type="float" office:value="-0.00449063797689919" calcext:value-type="float">
            <text:p>-0.004490637976899</text:p>
          </table:table-cell>
          <table:table-cell office:value-type="float" office:value="-0.0028001019331102" calcext:value-type="float">
            <text:p>-0.00280010193311</text:p>
          </table:table-cell>
          <table:table-cell office:value-type="float" office:value="-0.00231100158031361" calcext:value-type="float">
            <text:p>-0.002311001580314</text:p>
          </table:table-cell>
          <table:table-cell office:value-type="float" office:value="-0.0016669594189781" calcext:value-type="float">
            <text:p>-0.001666959418978</text:p>
          </table:table-cell>
          <table:table-cell office:value-type="float" office:value="0.0295006688243541" calcext:value-type="float">
            <text:p>0.029500668824354</text:p>
          </table:table-cell>
          <table:table-cell office:value-type="float" office:value="0.00525596681645602" calcext:value-type="float">
            <text:p>0.005255966816456</text:p>
          </table:table-cell>
          <table:table-cell office:value-type="float" office:value="0.00344429198077545" calcext:value-type="float">
            <text:p>0.003444291980775</text:p>
          </table:table-cell>
          <table:table-cell office:value-type="float" office:value="0.0035505385133644" calcext:value-type="float">
            <text:p>0.003550538513364</text:p>
          </table:table-cell>
          <table:table-cell office:value-type="float" office:value="-0.000429354632503154" calcext:value-type="float">
            <text:p>-0.000429354632503</text:p>
          </table:table-cell>
          <table:table-cell office:value-type="float" office:value="-0.00289914970124783" calcext:value-type="float">
            <text:p>-0.002899149701248</text:p>
          </table:table-cell>
          <table:table-cell office:value-type="float" office:value="-0.0515461488250235" calcext:value-type="float">
            <text:p>-0.051546148825024</text:p>
          </table:table-cell>
          <table:table-cell office:value-type="float" office:value="0.0301832458783676" calcext:value-type="float">
            <text:p>0.030183245878368</text:p>
          </table:table-cell>
          <table:table-cell office:value-type="float" office:value="0.00436594778945748" calcext:value-type="float">
            <text:p>0.004365947789457</text:p>
          </table:table-cell>
          <table:table-cell office:value-type="float" office:value="-0.00233167092707742" calcext:value-type="float">
            <text:p>-0.002331670927077</text:p>
          </table:table-cell>
          <table:table-cell office:value-type="float" office:value="-0.0017153563875052" calcext:value-type="float">
            <text:p>-0.001715356387505</text:p>
          </table:table-cell>
          <table:table-cell office:value-type="float" office:value="-0.00130495074263964" calcext:value-type="float">
            <text:p>-0.00130495074264</text:p>
          </table:table-cell>
          <table:table-cell office:value-type="float" office:value="-0.00136626694695463" calcext:value-type="float">
            <text:p>-0.001366266946955</text:p>
          </table:table-cell>
          <table:table-cell office:value-type="float" office:value="-0.000856374853870745" calcext:value-type="float">
            <text:p>-0.000856374853871</text:p>
          </table:table-cell>
          <table:table-cell office:value-type="float" office:value="-0.00112900105643515" calcext:value-type="float">
            <text:p>-0.001129001056435</text:p>
          </table:table-cell>
          <table:table-cell office:value-type="float" office:value="-0.00170425373656719" calcext:value-type="float">
            <text:p>-0.001704253736567</text:p>
          </table:table-cell>
          <table:table-cell office:value-type="float" office:value="-0.00306422364157094" calcext:value-type="float">
            <text:p>-0.003064223641571</text:p>
          </table:table-cell>
          <table:table-cell office:value-type="float" office:value="0.0214417719158447" calcext:value-type="float">
            <text:p>0.021441771915845</text:p>
          </table:table-cell>
          <table:table-cell office:value-type="float" office:value="-0.00144231890159502" calcext:value-type="float">
            <text:p>-0.001442318901595</text:p>
          </table:table-cell>
          <table:table-cell office:value-type="float" office:value="0.0152998118737884" calcext:value-type="float">
            <text:p>0.015299811873788</text:p>
          </table:table-cell>
          <table:table-cell office:value-type="float" office:value="-0.00380343028371211" calcext:value-type="float">
            <text:p>-0.003803430283712</text:p>
          </table:table-cell>
          <table:table-cell office:value-type="float" office:value="-0.0459802728338836" calcext:value-type="float">
            <text:p>-0.045980272833884</text:p>
          </table:table-cell>
          <table:table-cell office:value-type="float" office:value="0.0209949612231752" calcext:value-type="float">
            <text:p>0.020994961223175</text:p>
          </table:table-cell>
          <table:table-cell office:value-type="float" office:value="-0.00356873851588446" calcext:value-type="float">
            <text:p>-0.003568738515884</text:p>
          </table:table-cell>
          <table:table-cell office:value-type="float" office:value="-0.00183044138285449" calcext:value-type="float">
            <text:p>-0.001830441382854</text:p>
          </table:table-cell>
          <table:table-cell office:value-type="float" office:value="-0.00178074939212369" calcext:value-type="float">
            <text:p>-0.001780749392124</text:p>
          </table:table-cell>
          <table:table-cell office:value-type="float" office:value="-0.00568716437291095" calcext:value-type="float">
            <text:p>-0.005687164372911</text:p>
          </table:table-cell>
          <table:table-cell office:value-type="float" office:value="-0.00242385643512821" calcext:value-type="float">
            <text:p>-0.002423856435128</text:p>
          </table:table-cell>
          <table:table-cell office:value-type="float" office:value="-0.00103335358464807" calcext:value-type="float">
            <text:p>-0.001033353584648</text:p>
          </table:table-cell>
          <table:table-cell office:value-type="float" office:value="0.00195067780142727" calcext:value-type="float">
            <text:p>0.001950677801427</text:p>
          </table:table-cell>
          <table:table-cell office:value-type="float" office:value="0.0283537799341181" calcext:value-type="float">
            <text:p>0.028353779934118</text:p>
          </table:table-cell>
          <table:table-cell office:value-type="float" office:value="0.00426901672158814" calcext:value-type="float">
            <text:p>0.004269016721588</text:p>
          </table:table-cell>
          <table:table-cell office:value-type="float" office:value="0.00547585423111746" calcext:value-type="float">
            <text:p>0.005475854231117</text:p>
          </table:table-cell>
          <table:table-cell office:value-type="float" office:value="0.000198153376977595" calcext:value-type="float">
            <text:p>0.000198153376978</text:p>
          </table:table-cell>
          <table:table-cell office:value-type="float" office:value="-0.0419695659628548" calcext:value-type="float">
            <text:p>-0.041969565962855</text:p>
          </table:table-cell>
          <table:table-cell office:value-type="float" office:value="0.00559394697800952" calcext:value-type="float">
            <text:p>0.00559394697801</text:p>
          </table:table-cell>
          <table:table-cell office:value-type="float" office:value="0.0119560873068817" calcext:value-type="float">
            <text:p>0.011956087306882</text:p>
          </table:table-cell>
          <table:table-cell office:value-type="float" office:value="0.00463800870400016" calcext:value-type="float">
            <text:p>0.004638008704</text:p>
          </table:table-cell>
          <table:table-cell office:value-type="float" office:value="-0.00075513061315996" calcext:value-type="float">
            <text:p>-0.00075513061316</text:p>
          </table:table-cell>
          <table:table-cell office:value-type="float" office:value="-0.00165786768648518" calcext:value-type="float">
            <text:p>-0.001657867686485</text:p>
          </table:table-cell>
          <table:table-cell office:value-type="float" office:value="-0.00182696769769192" calcext:value-type="float">
            <text:p>-0.001826967697692</text:p>
          </table:table-cell>
          <table:table-cell office:value-type="float" office:value="-0.00192322579337961" calcext:value-type="float">
            <text:p>-0.00192322579338</text:p>
          </table:table-cell>
          <table:table-cell office:value-type="float" office:value="-0.00106370514056442" calcext:value-type="float">
            <text:p>-0.001063705140564</text:p>
          </table:table-cell>
          <table:table-cell office:value-type="float" office:value="-0.00118810137048575" calcext:value-type="float">
            <text:p>-0.001188101370486</text:p>
          </table:table-cell>
          <table:table-cell office:value-type="float" office:value="0.0031700274390728" calcext:value-type="float">
            <text:p>0.003170027439073</text:p>
          </table:table-cell>
          <table:table-cell office:value-type="float" office:value="0.0159000551333595" calcext:value-type="float">
            <text:p>0.01590005513336</text:p>
          </table:table-cell>
          <table:table-cell office:value-type="float" office:value="0.00914256324915541" calcext:value-type="float">
            <text:p>0.009142563249155</text:p>
          </table:table-cell>
          <table:table-cell office:value-type="float" office:value="0.00685771441791172" calcext:value-type="float">
            <text:p>0.006857714417912</text:p>
          </table:table-cell>
          <table:table-cell office:value-type="float" office:value="-0.00183363987535884" calcext:value-type="float">
            <text:p>-0.001833639875359</text:p>
          </table:table-cell>
          <table:table-cell office:value-type="float" office:value="-0.00574994064129231" calcext:value-type="float">
            <text:p>-0.005749940641292</text:p>
          </table:table-cell>
          <table:table-cell office:value-type="float" office:value="-0.0046563018987183" calcext:value-type="float">
            <text:p>-0.004656301898718</text:p>
          </table:table-cell>
          <table:table-cell office:value-type="float" office:value="-0.00128643388762939" calcext:value-type="float">
            <text:p>-0.001286433887629</text:p>
          </table:table-cell>
          <table:table-cell office:value-type="float" office:value="-0.00636402801885028" calcext:value-type="float">
            <text:p>-0.00636402801885</text:p>
          </table:table-cell>
          <table:table-cell office:value-type="float" office:value="-0.00738158254114363" calcext:value-type="float">
            <text:p>-0.007381582541144</text:p>
          </table:table-cell>
          <table:table-cell office:value-type="float" office:value="0.0012572040612826" calcext:value-type="float">
            <text:p>0.001257204061283</text:p>
          </table:table-cell>
          <table:table-cell office:value-type="float" office:value="-0.000662394256006338" calcext:value-type="float">
            <text:p>-0.000662394256006</text:p>
          </table:table-cell>
          <table:table-cell office:value-type="float" office:value="-0.00221554661659573" calcext:value-type="float">
            <text:p>-0.002215546616596</text:p>
          </table:table-cell>
          <table:table-cell office:value-type="float" office:value="-0.00286424482445719" calcext:value-type="float">
            <text:p>-0.002864244824457</text:p>
          </table:table-cell>
          <table:table-cell office:value-type="float" office:value="-0.00138386514834021" calcext:value-type="float">
            <text:p>-0.00138386514834</text:p>
          </table:table-cell>
          <table:table-cell office:value-type="float" office:value="-0.00339831424705389" calcext:value-type="float">
            <text:p>-0.003398314247054</text:p>
          </table:table-cell>
          <table:table-cell office:value-type="float" office:value="-0.00303530196959267" calcext:value-type="float">
            <text:p>-0.003035301969593</text:p>
          </table:table-cell>
          <table:table-cell office:value-type="float" office:value="-0.00130375831083285" calcext:value-type="float">
            <text:p>-0.001303758310833</text:p>
          </table:table-cell>
          <table:table-cell office:value-type="float" office:value="0.0317886064472236" calcext:value-type="float">
            <text:p>0.031788606447224</text:p>
          </table:table-cell>
          <table:table-cell office:value-type="float" office:value="0.00354695382130232" calcext:value-type="float">
            <text:p>0.003546953821302</text:p>
          </table:table-cell>
          <table:table-cell office:value-type="float" office:value="0.00689119900811419" calcext:value-type="float">
            <text:p>0.006891199008114</text:p>
          </table:table-cell>
          <table:table-cell office:value-type="float" office:value="0.000583026761853234" calcext:value-type="float">
            <text:p>0.000583026761853</text:p>
          </table:table-cell>
          <table:table-cell office:value-type="float" office:value="-0.000684490494437529" calcext:value-type="float">
            <text:p>-0.000684490494438</text:p>
          </table:table-cell>
          <table:table-cell office:value-type="float" office:value="-0.0408132142251872" calcext:value-type="float">
            <text:p>-0.040813214225187</text:p>
          </table:table-cell>
          <table:table-cell office:value-type="float" office:value="-0.00493807381735073" calcext:value-type="float">
            <text:p>-0.004938073817351</text:p>
          </table:table-cell>
          <table:table-cell office:value-type="float" office:value="-0.00695931578599512" calcext:value-type="float">
            <text:p>-0.006959315785995</text:p>
          </table:table-cell>
          <table:table-cell office:value-type="float" office:value="0.0176715109752428" calcext:value-type="float">
            <text:p>0.017671510975243</text:p>
          </table:table-cell>
          <table:table-cell office:value-type="float" office:value="0.00448697251595331" calcext:value-type="float">
            <text:p>0.004486972515953</text:p>
          </table:table-cell>
          <table:table-cell office:value-type="float" office:value="0.00213938344508552" calcext:value-type="float">
            <text:p>0.002139383445086</text:p>
          </table:table-cell>
          <table:table-cell office:value-type="float" office:value="-0.00112260170970774" calcext:value-type="float">
            <text:p>-0.001122601709708</text:p>
          </table:table-cell>
          <table:table-cell office:value-type="float" office:value="-0.00152255779360644" calcext:value-type="float">
            <text:p>-0.001522557793606</text:p>
          </table:table-cell>
          <table:table-cell office:value-type="float" office:value="-0.00108625631558884" calcext:value-type="float">
            <text:p>-0.001086256315589</text:p>
          </table:table-cell>
          <table:table-cell office:value-type="float" office:value="-0.000695147388193096" calcext:value-type="float">
            <text:p>-0.000695147388193</text:p>
          </table:table-cell>
          <table:table-cell office:value-type="float" office:value="-0.00279392720789534" calcext:value-type="float">
            <text:p>-0.002793927207895</text:p>
          </table:table-cell>
          <table:table-cell office:value-type="float" office:value="-0.00230647470921397" calcext:value-type="float">
            <text:p>-0.002306474709214</text:p>
          </table:table-cell>
          <table:table-cell office:value-type="float" office:value="0.0224300925407755" calcext:value-type="float">
            <text:p>0.022430092540776</text:p>
          </table:table-cell>
          <table:table-cell office:value-type="float" office:value="-0.0015232274975297" calcext:value-type="float">
            <text:p>-0.00152322749753</text:p>
          </table:table-cell>
          <table:table-cell office:value-type="float" office:value="0.00137282469590566" calcext:value-type="float">
            <text:p>0.001372824695906</text:p>
          </table:table-cell>
          <table:table-cell office:value-type="float" office:value="0.00922713257782526" calcext:value-type="float">
            <text:p>0.009227132577825</text:p>
          </table:table-cell>
          <table:table-cell office:value-type="float" office:value="0.00310535098407216" calcext:value-type="float">
            <text:p>0.003105350984072</text:p>
          </table:table-cell>
          <table:table-cell office:value-type="float" office:value="-0.0050631635702178" calcext:value-type="float">
            <text:p>-0.005063163570218</text:p>
          </table:table-cell>
          <table:table-cell office:value-type="float" office:value="-0.00525121360031578" calcext:value-type="float">
            <text:p>-0.005251213600316</text:p>
          </table:table-cell>
          <table:table-cell office:value-type="float" office:value="-0.000871944227350041" calcext:value-type="float">
            <text:p>-0.00087194422735</text:p>
          </table:table-cell>
          <table:table-cell office:value-type="float" office:value="-0.00149817274309033" calcext:value-type="float">
            <text:p>-0.00149817274309</text:p>
          </table:table-cell>
          <table:table-cell office:value-type="float" office:value="-0.00405985017684207" calcext:value-type="float">
            <text:p>-0.004059850176842</text:p>
          </table:table-cell>
          <table:table-cell office:value-type="float" office:value="-0.0103312359320851" calcext:value-type="float">
            <text:p>-0.010331235932085</text:p>
          </table:table-cell>
          <table:table-cell office:value-type="float" office:value="-0.00113995304546155" calcext:value-type="float">
            <text:p>-0.001139953045462</text:p>
          </table:table-cell>
          <table:table-cell office:value-type="float" office:value="-0.00298518553520483" calcext:value-type="float">
            <text:p>-0.002985185535205</text:p>
          </table:table-cell>
          <table:table-cell office:value-type="float" office:value="-0.0032358301599778" calcext:value-type="float">
            <text:p>-0.003235830159978</text:p>
          </table:table-cell>
          <table:table-cell office:value-type="float" office:value="-0.00187275896733463" calcext:value-type="float">
            <text:p>-0.001872758967335</text:p>
          </table:table-cell>
          <table:table-cell office:value-type="float" office:value="-0.00159155717984544" calcext:value-type="float">
            <text:p>-0.001591557179845</text:p>
          </table:table-cell>
          <table:table-cell office:value-type="float" office:value="-0.000526977821185715" calcext:value-type="float">
            <text:p>-0.000526977821186</text:p>
          </table:table-cell>
          <table:table-cell office:value-type="float" office:value="-0.000472672766662186" calcext:value-type="float">
            <text:p>-0.000472672766662</text:p>
          </table:table-cell>
          <table:table-cell office:value-type="float" office:value="0.0367875955531117" calcext:value-type="float">
            <text:p>0.036787595553112</text:p>
          </table:table-cell>
          <table:table-cell office:value-type="float" office:value="0.00572321072105719" calcext:value-type="float">
            <text:p>0.005723210721057</text:p>
          </table:table-cell>
          <table:table-cell office:value-type="float" office:value="0.00224946745372545" calcext:value-type="float">
            <text:p>0.002249467453725</text:p>
          </table:table-cell>
          <table:table-cell office:value-type="float" office:value="-0.000461207764548832" calcext:value-type="float">
            <text:p>-0.000461207764549</text:p>
          </table:table-cell>
          <table:table-cell office:value-type="float" office:value="-0.00306477634735125" calcext:value-type="float">
            <text:p>-0.003064776347351</text:p>
          </table:table-cell>
          <table:table-cell office:value-type="float" office:value="-0.00420077706014965" calcext:value-type="float">
            <text:p>-0.00420077706015</text:p>
          </table:table-cell>
          <table:table-cell office:value-type="float" office:value="-0.0299878824154023" calcext:value-type="float">
            <text:p>-0.029987882415402</text:p>
          </table:table-cell>
          <table:table-cell office:value-type="float" office:value="-0.00842050211332168" calcext:value-type="float">
            <text:p>-0.008420502113322</text:p>
          </table:table-cell>
          <table:table-cell office:value-type="float" office:value="0.0002971724639802" calcext:value-type="float">
            <text:p>0.00029717246398</text:p>
          </table:table-cell>
          <table:table-cell office:value-type="float" office:value="0.0118128266056702" calcext:value-type="float">
            <text:p>0.01181282660567</text:p>
          </table:table-cell>
          <table:table-cell office:value-type="float" office:value="0.00243724365675357" calcext:value-type="float">
            <text:p>0.002437243656754</text:p>
          </table:table-cell>
          <table:table-cell office:value-type="float" office:value="-0.000355503755408715" calcext:value-type="float">
            <text:p>-0.000355503755409</text:p>
          </table:table-cell>
          <table:table-cell office:value-type="float" office:value="-0.000962157806071118" calcext:value-type="float">
            <text:p>-0.000962157806071</text:p>
          </table:table-cell>
          <table:table-cell office:value-type="float" office:value="-0.00253634619746523" calcext:value-type="float">
            <text:p>-0.002536346197465</text:p>
          </table:table-cell>
          <table:table-cell office:value-type="float" office:value="-0.00208698733470897" calcext:value-type="float">
            <text:p>-0.002086987334709</text:p>
          </table:table-cell>
          <table:table-cell office:value-type="float" office:value="-0.00136314239036933" calcext:value-type="float">
            <text:p>-0.001363142390369</text:p>
          </table:table-cell>
          <table:table-cell office:value-type="float" office:value="-0.00347283380198393" calcext:value-type="float">
            <text:p>-0.003472833801984</text:p>
          </table:table-cell>
          <table:table-cell office:value-type="float" office:value="0.00385301682716316" calcext:value-type="float">
            <text:p>0.003853016827163</text:p>
          </table:table-cell>
          <table:table-cell office:value-type="float" office:value="0.0117140620850884" calcext:value-type="float">
            <text:p>0.011714062085088</text:p>
          </table:table-cell>
          <table:table-cell office:value-type="float" office:value="0.00240701029657286" calcext:value-type="float">
            <text:p>0.002407010296573</text:p>
          </table:table-cell>
          <table:table-cell office:value-type="float" office:value="0.00640104875246123" calcext:value-type="float">
            <text:p>0.006401048752461</text:p>
          </table:table-cell>
          <table:table-cell office:value-type="float" office:value="0.00624210057493158" calcext:value-type="float">
            <text:p>0.006242100574932</text:p>
          </table:table-cell>
          <table:table-cell office:value-type="float" office:value="-0.000504497061758036" calcext:value-type="float">
            <text:p>-0.000504497061758</text:p>
          </table:table-cell>
          <table:table-cell office:value-type="float" office:value="-0.00218724636650419" calcext:value-type="float">
            <text:p>-0.002187246366504</text:p>
          </table:table-cell>
          <table:table-cell office:value-type="float" office:value="-0.00365174105964849" calcext:value-type="float">
            <text:p>-0.003651741059648</text:p>
          </table:table-cell>
          <table:table-cell office:value-type="float" office:value="-0.00826310428916666" calcext:value-type="float">
            <text:p>-0.008263104289167</text:p>
          </table:table-cell>
          <table:table-cell office:value-type="float" office:value="-0.00289506408953405" calcext:value-type="float">
            <text:p>-0.002895064089534</text:p>
          </table:table-cell>
          <table:table-cell office:value-type="float" office:value="-0.00717828979562485" calcext:value-type="float">
            <text:p>-0.007178289795625</text:p>
          </table:table-cell>
          <table:table-cell office:value-type="float" office:value="0.00619650877859718" calcext:value-type="float">
            <text:p>0.006196508778597</text:p>
          </table:table-cell>
          <table:table-cell office:value-type="float" office:value="-0.000974750981551698" calcext:value-type="float">
            <text:p>-0.000974750981552</text:p>
          </table:table-cell>
          <table:table-cell office:value-type="float" office:value="-0.00268642895241966" calcext:value-type="float">
            <text:p>-0.00268642895242</text:p>
          </table:table-cell>
          <table:table-cell office:value-type="float" office:value="-0.00018458280508532" calcext:value-type="float">
            <text:p>-0.000184582805085</text:p>
          </table:table-cell>
          <table:table-cell office:value-type="float" office:value="-0.000536741747166003" calcext:value-type="float">
            <text:p>-0.000536741747166</text:p>
          </table:table-cell>
          <table:table-cell office:value-type="float" office:value="-0.000677052915269205" calcext:value-type="float">
            <text:p>-0.000677052915269</text:p>
          </table:table-cell>
          <table:table-cell office:value-type="float" office:value="-0.0000495740255526123" calcext:value-type="float">
            <text:p>-4.95740255526123E-05</text:p>
          </table:table-cell>
          <table:table-cell office:value-type="float" office:value="0.000093956025742914" calcext:value-type="float">
            <text:p>9.3956025742914E-05</text:p>
          </table:table-cell>
          <table:table-cell office:value-type="float" office:value="-0.000347602391840507" calcext:value-type="float">
            <text:p>-0.000347602391841</text:p>
          </table:table-cell>
          <table:table-cell office:value-type="float" office:value="0.000369114602324305" calcext:value-type="float">
            <text:p>0.000369114602324</text:p>
          </table:table-cell>
          <table:table-cell office:value-type="float" office:value="0.00012588875005326" calcext:value-type="float">
            <text:p>0.000125888750053</text:p>
          </table:table-cell>
          <table:table-cell office:value-type="float" office:value="-0.0000838012945006961" calcext:value-type="float">
            <text:p>-8.38012945006961E-05</text:p>
          </table:table-cell>
          <table:table-cell office:value-type="float" office:value="-0.00010272026047442" calcext:value-type="float">
            <text:p>-0.000102720260474</text:p>
          </table:table-cell>
          <table:table-cell office:value-type="float" office:value="0.0000730670268062061" calcext:value-type="float">
            <text:p>7.30670268062061E-05</text:p>
          </table:table-cell>
          <table:table-cell office:value-type="float" office:value="0.0000911212898517255" calcext:value-type="float">
            <text:p>9.11212898517255E-05</text:p>
          </table:table-cell>
          <table:table-cell office:value-type="float" office:value="0.00011879153069877" calcext:value-type="float">
            <text:p>0.000118791530699</text:p>
          </table:table-cell>
          <table:table-cell office:value-type="float" office:value="0.000303838332955941" calcext:value-type="float">
            <text:p>0.000303838332956</text:p>
          </table:table-cell>
          <table:table-cell office:value-type="float" office:value="0.0000299061277495571" calcext:value-type="float">
            <text:p>2.99061277495571E-05</text:p>
          </table:table-cell>
          <table:table-cell office:value-type="float" office:value="0.0000259926482941708" calcext:value-type="float">
            <text:p>2.59926482941708E-05</text:p>
          </table:table-cell>
          <table:table-cell office:value-type="float" office:value="0.0000384840597132396" calcext:value-type="float">
            <text:p>3.84840597132396E-05</text:p>
          </table:table-cell>
          <table:table-cell office:value-type="float" office:value="0.000026169409648058" calcext:value-type="float">
            <text:p>2.6169409648058E-05</text:p>
          </table:table-cell>
          <table:table-cell office:value-type="float" office:value="0.0000365794599593294" calcext:value-type="float">
            <text:p>3.65794599593294E-05</text:p>
          </table:table-cell>
          <table:table-cell office:value-type="float" office:value="-0.0000409652443192354" calcext:value-type="float">
            <text:p>-4.09652443192354E-05</text:p>
          </table:table-cell>
          <table:table-cell office:value-type="float" office:value="-0.0001144833987482" calcext:value-type="float">
            <text:p>-0.000114483398748</text:p>
          </table:table-cell>
          <table:table-cell office:value-type="float" office:value="0.0000587080821939923" calcext:value-type="float">
            <text:p>5.87080821939923E-05</text:p>
          </table:table-cell>
          <table:table-cell office:value-type="float" office:value="0.0000314276312329831" calcext:value-type="float">
            <text:p>3.14276312329831E-05</text:p>
          </table:table-cell>
          <table:table-cell office:value-type="float" office:value="-0.00000270825646969675" calcext:value-type="float">
            <text:p>-2.70825646969675E-06</text:p>
          </table:table-cell>
          <table:table-cell office:value-type="float" office:value="0.00000638865709168268" calcext:value-type="float">
            <text:p>6.38865709168268E-06</text:p>
          </table:table-cell>
          <table:table-cell office:value-type="float" office:value="-0.0000191640182666819" calcext:value-type="float">
            <text:p>-1.91640182666819E-05</text:p>
          </table:table-cell>
          <table:table-cell office:value-type="float" office:value="0.0000429113548974791" calcext:value-type="float">
            <text:p>4.29113548974791E-05</text:p>
          </table:table-cell>
          <table:table-cell office:value-type="float" office:value="-0.0000420968171158664" calcext:value-type="float">
            <text:p>-4.20968171158664E-05</text:p>
          </table:table-cell>
          <table:table-cell office:value-type="float" office:value="0.0000328325140694918" calcext:value-type="float">
            <text:p>3.28325140694918E-05</text:p>
          </table:table-cell>
          <table:table-cell office:value-type="float" office:value="0.00000819603527590918" calcext:value-type="float">
            <text:p>8.19603527590918E-06</text:p>
          </table:table-cell>
          <table:table-cell office:value-type="float" office:value="0.00000528274314304245" calcext:value-type="float">
            <text:p>5.28274314304245E-06</text:p>
          </table:table-cell>
          <table:table-cell office:value-type="float" office:value="-0.0000235530556015884" calcext:value-type="float">
            <text:p>-2.35530556015884E-05</text:p>
          </table:table-cell>
          <table:table-cell office:value-type="float" office:value="0.0000193310872452779" calcext:value-type="float">
            <text:p>1.93310872452779E-05</text:p>
          </table:table-cell>
          <table:table-cell office:value-type="float" office:value="-0.0000293197223923403" calcext:value-type="float">
            <text:p>-2.93197223923403E-05</text:p>
          </table:table-cell>
          <table:table-cell office:value-type="float" office:value="0.00000104947876472528" calcext:value-type="float">
            <text:p>1.04947876472528E-06</text:p>
          </table:table-cell>
          <table:table-cell office:value-type="float" office:value="0.0000149806803612096" calcext:value-type="float">
            <text:p>1.49806803612096E-05</text:p>
          </table:table-cell>
          <table:table-cell office:value-type="float" office:value="-0.0000153611365268924" calcext:value-type="float">
            <text:p>-1.53611365268924E-05</text:p>
          </table:table-cell>
          <table:table-cell office:value-type="float" office:value="-0.0000160864995799592" calcext:value-type="float">
            <text:p>-1.60864995799592E-05</text:p>
          </table:table-cell>
          <table:table-cell office:value-type="float" office:value="0.0000436747175852625" calcext:value-type="float">
            <text:p>4.36747175852625E-05</text:p>
          </table:table-cell>
          <table:table-cell office:value-type="float" office:value="-0.0000321438589661604" calcext:value-type="float">
            <text:p>-3.21438589661604E-05</text:p>
          </table:table-cell>
          <table:table-cell office:value-type="float" office:value="0.0000234084877162033" calcext:value-type="float">
            <text:p>2.34084877162033E-05</text:p>
          </table:table-cell>
          <table:table-cell office:value-type="float" office:value="-0.0000117538526562821" calcext:value-type="float">
            <text:p>-1.17538526562821E-05</text:p>
          </table:table-cell>
          <table:table-cell office:value-type="float" office:value="0.000042073289560296" calcext:value-type="float">
            <text:p>4.2073289560296E-05</text:p>
          </table:table-cell>
          <table:table-cell office:value-type="float" office:value="-0.00000992705805918925" calcext:value-type="float">
            <text:p>-9.92705805918925E-06</text:p>
          </table:table-cell>
          <table:table-cell office:value-type="float" office:value="-0.0000260719280251731" calcext:value-type="float">
            <text:p>-2.60719280251731E-05</text:p>
          </table:table-cell>
          <table:table-cell office:value-type="float" office:value="-0.0000154098773598177" calcext:value-type="float">
            <text:p>-1.54098773598177E-05</text:p>
          </table:table-cell>
          <table:table-cell office:value-type="float" office:value="0.000016810785599064" calcext:value-type="float">
            <text:p>1.6810785599064E-05</text:p>
          </table:table-cell>
          <table:table-cell office:value-type="float" office:value="0.00000174864328805757" calcext:value-type="float">
            <text:p>1.74864328805757E-06</text:p>
          </table:table-cell>
          <table:table-cell office:value-type="float" office:value="0.0000156322890704219" calcext:value-type="float">
            <text:p>1.56322890704219E-05</text:p>
          </table:table-cell>
          <table:table-cell office:value-type="float" office:value="-0.0000044739918755865" calcext:value-type="float">
            <text:p>-4.4739918755865E-06</text:p>
          </table:table-cell>
          <table:table-cell office:value-type="float" office:value="-0.000000790995518307192" calcext:value-type="float">
            <text:p>-7.90995518307192E-07</text:p>
          </table:table-cell>
          <table:table-cell office:value-type="float" office:value="-0.0000115710491674914" calcext:value-type="float">
            <text:p>-1.15710491674914E-05</text:p>
          </table:table-cell>
          <table:table-cell office:value-type="float" office:value="-0.00000906681814799581" calcext:value-type="float">
            <text:p>-9.06681814799581E-06</text:p>
          </table:table-cell>
          <table:table-cell office:value-type="float" office:value="0.000000959011325074588" calcext:value-type="float">
            <text:p>9.59011325074588E-07</text:p>
          </table:table-cell>
          <table:table-cell office:value-type="float" office:value="-0.0000104215290584464" calcext:value-type="float">
            <text:p>-1.04215290584464E-05</text:p>
          </table:table-cell>
          <table:table-cell office:value-type="float" office:value="0.0000520851022099422" calcext:value-type="float">
            <text:p>5.20851022099422E-05</text:p>
          </table:table-cell>
          <table:table-cell office:value-type="float" office:value="-0.0000311993780211517" calcext:value-type="float">
            <text:p>-3.11993780211517E-05</text:p>
          </table:table-cell>
          <table:table-cell office:value-type="float" office:value="-0.0000114300549445279" calcext:value-type="float">
            <text:p>-1.14300549445279E-05</text:p>
          </table:table-cell>
          <table:table-cell office:value-type="float" office:value="-0.00000273999772837374" calcext:value-type="float">
            <text:p>-2.73999772837374E-06</text:p>
          </table:table-cell>
          <table:table-cell office:value-type="float" office:value="0.0000321934582163119" calcext:value-type="float">
            <text:p>3.21934582163119E-05</text:p>
          </table:table-cell>
          <table:table-cell office:value-type="float" office:value="-0.0000181435665062568" calcext:value-type="float">
            <text:p>-1.81435665062568E-05</text:p>
          </table:table-cell>
          <table:table-cell office:value-type="float" office:value="-0.0000216420238064452" calcext:value-type="float">
            <text:p>-2.16420238064452E-05</text:p>
          </table:table-cell>
          <table:table-cell office:value-type="float" office:value="0.000015302600809064" calcext:value-type="float">
            <text:p>1.5302600809064E-05</text:p>
          </table:table-cell>
          <table:table-cell office:value-type="float" office:value="-0.00000775090913518461" calcext:value-type="float">
            <text:p>-7.75090913518461E-06</text:p>
          </table:table-cell>
          <table:table-cell office:value-type="float" office:value="-0.0000302306973958277" calcext:value-type="float">
            <text:p>-3.02306973958277E-05</text:p>
          </table:table-cell>
          <table:table-cell office:value-type="float" office:value="0.0000279183179932585" calcext:value-type="float">
            <text:p>2.79183179932585E-05</text:p>
          </table:table-cell>
          <table:table-cell office:value-type="float" office:value="0.0000190214668842059" calcext:value-type="float">
            <text:p>1.90214668842059E-05</text:p>
          </table:table-cell>
          <table:table-cell office:value-type="float" office:value="-0.0000310320555222954" calcext:value-type="float">
            <text:p>-3.10320555222954E-05</text:p>
          </table:table-cell>
          <table:table-cell office:value-type="float" office:value="0.000021422872963639" calcext:value-type="float">
            <text:p>2.1422872963639E-05</text:p>
          </table:table-cell>
          <table:table-cell office:value-type="float" office:value="0.0000110966584133121" calcext:value-type="float">
            <text:p>1.10966584133121E-05</text:p>
          </table:table-cell>
          <table:table-cell office:value-type="float" office:value="-0.0000153123938103072" calcext:value-type="float">
            <text:p>-1.53123938103072E-05</text:p>
          </table:table-cell>
          <table:table-cell office:value-type="float" office:value="0.0000120829327011629" calcext:value-type="float">
            <text:p>1.20829327011629E-05</text:p>
          </table:table-cell>
          <table:table-cell office:value-type="float" office:value="0.00000422276524120191" calcext:value-type="float">
            <text:p>4.22276524120191E-06</text:p>
          </table:table-cell>
          <table:table-cell office:value-type="float" office:value="-0.000013681529032139" calcext:value-type="float">
            <text:p>-1.3681529032139E-05</text:p>
          </table:table-cell>
          <table:table-cell office:value-type="float" office:value="-0.0000075327473122444" calcext:value-type="float">
            <text:p>-7.5327473122444E-06</text:p>
          </table:table-cell>
          <table:table-cell office:value-type="float" office:value="0.0000104154428077208" calcext:value-type="float">
            <text:p>1.04154428077208E-05</text:p>
          </table:table-cell>
          <table:table-cell office:value-type="float" office:value="-0.00000662361735798145" calcext:value-type="float">
            <text:p>-6.62361735798145E-06</text:p>
          </table:table-cell>
          <table:table-cell office:value-type="float" office:value="0.0000181543370384452" calcext:value-type="float">
            <text:p>1.81543370384452E-05</text:p>
          </table:table-cell>
          <table:table-cell office:value-type="float" office:value="-0.00000429806058238613" calcext:value-type="float">
            <text:p>-4.29806058238613E-06</text:p>
          </table:table-cell>
          <table:table-cell office:value-type="float" office:value="-0.0000158990025896366" calcext:value-type="float">
            <text:p>-1.58990025896366E-05</text:p>
          </table:table-cell>
          <table:table-cell office:value-type="float" office:value="0.0000389729991830401" calcext:value-type="float">
            <text:p>3.89729991830401E-05</text:p>
          </table:table-cell>
          <table:table-cell office:value-type="float" office:value="-0.0000200193691114459" calcext:value-type="float">
            <text:p>-2.00193691114459E-05</text:p>
          </table:table-cell>
          <table:table-cell office:value-type="float" office:value="-0.0000188726214832569" calcext:value-type="float">
            <text:p>-1.88726214832569E-05</text:p>
          </table:table-cell>
          <table:table-cell office:value-type="float" office:value="0.0000405873856098027" calcext:value-type="float">
            <text:p>4.05873856098027E-05</text:p>
          </table:table-cell>
          <table:table-cell office:value-type="float" office:value="-0.0000436450954156009" calcext:value-type="float">
            <text:p>-4.36450954156009E-05</text:p>
          </table:table-cell>
          <table:table-cell office:value-type="float" office:value="0.0000105671517602879" calcext:value-type="float">
            <text:p>1.05671517602879E-05</text:p>
          </table:table-cell>
          <table:table-cell office:value-type="float" office:value="-0.000000545236451598985" calcext:value-type="float">
            <text:p>-5.45236451598985E-07</text:p>
          </table:table-cell>
          <table:table-cell office:value-type="float" office:value="-0.0000114871173674813" calcext:value-type="float">
            <text:p>-1.14871173674813E-05</text:p>
          </table:table-cell>
          <table:table-cell office:value-type="float" office:value="0.0000322565738550273" calcext:value-type="float">
            <text:p>3.22565738550273E-05</text:p>
          </table:table-cell>
          <table:table-cell office:value-type="float" office:value="-0.0000207110709817271" calcext:value-type="float">
            <text:p>-2.07110709817271E-05</text:p>
          </table:table-cell>
          <table:table-cell office:value-type="float" office:value="-0.000000796560877036612" calcext:value-type="float">
            <text:p>-7.96560877036612E-07</text:p>
          </table:table-cell>
          <table:table-cell office:value-type="float" office:value="0.0000158879035568327" calcext:value-type="float">
            <text:p>1.58879035568327E-05</text:p>
          </table:table-cell>
          <table:table-cell office:value-type="float" office:value="-0.00000382528538078741" calcext:value-type="float">
            <text:p>-3.82528538078741E-06</text:p>
          </table:table-cell>
          <table:table-cell office:value-type="float" office:value="0.00000671047483441489" calcext:value-type="float">
            <text:p>6.71047483441489E-06</text:p>
          </table:table-cell>
          <table:table-cell office:value-type="float" office:value="-0.0000334331478987204" calcext:value-type="float">
            <text:p>-3.34331478987204E-05</text:p>
          </table:table-cell>
          <table:table-cell office:value-type="float" office:value="0.0000260337552759338" calcext:value-type="float">
            <text:p>2.60337552759338E-05</text:p>
          </table:table-cell>
          <table:table-cell office:value-type="float" office:value="-0.0000129861065530923" calcext:value-type="float">
            <text:p>-1.29861065530923E-05</text:p>
          </table:table-cell>
          <table:table-cell office:value-type="float" office:value="0.0000121778802324446" calcext:value-type="float">
            <text:p>1.21778802324446E-05</text:p>
          </table:table-cell>
          <table:table-cell office:value-type="float" office:value="-0.00000830488966763188" calcext:value-type="float">
            <text:p>-8.30488966763188E-06</text:p>
          </table:table-cell>
          <table:table-cell office:value-type="float" office:value="0.00000572318449165721" calcext:value-type="float">
            <text:p>5.72318449165721E-06</text:p>
          </table:table-cell>
          <table:table-cell office:value-type="float" office:value="-0.0000070779087124051" calcext:value-type="float">
            <text:p>-7.0779087124051E-06</text:p>
          </table:table-cell>
          <table:table-cell office:value-type="float" office:value="-0.0000174500169946024" calcext:value-type="float">
            <text:p>-1.74500169946024E-05</text:p>
          </table:table-cell>
          <table:table-cell office:value-type="float" office:value="0.0000390285074610697" calcext:value-type="float">
            <text:p>3.90285074610697E-05</text:p>
          </table:table-cell>
          <table:table-cell office:value-type="float" office:value="-0.0000167505885031449" calcext:value-type="float">
            <text:p>-1.67505885031449E-05</text:p>
          </table:table-cell>
          <table:table-cell office:value-type="float" office:value="0.00000717989975734801" calcext:value-type="float">
            <text:p>7.17989975734801E-06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9252508951494" calcext:value-type="float">
            <text:p>1.39252508951494</text:p>
          </table:table-cell>
          <table:table-cell table:formula="of:=[.B9]*9.8" office:value-type="float" office:value="13.6467458772464" calcext:value-type="float">
            <text:p>13.6467458772464</text:p>
          </table:table-cell>
          <table:table-cell table:number-columns-repeated="429"/>
        </table:table-row>
        <table:table-row table:style-name="ro1">
          <table:table-cell/>
          <table:table-cell office:value-type="float" office:value="1.40098929405212" calcext:value-type="float">
            <text:p>1.40098929405212</text:p>
          </table:table-cell>
          <table:table-cell office:value-type="float" office:value="19.4140636920929" calcext:value-type="float">
            <text:p>19.4140636920929</text:p>
          </table:table-cell>
          <table:table-cell table:formula="of:=[.C10]-[.B10]" office:value-type="float" office:value="18.0130743980408" calcext:value-type="float">
            <text:p>18.0130743980408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856211075416" calcext:value-type="float">
            <text:p>1.3856211075416</text:p>
          </table:table-cell>
          <table:table-cell table:number-columns-repeated="426"/>
        </table:table-row>
        <table:table-row table:style-name="ro1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413904598774385" calcext:value-type="float">
            <text:p>4.13904598774385E-08</text:p>
          </table:table-cell>
          <table:table-cell table:formula="of:=0.5*[.D12]*(([.D5]-[.C5])/([.D1]-[.C1]))^2" office:value-type="float" office:value="0.000000584947587992652" calcext:value-type="float">
            <text:p>5.84947587992652E-07</text:p>
          </table:table-cell>
          <table:table-cell table:formula="of:=0.5*[.E12]*(([.E5]-[.D5])/([.E1]-[.D1]))^2" office:value-type="float" office:value="0.0000136761040834824" calcext:value-type="float">
            <text:p>1.36761040834824E-05</text:p>
          </table:table-cell>
          <table:table-cell table:formula="of:=0.5*[.F12]*(([.F5]-[.E5])/([.F1]-[.E1]))^2" office:value-type="float" office:value="0.0000223851038351149" calcext:value-type="float">
            <text:p>2.23851038351149E-05</text:p>
          </table:table-cell>
          <table:table-cell table:formula="of:=0.5*[.G12]*(([.G5]-[.F5])/([.G1]-[.F1]))^2" office:value-type="float" office:value="0.0000557393340967291" calcext:value-type="float">
            <text:p>5.57393340967291E-05</text:p>
          </table:table-cell>
          <table:table-cell table:formula="of:=0.5*[.H12]*(([.H5]-[.G5])/([.H1]-[.G1]))^2" office:value-type="float" office:value="0.000167694622277662" calcext:value-type="float">
            <text:p>0.000167694622278</text:p>
          </table:table-cell>
          <table:table-cell table:formula="of:=0.5*[.I12]*(([.I5]-[.H5])/([.I1]-[.H1]))^2" office:value-type="float" office:value="0.00000413918422389492" calcext:value-type="float">
            <text:p>4.13918422389492E-06</text:p>
          </table:table-cell>
          <table:table-cell table:formula="of:=0.5*[.J12]*(([.J5]-[.I5])/([.J1]-[.I1]))^2" office:value-type="float" office:value="0.000000126348559264377" calcext:value-type="float">
            <text:p>1.26348559264377E-07</text:p>
          </table:table-cell>
          <table:table-cell table:formula="of:=0.5*[.K12]*(([.K5]-[.J5])/([.K1]-[.J1]))^2" office:value-type="float" office:value="0.00000609324060277918" calcext:value-type="float">
            <text:p>6.09324060277918E-06</text:p>
          </table:table-cell>
          <table:table-cell table:formula="of:=0.5*[.L12]*(([.L5]-[.K5])/([.L1]-[.K1]))^2" office:value-type="float" office:value="0.0000313432011006019" calcext:value-type="float">
            <text:p>3.13432011006019E-05</text:p>
          </table:table-cell>
          <table:table-cell table:formula="of:=0.5*[.M12]*(([.M5]-[.L5])/([.M1]-[.L1]))^2" office:value-type="float" office:value="0.00000156358982778842" calcext:value-type="float">
            <text:p>1.56358982778842E-06</text:p>
          </table:table-cell>
          <table:table-cell table:formula="of:=0.5*[.N12]*(([.N5]-[.M5])/([.N1]-[.M1]))^2" office:value-type="float" office:value="0.0000409223669842119" calcext:value-type="float">
            <text:p>4.09223669842119E-05</text:p>
          </table:table-cell>
          <table:table-cell table:formula="of:=0.5*[.O12]*(([.O5]-[.N5])/([.O1]-[.N1]))^2" office:value-type="float" office:value="0.000000554593441973579" calcext:value-type="float">
            <text:p>5.54593441973579E-07</text:p>
          </table:table-cell>
          <table:table-cell table:formula="of:=0.5*[.P12]*(([.P5]-[.O5])/([.P1]-[.O1]))^2" office:value-type="float" office:value="0.00000000448225645711796" calcext:value-type="float">
            <text:p>4.48225645711796E-09</text:p>
          </table:table-cell>
          <table:table-cell table:formula="of:=0.5*[.Q12]*(([.Q5]-[.P5])/([.Q1]-[.P1]))^2" office:value-type="float" office:value="0.000000981309166433488" calcext:value-type="float">
            <text:p>9.81309166433488E-07</text:p>
          </table:table-cell>
          <table:table-cell table:formula="of:=0.5*[.R12]*(([.R5]-[.Q5])/([.R1]-[.Q1]))^2" office:value-type="float" office:value="0.0000107035575447821" calcext:value-type="float">
            <text:p>1.07035575447821E-05</text:p>
          </table:table-cell>
          <table:table-cell table:formula="of:=0.5*[.S12]*(([.S5]-[.R5])/([.S1]-[.R1]))^2" office:value-type="float" office:value="0.0000993726255918398" calcext:value-type="float">
            <text:p>9.93726255918398E-05</text:p>
          </table:table-cell>
          <table:table-cell table:formula="of:=0.5*[.T12]*(([.T5]-[.S5])/([.T1]-[.S1]))^2" office:value-type="float" office:value="0.00000988946191096735" calcext:value-type="float">
            <text:p>9.88946191096735E-06</text:p>
          </table:table-cell>
          <table:table-cell table:formula="of:=0.5*[.U12]*(([.U5]-[.T5])/([.U1]-[.T1]))^2" office:value-type="float" office:value="0.000000476290106763015" calcext:value-type="float">
            <text:p>4.76290106763015E-07</text:p>
          </table:table-cell>
          <table:table-cell table:formula="of:=0.5*[.V12]*(([.V5]-[.U5])/([.V1]-[.U1]))^2" office:value-type="float" office:value="0.000000997602071295922" calcext:value-type="float">
            <text:p>9.97602071295922E-07</text:p>
          </table:table-cell>
          <table:table-cell table:formula="of:=0.5*[.W12]*(([.W5]-[.V5])/([.W1]-[.V1]))^2" office:value-type="float" office:value="0.00000739436208132496" calcext:value-type="float">
            <text:p>7.39436208132496E-06</text:p>
          </table:table-cell>
          <table:table-cell table:formula="of:=0.5*[.X12]*(([.X5]-[.W5])/([.X1]-[.W1]))^2" office:value-type="float" office:value="0.00000329174117128703" calcext:value-type="float">
            <text:p>3.29174117128703E-06</text:p>
          </table:table-cell>
          <table:table-cell table:formula="of:=0.5*[.Y12]*(([.Y5]-[.X5])/([.Y1]-[.X1]))^2" office:value-type="float" office:value="0.00000118658157049246" calcext:value-type="float">
            <text:p>1.18658157049246E-06</text:p>
          </table:table-cell>
          <table:table-cell table:formula="of:=0.5*[.Z12]*(([.Z5]-[.Y5])/([.Z1]-[.Y1]))^2" office:value-type="float" office:value="0.0000123079671971824" calcext:value-type="float">
            <text:p>1.23079671971824E-05</text:p>
          </table:table-cell>
          <table:table-cell table:formula="of:=0.5*[.AA12]*(([.AA5]-[.Z5])/([.AA1]-[.Z1]))^2" office:value-type="float" office:value="0.00000679556096357616" calcext:value-type="float">
            <text:p>6.79556096357616E-06</text:p>
          </table:table-cell>
          <table:table-cell table:formula="of:=0.5*[.AB12]*(([.AB5]-[.AA5])/([.AB1]-[.AA1]))^2" office:value-type="float" office:value="0.00000698318621200323" calcext:value-type="float">
            <text:p>6.98318621200323E-06</text:p>
          </table:table-cell>
          <table:table-cell table:formula="of:=0.5*[.AC12]*(([.AC5]-[.AB5])/([.AC1]-[.AB1]))^2" office:value-type="float" office:value="0.0000194356625315757" calcext:value-type="float">
            <text:p>1.94356625315757E-05</text:p>
          </table:table-cell>
          <table:table-cell table:formula="of:=0.5*[.AD12]*(([.AD5]-[.AC5])/([.AD1]-[.AC1]))^2" office:value-type="float" office:value="0.0000287569350602823" calcext:value-type="float">
            <text:p>2.87569350602823E-05</text:p>
          </table:table-cell>
          <table:table-cell table:formula="of:=0.5*[.AE12]*(([.AE5]-[.AD5])/([.AE1]-[.AD1]))^2" office:value-type="float" office:value="0.0000674231517540132" calcext:value-type="float">
            <text:p>6.74231517540132E-05</text:p>
          </table:table-cell>
          <table:table-cell table:formula="of:=0.5*[.AF12]*(([.AF5]-[.AE5])/([.AF1]-[.AE1]))^2" office:value-type="float" office:value="0.0000425131547554047" calcext:value-type="float">
            <text:p>4.25131547554047E-05</text:p>
          </table:table-cell>
          <table:table-cell table:formula="of:=0.5*[.AG12]*(([.AG5]-[.AF5])/([.AG1]-[.AF1]))^2" office:value-type="float" office:value="0.0000102232696698455" calcext:value-type="float">
            <text:p>1.02232696698455E-05</text:p>
          </table:table-cell>
          <table:table-cell table:formula="of:=0.5*[.AH12]*(([.AH5]-[.AG5])/([.AH1]-[.AG1]))^2" office:value-type="float" office:value="0.0000243765909909047" calcext:value-type="float">
            <text:p>2.43765909909047E-05</text:p>
          </table:table-cell>
          <table:table-cell table:formula="of:=0.5*[.AI12]*(([.AI5]-[.AH5])/([.AI1]-[.AH1]))^2" office:value-type="float" office:value="0.000023165541710393" calcext:value-type="float">
            <text:p>2.3165541710393E-05</text:p>
          </table:table-cell>
          <table:table-cell table:formula="of:=0.5*[.AJ12]*(([.AJ5]-[.AI5])/([.AJ1]-[.AI1]))^2" office:value-type="float" office:value="0.000000105745514493869" calcext:value-type="float">
            <text:p>1.05745514493869E-07</text:p>
          </table:table-cell>
          <table:table-cell table:formula="of:=0.5*[.AK12]*(([.AK5]-[.AJ5])/([.AK1]-[.AJ1]))^2" office:value-type="float" office:value="0.000105602264540559" calcext:value-type="float">
            <text:p>0.000105602264541</text:p>
          </table:table-cell>
          <table:table-cell table:formula="of:=0.5*[.AL12]*(([.AL5]-[.AK5])/([.AL1]-[.AK1]))^2" office:value-type="float" office:value="0.000000138065515954592" calcext:value-type="float">
            <text:p>1.38065515954592E-07</text:p>
          </table:table-cell>
          <table:table-cell table:formula="of:=0.5*[.AM12]*(([.AM5]-[.AL5])/([.AM1]-[.AL1]))^2" office:value-type="float" office:value="0.000590674888228501" calcext:value-type="float">
            <text:p>0.000590674888229</text:p>
          </table:table-cell>
          <table:table-cell table:formula="of:=0.5*[.AN12]*(([.AN5]-[.AM5])/([.AN1]-[.AM1]))^2" office:value-type="float" office:value="0.000495234956722964" calcext:value-type="float">
            <text:p>0.000495234956723</text:p>
          </table:table-cell>
          <table:table-cell table:formula="of:=0.5*[.AO12]*(([.AO5]-[.AN5])/([.AO1]-[.AN1]))^2" office:value-type="float" office:value="0.00521811932712288" calcext:value-type="float">
            <text:p>0.005218119327123</text:p>
          </table:table-cell>
          <table:table-cell table:formula="of:=0.5*[.AP12]*(([.AP5]-[.AO5])/([.AP1]-[.AO1]))^2" office:value-type="float" office:value="0.0112587013842833" calcext:value-type="float">
            <text:p>0.011258701384283</text:p>
          </table:table-cell>
          <table:table-cell table:formula="of:=0.5*[.AQ12]*(([.AQ5]-[.AP5])/([.AQ1]-[.AP1]))^2" office:value-type="float" office:value="0.0170621002741927" calcext:value-type="float">
            <text:p>0.017062100274193</text:p>
          </table:table-cell>
          <table:table-cell table:formula="of:=0.5*[.AR12]*(([.AR5]-[.AQ5])/([.AR1]-[.AQ1]))^2" office:value-type="float" office:value="0.00000368002436989812" calcext:value-type="float">
            <text:p>3.68002436989812E-06</text:p>
          </table:table-cell>
          <table:table-cell table:formula="of:=0.5*[.AS12]*(([.AS5]-[.AR5])/([.AS1]-[.AR1]))^2" office:value-type="float" office:value="0.0448055403504955" calcext:value-type="float">
            <text:p>0.044805540350496</text:p>
          </table:table-cell>
          <table:table-cell table:formula="of:=0.5*[.AT12]*(([.AT5]-[.AS5])/([.AT1]-[.AS1]))^2" office:value-type="float" office:value="0.0408981890467268" calcext:value-type="float">
            <text:p>0.040898189046727</text:p>
          </table:table-cell>
          <table:table-cell table:formula="of:=0.5*[.AU12]*(([.AU5]-[.AT5])/([.AU1]-[.AT1]))^2" office:value-type="float" office:value="0.127236181499284" calcext:value-type="float">
            <text:p>0.127236181499284</text:p>
          </table:table-cell>
          <table:table-cell table:formula="of:=0.5*[.AV12]*(([.AV5]-[.AU5])/([.AV1]-[.AU1]))^2" office:value-type="float" office:value="0.00304352445371736" calcext:value-type="float">
            <text:p>0.003043524453717</text:p>
          </table:table-cell>
          <table:table-cell table:formula="of:=0.5*[.AW12]*(([.AW5]-[.AV5])/([.AW1]-[.AV1]))^2" office:value-type="float" office:value="0.0283817604351798" calcext:value-type="float">
            <text:p>0.02838176043518</text:p>
          </table:table-cell>
          <table:table-cell table:formula="of:=0.5*[.AX12]*(([.AX5]-[.AW5])/([.AX1]-[.AW1]))^2" office:value-type="float" office:value="0.0001977550684856" calcext:value-type="float">
            <text:p>0.000197755068486</text:p>
          </table:table-cell>
          <table:table-cell table:formula="of:=0.5*[.AY12]*(([.AY5]-[.AX5])/([.AY1]-[.AX1]))^2" office:value-type="float" office:value="0.000827648321402686" calcext:value-type="float">
            <text:p>0.000827648321403</text:p>
          </table:table-cell>
          <table:table-cell table:formula="of:=0.5*[.AZ12]*(([.AZ5]-[.AY5])/([.AZ1]-[.AY1]))^2" office:value-type="float" office:value="0.0256519237051751" calcext:value-type="float">
            <text:p>0.025651923705175</text:p>
          </table:table-cell>
          <table:table-cell table:formula="of:=0.5*[.BA12]*(([.BA5]-[.AZ5])/([.BA1]-[.AZ1]))^2" office:value-type="float" office:value="0.0000820115016362767" calcext:value-type="float">
            <text:p>8.20115016362767E-05</text:p>
          </table:table-cell>
          <table:table-cell table:formula="of:=0.5*[.BB12]*(([.BB5]-[.BA5])/([.BB1]-[.BA1]))^2" office:value-type="float" office:value="0.00810701516161996" calcext:value-type="float">
            <text:p>0.00810701516162</text:p>
          </table:table-cell>
          <table:table-cell table:formula="of:=0.5*[.BC12]*(([.BC5]-[.BB5])/([.BC1]-[.BB1]))^2" office:value-type="float" office:value="0.00290620403114446" calcext:value-type="float">
            <text:p>0.002906204031144</text:p>
          </table:table-cell>
          <table:table-cell table:formula="of:=0.5*[.BD12]*(([.BD5]-[.BC5])/([.BD1]-[.BC1]))^2" office:value-type="float" office:value="0.00513922541060148" calcext:value-type="float">
            <text:p>0.005139225410601</text:p>
          </table:table-cell>
          <table:table-cell table:formula="of:=0.5*[.BE12]*(([.BE5]-[.BD5])/([.BE1]-[.BD1]))^2" office:value-type="float" office:value="0.000671274559598701" calcext:value-type="float">
            <text:p>0.000671274559599</text:p>
          </table:table-cell>
          <table:table-cell table:formula="of:=0.5*[.BF12]*(([.BF5]-[.BE5])/([.BF1]-[.BE1]))^2" office:value-type="float" office:value="0.0138363932882454" calcext:value-type="float">
            <text:p>0.013836393288245</text:p>
          </table:table-cell>
          <table:table-cell table:formula="of:=0.5*[.BG12]*(([.BG5]-[.BF5])/([.BG1]-[.BF1]))^2" office:value-type="float" office:value="0.0272197950241565" calcext:value-type="float">
            <text:p>0.027219795024157</text:p>
          </table:table-cell>
          <table:table-cell table:formula="of:=0.5*[.BH12]*(([.BH5]-[.BG5])/([.BH1]-[.BG1]))^2" office:value-type="float" office:value="0.0000488307456321897" calcext:value-type="float">
            <text:p>4.88307456321897E-05</text:p>
          </table:table-cell>
          <table:table-cell table:formula="of:=0.5*[.BI12]*(([.BI5]-[.BH5])/([.BI1]-[.BH1]))^2" office:value-type="float" office:value="0.000402880795837696" calcext:value-type="float">
            <text:p>0.000402880795838</text:p>
          </table:table-cell>
          <table:table-cell table:formula="of:=0.5*[.BJ12]*(([.BJ5]-[.BI5])/([.BJ1]-[.BI1]))^2" office:value-type="float" office:value="0.0094869972706554" calcext:value-type="float">
            <text:p>0.009486997270655</text:p>
          </table:table-cell>
          <table:table-cell table:formula="of:=0.5*[.BK12]*(([.BK5]-[.BJ5])/([.BK1]-[.BJ1]))^2" office:value-type="float" office:value="0.0144918135673004" calcext:value-type="float">
            <text:p>0.014491813567301</text:p>
          </table:table-cell>
          <table:table-cell table:formula="of:=0.5*[.BL12]*(([.BL5]-[.BK5])/([.BL1]-[.BK1]))^2" office:value-type="float" office:value="0.000137214032685801" calcext:value-type="float">
            <text:p>0.000137214032686</text:p>
          </table:table-cell>
          <table:table-cell table:formula="of:=0.5*[.BM12]*(([.BM5]-[.BL5])/([.BM1]-[.BL1]))^2" office:value-type="float" office:value="0.0145637534565034" calcext:value-type="float">
            <text:p>0.014563753456504</text:p>
          </table:table-cell>
          <table:table-cell table:formula="of:=0.5*[.BN12]*(([.BN5]-[.BM5])/([.BN1]-[.BM1]))^2" office:value-type="float" office:value="0.0113775207404521" calcext:value-type="float">
            <text:p>0.011377520740452</text:p>
          </table:table-cell>
          <table:table-cell table:formula="of:=0.5*[.BO12]*(([.BO5]-[.BN5])/([.BO1]-[.BN1]))^2" office:value-type="float" office:value="0.0211154447704535" calcext:value-type="float">
            <text:p>0.021115444770454</text:p>
          </table:table-cell>
          <table:table-cell table:formula="of:=0.5*[.BP12]*(([.BP5]-[.BO5])/([.BP1]-[.BO1]))^2" office:value-type="float" office:value="0.0060404018319073" calcext:value-type="float">
            <text:p>0.006040401831907</text:p>
          </table:table-cell>
          <table:table-cell table:formula="of:=0.5*[.BQ12]*(([.BQ5]-[.BP5])/([.BQ1]-[.BP1]))^2" office:value-type="float" office:value="0.00267733613481282" calcext:value-type="float">
            <text:p>0.002677336134813</text:p>
          </table:table-cell>
          <table:table-cell table:formula="of:=0.5*[.BR12]*(([.BR5]-[.BQ5])/([.BR1]-[.BQ1]))^2" office:value-type="float" office:value="0.000140862845838894" calcext:value-type="float">
            <text:p>0.000140862845839</text:p>
          </table:table-cell>
          <table:table-cell table:formula="of:=0.5*[.BS12]*(([.BS5]-[.BR5])/([.BS1]-[.BR1]))^2" office:value-type="float" office:value="0.00000896374626060425" calcext:value-type="float">
            <text:p>8.96374626060425E-06</text:p>
          </table:table-cell>
          <table:table-cell table:formula="of:=0.5*[.BT12]*(([.BT5]-[.BS5])/([.BT1]-[.BS1]))^2" office:value-type="float" office:value="0.00689052454139364" calcext:value-type="float">
            <text:p>0.006890524541394</text:p>
          </table:table-cell>
          <table:table-cell table:formula="of:=0.5*[.BU12]*(([.BU5]-[.BT5])/([.BU1]-[.BT1]))^2" office:value-type="float" office:value="0.0105944222136956" calcext:value-type="float">
            <text:p>0.010594422213696</text:p>
          </table:table-cell>
          <table:table-cell table:formula="of:=0.5*[.BV12]*(([.BV5]-[.BU5])/([.BV1]-[.BU1]))^2" office:value-type="float" office:value="0.0206575747938422" calcext:value-type="float">
            <text:p>0.020657574793842</text:p>
          </table:table-cell>
          <table:table-cell table:formula="of:=0.5*[.BW12]*(([.BW5]-[.BV5])/([.BW1]-[.BV1]))^2" office:value-type="float" office:value="0.0882968599665912" calcext:value-type="float">
            <text:p>0.088296859966591</text:p>
          </table:table-cell>
          <table:table-cell table:formula="of:=0.5*[.BX12]*(([.BX5]-[.BW5])/([.BX1]-[.BW1]))^2" office:value-type="float" office:value="0.0442761913376247" calcext:value-type="float">
            <text:p>0.044276191337625</text:p>
          </table:table-cell>
          <table:table-cell table:formula="of:=0.5*[.BY12]*(([.BY5]-[.BX5])/([.BY1]-[.BX1]))^2" office:value-type="float" office:value="0.0446707555714762" calcext:value-type="float">
            <text:p>0.044670755571476</text:p>
          </table:table-cell>
          <table:table-cell table:formula="of:=0.5*[.BZ12]*(([.BZ5]-[.BY5])/([.BZ1]-[.BY1]))^2" office:value-type="float" office:value="0.00256813970827866" calcext:value-type="float">
            <text:p>0.002568139708279</text:p>
          </table:table-cell>
          <table:table-cell table:formula="of:=0.5*[.CA12]*(([.CA5]-[.BZ5])/([.CA1]-[.BZ1]))^2" office:value-type="float" office:value="0.000886991472508559" calcext:value-type="float">
            <text:p>0.000886991472509</text:p>
          </table:table-cell>
          <table:table-cell table:formula="of:=0.5*[.CB12]*(([.CB5]-[.CA5])/([.CB1]-[.CA1]))^2" office:value-type="float" office:value="0.0195763230990217" calcext:value-type="float">
            <text:p>0.019576323099022</text:p>
          </table:table-cell>
          <table:table-cell table:formula="of:=0.5*[.CC12]*(([.CC5]-[.CB5])/([.CC1]-[.CB1]))^2" office:value-type="float" office:value="0.0487661385759527" calcext:value-type="float">
            <text:p>0.048766138575953</text:p>
          </table:table-cell>
          <table:table-cell table:formula="of:=0.5*[.CD12]*(([.CD5]-[.CC5])/([.CD1]-[.CC1]))^2" office:value-type="float" office:value="0.00063990483096874" calcext:value-type="float">
            <text:p>0.000639904830969</text:p>
          </table:table-cell>
          <table:table-cell table:formula="of:=0.5*[.CE12]*(([.CE5]-[.CD5])/([.CE1]-[.CD1]))^2" office:value-type="float" office:value="0.000177255991760336" calcext:value-type="float">
            <text:p>0.00017725599176</text:p>
          </table:table-cell>
          <table:table-cell table:formula="of:=0.5*[.CF12]*(([.CF5]-[.CE5])/([.CF1]-[.CE1]))^2" office:value-type="float" office:value="0.00189131836737443" calcext:value-type="float">
            <text:p>0.001891318367374</text:p>
          </table:table-cell>
          <table:table-cell table:formula="of:=0.5*[.CG12]*(([.CG5]-[.CF5])/([.CG1]-[.CF1]))^2" office:value-type="float" office:value="0.00105708460910248" calcext:value-type="float">
            <text:p>0.001057084609102</text:p>
          </table:table-cell>
          <table:table-cell table:formula="of:=0.5*[.CH12]*(([.CH5]-[.CG5])/([.CH1]-[.CG1]))^2" office:value-type="float" office:value="0.00527322602391432" calcext:value-type="float">
            <text:p>0.005273226023914</text:p>
          </table:table-cell>
          <table:table-cell table:formula="of:=0.5*[.CI12]*(([.CI5]-[.CH5])/([.CI1]-[.CH1]))^2" office:value-type="float" office:value="0.000219285330681726" calcext:value-type="float">
            <text:p>0.000219285330682</text:p>
          </table:table-cell>
          <table:table-cell table:formula="of:=0.5*[.CJ12]*(([.CJ5]-[.CI5])/([.CJ1]-[.CI1]))^2" office:value-type="float" office:value="0.00169750452627357" calcext:value-type="float">
            <text:p>0.001697504526274</text:p>
          </table:table-cell>
          <table:table-cell table:formula="of:=0.5*[.CK12]*(([.CK5]-[.CJ5])/([.CK1]-[.CJ1]))^2" office:value-type="float" office:value="0.00000425497360634384" calcext:value-type="float">
            <text:p>4.25497360634384E-06</text:p>
          </table:table-cell>
          <table:table-cell table:formula="of:=0.5*[.CL12]*(([.CL5]-[.CK5])/([.CL1]-[.CK1]))^2" office:value-type="float" office:value="0.00691477636284568" calcext:value-type="float">
            <text:p>0.006914776362846</text:p>
          </table:table-cell>
          <table:table-cell table:formula="of:=0.5*[.CM12]*(([.CM5]-[.CL5])/([.CM1]-[.CL1]))^2" office:value-type="float" office:value="0.00183156580014303" calcext:value-type="float">
            <text:p>0.001831565800143</text:p>
          </table:table-cell>
          <table:table-cell table:formula="of:=0.5*[.CN12]*(([.CN5]-[.CM5])/([.CN1]-[.CM1]))^2" office:value-type="float" office:value="0.00646540759641348" calcext:value-type="float">
            <text:p>0.006465407596413</text:p>
          </table:table-cell>
          <table:table-cell table:formula="of:=0.5*[.CO12]*(([.CO5]-[.CN5])/([.CO1]-[.CN1]))^2" office:value-type="float" office:value="0.00722208265317661" calcext:value-type="float">
            <text:p>0.007222082653177</text:p>
          </table:table-cell>
          <table:table-cell table:formula="of:=0.5*[.CP12]*(([.CP5]-[.CO5])/([.CP1]-[.CO1]))^2" office:value-type="float" office:value="0.0011189177647749" calcext:value-type="float">
            <text:p>0.001118917764775</text:p>
          </table:table-cell>
          <table:table-cell table:formula="of:=0.5*[.CQ12]*(([.CQ5]-[.CP5])/([.CQ1]-[.CP1]))^2" office:value-type="float" office:value="0.000149309628238958" calcext:value-type="float">
            <text:p>0.000149309628239</text:p>
          </table:table-cell>
          <table:table-cell table:formula="of:=0.5*[.CR12]*(([.CR5]-[.CQ5])/([.CR1]-[.CQ1]))^2" office:value-type="float" office:value="0.000132998989419596" calcext:value-type="float">
            <text:p>0.00013299898942</text:p>
          </table:table-cell>
          <table:table-cell table:formula="of:=0.5*[.CS12]*(([.CS5]-[.CR5])/([.CS1]-[.CR1]))^2" office:value-type="float" office:value="0.000184218493932095" calcext:value-type="float">
            <text:p>0.000184218493932</text:p>
          </table:table-cell>
          <table:table-cell table:formula="of:=0.5*[.CT12]*(([.CT5]-[.CS5])/([.CT1]-[.CS1]))^2" office:value-type="float" office:value="0.00149651292046778" calcext:value-type="float">
            <text:p>0.001496512920468</text:p>
          </table:table-cell>
          <table:table-cell table:formula="of:=0.5*[.CU12]*(([.CU5]-[.CT5])/([.CU1]-[.CT1]))^2" office:value-type="float" office:value="0.000875992996843853" calcext:value-type="float">
            <text:p>0.000875992996844</text:p>
          </table:table-cell>
          <table:table-cell table:formula="of:=0.5*[.CV12]*(([.CV5]-[.CU5])/([.CV1]-[.CU1]))^2" office:value-type="float" office:value="0.000610614005393073" calcext:value-type="float">
            <text:p>0.000610614005393</text:p>
          </table:table-cell>
          <table:table-cell table:formula="of:=0.5*[.CW12]*(([.CW5]-[.CV5])/([.CW1]-[.CV1]))^2" office:value-type="float" office:value="0.000648180029834539" calcext:value-type="float">
            <text:p>0.000648180029835</text:p>
          </table:table-cell>
          <table:table-cell table:formula="of:=0.5*[.CX12]*(([.CX5]-[.CW5])/([.CX1]-[.CW1]))^2" office:value-type="float" office:value="0.00131464563472849" calcext:value-type="float">
            <text:p>0.001314645634728</text:p>
          </table:table-cell>
          <table:table-cell table:formula="of:=0.5*[.CY12]*(([.CY5]-[.CX5])/([.CY1]-[.CX1]))^2" office:value-type="float" office:value="0.00105036136943572" calcext:value-type="float">
            <text:p>0.001050361369436</text:p>
          </table:table-cell>
          <table:table-cell table:formula="of:=0.5*[.CZ12]*(([.CZ5]-[.CY5])/([.CZ1]-[.CY1]))^2" office:value-type="float" office:value="0.000286724935960613" calcext:value-type="float">
            <text:p>0.000286724935961</text:p>
          </table:table-cell>
          <table:table-cell table:formula="of:=0.5*[.DA12]*(([.DA5]-[.CZ5])/([.DA1]-[.CZ1]))^2" office:value-type="float" office:value="0.0060376974769835" calcext:value-type="float">
            <text:p>0.006037697476984</text:p>
          </table:table-cell>
          <table:table-cell table:formula="of:=0.5*[.DB12]*(([.DB5]-[.DA5])/([.DB1]-[.DA1]))^2" office:value-type="float" office:value="0.00540302448582535" calcext:value-type="float">
            <text:p>0.005403024485825</text:p>
          </table:table-cell>
          <table:table-cell table:formula="of:=0.5*[.DC12]*(([.DC5]-[.DB5])/([.DC1]-[.DB1]))^2" office:value-type="float" office:value="0.0260548329862387" calcext:value-type="float">
            <text:p>0.026054832986239</text:p>
          </table:table-cell>
          <table:table-cell table:formula="of:=0.5*[.DD12]*(([.DD5]-[.DC5])/([.DD1]-[.DC1]))^2" office:value-type="float" office:value="0.00971443996690188" calcext:value-type="float">
            <text:p>0.009714439966902</text:p>
          </table:table-cell>
          <table:table-cell table:formula="of:=0.5*[.DE12]*(([.DE5]-[.DD5])/([.DE1]-[.DD1]))^2" office:value-type="float" office:value="0.0260497816163721" calcext:value-type="float">
            <text:p>0.026049781616372</text:p>
          </table:table-cell>
          <table:table-cell table:formula="of:=0.5*[.DF12]*(([.DF5]-[.DE5])/([.DF1]-[.DE1]))^2" office:value-type="float" office:value="0.0574226649247241" calcext:value-type="float">
            <text:p>0.057422664924724</text:p>
          </table:table-cell>
          <table:table-cell table:formula="of:=0.5*[.DG12]*(([.DG5]-[.DF5])/([.DG1]-[.DF1]))^2" office:value-type="float" office:value="0.0706265168179336" calcext:value-type="float">
            <text:p>0.070626516817934</text:p>
          </table:table-cell>
          <table:table-cell table:formula="of:=0.5*[.DH12]*(([.DH5]-[.DG5])/([.DH1]-[.DG1]))^2" office:value-type="float" office:value="0.0000894549738191229" calcext:value-type="float">
            <text:p>8.94549738191229E-05</text:p>
          </table:table-cell>
          <table:table-cell table:formula="of:=0.5*[.DI12]*(([.DI5]-[.DH5])/([.DI1]-[.DH1]))^2" office:value-type="float" office:value="0.0121536979043362" calcext:value-type="float">
            <text:p>0.012153697904336</text:p>
          </table:table-cell>
          <table:table-cell table:formula="of:=0.5*[.DJ12]*(([.DJ5]-[.DI5])/([.DJ1]-[.DI1]))^2" office:value-type="float" office:value="0.0000604296864576857" calcext:value-type="float">
            <text:p>6.04296864576857E-05</text:p>
          </table:table-cell>
          <table:table-cell table:formula="of:=0.5*[.DK12]*(([.DK5]-[.DJ5])/([.DK1]-[.DJ1]))^2" office:value-type="float" office:value="0.00380901280421166" calcext:value-type="float">
            <text:p>0.003809012804212</text:p>
          </table:table-cell>
          <table:table-cell table:formula="of:=0.5*[.DL12]*(([.DL5]-[.DK5])/([.DL1]-[.DK1]))^2" office:value-type="float" office:value="0.0000282185493028479" calcext:value-type="float">
            <text:p>2.82185493028479E-05</text:p>
          </table:table-cell>
          <table:table-cell table:formula="of:=0.5*[.DM12]*(([.DM5]-[.DL5])/([.DM1]-[.DL1]))^2" office:value-type="float" office:value="0.0192176626281792" calcext:value-type="float">
            <text:p>0.019217662628179</text:p>
          </table:table-cell>
          <table:table-cell table:formula="of:=0.5*[.DN12]*(([.DN5]-[.DM5])/([.DN1]-[.DM1]))^2" office:value-type="float" office:value="0.00856613328540097" calcext:value-type="float">
            <text:p>0.008566133285401</text:p>
          </table:table-cell>
          <table:table-cell table:formula="of:=0.5*[.DO12]*(([.DO5]-[.DN5])/([.DO1]-[.DN1]))^2" office:value-type="float" office:value="0.0000386165100331385" calcext:value-type="float">
            <text:p>3.86165100331385E-05</text:p>
          </table:table-cell>
          <table:table-cell table:formula="of:=0.5*[.DP12]*(([.DP5]-[.DO5])/([.DP1]-[.DO1]))^2" office:value-type="float" office:value="0.0000942064465700032" calcext:value-type="float">
            <text:p>9.42064465700032E-05</text:p>
          </table:table-cell>
          <table:table-cell table:formula="of:=0.5*[.DQ12]*(([.DQ5]-[.DP5])/([.DQ1]-[.DP1]))^2" office:value-type="float" office:value="0.0000038834435208751" calcext:value-type="float">
            <text:p>3.8834435208751E-06</text:p>
          </table:table-cell>
          <table:table-cell table:formula="of:=0.5*[.DR12]*(([.DR5]-[.DQ5])/([.DR1]-[.DQ1]))^2" office:value-type="float" office:value="0.0017971937055007" calcext:value-type="float">
            <text:p>0.001797193705501</text:p>
          </table:table-cell>
          <table:table-cell table:formula="of:=0.5*[.DS12]*(([.DS5]-[.DR5])/([.DS1]-[.DR1]))^2" office:value-type="float" office:value="0.00207647423349997" calcext:value-type="float">
            <text:p>0.0020764742335</text:p>
          </table:table-cell>
          <table:table-cell table:formula="of:=0.5*[.DT12]*(([.DT5]-[.DS5])/([.DT1]-[.DS1]))^2" office:value-type="float" office:value="0.0579408973633537" calcext:value-type="float">
            <text:p>0.057940897363354</text:p>
          </table:table-cell>
          <table:table-cell table:formula="of:=0.5*[.DU12]*(([.DU5]-[.DT5])/([.DU1]-[.DT1]))^2" office:value-type="float" office:value="0.0232210068640165" calcext:value-type="float">
            <text:p>0.023221006864017</text:p>
          </table:table-cell>
          <table:table-cell table:formula="of:=0.5*[.DV12]*(([.DV5]-[.DU5])/([.DV1]-[.DU1]))^2" office:value-type="float" office:value="0.00363346807775371" calcext:value-type="float">
            <text:p>0.003633468077754</text:p>
          </table:table-cell>
          <table:table-cell table:formula="of:=0.5*[.DW12]*(([.DW5]-[.DV5])/([.DW1]-[.DV1]))^2" office:value-type="float" office:value="0.00551768763153771" calcext:value-type="float">
            <text:p>0.005517687631538</text:p>
          </table:table-cell>
          <table:table-cell table:formula="of:=0.5*[.DX12]*(([.DX5]-[.DW5])/([.DX1]-[.DW1]))^2" office:value-type="float" office:value="0.00926547954946759" calcext:value-type="float">
            <text:p>0.009265479549468</text:p>
          </table:table-cell>
          <table:table-cell table:formula="of:=0.5*[.DY12]*(([.DY5]-[.DX5])/([.DY1]-[.DX1]))^2" office:value-type="float" office:value="0.00133496354143515" calcext:value-type="float">
            <text:p>0.001334963541435</text:p>
          </table:table-cell>
          <table:table-cell table:formula="of:=0.5*[.DZ12]*(([.DZ5]-[.DY5])/([.DZ1]-[.DY1]))^2" office:value-type="float" office:value="0.0000547679631875593" calcext:value-type="float">
            <text:p>5.47679631875593E-05</text:p>
          </table:table-cell>
          <table:table-cell table:formula="of:=0.5*[.EA12]*(([.EA5]-[.DZ5])/([.EA1]-[.DZ1]))^2" office:value-type="float" office:value="0.0320234084717317" calcext:value-type="float">
            <text:p>0.032023408471732</text:p>
          </table:table-cell>
          <table:table-cell table:formula="of:=0.5*[.EB12]*(([.EB5]-[.EA5])/([.EB1]-[.EA1]))^2" office:value-type="float" office:value="0.00461427031996236" calcext:value-type="float">
            <text:p>0.004614270319962</text:p>
          </table:table-cell>
          <table:table-cell table:formula="of:=0.5*[.EC12]*(([.EC5]-[.EB5])/([.EC1]-[.EB1]))^2" office:value-type="float" office:value="0.000163776515084778" calcext:value-type="float">
            <text:p>0.000163776515085</text:p>
          </table:table-cell>
          <table:table-cell table:formula="of:=0.5*[.ED12]*(([.ED5]-[.EC5])/([.ED1]-[.EC1]))^2" office:value-type="float" office:value="0.00209486153772761" calcext:value-type="float">
            <text:p>0.002094861537728</text:p>
          </table:table-cell>
          <table:table-cell table:formula="of:=0.5*[.EE12]*(([.EE5]-[.ED5])/([.EE1]-[.ED1]))^2" office:value-type="float" office:value="0.00231226497485198" calcext:value-type="float">
            <text:p>0.002312264974852</text:p>
          </table:table-cell>
          <table:table-cell table:formula="of:=0.5*[.EF12]*(([.EF5]-[.EE5])/([.EF1]-[.EE1]))^2" office:value-type="float" office:value="0.000406397823792176" calcext:value-type="float">
            <text:p>0.000406397823792</text:p>
          </table:table-cell>
          <table:table-cell table:formula="of:=0.5*[.EG12]*(([.EG5]-[.EF5])/([.EG1]-[.EF1]))^2" office:value-type="float" office:value="0.00464548908220254" calcext:value-type="float">
            <text:p>0.004645489082203</text:p>
          </table:table-cell>
          <table:table-cell table:formula="of:=0.5*[.EH12]*(([.EH5]-[.EG5])/([.EH1]-[.EG1]))^2" office:value-type="float" office:value="0.0085173143632436" calcext:value-type="float">
            <text:p>0.008517314363244</text:p>
          </table:table-cell>
          <table:table-cell table:formula="of:=0.5*[.EI12]*(([.EI5]-[.EH5])/([.EI1]-[.EH1]))^2" office:value-type="float" office:value="0.010427938998148" calcext:value-type="float">
            <text:p>0.010427938998148</text:p>
          </table:table-cell>
          <table:table-cell table:formula="of:=0.5*[.EJ12]*(([.EJ5]-[.EI5])/([.EJ1]-[.EI1]))^2" office:value-type="float" office:value="0.0392945178672439" calcext:value-type="float">
            <text:p>0.039294517867244</text:p>
          </table:table-cell>
          <table:table-cell table:formula="of:=0.5*[.EK12]*(([.EK5]-[.EJ5])/([.EK1]-[.EJ1]))^2" office:value-type="float" office:value="0.0339965208173775" calcext:value-type="float">
            <text:p>0.033996520817378</text:p>
          </table:table-cell>
          <table:table-cell table:formula="of:=0.5*[.EL12]*(([.EL5]-[.EK5])/([.EL1]-[.EK1]))^2" office:value-type="float" office:value="0.00898774054546844" calcext:value-type="float">
            <text:p>0.008987740545468</text:p>
          </table:table-cell>
          <table:table-cell table:formula="of:=0.5*[.EM12]*(([.EM5]-[.EL5])/([.EM1]-[.EL1]))^2" office:value-type="float" office:value="0.00241196872227449" calcext:value-type="float">
            <text:p>0.002411968722274</text:p>
          </table:table-cell>
          <table:table-cell table:formula="of:=0.5*[.EN12]*(([.EN5]-[.EM5])/([.EN1]-[.EM1]))^2" office:value-type="float" office:value="0.011019930995771" calcext:value-type="float">
            <text:p>0.011019930995771</text:p>
          </table:table-cell>
          <table:table-cell table:formula="of:=0.5*[.EO12]*(([.EO5]-[.EN5])/([.EO1]-[.EN1]))^2" office:value-type="float" office:value="0.0667038979360526" calcext:value-type="float">
            <text:p>0.066703897936053</text:p>
          </table:table-cell>
          <table:table-cell table:formula="of:=0.5*[.EP12]*(([.EP5]-[.EO5])/([.EP1]-[.EO1]))^2" office:value-type="float" office:value="0.00141174994049307" calcext:value-type="float">
            <text:p>0.001411749940493</text:p>
          </table:table-cell>
          <table:table-cell table:formula="of:=0.5*[.EQ12]*(([.EQ5]-[.EP5])/([.EQ1]-[.EP1]))^2" office:value-type="float" office:value="0.00908106451413133" calcext:value-type="float">
            <text:p>0.009081064514131</text:p>
          </table:table-cell>
          <table:table-cell table:formula="of:=0.5*[.ER12]*(([.ER5]-[.EQ5])/([.ER1]-[.EQ1]))^2" office:value-type="float" office:value="0.0155677482423951" calcext:value-type="float">
            <text:p>0.015567748242395</text:p>
          </table:table-cell>
          <table:table-cell table:formula="of:=0.5*[.ES12]*(([.ES5]-[.ER5])/([.ES1]-[.ER1]))^2" office:value-type="float" office:value="0.0000256017017743821" calcext:value-type="float">
            <text:p>2.56017017743821E-05</text:p>
          </table:table-cell>
          <table:table-cell table:formula="of:=0.5*[.ET12]*(([.ET5]-[.ES5])/([.ET1]-[.ES1]))^2" office:value-type="float" office:value="0.000413762944026665" calcext:value-type="float">
            <text:p>0.000413762944027</text:p>
          </table:table-cell>
          <table:table-cell table:formula="of:=0.5*[.EU12]*(([.EU5]-[.ET5])/([.EU1]-[.ET1]))^2" office:value-type="float" office:value="0.000129591195219963" calcext:value-type="float">
            <text:p>0.00012959119522</text:p>
          </table:table-cell>
          <table:table-cell table:formula="of:=0.5*[.EV12]*(([.EV5]-[.EU5])/([.EV1]-[.EU1]))^2" office:value-type="float" office:value="0.0127083917495292" calcext:value-type="float">
            <text:p>0.012708391749529</text:p>
          </table:table-cell>
          <table:table-cell table:formula="of:=0.5*[.EW12]*(([.EW5]-[.EV5])/([.EW1]-[.EV1]))^2" office:value-type="float" office:value="0.0011927572581284" calcext:value-type="float">
            <text:p>0.001192757258128</text:p>
          </table:table-cell>
          <table:table-cell table:formula="of:=0.5*[.EX12]*(([.EX5]-[.EW5])/([.EX1]-[.EW1]))^2" office:value-type="float" office:value="0.000742644404044719" calcext:value-type="float">
            <text:p>0.000742644404045</text:p>
          </table:table-cell>
          <table:table-cell table:formula="of:=0.5*[.EY12]*(([.EY5]-[.EX5])/([.EY1]-[.EX1]))^2" office:value-type="float" office:value="0.00934956946213484" calcext:value-type="float">
            <text:p>0.009349569462135</text:p>
          </table:table-cell>
          <table:table-cell table:formula="of:=0.5*[.EZ12]*(([.EZ5]-[.EY5])/([.EZ1]-[.EY1]))^2" office:value-type="float" office:value="0.00332625203068487" calcext:value-type="float">
            <text:p>0.003326252030685</text:p>
          </table:table-cell>
          <table:table-cell table:formula="of:=0.5*[.FA12]*(([.FA5]-[.EZ5])/([.FA1]-[.EZ1]))^2" office:value-type="float" office:value="0.000111405746022689" calcext:value-type="float">
            <text:p>0.000111405746023</text:p>
          </table:table-cell>
          <table:table-cell table:formula="of:=0.5*[.FB12]*(([.FB5]-[.FA5])/([.FB1]-[.FA1]))^2" office:value-type="float" office:value="0.0235394631389055" calcext:value-type="float">
            <text:p>0.023539463138906</text:p>
          </table:table-cell>
          <table:table-cell table:formula="of:=0.5*[.FC12]*(([.FC5]-[.FB5])/([.FC1]-[.FB1]))^2" office:value-type="float" office:value="0.00336888036797562" calcext:value-type="float">
            <text:p>0.003368880367976</text:p>
          </table:table-cell>
          <table:table-cell table:formula="of:=0.5*[.FD12]*(([.FD5]-[.FC5])/([.FD1]-[.FC1]))^2" office:value-type="float" office:value="0.0137307498426763" calcext:value-type="float">
            <text:p>0.013730749842676</text:p>
          </table:table-cell>
          <table:table-cell table:formula="of:=0.5*[.FE12]*(([.FE5]-[.FD5])/([.FE1]-[.FD1]))^2" office:value-type="float" office:value="0.0169935015425186" calcext:value-type="float">
            <text:p>0.016993501542519</text:p>
          </table:table-cell>
          <table:table-cell table:formula="of:=0.5*[.FF12]*(([.FF5]-[.FE5])/([.FF1]-[.FE1]))^2" office:value-type="float" office:value="0.00223262600746009" calcext:value-type="float">
            <text:p>0.00223262600746</text:p>
          </table:table-cell>
          <table:table-cell table:formula="of:=0.5*[.FG12]*(([.FG5]-[.FF5])/([.FG1]-[.FF1]))^2" office:value-type="float" office:value="0.000260891575035689" calcext:value-type="float">
            <text:p>0.000260891575036</text:p>
          </table:table-cell>
          <table:table-cell table:formula="of:=0.5*[.FH12]*(([.FH5]-[.FG5])/([.FH1]-[.FG1]))^2" office:value-type="float" office:value="0.00181417265052316" calcext:value-type="float">
            <text:p>0.001814172650523</text:p>
          </table:table-cell>
          <table:table-cell table:formula="of:=0.5*[.FI12]*(([.FI5]-[.FH5])/([.FI1]-[.FH1]))^2" office:value-type="float" office:value="0.0128499347371391" calcext:value-type="float">
            <text:p>0.012849934737139</text:p>
          </table:table-cell>
          <table:table-cell table:formula="of:=0.5*[.FJ12]*(([.FJ5]-[.FI5])/([.FJ1]-[.FI1]))^2" office:value-type="float" office:value="0.0109263966985613" calcext:value-type="float">
            <text:p>0.010926396698561</text:p>
          </table:table-cell>
          <table:table-cell table:formula="of:=0.5*[.FK12]*(([.FK5]-[.FJ5])/([.FK1]-[.FJ1]))^2" office:value-type="float" office:value="0.0562908121446159" calcext:value-type="float">
            <text:p>0.056290812144616</text:p>
          </table:table-cell>
          <table:table-cell table:formula="of:=0.5*[.FL12]*(([.FL5]-[.FK5])/([.FL1]-[.FK1]))^2" office:value-type="float" office:value="0.0587351839598379" calcext:value-type="float">
            <text:p>0.058735183959838</text:p>
          </table:table-cell>
          <table:table-cell table:formula="of:=0.5*[.FM12]*(([.FM5]-[.FL5])/([.FM1]-[.FL1]))^2" office:value-type="float" office:value="0.0394093631253125" calcext:value-type="float">
            <text:p>0.039409363125313</text:p>
          </table:table-cell>
          <table:table-cell table:formula="of:=0.5*[.FN12]*(([.FN5]-[.FM5])/([.FN1]-[.FM1]))^2" office:value-type="float" office:value="0.00831469412246207" calcext:value-type="float">
            <text:p>0.008314694122462</text:p>
          </table:table-cell>
          <table:table-cell table:formula="of:=0.5*[.FO12]*(([.FO5]-[.FN5])/([.FO1]-[.FN1]))^2" office:value-type="float" office:value="0.0000687237553128049" calcext:value-type="float">
            <text:p>6.87237553128049E-05</text:p>
          </table:table-cell>
          <table:table-cell table:formula="of:=0.5*[.FP12]*(([.FP5]-[.FO5])/([.FP1]-[.FO1]))^2" office:value-type="float" office:value="0.00228151950187633" calcext:value-type="float">
            <text:p>0.002281519501876</text:p>
          </table:table-cell>
          <table:table-cell table:formula="of:=0.5*[.FQ12]*(([.FQ5]-[.FP5])/([.FQ1]-[.FP1]))^2" office:value-type="float" office:value="0.00579642128711801" calcext:value-type="float">
            <text:p>0.005796421287118</text:p>
          </table:table-cell>
          <table:table-cell table:formula="of:=0.5*[.FR12]*(([.FR5]-[.FQ5])/([.FR1]-[.FQ1]))^2" office:value-type="float" office:value="0.000782290776971372" calcext:value-type="float">
            <text:p>0.000782290776971</text:p>
          </table:table-cell>
          <table:table-cell table:formula="of:=0.5*[.FS12]*(([.FS5]-[.FR5])/([.FS1]-[.FR1]))^2" office:value-type="float" office:value="0.0101295760751655" calcext:value-type="float">
            <text:p>0.010129576075166</text:p>
          </table:table-cell>
          <table:table-cell table:formula="of:=0.5*[.FT12]*(([.FT5]-[.FS5])/([.FT1]-[.FS1]))^2" office:value-type="float" office:value="0.00840804604667138" calcext:value-type="float">
            <text:p>0.008408046046671</text:p>
          </table:table-cell>
          <table:table-cell table:formula="of:=0.5*[.FU12]*(([.FU5]-[.FT5])/([.FU1]-[.FT1]))^2" office:value-type="float" office:value="0.0594706113212697" calcext:value-type="float">
            <text:p>0.05947061132127</text:p>
          </table:table-cell>
          <table:table-cell table:formula="of:=0.5*[.FV12]*(([.FV5]-[.FU5])/([.FV1]-[.FU1]))^2" office:value-type="float" office:value="0.000575641507031367" calcext:value-type="float">
            <text:p>0.000575641507031</text:p>
          </table:table-cell>
          <table:table-cell table:formula="of:=0.5*[.FW12]*(([.FW5]-[.FV5])/([.FW1]-[.FV1]))^2" office:value-type="float" office:value="0.0000175034710302023" calcext:value-type="float">
            <text:p>1.75034710302023E-05</text:p>
          </table:table-cell>
          <table:table-cell table:formula="of:=0.5*[.FX12]*(([.FX5]-[.FW5])/([.FX1]-[.FW1]))^2" office:value-type="float" office:value="0.00014974605232042" calcext:value-type="float">
            <text:p>0.00014974605232</text:p>
          </table:table-cell>
          <table:table-cell table:formula="of:=0.5*[.FY12]*(([.FY5]-[.FX5])/([.FY1]-[.FX1]))^2" office:value-type="float" office:value="0.00244741595501276" calcext:value-type="float">
            <text:p>0.002447415955013</text:p>
          </table:table-cell>
          <table:table-cell table:formula="of:=0.5*[.FZ12]*(([.FZ5]-[.FY5])/([.FZ1]-[.FY1]))^2" office:value-type="float" office:value="0.000652307442545181" calcext:value-type="float">
            <text:p>0.000652307442545</text:p>
          </table:table-cell>
          <table:table-cell table:formula="of:=0.5*[.GA12]*(([.GA5]-[.FZ5])/([.GA1]-[.FZ1]))^2" office:value-type="float" office:value="0.0011137568292087" calcext:value-type="float">
            <text:p>0.001113756829209</text:p>
          </table:table-cell>
          <table:table-cell table:formula="of:=0.5*[.GB12]*(([.GB5]-[.GA5])/([.GB1]-[.GA1]))^2" office:value-type="float" office:value="0.0036736711353343" calcext:value-type="float">
            <text:p>0.003673671135334</text:p>
          </table:table-cell>
          <table:table-cell table:formula="of:=0.5*[.GC12]*(([.GC5]-[.GB5])/([.GC1]-[.GB1]))^2" office:value-type="float" office:value="0.00175338700232392" calcext:value-type="float">
            <text:p>0.001753387002324</text:p>
          </table:table-cell>
          <table:table-cell table:formula="of:=0.5*[.GD12]*(([.GD5]-[.GC5])/([.GD1]-[.GC1]))^2" office:value-type="float" office:value="0.00434359774780855" calcext:value-type="float">
            <text:p>0.004343597747809</text:p>
          </table:table-cell>
          <table:table-cell table:formula="of:=0.5*[.GE12]*(([.GE5]-[.GD5])/([.GE1]-[.GD1]))^2" office:value-type="float" office:value="0.000342816642674109" calcext:value-type="float">
            <text:p>0.000342816642674</text:p>
          </table:table-cell>
          <table:table-cell table:formula="of:=0.5*[.GF12]*(([.GF5]-[.GE5])/([.GF1]-[.GE1]))^2" office:value-type="float" office:value="0.000971466066162842" calcext:value-type="float">
            <text:p>0.000971466066163</text:p>
          </table:table-cell>
          <table:table-cell table:formula="of:=0.5*[.GG12]*(([.GG5]-[.GF5])/([.GG1]-[.GF1]))^2" office:value-type="float" office:value="0.0216945801862982" calcext:value-type="float">
            <text:p>0.021694580186298</text:p>
          </table:table-cell>
          <table:table-cell table:formula="of:=0.5*[.GH12]*(([.GH5]-[.GG5])/([.GH1]-[.GG1]))^2" office:value-type="float" office:value="0.00000512710228778509" calcext:value-type="float">
            <text:p>5.12710228778509E-06</text:p>
          </table:table-cell>
          <table:table-cell table:formula="of:=0.5*[.GI12]*(([.GI5]-[.GH5])/([.GI1]-[.GH1]))^2" office:value-type="float" office:value="0.00244365414380616" calcext:value-type="float">
            <text:p>0.002443654143806</text:p>
          </table:table-cell>
          <table:table-cell table:formula="of:=0.5*[.GJ12]*(([.GJ5]-[.GI5])/([.GJ1]-[.GI1]))^2" office:value-type="float" office:value="0.0118796678240785" calcext:value-type="float">
            <text:p>0.011879667824079</text:p>
          </table:table-cell>
          <table:table-cell table:formula="of:=0.5*[.GK12]*(([.GK5]-[.GJ5])/([.GK1]-[.GJ1]))^2" office:value-type="float" office:value="0.000179468073305579" calcext:value-type="float">
            <text:p>0.000179468073306</text:p>
          </table:table-cell>
          <table:table-cell table:formula="of:=0.5*[.GL12]*(([.GL5]-[.GK5])/([.GL1]-[.GK1]))^2" office:value-type="float" office:value="0.00891768503691311" calcext:value-type="float">
            <text:p>0.008917685036913</text:p>
          </table:table-cell>
          <table:table-cell table:formula="of:=0.5*[.GM12]*(([.GM5]-[.GL5])/([.GM1]-[.GL1]))^2" office:value-type="float" office:value="0.0177032770560137" calcext:value-type="float">
            <text:p>0.017703277056014</text:p>
          </table:table-cell>
          <table:table-cell table:formula="of:=0.5*[.GN12]*(([.GN5]-[.GM5])/([.GN1]-[.GM1]))^2" office:value-type="float" office:value="0.00524832624828878" calcext:value-type="float">
            <text:p>0.005248326248289</text:p>
          </table:table-cell>
          <table:table-cell table:formula="of:=0.5*[.GO12]*(([.GO5]-[.GN5])/([.GO1]-[.GN1]))^2" office:value-type="float" office:value="0.000816183001013938" calcext:value-type="float">
            <text:p>0.000816183001014</text:p>
          </table:table-cell>
          <table:table-cell table:formula="of:=0.5*[.GP12]*(([.GP5]-[.GO5])/([.GP1]-[.GO1]))^2" office:value-type="float" office:value="0.000106812597853206" calcext:value-type="float">
            <text:p>0.000106812597853</text:p>
          </table:table-cell>
          <table:table-cell table:formula="of:=0.5*[.GQ12]*(([.GQ5]-[.GP5])/([.GQ1]-[.GP1]))^2" office:value-type="float" office:value="0.000847666523329036" calcext:value-type="float">
            <text:p>0.000847666523329</text:p>
          </table:table-cell>
          <table:table-cell table:formula="of:=0.5*[.GR12]*(([.GR5]-[.GQ5])/([.GR1]-[.GQ1]))^2" office:value-type="float" office:value="0.00350550656171202" calcext:value-type="float">
            <text:p>0.003505506561712</text:p>
          </table:table-cell>
          <table:table-cell table:formula="of:=0.5*[.GS12]*(([.GS5]-[.GR5])/([.GS1]-[.GR1]))^2" office:value-type="float" office:value="0.0130669702603384" calcext:value-type="float">
            <text:p>0.013066970260338</text:p>
          </table:table-cell>
          <table:table-cell table:formula="of:=0.5*[.GT12]*(([.GT5]-[.GS5])/([.GT1]-[.GS1]))^2" office:value-type="float" office:value="0.0236737578626208" calcext:value-type="float">
            <text:p>0.023673757862621</text:p>
          </table:table-cell>
          <table:table-cell table:formula="of:=0.5*[.GU12]*(([.GU5]-[.GT5])/([.GU1]-[.GT1]))^2" office:value-type="float" office:value="0.048283107031953" calcext:value-type="float">
            <text:p>0.048283107031953</text:p>
          </table:table-cell>
          <table:table-cell table:formula="of:=0.5*[.GV12]*(([.GV5]-[.GU5])/([.GV1]-[.GU1]))^2" office:value-type="float" office:value="0.114644270343901" calcext:value-type="float">
            <text:p>0.114644270343901</text:p>
          </table:table-cell>
          <table:table-cell table:formula="of:=0.5*[.GW12]*(([.GW5]-[.GV5])/([.GW1]-[.GV1]))^2" office:value-type="float" office:value="0.00581383439277901" calcext:value-type="float">
            <text:p>0.005813834392779</text:p>
          </table:table-cell>
          <table:table-cell table:formula="of:=0.5*[.GX12]*(([.GX5]-[.GW5])/([.GX1]-[.GW1]))^2" office:value-type="float" office:value="0.000177807460874627" calcext:value-type="float">
            <text:p>0.000177807460875</text:p>
          </table:table-cell>
          <table:table-cell table:formula="of:=0.5*[.GY12]*(([.GY5]-[.GX5])/([.GY1]-[.GX1]))^2" office:value-type="float" office:value="0.00111765982149831" calcext:value-type="float">
            <text:p>0.001117659821498</text:p>
          </table:table-cell>
          <table:table-cell table:formula="of:=0.5*[.GZ12]*(([.GZ5]-[.GY5])/([.GZ1]-[.GY1]))^2" office:value-type="float" office:value="0.00610412779055227" calcext:value-type="float">
            <text:p>0.006104127790552</text:p>
          </table:table-cell>
          <table:table-cell table:formula="of:=0.5*[.HA12]*(([.HA5]-[.GZ5])/([.HA1]-[.GZ1]))^2" office:value-type="float" office:value="0.0237479151561174" calcext:value-type="float">
            <text:p>0.023747915156117</text:p>
          </table:table-cell>
          <table:table-cell table:formula="of:=0.5*[.HB12]*(([.HB5]-[.HA5])/([.HB1]-[.HA1]))^2" office:value-type="float" office:value="0.00544549975697473" calcext:value-type="float">
            <text:p>0.005445499756975</text:p>
          </table:table-cell>
          <table:table-cell table:formula="of:=0.5*[.HC12]*(([.HC5]-[.HB5])/([.HC1]-[.HB1]))^2" office:value-type="float" office:value="0.00018321263524176" calcext:value-type="float">
            <text:p>0.000183212635242</text:p>
          </table:table-cell>
          <table:table-cell table:formula="of:=0.5*[.HD12]*(([.HD5]-[.HC5])/([.HD1]-[.HC1]))^2" office:value-type="float" office:value="0.10543149047523" calcext:value-type="float">
            <text:p>0.10543149047523</text:p>
          </table:table-cell>
          <table:table-cell table:formula="of:=0.5*[.HE12]*(([.HE5]-[.HD5])/([.HE1]-[.HD1]))^2" office:value-type="float" office:value="0.00192635652530247" calcext:value-type="float">
            <text:p>0.001926356525302</text:p>
          </table:table-cell>
          <table:table-cell table:formula="of:=0.5*[.HF12]*(([.HF5]-[.HE5])/([.HF1]-[.HE1]))^2" office:value-type="float" office:value="0.00283882660924409" calcext:value-type="float">
            <text:p>0.002838826609244</text:p>
          </table:table-cell>
          <table:table-cell table:formula="of:=0.5*[.HG12]*(([.HG5]-[.HF5])/([.HG1]-[.HF1]))^2" office:value-type="float" office:value="0.000192157381384253" calcext:value-type="float">
            <text:p>0.000192157381384</text:p>
          </table:table-cell>
          <table:table-cell table:formula="of:=0.5*[.HH12]*(([.HH5]-[.HG5])/([.HH1]-[.HG1]))^2" office:value-type="float" office:value="0.00000113764181643202" calcext:value-type="float">
            <text:p>1.13764181643202E-06</text:p>
          </table:table-cell>
          <table:table-cell table:formula="of:=0.5*[.HI12]*(([.HI5]-[.HH5])/([.HI1]-[.HH1]))^2" office:value-type="float" office:value="0.000561151144200736" calcext:value-type="float">
            <text:p>0.000561151144201</text:p>
          </table:table-cell>
          <table:table-cell table:formula="of:=0.5*[.HJ12]*(([.HJ5]-[.HI5])/([.HJ1]-[.HI1]))^2" office:value-type="float" office:value="0.000266386938497323" calcext:value-type="float">
            <text:p>0.000266386938497</text:p>
          </table:table-cell>
          <table:table-cell table:formula="of:=0.5*[.HK12]*(([.HK5]-[.HJ5])/([.HK1]-[.HJ1]))^2" office:value-type="float" office:value="0.000316661915798112" calcext:value-type="float">
            <text:p>0.000316661915798</text:p>
          </table:table-cell>
          <table:table-cell table:formula="of:=0.5*[.HL12]*(([.HL5]-[.HK5])/([.HL1]-[.HK1]))^2" office:value-type="float" office:value="0.00745719623233236" calcext:value-type="float">
            <text:p>0.007457196232332</text:p>
          </table:table-cell>
          <table:table-cell table:formula="of:=0.5*[.HM12]*(([.HM5]-[.HL5])/([.HM1]-[.HL1]))^2" office:value-type="float" office:value="0.00251223091935348" calcext:value-type="float">
            <text:p>0.002512230919353</text:p>
          </table:table-cell>
          <table:table-cell table:formula="of:=0.5*[.HN12]*(([.HN5]-[.HM5])/([.HN1]-[.HM1]))^2" office:value-type="float" office:value="0.010608540118128" calcext:value-type="float">
            <text:p>0.010608540118128</text:p>
          </table:table-cell>
          <table:table-cell table:formula="of:=0.5*[.HO12]*(([.HO5]-[.HN5])/([.HO1]-[.HN1]))^2" office:value-type="float" office:value="0.00740652694304019" calcext:value-type="float">
            <text:p>0.00740652694304</text:p>
          </table:table-cell>
          <table:table-cell table:formula="of:=0.5*[.HP12]*(([.HP5]-[.HO5])/([.HP1]-[.HO1]))^2" office:value-type="float" office:value="0.00272817965076342" calcext:value-type="float">
            <text:p>0.002728179650763</text:p>
          </table:table-cell>
          <table:table-cell table:formula="of:=0.5*[.HQ12]*(([.HQ5]-[.HP5])/([.HQ1]-[.HP1]))^2" office:value-type="float" office:value="0.000242026710563475" calcext:value-type="float">
            <text:p>0.000242026710563</text:p>
          </table:table-cell>
          <table:table-cell table:formula="of:=0.5*[.HR12]*(([.HR5]-[.HQ5])/([.HR1]-[.HQ1]))^2" office:value-type="float" office:value="0.000989117990907025" calcext:value-type="float">
            <text:p>0.000989117990907</text:p>
          </table:table-cell>
          <table:table-cell table:formula="of:=0.5*[.HS12]*(([.HS5]-[.HR5])/([.HS1]-[.HR1]))^2" office:value-type="float" office:value="0.00069467473233942" calcext:value-type="float">
            <text:p>0.000694674732339</text:p>
          </table:table-cell>
          <table:table-cell table:formula="of:=0.5*[.HT12]*(([.HT5]-[.HS5])/([.HT1]-[.HS1]))^2" office:value-type="float" office:value="0.0325201170673222" calcext:value-type="float">
            <text:p>0.032520117067322</text:p>
          </table:table-cell>
          <table:table-cell table:formula="of:=0.5*[.HU12]*(([.HU5]-[.HT5])/([.HU1]-[.HT1]))^2" office:value-type="float" office:value="0.00652012480555276" calcext:value-type="float">
            <text:p>0.006520124805553</text:p>
          </table:table-cell>
          <table:table-cell table:formula="of:=0.5*[.HV12]*(([.HV5]-[.HU5])/([.HV1]-[.HU1]))^2" office:value-type="float" office:value="0.0142874675334992" calcext:value-type="float">
            <text:p>0.014287467533499</text:p>
          </table:table-cell>
          <table:table-cell table:formula="of:=0.5*[.HW12]*(([.HW5]-[.HV5])/([.HW1]-[.HV1]))^2" office:value-type="float" office:value="0.0209380691042499" calcext:value-type="float">
            <text:p>0.02093806910425</text:p>
          </table:table-cell>
          <table:table-cell table:formula="of:=0.5*[.HX12]*(([.HX5]-[.HW5])/([.HX1]-[.HW1]))^2" office:value-type="float" office:value="0.00575924880621086" calcext:value-type="float">
            <text:p>0.005759248806211</text:p>
          </table:table-cell>
          <table:table-cell table:formula="of:=0.5*[.HY12]*(([.HY5]-[.HX5])/([.HY1]-[.HX1]))^2" office:value-type="float" office:value="0.000363079204813976" calcext:value-type="float">
            <text:p>0.000363079204814</text:p>
          </table:table-cell>
          <table:table-cell table:formula="of:=0.5*[.HZ12]*(([.HZ5]-[.HY5])/([.HZ1]-[.HY1]))^2" office:value-type="float" office:value="0.000429101544177769" calcext:value-type="float">
            <text:p>0.000429101544178</text:p>
          </table:table-cell>
          <table:table-cell table:formula="of:=0.5*[.IA12]*(([.IA5]-[.HZ5])/([.IA1]-[.HZ1]))^2" office:value-type="float" office:value="0.00973377799797727" calcext:value-type="float">
            <text:p>0.009733777997977</text:p>
          </table:table-cell>
          <table:table-cell table:formula="of:=0.5*[.IB12]*(([.IB5]-[.IA5])/([.IB1]-[.IA1]))^2" office:value-type="float" office:value="0.0083134498761088" calcext:value-type="float">
            <text:p>0.008313449876109</text:p>
          </table:table-cell>
          <table:table-cell table:formula="of:=0.5*[.IC12]*(([.IC5]-[.IB5])/([.IC1]-[.IB1]))^2" office:value-type="float" office:value="0.00232119566885939" calcext:value-type="float">
            <text:p>0.002321195668859</text:p>
          </table:table-cell>
          <table:table-cell table:formula="of:=0.5*[.ID12]*(([.ID5]-[.IC5])/([.ID1]-[.IC1]))^2" office:value-type="float" office:value="0.0420070659258714" calcext:value-type="float">
            <text:p>0.042007065925871</text:p>
          </table:table-cell>
          <table:table-cell table:formula="of:=0.5*[.IE12]*(([.IE5]-[.ID5])/([.IE1]-[.ID1]))^2" office:value-type="float" office:value="0.0588337726683148" calcext:value-type="float">
            <text:p>0.058833772668315</text:p>
          </table:table-cell>
          <table:table-cell table:formula="of:=0.5*[.IF12]*(([.IF5]-[.IE5])/([.IF1]-[.IE1]))^2" office:value-type="float" office:value="0.0737186569361363" calcext:value-type="float">
            <text:p>0.073718656936136</text:p>
          </table:table-cell>
          <table:table-cell table:formula="of:=0.5*[.IG12]*(([.IG5]-[.IF5])/([.IG1]-[.IF1]))^2" office:value-type="float" office:value="0.00507581949692747" calcext:value-type="float">
            <text:p>0.005075819496927</text:p>
          </table:table-cell>
          <table:table-cell table:formula="of:=0.5*[.IH12]*(([.IH5]-[.IG5])/([.IH1]-[.IG1]))^2" office:value-type="float" office:value="0.0023798632486963" calcext:value-type="float">
            <text:p>0.002379863248696</text:p>
          </table:table-cell>
          <table:table-cell table:formula="of:=0.5*[.II12]*(([.II5]-[.IH5])/([.II1]-[.IH1]))^2" office:value-type="float" office:value="0.00242544829156785" calcext:value-type="float">
            <text:p>0.002425448291568</text:p>
          </table:table-cell>
          <table:table-cell table:formula="of:=0.5*[.IJ12]*(([.IJ5]-[.II5])/([.IJ1]-[.II1]))^2" office:value-type="float" office:value="0.00119033026135822" calcext:value-type="float">
            <text:p>0.001190330261358</text:p>
          </table:table-cell>
          <table:table-cell table:formula="of:=0.5*[.IK12]*(([.IK5]-[.IJ5])/([.IK1]-[.IJ1]))^2" office:value-type="float" office:value="0.00469813291799991" calcext:value-type="float">
            <text:p>0.004698132918</text:p>
          </table:table-cell>
          <table:table-cell table:formula="of:=0.5*[.IL12]*(([.IL5]-[.IK5])/([.IL1]-[.IK1]))^2" office:value-type="float" office:value="0.00962884840672253" calcext:value-type="float">
            <text:p>0.009628848406723</text:p>
          </table:table-cell>
          <table:table-cell table:formula="of:=0.5*[.IM12]*(([.IM5]-[.IL5])/([.IM1]-[.IL1]))^2" office:value-type="float" office:value="0.00313806191814358" calcext:value-type="float">
            <text:p>0.003138061918144</text:p>
          </table:table-cell>
          <table:table-cell table:formula="of:=0.5*[.IN12]*(([.IN5]-[.IM5])/([.IN1]-[.IM1]))^2" office:value-type="float" office:value="0.0668967986655767" calcext:value-type="float">
            <text:p>0.066896798665577</text:p>
          </table:table-cell>
          <table:table-cell table:formula="of:=0.5*[.IO12]*(([.IO5]-[.IN5])/([.IO1]-[.IN1]))^2" office:value-type="float" office:value="0.000955300601151413" calcext:value-type="float">
            <text:p>0.000955300601151</text:p>
          </table:table-cell>
          <table:table-cell table:formula="of:=0.5*[.IP12]*(([.IP5]-[.IO5])/([.IP1]-[.IO1]))^2" office:value-type="float" office:value="0.0064021159922798" calcext:value-type="float">
            <text:p>0.00640211599228</text:p>
          </table:table-cell>
          <table:table-cell table:formula="of:=0.5*[.IQ12]*(([.IQ5]-[.IP5])/([.IQ1]-[.IP1]))^2" office:value-type="float" office:value="0.00112627328021236" calcext:value-type="float">
            <text:p>0.001126273280212</text:p>
          </table:table-cell>
          <table:table-cell table:formula="of:=0.5*[.IR12]*(([.IR5]-[.IQ5])/([.IR1]-[.IQ1]))^2" office:value-type="float" office:value="0.00309887182364171" calcext:value-type="float">
            <text:p>0.003098871823642</text:p>
          </table:table-cell>
          <table:table-cell table:formula="of:=0.5*[.IS12]*(([.IS5]-[.IR5])/([.IS1]-[.IR1]))^2" office:value-type="float" office:value="0.000372602824708056" calcext:value-type="float">
            <text:p>0.000372602824708</text:p>
          </table:table-cell>
          <table:table-cell table:formula="of:=0.5*[.IT12]*(([.IT5]-[.IS5])/([.IT1]-[.IS1]))^2" office:value-type="float" office:value="0.000994827951927565" calcext:value-type="float">
            <text:p>0.000994827951928</text:p>
          </table:table-cell>
          <table:table-cell table:formula="of:=0.5*[.IU12]*(([.IU5]-[.IT5])/([.IU1]-[.IT1]))^2" office:value-type="float" office:value="0.000755649640890582" calcext:value-type="float">
            <text:p>0.000755649640891</text:p>
          </table:table-cell>
          <table:table-cell table:formula="of:=0.5*[.IV12]*(([.IV5]-[.IU5])/([.IV1]-[.IU1]))^2" office:value-type="float" office:value="0.0000222599505530408" calcext:value-type="float">
            <text:p>2.22599505530408E-05</text:p>
          </table:table-cell>
          <table:table-cell table:formula="of:=0.5*[.IW12]*(([.IW5]-[.IV5])/([.IW1]-[.IV1]))^2" office:value-type="float" office:value="0.000104280071901082" calcext:value-type="float">
            <text:p>0.000104280071901</text:p>
          </table:table-cell>
          <table:table-cell table:formula="of:=0.5*[.IX12]*(([.IX5]-[.IW5])/([.IX1]-[.IW1]))^2" office:value-type="float" office:value="0.00093075529419962" calcext:value-type="float">
            <text:p>0.0009307552942</text:p>
          </table:table-cell>
          <table:table-cell table:formula="of:=0.5*[.IY12]*(([.IY5]-[.IX5])/([.IY1]-[.IX1]))^2" office:value-type="float" office:value="0.000480691104870513" calcext:value-type="float">
            <text:p>0.000480691104871</text:p>
          </table:table-cell>
          <table:table-cell table:formula="of:=0.5*[.IZ12]*(([.IZ5]-[.IY5])/([.IZ1]-[.IY1]))^2" office:value-type="float" office:value="0.00000113038629163942" calcext:value-type="float">
            <text:p>1.13038629163942E-06</text:p>
          </table:table-cell>
          <table:table-cell table:formula="of:=0.5*[.JA12]*(([.JA5]-[.IZ5])/([.JA1]-[.IZ1]))^2" office:value-type="float" office:value="0.00016562506523274" calcext:value-type="float">
            <text:p>0.000165625065233</text:p>
          </table:table-cell>
          <table:table-cell table:formula="of:=0.5*[.JB12]*(([.JB5]-[.JA5])/([.JB1]-[.JA1]))^2" office:value-type="float" office:value="0.000165779240610186" calcext:value-type="float">
            <text:p>0.00016577924061</text:p>
          </table:table-cell>
          <table:table-cell table:formula="of:=0.5*[.JC12]*(([.JC5]-[.JB5])/([.JC1]-[.JB1]))^2" office:value-type="float" office:value="0.00028810467762981" calcext:value-type="float">
            <text:p>0.00028810467763</text:p>
          </table:table-cell>
          <table:table-cell table:formula="of:=0.5*[.JD12]*(([.JD5]-[.JC5])/([.JD1]-[.JC1]))^2" office:value-type="float" office:value="0.00000137567459500466" calcext:value-type="float">
            <text:p>1.37567459500466E-06</text:p>
          </table:table-cell>
          <table:table-cell table:formula="of:=0.5*[.JE12]*(([.JE5]-[.JD5])/([.JE1]-[.JD1]))^2" office:value-type="float" office:value="0.000429837768261264" calcext:value-type="float">
            <text:p>0.000429837768261</text:p>
          </table:table-cell>
          <table:table-cell table:formula="of:=0.5*[.JF12]*(([.JF5]-[.JE5])/([.JF1]-[.JE1]))^2" office:value-type="float" office:value="0.00000250339745321417" calcext:value-type="float">
            <text:p>2.50339745321417E-06</text:p>
          </table:table-cell>
          <table:table-cell table:formula="of:=0.5*[.JG12]*(([.JG5]-[.JF5])/([.JG1]-[.JF1]))^2" office:value-type="float" office:value="0.0000196032733279675" calcext:value-type="float">
            <text:p>1.96032733279675E-05</text:p>
          </table:table-cell>
          <table:table-cell table:formula="of:=0.5*[.JH12]*(([.JH5]-[.JG5])/([.JH1]-[.JG1]))^2" office:value-type="float" office:value="0.00000559693888725642" calcext:value-type="float">
            <text:p>5.59693888725642E-06</text:p>
          </table:table-cell>
          <table:table-cell table:formula="of:=0.5*[.JI12]*(([.JI5]-[.JH5])/([.JI1]-[.JH1]))^2" office:value-type="float" office:value="0.000000555321580449442" calcext:value-type="float">
            <text:p>5.55321580449442E-07</text:p>
          </table:table-cell>
          <table:table-cell table:formula="of:=0.5*[.JJ12]*(([.JJ5]-[.JI5])/([.JJ1]-[.JI1]))^2" office:value-type="float" office:value="0.00000425213163957501" calcext:value-type="float">
            <text:p>4.25213163957501E-06</text:p>
          </table:table-cell>
          <table:table-cell table:formula="of:=0.5*[.JK12]*(([.JK5]-[.JJ5])/([.JK1]-[.JJ1]))^2" office:value-type="float" office:value="0.000073884647268582" calcext:value-type="float">
            <text:p>7.3884647268582E-05</text:p>
          </table:table-cell>
          <table:table-cell table:formula="of:=0.5*[.JL12]*(([.JL5]-[.JK5])/([.JL1]-[.JK1]))^2" office:value-type="float" office:value="0.0000137274136563133" calcext:value-type="float">
            <text:p>1.37274136563133E-05</text:p>
          </table:table-cell>
          <table:table-cell table:formula="of:=0.5*[.JM12]*(([.JM5]-[.JL5])/([.JM1]-[.JL1]))^2" office:value-type="float" office:value="0.0000018706544271546" calcext:value-type="float">
            <text:p>1.8706544271546E-06</text:p>
          </table:table-cell>
          <table:table-cell table:formula="of:=0.5*[.JN12]*(([.JN5]-[.JM5])/([.JN1]-[.JM1]))^2" office:value-type="float" office:value="0.0000000530098478921863" calcext:value-type="float">
            <text:p>5.30098478921863E-08</text:p>
          </table:table-cell>
          <table:table-cell table:formula="of:=0.5*[.JO12]*(([.JO5]-[.JN5])/([.JO1]-[.JN1]))^2" office:value-type="float" office:value="0.00000660442773389394" calcext:value-type="float">
            <text:p>6.60442773389394E-06</text:p>
          </table:table-cell>
          <table:table-cell table:formula="of:=0.5*[.JP12]*(([.JP5]-[.JO5])/([.JP1]-[.JO1]))^2" office:value-type="float" office:value="0.00000244771978788054" calcext:value-type="float">
            <text:p>2.44771978788054E-06</text:p>
          </table:table-cell>
          <table:table-cell table:formula="of:=0.5*[.JQ12]*(([.JQ5]-[.JP5])/([.JQ1]-[.JP1]))^2" office:value-type="float" office:value="0.00000106813848584501" calcext:value-type="float">
            <text:p>1.06813848584501E-06</text:p>
          </table:table-cell>
          <table:table-cell table:formula="of:=0.5*[.JR12]*(([.JR5]-[.JQ5])/([.JR1]-[.JQ1]))^2" office:value-type="float" office:value="0.0000303736545151465" calcext:value-type="float">
            <text:p>3.03736545151465E-05</text:p>
          </table:table-cell>
          <table:table-cell table:formula="of:=0.5*[.JS12]*(([.JS5]-[.JR5])/([.JS1]-[.JR1]))^2" office:value-type="float" office:value="0.0000423468451102881" calcext:value-type="float">
            <text:p>4.23468451102881E-05</text:p>
          </table:table-cell>
          <table:table-cell table:formula="of:=0.5*[.JT12]*(([.JT5]-[.JS5])/([.JT1]-[.JS1]))^2" office:value-type="float" office:value="0.00000000111106751690204" calcext:value-type="float">
            <text:p>1.11106751690204E-09</text:p>
          </table:table-cell>
          <table:table-cell table:formula="of:=0.5*[.JU12]*(([.JU5]-[.JT5])/([.JU1]-[.JT1]))^2" office:value-type="float" office:value="0.0000211420073388565" calcext:value-type="float">
            <text:p>2.11420073388565E-05</text:p>
          </table:table-cell>
          <table:table-cell table:formula="of:=0.5*[.JV12]*(([.JV5]-[.JU5])/([.JV1]-[.JU1]))^2" office:value-type="float" office:value="0.0000277276001163337" calcext:value-type="float">
            <text:p>2.77276001163337E-05</text:p>
          </table:table-cell>
          <table:table-cell table:formula="of:=0.5*[.JW12]*(([.JW5]-[.JV5])/([.JW1]-[.JV1]))^2" office:value-type="float" office:value="0.0000139621560789016" calcext:value-type="float">
            <text:p>1.39621560789016E-05</text:p>
          </table:table-cell>
          <table:table-cell table:formula="of:=0.5*[.JX12]*(([.JX5]-[.JW5])/([.JX1]-[.JW1]))^2" office:value-type="float" office:value="0.0000269669320854383" calcext:value-type="float">
            <text:p>2.69669320854383E-05</text:p>
          </table:table-cell>
          <table:table-cell table:formula="of:=0.5*[.JY12]*(([.JY5]-[.JX5])/([.JY1]-[.JX1]))^2" office:value-type="float" office:value="0.00000500349605600629" calcext:value-type="float">
            <text:p>5.00349605600629E-06</text:p>
          </table:table-cell>
          <table:table-cell table:formula="of:=0.5*[.JZ12]*(([.JZ5]-[.JY5])/([.JZ1]-[.JY1]))^2" office:value-type="float" office:value="0.000000119908572526308" calcext:value-type="float">
            <text:p>1.19908572526308E-07</text:p>
          </table:table-cell>
          <table:table-cell table:formula="of:=0.5*[.KA12]*(([.KA5]-[.JZ5])/([.KA1]-[.JZ1]))^2" office:value-type="float" office:value="0.00000242965659220462" calcext:value-type="float">
            <text:p>2.42965659220462E-06</text:p>
          </table:table-cell>
          <table:table-cell table:formula="of:=0.5*[.KB12]*(([.KB5]-[.KA5])/([.KB1]-[.KA1]))^2" office:value-type="float" office:value="0.0000000299944066397387" calcext:value-type="float">
            <text:p>2.99944066397387E-08</text:p>
          </table:table-cell>
          <table:table-cell table:formula="of:=0.5*[.KC12]*(([.KC5]-[.KB5])/([.KC1]-[.KB1]))^2" office:value-type="float" office:value="0.0000177545833298275" calcext:value-type="float">
            <text:p>1.77545833298275E-05</text:p>
          </table:table-cell>
          <table:table-cell table:formula="of:=0.5*[.KD12]*(([.KD5]-[.KC5])/([.KD1]-[.KC1]))^2" office:value-type="float" office:value="0.0000375701068012602" calcext:value-type="float">
            <text:p>3.75701068012602E-05</text:p>
          </table:table-cell>
          <table:table-cell table:formula="of:=0.5*[.KE12]*(([.KE5]-[.KD5])/([.KE1]-[.KD1]))^2" office:value-type="float" office:value="0.0000297964894326247" calcext:value-type="float">
            <text:p>2.97964894326247E-05</text:p>
          </table:table-cell>
          <table:table-cell table:formula="of:=0.5*[.KF12]*(([.KF5]-[.KE5])/([.KF1]-[.KE1]))^2" office:value-type="float" office:value="0.00000972685905970805" calcext:value-type="float">
            <text:p>9.72685905970805E-06</text:p>
          </table:table-cell>
          <table:table-cell table:formula="of:=0.5*[.KG12]*(([.KG5]-[.KF5])/([.KG1]-[.KF1]))^2" office:value-type="float" office:value="0.0000225470068505677" calcext:value-type="float">
            <text:p>2.25470068505677E-05</text:p>
          </table:table-cell>
          <table:table-cell table:formula="of:=0.5*[.KH12]*(([.KH5]-[.KG5])/([.KH1]-[.KG1]))^2" office:value-type="float" office:value="0.000000179153849350269" calcext:value-type="float">
            <text:p>1.79153849350269E-07</text:p>
          </table:table-cell>
          <table:table-cell table:formula="of:=0.5*[.KI12]*(([.KI5]-[.KH5])/([.KI1]-[.KH1]))^2" office:value-type="float" office:value="0.0000209961250611092" calcext:value-type="float">
            <text:p>2.09961250611092E-05</text:p>
          </table:table-cell>
          <table:table-cell table:formula="of:=0.5*[.KJ12]*(([.KJ5]-[.KI5])/([.KJ1]-[.KI1]))^2" office:value-type="float" office:value="0.0000124781311058002" calcext:value-type="float">
            <text:p>1.24781311058002E-05</text:p>
          </table:table-cell>
          <table:table-cell table:formula="of:=0.5*[.KK12]*(([.KK5]-[.KJ5])/([.KK1]-[.KJ1]))^2" office:value-type="float" office:value="0.000012479089089927" calcext:value-type="float">
            <text:p>1.2479089089927E-05</text:p>
          </table:table-cell>
          <table:table-cell table:formula="of:=0.5*[.KL12]*(([.KL5]-[.KK5])/([.KL1]-[.KK1]))^2" office:value-type="float" office:value="0.000000210932447019478" calcext:value-type="float">
            <text:p>2.10932447019478E-07</text:p>
          </table:table-cell>
          <table:table-cell table:formula="of:=0.5*[.KM12]*(([.KM5]-[.KL5])/([.KM1]-[.KL1]))^2" office:value-type="float" office:value="0.0000338796567191956" calcext:value-type="float">
            <text:p>3.38796567191956E-05</text:p>
          </table:table-cell>
          <table:table-cell table:formula="of:=0.5*[.KN12]*(([.KN5]-[.KM5])/([.KN1]-[.KM1]))^2" office:value-type="float" office:value="0.0000318254421393904" calcext:value-type="float">
            <text:p>3.18254421393904E-05</text:p>
          </table:table-cell>
          <table:table-cell table:formula="of:=0.5*[.KO12]*(([.KO5]-[.KN5])/([.KO1]-[.KN1]))^2" office:value-type="float" office:value="0.00000141493499912538" calcext:value-type="float">
            <text:p>1.41493499912538E-06</text:p>
          </table:table-cell>
          <table:table-cell table:formula="of:=0.5*[.KP12]*(([.KP5]-[.KO5])/([.KP1]-[.KO1]))^2" office:value-type="float" office:value="0.000000532186457872647" calcext:value-type="float">
            <text:p>5.32186457872647E-07</text:p>
          </table:table-cell>
          <table:table-cell table:formula="of:=0.5*[.KQ12]*(([.KQ5]-[.KP5])/([.KQ1]-[.KP1]))^2" office:value-type="float" office:value="0.0000336141755993572" calcext:value-type="float">
            <text:p>3.36141755993572E-05</text:p>
          </table:table-cell>
          <table:table-cell table:formula="of:=0.5*[.KR12]*(([.KR5]-[.KQ5])/([.KR1]-[.KQ1]))^2" office:value-type="float" office:value="0.00000019406574047965" calcext:value-type="float">
            <text:p>1.9406574047965E-07</text:p>
          </table:table-cell>
          <table:table-cell table:formula="of:=0.5*[.KS12]*(([.KS5]-[.KR5])/([.KS1]-[.KR1]))^2" office:value-type="float" office:value="0.0000000654226149923796" calcext:value-type="float">
            <text:p>6.54226149923796E-08</text:p>
          </table:table-cell>
          <table:table-cell table:formula="of:=0.5*[.KT12]*(([.KT5]-[.KS5])/([.KT1]-[.KS1]))^2" office:value-type="float" office:value="0.0000120757267941705" calcext:value-type="float">
            <text:p>1.20757267941705E-05</text:p>
          </table:table-cell>
          <table:table-cell table:formula="of:=0.5*[.KU12]*(([.KU5]-[.KT5])/([.KU1]-[.KT1]))^2" office:value-type="float" office:value="0.00000149521595870138" calcext:value-type="float">
            <text:p>1.49521595870138E-06</text:p>
          </table:table-cell>
          <table:table-cell table:formula="of:=0.5*[.KV12]*(([.KV5]-[.KU5])/([.KV1]-[.KU1]))^2" office:value-type="float" office:value="0.00000770644141563226" calcext:value-type="float">
            <text:p>7.70644141563226E-06</text:p>
          </table:table-cell>
          <table:table-cell table:formula="of:=0.5*[.KW12]*(([.KW5]-[.KV5])/([.KW1]-[.KV1]))^2" office:value-type="float" office:value="0.000000445100889183528" calcext:value-type="float">
            <text:p>4.45100889183528E-07</text:p>
          </table:table-cell>
          <table:table-cell table:formula="of:=0.5*[.KX12]*(([.KX5]-[.KW5])/([.KX1]-[.KW1]))^2" office:value-type="float" office:value="0.0000193813545659758" calcext:value-type="float">
            <text:p>1.93813545659758E-05</text:p>
          </table:table-cell>
          <table:table-cell table:formula="of:=0.5*[.KY12]*(([.KY5]-[.KX5])/([.KY1]-[.KX1]))^2" office:value-type="float" office:value="0.000000620597066779344" calcext:value-type="float">
            <text:p>6.20597066779344E-07</text:p>
          </table:table-cell>
          <table:table-cell table:formula="of:=0.5*[.KZ12]*(([.KZ5]-[.KY5])/([.KZ1]-[.KY1]))^2" office:value-type="float" office:value="0.0000218136209474141" calcext:value-type="float">
            <text:p>2.18136209474141E-05</text:p>
          </table:table-cell>
          <table:table-cell table:formula="of:=0.5*[.LA12]*(([.LA5]-[.KZ5])/([.LA1]-[.KZ1]))^2" office:value-type="float" office:value="0.0000155143422587592" calcext:value-type="float">
            <text:p>1.55143422587592E-05</text:p>
          </table:table-cell>
          <table:table-cell table:formula="of:=0.5*[.LB12]*(([.LB5]-[.LA5])/([.LB1]-[.LA1]))^2" office:value-type="float" office:value="0.00000625746534859999" calcext:value-type="float">
            <text:p>6.25746534859999E-06</text:p>
          </table:table-cell>
          <table:table-cell table:formula="of:=0.5*[.LC12]*(([.LC5]-[.LB5])/([.LC1]-[.LB1]))^2" office:value-type="float" office:value="0.00000526268831879643" calcext:value-type="float">
            <text:p>5.26268831879643E-06</text:p>
          </table:table-cell>
          <table:table-cell table:formula="of:=0.5*[.LD12]*(([.LD5]-[.LC5])/([.LD1]-[.LC1]))^2" office:value-type="float" office:value="0.00000542700511059963" calcext:value-type="float">
            <text:p>5.42700511059963E-06</text:p>
          </table:table-cell>
          <table:table-cell table:formula="of:=0.5*[.LE12]*(([.LE5]-[.LD5])/([.LE1]-[.LD1]))^2" office:value-type="float" office:value="0.0000000333041489199221" calcext:value-type="float">
            <text:p>3.33041489199221E-08</text:p>
          </table:table-cell>
          <table:table-cell table:formula="of:=0.5*[.LF12]*(([.LF5]-[.LE5])/([.LF1]-[.LE1]))^2" office:value-type="float" office:value="0.0000231859686059441" calcext:value-type="float">
            <text:p>2.31859686059441E-05</text:p>
          </table:table-cell>
          <table:table-cell table:formula="of:=0.5*[.LG12]*(([.LG5]-[.LF5])/([.LG1]-[.LF1]))^2" office:value-type="float" office:value="0.0000159764852923988" calcext:value-type="float">
            <text:p>1.59764852923988E-05</text:p>
          </table:table-cell>
          <table:table-cell table:formula="of:=0.5*[.LH12]*(([.LH5]-[.LG5])/([.LH1]-[.LG1]))^2" office:value-type="float" office:value="0.00000599648273868548" calcext:value-type="float">
            <text:p>5.99648273868548E-06</text:p>
          </table:table-cell>
          <table:table-cell table:formula="of:=0.5*[.LI12]*(([.LI5]-[.LH5])/([.LI1]-[.LH1]))^2" office:value-type="float" office:value="0.00000394194861262051" calcext:value-type="float">
            <text:p>3.94194861262051E-06</text:p>
          </table:table-cell>
          <table:table-cell table:formula="of:=0.5*[.LJ12]*(([.LJ5]-[.LI5])/([.LJ1]-[.LI1]))^2" office:value-type="float" office:value="0.00000296854647274072" calcext:value-type="float">
            <text:p>2.96854647274072E-06</text:p>
          </table:table-cell>
          <table:table-cell table:formula="of:=0.5*[.LK12]*(([.LK5]-[.LJ5])/([.LK1]-[.LJ1]))^2" office:value-type="float" office:value="0.000000277116728150616" calcext:value-type="float">
            <text:p>2.77116728150616E-07</text:p>
          </table:table-cell>
          <table:table-cell table:formula="of:=0.5*[.LL12]*(([.LL5]-[.LK5])/([.LL1]-[.LK1]))^2" office:value-type="float" office:value="0.000000111815009370291" calcext:value-type="float">
            <text:p>1.11815009370291E-07</text:p>
          </table:table-cell>
          <table:table-cell table:formula="of:=0.5*[.LM12]*(([.LM5]-[.LL5])/([.LM1]-[.LL1]))^2" office:value-type="float" office:value="0.0000000459075611089358" calcext:value-type="float">
            <text:p>4.59075611089358E-08</text:p>
          </table:table-cell>
          <table:table-cell table:formula="of:=0.5*[.LN12]*(([.LN5]-[.LM5])/([.LN1]-[.LM1]))^2" office:value-type="float" office:value="0.000000276903227064245" calcext:value-type="float">
            <text:p>2.76903227064245E-07</text:p>
          </table:table-cell>
          <table:table-cell table:formula="of:=0.5*[.LO12]*(([.LO5]-[.LN5])/([.LO1]-[.LN1]))^2" office:value-type="float" office:value="0.0000000728864586593371" calcext:value-type="float">
            <text:p>7.28864586593371E-08</text:p>
          </table:table-cell>
          <table:table-cell table:formula="of:=0.5*[.LP12]*(([.LP5]-[.LO5])/([.LP1]-[.LO1]))^2" office:value-type="float" office:value="0.000000241453890362809" calcext:value-type="float">
            <text:p>2.41453890362809E-07</text:p>
          </table:table-cell>
          <table:table-cell table:formula="of:=0.5*[.LQ12]*(([.LQ5]-[.LP5])/([.LQ1]-[.LP1]))^2" office:value-type="float" office:value="0.00000645761895252809" calcext:value-type="float">
            <text:p>6.45761895252809E-06</text:p>
          </table:table-cell>
          <table:table-cell table:formula="of:=0.5*[.LR12]*(([.LR5]-[.LQ5])/([.LR1]-[.LQ1]))^2" office:value-type="float" office:value="0.0000222130604409012" calcext:value-type="float">
            <text:p>2.22130604409012E-05</text:p>
          </table:table-cell>
          <table:table-cell table:formula="of:=0.5*[.LS12]*(([.LS5]-[.LR5])/([.LS1]-[.LR1]))^2" office:value-type="float" office:value="0.0000167714606940372" calcext:value-type="float">
            <text:p>1.67714606940372E-05</text:p>
          </table:table-cell>
          <table:table-cell table:formula="of:=0.5*[.LT12]*(([.LT5]-[.LS5])/([.LT1]-[.LS1]))^2" office:value-type="float" office:value="0.00000306288540617761" calcext:value-type="float">
            <text:p>3.06288540617761E-06</text:p>
          </table:table-cell>
          <table:table-cell table:formula="of:=0.5*[.LU12]*(([.LU5]-[.LT5])/([.LU1]-[.LT1]))^2" office:value-type="float" office:value="0.00000521874618849986" calcext:value-type="float">
            <text:p>5.21874618849986E-06</text:p>
          </table:table-cell>
          <table:table-cell table:formula="of:=0.5*[.LV12]*(([.LV5]-[.LU5])/([.LV1]-[.LU1]))^2" office:value-type="float" office:value="0.0000568401333611399" calcext:value-type="float">
            <text:p>5.68401333611399E-05</text:p>
          </table:table-cell>
          <table:table-cell table:formula="of:=0.5*[.LW12]*(([.LW5]-[.LV5])/([.LW1]-[.LV1]))^2" office:value-type="float" office:value="0.000118284738171526" calcext:value-type="float">
            <text:p>0.000118284738172</text:p>
          </table:table-cell>
          <table:table-cell table:formula="of:=0.5*[.LX12]*(([.LX5]-[.LW5])/([.LX1]-[.LW1]))^2" office:value-type="float" office:value="0.00000302352264430599" calcext:value-type="float">
            <text:p>3.02352264430599E-06</text:p>
          </table:table-cell>
          <table:table-cell table:formula="of:=0.5*[.LY12]*(([.LY5]-[.LX5])/([.LY1]-[.LX1]))^2" office:value-type="float" office:value="0.00000384614588890843" calcext:value-type="float">
            <text:p>3.84614588890843E-06</text:p>
          </table:table-cell>
          <table:table-cell table:formula="of:=0.5*[.LZ12]*(([.LZ5]-[.LY5])/([.LZ1]-[.LY1]))^2" office:value-type="float" office:value="0.00000123933262404396" calcext:value-type="float">
            <text:p>1.23933262404396E-06</text:p>
          </table:table-cell>
          <table:table-cell table:formula="of:=0.5*[.MA12]*(([.MA5]-[.LZ5])/([.MA1]-[.LZ1]))^2" office:value-type="float" office:value="0.0000440210716400078" calcext:value-type="float">
            <text:p>4.40210716400078E-05</text:p>
          </table:table-cell>
          <table:table-cell table:formula="of:=0.5*[.MB12]*(([.MB5]-[.MA5])/([.MB1]-[.MA1]))^2" office:value-type="float" office:value="0.00000347848347577051" calcext:value-type="float">
            <text:p>3.47848347577051E-06</text:p>
          </table:table-cell>
          <table:table-cell table:formula="of:=0.5*[.MC12]*(([.MC5]-[.MB5])/([.MC1]-[.MB1]))^2" office:value-type="float" office:value="0.000000964597889186392" calcext:value-type="float">
            <text:p>9.64597889186392E-07</text:p>
          </table:table-cell>
          <table:table-cell table:formula="of:=0.5*[.MD12]*(([.MD5]-[.MC5])/([.MD1]-[.MC1]))^2" office:value-type="float" office:value="0.000000795839981819789" calcext:value-type="float">
            <text:p>7.95839981819789E-07</text:p>
          </table:table-cell>
          <table:table-cell table:formula="of:=0.5*[.ME12]*(([.ME5]-[.MD5])/([.ME1]-[.MD1]))^2" office:value-type="float" office:value="0.000000743775486491889" calcext:value-type="float">
            <text:p>7.43775486491889E-07</text:p>
          </table:table-cell>
          <table:table-cell table:formula="of:=0.5*[.MF12]*(([.MF5]-[.ME5])/([.MF1]-[.ME1]))^2" office:value-type="float" office:value="0.000000743029359977583" calcext:value-type="float">
            <text:p>7.43029359977583E-07</text:p>
          </table:table-cell>
          <table:table-cell table:formula="of:=0.5*[.MG12]*(([.MG5]-[.MF5])/([.MG1]-[.MF1]))^2" office:value-type="float" office:value="0.0000182196949500583" calcext:value-type="float">
            <text:p>1.82196949500583E-05</text:p>
          </table:table-cell>
          <table:table-cell table:formula="of:=0.5*[.MH12]*(([.MH5]-[.MG5])/([.MH1]-[.MG1]))^2" office:value-type="float" office:value="0.0000182003591477447" calcext:value-type="float">
            <text:p>1.82003591477447E-05</text:p>
          </table:table-cell>
          <table:table-cell table:formula="of:=0.5*[.MI12]*(([.MI5]-[.MH5])/([.MI1]-[.MH1]))^2" office:value-type="float" office:value="0.00000315463059055406" calcext:value-type="float">
            <text:p>3.15463059055406E-06</text:p>
          </table:table-cell>
          <table:table-cell table:formula="of:=0.5*[.MJ12]*(([.MJ5]-[.MI5])/([.MJ1]-[.MI1]))^2" office:value-type="float" office:value="0.00000038132047964954" calcext:value-type="float">
            <text:p>3.8132047964954E-07</text:p>
          </table:table-cell>
          <table:table-cell table:formula="of:=0.5*[.MK12]*(([.MK5]-[.MJ5])/([.MK1]-[.MJ1]))^2" office:value-type="float" office:value="0.00000115807762210461" calcext:value-type="float">
            <text:p>1.15807762210461E-06</text:p>
          </table:table-cell>
          <table:table-cell table:formula="of:=0.5*[.ML12]*(([.ML5]-[.MK5])/([.ML1]-[.MK1]))^2" office:value-type="float" office:value="0.00000271375693982265" calcext:value-type="float">
            <text:p>2.71375693982265E-06</text:p>
          </table:table-cell>
          <table:table-cell table:formula="of:=0.5*[.MM12]*(([.MM5]-[.ML5])/([.MM1]-[.ML1]))^2" office:value-type="float" office:value="0.00000287361725163612" calcext:value-type="float">
            <text:p>2.87361725163612E-06</text:p>
          </table:table-cell>
          <table:table-cell table:formula="of:=0.5*[.MN12]*(([.MN5]-[.MM5])/([.MN1]-[.MM1]))^2" office:value-type="float" office:value="0.00000156406663099196" calcext:value-type="float">
            <text:p>1.56406663099196E-06</text:p>
          </table:table-cell>
          <table:table-cell table:formula="of:=0.5*[.MO12]*(([.MO5]-[.MN5])/([.MO1]-[.MN1]))^2" office:value-type="float" office:value="0.00000348723328302868" calcext:value-type="float">
            <text:p>3.48723328302868E-06</text:p>
          </table:table-cell>
          <table:table-cell table:formula="of:=0.5*[.MP12]*(([.MP5]-[.MO5])/([.MP1]-[.MO1]))^2" office:value-type="float" office:value="0.00000241992689326375" calcext:value-type="float">
            <text:p>2.41992689326375E-06</text:p>
          </table:table-cell>
          <table:table-cell table:formula="of:=0.5*[.MQ12]*(([.MQ5]-[.MP5])/([.MQ1]-[.MP1]))^2" office:value-type="float" office:value="0.0000000359415691214062" calcext:value-type="float">
            <text:p>3.59415691214062E-08</text:p>
          </table:table-cell>
          <table:table-cell table:formula="of:=0.5*[.MR12]*(([.MR5]-[.MQ5])/([.MR1]-[.MQ1]))^2" office:value-type="float" office:value="0.00010277818776131" calcext:value-type="float">
            <text:p>0.000102778187761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140837569744221" calcext:value-type="float">
            <text:p>1.40837569744221E-08</text:p>
          </table:table-cell>
          <table:table-cell table:formula="of:=0.5*[.D12]*(([.D6]-[.C6])/([.D1]-[.C1]))^2" office:value-type="float" office:value="0.0000000795647027578041" calcext:value-type="float">
            <text:p>7.95647027578041E-08</text:p>
          </table:table-cell>
          <table:table-cell table:formula="of:=0.5*[.E12]*(([.E6]-[.D6])/([.E1]-[.D1]))^2" office:value-type="float" office:value="0.000000411105205597594" calcext:value-type="float">
            <text:p>4.11105205597594E-07</text:p>
          </table:table-cell>
          <table:table-cell table:formula="of:=0.5*[.F12]*(([.F6]-[.E6])/([.F1]-[.E1]))^2" office:value-type="float" office:value="0.000000297679730333743" calcext:value-type="float">
            <text:p>2.97679730333743E-07</text:p>
          </table:table-cell>
          <table:table-cell table:formula="of:=0.5*[.G12]*(([.G6]-[.F6])/([.G1]-[.F1]))^2" office:value-type="float" office:value="0.00000140408839690816" calcext:value-type="float">
            <text:p>1.40408839690816E-06</text:p>
          </table:table-cell>
          <table:table-cell table:formula="of:=0.5*[.H12]*(([.H6]-[.G6])/([.H1]-[.G1]))^2" office:value-type="float" office:value="0.00000438460787949482" calcext:value-type="float">
            <text:p>4.38460787949482E-06</text:p>
          </table:table-cell>
          <table:table-cell table:formula="of:=0.5*[.I12]*(([.I6]-[.H6])/([.I1]-[.H1]))^2" office:value-type="float" office:value="0.000000104709323159008" calcext:value-type="float">
            <text:p>1.04709323159008E-07</text:p>
          </table:table-cell>
          <table:table-cell table:formula="of:=0.5*[.J12]*(([.J6]-[.I6])/([.J1]-[.I1]))^2" office:value-type="float" office:value="0.000000260501999332504" calcext:value-type="float">
            <text:p>2.60501999332504E-07</text:p>
          </table:table-cell>
          <table:table-cell table:formula="of:=0.5*[.K12]*(([.K6]-[.J6])/([.K1]-[.J1]))^2" office:value-type="float" office:value="0.00000309781979912935" calcext:value-type="float">
            <text:p>3.09781979912935E-06</text:p>
          </table:table-cell>
          <table:table-cell table:formula="of:=0.5*[.L12]*(([.L6]-[.K6])/([.L1]-[.K1]))^2" office:value-type="float" office:value="0.000000216892821584685" calcext:value-type="float">
            <text:p>2.16892821584685E-07</text:p>
          </table:table-cell>
          <table:table-cell table:formula="of:=0.5*[.M12]*(([.M6]-[.L6])/([.M1]-[.L1]))^2" office:value-type="float" office:value="0.00000000214066041741943" calcext:value-type="float">
            <text:p>2.14066041741943E-09</text:p>
          </table:table-cell>
          <table:table-cell table:formula="of:=0.5*[.N12]*(([.N6]-[.M6])/([.N1]-[.M1]))^2" office:value-type="float" office:value="0.00000144182498961058" calcext:value-type="float">
            <text:p>1.44182498961058E-06</text:p>
          </table:table-cell>
          <table:table-cell table:formula="of:=0.5*[.O12]*(([.O6]-[.N6])/([.O1]-[.N1]))^2" office:value-type="float" office:value="0.0000000110785714333948" calcext:value-type="float">
            <text:p>1.10785714333948E-08</text:p>
          </table:table-cell>
          <table:table-cell table:formula="of:=0.5*[.P12]*(([.P6]-[.O6])/([.P1]-[.O1]))^2" office:value-type="float" office:value="0.0000000590748534313849" calcext:value-type="float">
            <text:p>5.90748534313849E-08</text:p>
          </table:table-cell>
          <table:table-cell table:formula="of:=0.5*[.Q12]*(([.Q6]-[.P6])/([.Q1]-[.P1]))^2" office:value-type="float" office:value="0.000000000354217386564116" calcext:value-type="float">
            <text:p>3.54217386564116E-10</text:p>
          </table:table-cell>
          <table:table-cell table:formula="of:=0.5*[.R12]*(([.R6]-[.Q6])/([.R1]-[.Q1]))^2" office:value-type="float" office:value="0.0000000163937764388745" calcext:value-type="float">
            <text:p>1.63937764388745E-08</text:p>
          </table:table-cell>
          <table:table-cell table:formula="of:=0.5*[.S12]*(([.S6]-[.R6])/([.S1]-[.R1]))^2" office:value-type="float" office:value="0.000000115861478304412" calcext:value-type="float">
            <text:p>1.15861478304412E-07</text:p>
          </table:table-cell>
          <table:table-cell table:formula="of:=0.5*[.T12]*(([.T6]-[.S6])/([.T1]-[.S1]))^2" office:value-type="float" office:value="0.000000120886152472454" calcext:value-type="float">
            <text:p>1.20886152472454E-07</text:p>
          </table:table-cell>
          <table:table-cell table:formula="of:=0.5*[.U12]*(([.U6]-[.T6])/([.U1]-[.T1]))^2" office:value-type="float" office:value="0.0000000000353019583049582" calcext:value-type="float">
            <text:p>3.53019583049582E-11</text:p>
          </table:table-cell>
          <table:table-cell table:formula="of:=0.5*[.V12]*(([.V6]-[.U6])/([.V1]-[.U1]))^2" office:value-type="float" office:value="0.00000000144064905476504" calcext:value-type="float">
            <text:p>1.44064905476504E-09</text:p>
          </table:table-cell>
          <table:table-cell table:formula="of:=0.5*[.W12]*(([.W6]-[.V6])/([.W1]-[.V1]))^2" office:value-type="float" office:value="0.0000000314064349702556" calcext:value-type="float">
            <text:p>3.14064349702556E-08</text:p>
          </table:table-cell>
          <table:table-cell table:formula="of:=0.5*[.X12]*(([.X6]-[.W6])/([.X1]-[.W1]))^2" office:value-type="float" office:value="0.00000000167924457984768" calcext:value-type="float">
            <text:p>1.67924457984768E-09</text:p>
          </table:table-cell>
          <table:table-cell table:formula="of:=0.5*[.Y12]*(([.Y6]-[.X6])/([.Y1]-[.X1]))^2" office:value-type="float" office:value="0.00000000684152121458746" calcext:value-type="float">
            <text:p>6.84152121458746E-09</text:p>
          </table:table-cell>
          <table:table-cell table:formula="of:=0.5*[.Z12]*(([.Z6]-[.Y6])/([.Z1]-[.Y1]))^2" office:value-type="float" office:value="0.000000000892228743596875" calcext:value-type="float">
            <text:p>8.92228743596875E-10</text:p>
          </table:table-cell>
          <table:table-cell table:formula="of:=0.5*[.AA12]*(([.AA6]-[.Z6])/([.AA1]-[.Z1]))^2" office:value-type="float" office:value="0.0000000809331700270161" calcext:value-type="float">
            <text:p>8.09331700270161E-08</text:p>
          </table:table-cell>
          <table:table-cell table:formula="of:=0.5*[.AB12]*(([.AB6]-[.AA6])/([.AB1]-[.AA1]))^2" office:value-type="float" office:value="0.00000000683926051538025" calcext:value-type="float">
            <text:p>6.83926051538025E-09</text:p>
          </table:table-cell>
          <table:table-cell table:formula="of:=0.5*[.AC12]*(([.AC6]-[.AB6])/([.AC1]-[.AB1]))^2" office:value-type="float" office:value="0.0000177334261212225" calcext:value-type="float">
            <text:p>1.77334261212225E-05</text:p>
          </table:table-cell>
          <table:table-cell table:formula="of:=0.5*[.AD12]*(([.AD6]-[.AC6])/([.AD1]-[.AC1]))^2" office:value-type="float" office:value="0.000116238544515876" calcext:value-type="float">
            <text:p>0.000116238544516</text:p>
          </table:table-cell>
          <table:table-cell table:formula="of:=0.5*[.AE12]*(([.AE6]-[.AD6])/([.AE1]-[.AD1]))^2" office:value-type="float" office:value="0.000000660986526512753" calcext:value-type="float">
            <text:p>6.60986526512753E-07</text:p>
          </table:table-cell>
          <table:table-cell table:formula="of:=0.5*[.AF12]*(([.AF6]-[.AE6])/([.AF1]-[.AE1]))^2" office:value-type="float" office:value="0.000000941745885760097" calcext:value-type="float">
            <text:p>9.41745885760097E-07</text:p>
          </table:table-cell>
          <table:table-cell table:formula="of:=0.5*[.AG12]*(([.AG6]-[.AF6])/([.AG1]-[.AF1]))^2" office:value-type="float" office:value="0.0000338810249654143" calcext:value-type="float">
            <text:p>3.38810249654143E-05</text:p>
          </table:table-cell>
          <table:table-cell table:formula="of:=0.5*[.AH12]*(([.AH6]-[.AG6])/([.AH1]-[.AG1]))^2" office:value-type="float" office:value="0.0000118375534209245" calcext:value-type="float">
            <text:p>1.18375534209245E-05</text:p>
          </table:table-cell>
          <table:table-cell table:formula="of:=0.5*[.AI12]*(([.AI6]-[.AH6])/([.AI1]-[.AH1]))^2" office:value-type="float" office:value="0.0000000513487830037527" calcext:value-type="float">
            <text:p>5.13487830037527E-08</text:p>
          </table:table-cell>
          <table:table-cell table:formula="of:=0.5*[.AJ12]*(([.AJ6]-[.AI6])/([.AJ1]-[.AI1]))^2" office:value-type="float" office:value="0.0000000000147414705314629" calcext:value-type="float">
            <text:p>1.47414705314629E-11</text:p>
          </table:table-cell>
          <table:table-cell table:formula="of:=0.5*[.AK12]*(([.AK6]-[.AJ6])/([.AK1]-[.AJ1]))^2" office:value-type="float" office:value="0.00000597200435746432" calcext:value-type="float">
            <text:p>5.97200435746432E-06</text:p>
          </table:table-cell>
          <table:table-cell table:formula="of:=0.5*[.AL12]*(([.AL6]-[.AK6])/([.AL1]-[.AK1]))^2" office:value-type="float" office:value="0.00000103083146907962" calcext:value-type="float">
            <text:p>1.03083146907962E-06</text:p>
          </table:table-cell>
          <table:table-cell table:formula="of:=0.5*[.AM12]*(([.AM6]-[.AL6])/([.AM1]-[.AL1]))^2" office:value-type="float" office:value="0.000150814499302776" calcext:value-type="float">
            <text:p>0.000150814499303</text:p>
          </table:table-cell>
          <table:table-cell table:formula="of:=0.5*[.AN12]*(([.AN6]-[.AM6])/([.AN1]-[.AM1]))^2" office:value-type="float" office:value="0.00000179654450151403" calcext:value-type="float">
            <text:p>1.79654450151403E-06</text:p>
          </table:table-cell>
          <table:table-cell table:formula="of:=0.5*[.AO12]*(([.AO6]-[.AN6])/([.AO1]-[.AN1]))^2" office:value-type="float" office:value="0.000378503502335158" calcext:value-type="float">
            <text:p>0.000378503502335</text:p>
          </table:table-cell>
          <table:table-cell table:formula="of:=0.5*[.AP12]*(([.AP6]-[.AO6])/([.AP1]-[.AO1]))^2" office:value-type="float" office:value="0.000000287101606460491" calcext:value-type="float">
            <text:p>2.87101606460491E-07</text:p>
          </table:table-cell>
          <table:table-cell table:formula="of:=0.5*[.AQ12]*(([.AQ6]-[.AP6])/([.AQ1]-[.AP1]))^2" office:value-type="float" office:value="0.000560982805629501" calcext:value-type="float">
            <text:p>0.00056098280563</text:p>
          </table:table-cell>
          <table:table-cell table:formula="of:=0.5*[.AR12]*(([.AR6]-[.AQ6])/([.AR1]-[.AQ1]))^2" office:value-type="float" office:value="0.0000729457708154307" calcext:value-type="float">
            <text:p>7.29457708154307E-05</text:p>
          </table:table-cell>
          <table:table-cell table:formula="of:=0.5*[.AS12]*(([.AS6]-[.AR6])/([.AS1]-[.AR1]))^2" office:value-type="float" office:value="0.0565927178104023" calcext:value-type="float">
            <text:p>0.056592717810402</text:p>
          </table:table-cell>
          <table:table-cell table:formula="of:=0.5*[.AT12]*(([.AT6]-[.AS6])/([.AT1]-[.AS1]))^2" office:value-type="float" office:value="0.067954953700149" calcext:value-type="float">
            <text:p>0.067954953700149</text:p>
          </table:table-cell>
          <table:table-cell table:formula="of:=0.5*[.AU12]*(([.AU6]-[.AT6])/([.AU1]-[.AT1]))^2" office:value-type="float" office:value="0.00308044759715008" calcext:value-type="float">
            <text:p>0.00308044759715</text:p>
          </table:table-cell>
          <table:table-cell table:formula="of:=0.5*[.AV12]*(([.AV6]-[.AU6])/([.AV1]-[.AU1]))^2" office:value-type="float" office:value="0.0628592754857283" calcext:value-type="float">
            <text:p>0.062859275485728</text:p>
          </table:table-cell>
          <table:table-cell table:formula="of:=0.5*[.AW12]*(([.AW6]-[.AV6])/([.AW1]-[.AV1]))^2" office:value-type="float" office:value="0.0185089014820784" calcext:value-type="float">
            <text:p>0.018508901482078</text:p>
          </table:table-cell>
          <table:table-cell table:formula="of:=0.5*[.AX12]*(([.AX6]-[.AW6])/([.AX1]-[.AW1]))^2" office:value-type="float" office:value="0.000108790228129702" calcext:value-type="float">
            <text:p>0.00010879022813</text:p>
          </table:table-cell>
          <table:table-cell table:formula="of:=0.5*[.AY12]*(([.AY6]-[.AX6])/([.AY1]-[.AX1]))^2" office:value-type="float" office:value="0.0159809687136355" calcext:value-type="float">
            <text:p>0.015980968713636</text:p>
          </table:table-cell>
          <table:table-cell table:formula="of:=0.5*[.AZ12]*(([.AZ6]-[.AY6])/([.AZ1]-[.AY1]))^2" office:value-type="float" office:value="0.000751271638421971" calcext:value-type="float">
            <text:p>0.000751271638422</text:p>
          </table:table-cell>
          <table:table-cell table:formula="of:=0.5*[.BA12]*(([.BA6]-[.AZ6])/([.BA1]-[.AZ1]))^2" office:value-type="float" office:value="0.00367130009034755" calcext:value-type="float">
            <text:p>0.003671300090348</text:p>
          </table:table-cell>
          <table:table-cell table:formula="of:=0.5*[.BB12]*(([.BB6]-[.BA6])/([.BB1]-[.BA1]))^2" office:value-type="float" office:value="0.00941116753791594" calcext:value-type="float">
            <text:p>0.009411167537916</text:p>
          </table:table-cell>
          <table:table-cell table:formula="of:=0.5*[.BC12]*(([.BC6]-[.BB6])/([.BC1]-[.BB1]))^2" office:value-type="float" office:value="0.00414051688452434" calcext:value-type="float">
            <text:p>0.004140516884524</text:p>
          </table:table-cell>
          <table:table-cell table:formula="of:=0.5*[.BD12]*(([.BD6]-[.BC6])/([.BD1]-[.BC1]))^2" office:value-type="float" office:value="0.000992105755134438" calcext:value-type="float">
            <text:p>0.000992105755134</text:p>
          </table:table-cell>
          <table:table-cell table:formula="of:=0.5*[.BE12]*(([.BE6]-[.BD6])/([.BE1]-[.BD1]))^2" office:value-type="float" office:value="0.000261649155772165" calcext:value-type="float">
            <text:p>0.000261649155772</text:p>
          </table:table-cell>
          <table:table-cell table:formula="of:=0.5*[.BF12]*(([.BF6]-[.BE6])/([.BF1]-[.BE1]))^2" office:value-type="float" office:value="0.0542481576509102" calcext:value-type="float">
            <text:p>0.05424815765091</text:p>
          </table:table-cell>
          <table:table-cell table:formula="of:=0.5*[.BG12]*(([.BG6]-[.BF6])/([.BG1]-[.BF1]))^2" office:value-type="float" office:value="0.0100211777889491" calcext:value-type="float">
            <text:p>0.010021177788949</text:p>
          </table:table-cell>
          <table:table-cell table:formula="of:=0.5*[.BH12]*(([.BH6]-[.BG6])/([.BH1]-[.BG1]))^2" office:value-type="float" office:value="0.000103192568683984" calcext:value-type="float">
            <text:p>0.000103192568684</text:p>
          </table:table-cell>
          <table:table-cell table:formula="of:=0.5*[.BI12]*(([.BI6]-[.BH6])/([.BI1]-[.BH1]))^2" office:value-type="float" office:value="0.128085625699698" calcext:value-type="float">
            <text:p>0.128085625699698</text:p>
          </table:table-cell>
          <table:table-cell table:formula="of:=0.5*[.BJ12]*(([.BJ6]-[.BI6])/([.BJ1]-[.BI1]))^2" office:value-type="float" office:value="0.00183122736891042" calcext:value-type="float">
            <text:p>0.00183122736891</text:p>
          </table:table-cell>
          <table:table-cell table:formula="of:=0.5*[.BK12]*(([.BK6]-[.BJ6])/([.BK1]-[.BJ1]))^2" office:value-type="float" office:value="0.00159485708097215" calcext:value-type="float">
            <text:p>0.001594857080972</text:p>
          </table:table-cell>
          <table:table-cell table:formula="of:=0.5*[.BL12]*(([.BL6]-[.BK6])/([.BL1]-[.BK1]))^2" office:value-type="float" office:value="0.0453064937020147" calcext:value-type="float">
            <text:p>0.045306493702015</text:p>
          </table:table-cell>
          <table:table-cell table:formula="of:=0.5*[.BM12]*(([.BM6]-[.BL6])/([.BM1]-[.BL1]))^2" office:value-type="float" office:value="0.0302308554287663" calcext:value-type="float">
            <text:p>0.030230855428766</text:p>
          </table:table-cell>
          <table:table-cell table:formula="of:=0.5*[.BN12]*(([.BN6]-[.BM6])/([.BN1]-[.BM1]))^2" office:value-type="float" office:value="0.00593152828290388" calcext:value-type="float">
            <text:p>0.005931528282904</text:p>
          </table:table-cell>
          <table:table-cell table:formula="of:=0.5*[.BO12]*(([.BO6]-[.BN6])/([.BO1]-[.BN1]))^2" office:value-type="float" office:value="0.000375103398595399" calcext:value-type="float">
            <text:p>0.000375103398595</text:p>
          </table:table-cell>
          <table:table-cell table:formula="of:=0.5*[.BP12]*(([.BP6]-[.BO6])/([.BP1]-[.BO1]))^2" office:value-type="float" office:value="0.000196696651596334" calcext:value-type="float">
            <text:p>0.000196696651596</text:p>
          </table:table-cell>
          <table:table-cell table:formula="of:=0.5*[.BQ12]*(([.BQ6]-[.BP6])/([.BQ1]-[.BP1]))^2" office:value-type="float" office:value="0.00155188118589502" calcext:value-type="float">
            <text:p>0.001551881185895</text:p>
          </table:table-cell>
          <table:table-cell table:formula="of:=0.5*[.BR12]*(([.BR6]-[.BQ6])/([.BR1]-[.BQ1]))^2" office:value-type="float" office:value="0.00113530983801531" calcext:value-type="float">
            <text:p>0.001135309838015</text:p>
          </table:table-cell>
          <table:table-cell table:formula="of:=0.5*[.BS12]*(([.BS6]-[.BR6])/([.BS1]-[.BR1]))^2" office:value-type="float" office:value="0.000560376177681945" calcext:value-type="float">
            <text:p>0.000560376177682</text:p>
          </table:table-cell>
          <table:table-cell table:formula="of:=0.5*[.BT12]*(([.BT6]-[.BS6])/([.BT1]-[.BS1]))^2" office:value-type="float" office:value="0.0011202766387998" calcext:value-type="float">
            <text:p>0.0011202766388</text:p>
          </table:table-cell>
          <table:table-cell table:formula="of:=0.5*[.BU12]*(([.BU6]-[.BT6])/([.BU1]-[.BT1]))^2" office:value-type="float" office:value="0.00192890364809665" calcext:value-type="float">
            <text:p>0.001928903648097</text:p>
          </table:table-cell>
          <table:table-cell table:formula="of:=0.5*[.BV12]*(([.BV6]-[.BU6])/([.BV1]-[.BU1]))^2" office:value-type="float" office:value="0.0429571880130647" calcext:value-type="float">
            <text:p>0.042957188013065</text:p>
          </table:table-cell>
          <table:table-cell table:formula="of:=0.5*[.BW12]*(([.BW6]-[.BV6])/([.BW1]-[.BV1]))^2" office:value-type="float" office:value="0.0445527860604388" calcext:value-type="float">
            <text:p>0.044552786060439</text:p>
          </table:table-cell>
          <table:table-cell table:formula="of:=0.5*[.BX12]*(([.BX6]-[.BW6])/([.BX1]-[.BW1]))^2" office:value-type="float" office:value="0.0025416424752849" calcext:value-type="float">
            <text:p>0.002541642475285</text:p>
          </table:table-cell>
          <table:table-cell table:formula="of:=0.5*[.BY12]*(([.BY6]-[.BX6])/([.BY1]-[.BX1]))^2" office:value-type="float" office:value="0.0043967947052674" calcext:value-type="float">
            <text:p>0.004396794705267</text:p>
          </table:table-cell>
          <table:table-cell table:formula="of:=0.5*[.BZ12]*(([.BZ6]-[.BY6])/([.BZ1]-[.BY1]))^2" office:value-type="float" office:value="0.0425407124534654" calcext:value-type="float">
            <text:p>0.042540712453466</text:p>
          </table:table-cell>
          <table:table-cell table:formula="of:=0.5*[.CA12]*(([.CA6]-[.BZ6])/([.CA1]-[.BZ1]))^2" office:value-type="float" office:value="0.00000525221576082627" calcext:value-type="float">
            <text:p>5.25221576082627E-06</text:p>
          </table:table-cell>
          <table:table-cell table:formula="of:=0.5*[.CB12]*(([.CB6]-[.CA6])/([.CB1]-[.CA1]))^2" office:value-type="float" office:value="0.0598248809918185" calcext:value-type="float">
            <text:p>0.059824880991819</text:p>
          </table:table-cell>
          <table:table-cell table:formula="of:=0.5*[.CC12]*(([.CC6]-[.CB6])/([.CC1]-[.CB1]))^2" office:value-type="float" office:value="0.00242414288729368" calcext:value-type="float">
            <text:p>0.002424142887294</text:p>
          </table:table-cell>
          <table:table-cell table:formula="of:=0.5*[.CD12]*(([.CD6]-[.CC6])/([.CD1]-[.CC1]))^2" office:value-type="float" office:value="0.0000162155895029321" calcext:value-type="float">
            <text:p>1.62155895029321E-05</text:p>
          </table:table-cell>
          <table:table-cell table:formula="of:=0.5*[.CE12]*(([.CE6]-[.CD6])/([.CE1]-[.CD1]))^2" office:value-type="float" office:value="0.00226711197391604" calcext:value-type="float">
            <text:p>0.002267111973916</text:p>
          </table:table-cell>
          <table:table-cell table:formula="of:=0.5*[.CF12]*(([.CF6]-[.CE6])/([.CF1]-[.CE1]))^2" office:value-type="float" office:value="0.000138822183467992" calcext:value-type="float">
            <text:p>0.000138822183468</text:p>
          </table:table-cell>
          <table:table-cell table:formula="of:=0.5*[.CG12]*(([.CG6]-[.CF6])/([.CG1]-[.CF1]))^2" office:value-type="float" office:value="0.0044267924932386" calcext:value-type="float">
            <text:p>0.004426792493239</text:p>
          </table:table-cell>
          <table:table-cell table:formula="of:=0.5*[.CH12]*(([.CH6]-[.CG6])/([.CH1]-[.CG1]))^2" office:value-type="float" office:value="0.00714928545847034" calcext:value-type="float">
            <text:p>0.00714928545847</text:p>
          </table:table-cell>
          <table:table-cell table:formula="of:=0.5*[.CI12]*(([.CI6]-[.CH6])/([.CI1]-[.CH1]))^2" office:value-type="float" office:value="0.010422688837241" calcext:value-type="float">
            <text:p>0.010422688837241</text:p>
          </table:table-cell>
          <table:table-cell table:formula="of:=0.5*[.CJ12]*(([.CJ6]-[.CI6])/([.CJ1]-[.CI1]))^2" office:value-type="float" office:value="0.000338146140636101" calcext:value-type="float">
            <text:p>0.000338146140636</text:p>
          </table:table-cell>
          <table:table-cell table:formula="of:=0.5*[.CK12]*(([.CK6]-[.CJ6])/([.CK1]-[.CJ1]))^2" office:value-type="float" office:value="0.0569507725360554" calcext:value-type="float">
            <text:p>0.056950772536055</text:p>
          </table:table-cell>
          <table:table-cell table:formula="of:=0.5*[.CL12]*(([.CL6]-[.CK6])/([.CL1]-[.CK1]))^2" office:value-type="float" office:value="0.035009556523944" calcext:value-type="float">
            <text:p>0.035009556523944</text:p>
          </table:table-cell>
          <table:table-cell table:formula="of:=0.5*[.CM12]*(([.CM6]-[.CL6])/([.CM1]-[.CL1]))^2" office:value-type="float" office:value="0.0234928324728755" calcext:value-type="float">
            <text:p>0.023492832472876</text:p>
          </table:table-cell>
          <table:table-cell table:formula="of:=0.5*[.CN12]*(([.CN6]-[.CM6])/([.CN1]-[.CM1]))^2" office:value-type="float" office:value="0.0067124574834266" calcext:value-type="float">
            <text:p>0.006712457483427</text:p>
          </table:table-cell>
          <table:table-cell table:formula="of:=0.5*[.CO12]*(([.CO6]-[.CN6])/([.CO1]-[.CN1]))^2" office:value-type="float" office:value="0.00659659235192064" calcext:value-type="float">
            <text:p>0.006596592351921</text:p>
          </table:table-cell>
          <table:table-cell table:formula="of:=0.5*[.CP12]*(([.CP6]-[.CO6])/([.CP1]-[.CO1]))^2" office:value-type="float" office:value="0.057643316443522" calcext:value-type="float">
            <text:p>0.057643316443522</text:p>
          </table:table-cell>
          <table:table-cell table:formula="of:=0.5*[.CQ12]*(([.CQ6]-[.CP6])/([.CQ1]-[.CP1]))^2" office:value-type="float" office:value="0.103208537846393" calcext:value-type="float">
            <text:p>0.103208537846393</text:p>
          </table:table-cell>
          <table:table-cell table:formula="of:=0.5*[.CR12]*(([.CR6]-[.CQ6])/([.CR1]-[.CQ1]))^2" office:value-type="float" office:value="0.000219110126770781" calcext:value-type="float">
            <text:p>0.000219110126771</text:p>
          </table:table-cell>
          <table:table-cell table:formula="of:=0.5*[.CS12]*(([.CS6]-[.CR6])/([.CS1]-[.CR1]))^2" office:value-type="float" office:value="0.0521179360787684" calcext:value-type="float">
            <text:p>0.052117936078769</text:p>
          </table:table-cell>
          <table:table-cell table:formula="of:=0.5*[.CT12]*(([.CT6]-[.CS6])/([.CT1]-[.CS1]))^2" office:value-type="float" office:value="0.0417101160735436" calcext:value-type="float">
            <text:p>0.041710116073544</text:p>
          </table:table-cell>
          <table:table-cell table:formula="of:=0.5*[.CU12]*(([.CU6]-[.CT6])/([.CU1]-[.CT1]))^2" office:value-type="float" office:value="0.00419396077112204" calcext:value-type="float">
            <text:p>0.004193960771122</text:p>
          </table:table-cell>
          <table:table-cell table:formula="of:=0.5*[.CV12]*(([.CV6]-[.CU6])/([.CV1]-[.CU1]))^2" office:value-type="float" office:value="0.0000458328441346816" calcext:value-type="float">
            <text:p>4.58328441346816E-05</text:p>
          </table:table-cell>
          <table:table-cell table:formula="of:=0.5*[.CW12]*(([.CW6]-[.CV6])/([.CW1]-[.CV1]))^2" office:value-type="float" office:value="0.00172425665082421" calcext:value-type="float">
            <text:p>0.001724256650824</text:p>
          </table:table-cell>
          <table:table-cell table:formula="of:=0.5*[.CX12]*(([.CX6]-[.CW6])/([.CX1]-[.CW1]))^2" office:value-type="float" office:value="0.0000000905858556894806" calcext:value-type="float">
            <text:p>9.05858556894806E-08</text:p>
          </table:table-cell>
          <table:table-cell table:formula="of:=0.5*[.CY12]*(([.CY6]-[.CX6])/([.CY1]-[.CX1]))^2" office:value-type="float" office:value="0.000224025244136604" calcext:value-type="float">
            <text:p>0.000224025244137</text:p>
          </table:table-cell>
          <table:table-cell table:formula="of:=0.5*[.CZ12]*(([.CZ6]-[.CY6])/([.CZ1]-[.CY1]))^2" office:value-type="float" office:value="0.000281372610104118" calcext:value-type="float">
            <text:p>0.000281372610104</text:p>
          </table:table-cell>
          <table:table-cell table:formula="of:=0.5*[.DA12]*(([.DA6]-[.CZ6])/([.DA1]-[.CZ1]))^2" office:value-type="float" office:value="0.0017656537100133" calcext:value-type="float">
            <text:p>0.001765653710013</text:p>
          </table:table-cell>
          <table:table-cell table:formula="of:=0.5*[.DB12]*(([.DB6]-[.DA6])/([.DB1]-[.DA1]))^2" office:value-type="float" office:value="0.00322885619328294" calcext:value-type="float">
            <text:p>0.003228856193283</text:p>
          </table:table-cell>
          <table:table-cell table:formula="of:=0.5*[.DC12]*(([.DC6]-[.DB6])/([.DC1]-[.DB1]))^2" office:value-type="float" office:value="0.0115546561002719" calcext:value-type="float">
            <text:p>0.011554656100272</text:p>
          </table:table-cell>
          <table:table-cell table:formula="of:=0.5*[.DD12]*(([.DD6]-[.DC6])/([.DD1]-[.DC1]))^2" office:value-type="float" office:value="0.000246776662411678" calcext:value-type="float">
            <text:p>0.000246776662412</text:p>
          </table:table-cell>
          <table:table-cell table:formula="of:=0.5*[.DE12]*(([.DE6]-[.DD6])/([.DE1]-[.DD1]))^2" office:value-type="float" office:value="0.0595503708185973" calcext:value-type="float">
            <text:p>0.059550370818597</text:p>
          </table:table-cell>
          <table:table-cell table:formula="of:=0.5*[.DF12]*(([.DF6]-[.DE6])/([.DF1]-[.DE1]))^2" office:value-type="float" office:value="0.00109216868421638" calcext:value-type="float">
            <text:p>0.001092168684216</text:p>
          </table:table-cell>
          <table:table-cell table:formula="of:=0.5*[.DG12]*(([.DG6]-[.DF6])/([.DG1]-[.DF1]))^2" office:value-type="float" office:value="0.00321395439396074" calcext:value-type="float">
            <text:p>0.003213954393961</text:p>
          </table:table-cell>
          <table:table-cell table:formula="of:=0.5*[.DH12]*(([.DH6]-[.DG6])/([.DH1]-[.DG1]))^2" office:value-type="float" office:value="0.0602199445984134" calcext:value-type="float">
            <text:p>0.060219944598414</text:p>
          </table:table-cell>
          <table:table-cell table:formula="of:=0.5*[.DI12]*(([.DI6]-[.DH6])/([.DI1]-[.DH1]))^2" office:value-type="float" office:value="0.0398867263464178" calcext:value-type="float">
            <text:p>0.039886726346418</text:p>
          </table:table-cell>
          <table:table-cell table:formula="of:=0.5*[.DJ12]*(([.DJ6]-[.DI6])/([.DJ1]-[.DI1]))^2" office:value-type="float" office:value="0.0019203902729182" calcext:value-type="float">
            <text:p>0.001920390272918</text:p>
          </table:table-cell>
          <table:table-cell table:formula="of:=0.5*[.DK12]*(([.DK6]-[.DJ6])/([.DK1]-[.DJ1]))^2" office:value-type="float" office:value="0.0054300207464121" calcext:value-type="float">
            <text:p>0.005430020746412</text:p>
          </table:table-cell>
          <table:table-cell table:formula="of:=0.5*[.DL12]*(([.DL6]-[.DK6])/([.DL1]-[.DK1]))^2" office:value-type="float" office:value="0.000194958084997139" calcext:value-type="float">
            <text:p>0.000194958084997</text:p>
          </table:table-cell>
          <table:table-cell table:formula="of:=0.5*[.DM12]*(([.DM6]-[.DL6])/([.DM1]-[.DL1]))^2" office:value-type="float" office:value="0.000764307592536579" calcext:value-type="float">
            <text:p>0.000764307592537</text:p>
          </table:table-cell>
          <table:table-cell table:formula="of:=0.5*[.DN12]*(([.DN6]-[.DM6])/([.DN1]-[.DM1]))^2" office:value-type="float" office:value="0.00624012169621333" calcext:value-type="float">
            <text:p>0.006240121696213</text:p>
          </table:table-cell>
          <table:table-cell table:formula="of:=0.5*[.DO12]*(([.DO6]-[.DN6])/([.DO1]-[.DN1]))^2" office:value-type="float" office:value="0.00792890727406188" calcext:value-type="float">
            <text:p>0.007928907274062</text:p>
          </table:table-cell>
          <table:table-cell table:formula="of:=0.5*[.DP12]*(([.DP6]-[.DO6])/([.DP1]-[.DO1]))^2" office:value-type="float" office:value="0.00308277499749427" calcext:value-type="float">
            <text:p>0.003082774997494</text:p>
          </table:table-cell>
          <table:table-cell table:formula="of:=0.5*[.DQ12]*(([.DQ6]-[.DP6])/([.DQ1]-[.DP1]))^2" office:value-type="float" office:value="0.00209989574824935" calcext:value-type="float">
            <text:p>0.002099895748249</text:p>
          </table:table-cell>
          <table:table-cell table:formula="of:=0.5*[.DR12]*(([.DR6]-[.DQ6])/([.DR1]-[.DQ1]))^2" office:value-type="float" office:value="0.00109256505052853" calcext:value-type="float">
            <text:p>0.001092565050529</text:p>
          </table:table-cell>
          <table:table-cell table:formula="of:=0.5*[.DS12]*(([.DS6]-[.DR6])/([.DS1]-[.DR1]))^2" office:value-type="float" office:value="0.0855459454205152" calcext:value-type="float">
            <text:p>0.085545945420515</text:p>
          </table:table-cell>
          <table:table-cell table:formula="of:=0.5*[.DT12]*(([.DT6]-[.DS6])/([.DT1]-[.DS1]))^2" office:value-type="float" office:value="0.0434469571717446" calcext:value-type="float">
            <text:p>0.043446957171745</text:p>
          </table:table-cell>
          <table:table-cell table:formula="of:=0.5*[.DU12]*(([.DU6]-[.DT6])/([.DU1]-[.DT1]))^2" office:value-type="float" office:value="0.0186577927974299" calcext:value-type="float">
            <text:p>0.01865779279743</text:p>
          </table:table-cell>
          <table:table-cell table:formula="of:=0.5*[.DV12]*(([.DV6]-[.DU6])/([.DV1]-[.DU1]))^2" office:value-type="float" office:value="0.0049565146350725" calcext:value-type="float">
            <text:p>0.004956514635073</text:p>
          </table:table-cell>
          <table:table-cell table:formula="of:=0.5*[.DW12]*(([.DW6]-[.DV6])/([.DW1]-[.DV1]))^2" office:value-type="float" office:value="0.000289917229918498" calcext:value-type="float">
            <text:p>0.000289917229918</text:p>
          </table:table-cell>
          <table:table-cell table:formula="of:=0.5*[.DX12]*(([.DX6]-[.DW6])/([.DX1]-[.DW1]))^2" office:value-type="float" office:value="0.0132185251867153" calcext:value-type="float">
            <text:p>0.013218525186715</text:p>
          </table:table-cell>
          <table:table-cell table:formula="of:=0.5*[.DY12]*(([.DY6]-[.DX6])/([.DY1]-[.DX1]))^2" office:value-type="float" office:value="0.116073398660183" calcext:value-type="float">
            <text:p>0.116073398660183</text:p>
          </table:table-cell>
          <table:table-cell table:formula="of:=0.5*[.DZ12]*(([.DZ6]-[.DY6])/([.DZ1]-[.DY1]))^2" office:value-type="float" office:value="0.0573104204763659" calcext:value-type="float">
            <text:p>0.057310420476366</text:p>
          </table:table-cell>
          <table:table-cell table:formula="of:=0.5*[.EA12]*(([.EA6]-[.DZ6])/([.EA1]-[.DZ1]))^2" office:value-type="float" office:value="0.00749437983809181" calcext:value-type="float">
            <text:p>0.007494379838092</text:p>
          </table:table-cell>
          <table:table-cell table:formula="of:=0.5*[.EB12]*(([.EB6]-[.EA6])/([.EB1]-[.EA1]))^2" office:value-type="float" office:value="0.00213756509114453" calcext:value-type="float">
            <text:p>0.002137565091145</text:p>
          </table:table-cell>
          <table:table-cell table:formula="of:=0.5*[.EC12]*(([.EC6]-[.EB6])/([.EC1]-[.EB1]))^2" office:value-type="float" office:value="0.00462747669681095" calcext:value-type="float">
            <text:p>0.004627476696811</text:p>
          </table:table-cell>
          <table:table-cell table:formula="of:=0.5*[.ED12]*(([.ED6]-[.EC6])/([.ED1]-[.EC1]))^2" office:value-type="float" office:value="0.000669529884825746" calcext:value-type="float">
            <text:p>0.000669529884826</text:p>
          </table:table-cell>
          <table:table-cell table:formula="of:=0.5*[.EE12]*(([.EE6]-[.ED6])/([.EE1]-[.ED1]))^2" office:value-type="float" office:value="0.00293574988291304" calcext:value-type="float">
            <text:p>0.002935749882913</text:p>
          </table:table-cell>
          <table:table-cell table:formula="of:=0.5*[.EF12]*(([.EF6]-[.EE6])/([.EF1]-[.EE1]))^2" office:value-type="float" office:value="0.00115337234306155" calcext:value-type="float">
            <text:p>0.001153372343062</text:p>
          </table:table-cell>
          <table:table-cell table:formula="of:=0.5*[.EG12]*(([.EG6]-[.EF6])/([.EG1]-[.EF1]))^2" office:value-type="float" office:value="0.00200458376584477" calcext:value-type="float">
            <text:p>0.002004583765845</text:p>
          </table:table-cell>
          <table:table-cell table:formula="of:=0.5*[.EH12]*(([.EH6]-[.EG6])/([.EH1]-[.EG1]))^2" office:value-type="float" office:value="0.00456783312964953" calcext:value-type="float">
            <text:p>0.00456783312965</text:p>
          </table:table-cell>
          <table:table-cell table:formula="of:=0.5*[.EI12]*(([.EI6]-[.EH6])/([.EI1]-[.EH1]))^2" office:value-type="float" office:value="0.00369166808452031" calcext:value-type="float">
            <text:p>0.00369166808452</text:p>
          </table:table-cell>
          <table:table-cell table:formula="of:=0.5*[.EJ12]*(([.EJ6]-[.EI6])/([.EJ1]-[.EI1]))^2" office:value-type="float" office:value="0.0451905615086979" calcext:value-type="float">
            <text:p>0.045190561508698</text:p>
          </table:table-cell>
          <table:table-cell table:formula="of:=0.5*[.EK12]*(([.EK6]-[.EJ6])/([.EK1]-[.EJ1]))^2" office:value-type="float" office:value="0.000363533605733091" calcext:value-type="float">
            <text:p>0.000363533605733</text:p>
          </table:table-cell>
          <table:table-cell table:formula="of:=0.5*[.EL12]*(([.EL6]-[.EK6])/([.EL1]-[.EK1]))^2" office:value-type="float" office:value="0.0230099485565385" calcext:value-type="float">
            <text:p>0.023009948556539</text:p>
          </table:table-cell>
          <table:table-cell table:formula="of:=0.5*[.EM12]*(([.EM6]-[.EL6])/([.EM1]-[.EL1]))^2" office:value-type="float" office:value="0.00252797569600312" calcext:value-type="float">
            <text:p>0.002527975696003</text:p>
          </table:table-cell>
          <table:table-cell table:formula="of:=0.5*[.EN12]*(([.EN6]-[.EM6])/([.EN1]-[.EM1]))^2" office:value-type="float" office:value="0.0678596768160696" calcext:value-type="float">
            <text:p>0.06785967681607</text:p>
          </table:table-cell>
          <table:table-cell table:formula="of:=0.5*[.EO12]*(([.EO6]-[.EN6])/([.EO1]-[.EN1]))^2" office:value-type="float" office:value="0.00572942892581372" calcext:value-type="float">
            <text:p>0.005729428925814</text:p>
          </table:table-cell>
          <table:table-cell table:formula="of:=0.5*[.EP12]*(([.EP6]-[.EO6])/([.EP1]-[.EO1]))^2" office:value-type="float" office:value="0.00500745889739517" calcext:value-type="float">
            <text:p>0.005007458897395</text:p>
          </table:table-cell>
          <table:table-cell table:formula="of:=0.5*[.EQ12]*(([.EQ6]-[.EP6])/([.EQ1]-[.EP1]))^2" office:value-type="float" office:value="0.00526923009846963" calcext:value-type="float">
            <text:p>0.00526923009847</text:p>
          </table:table-cell>
          <table:table-cell table:formula="of:=0.5*[.ER12]*(([.ER6]-[.EQ6])/([.ER1]-[.EQ1]))^2" office:value-type="float" office:value="0.00498702013658639" calcext:value-type="float">
            <text:p>0.004987020136586</text:p>
          </table:table-cell>
          <table:table-cell table:formula="of:=0.5*[.ES12]*(([.ES6]-[.ER6])/([.ES1]-[.ER1]))^2" office:value-type="float" office:value="0.0127164849660749" calcext:value-type="float">
            <text:p>0.012716484966075</text:p>
          </table:table-cell>
          <table:table-cell table:formula="of:=0.5*[.ET12]*(([.ET6]-[.ES6])/([.ET1]-[.ES1]))^2" office:value-type="float" office:value="0.00230987940665919" calcext:value-type="float">
            <text:p>0.002309879406659</text:p>
          </table:table-cell>
          <table:table-cell table:formula="of:=0.5*[.EU12]*(([.EU6]-[.ET6])/([.EU1]-[.ET1]))^2" office:value-type="float" office:value="0.00041982695367556" calcext:value-type="float">
            <text:p>0.000419826953676</text:p>
          </table:table-cell>
          <table:table-cell table:formula="of:=0.5*[.EV12]*(([.EV6]-[.EU6])/([.EV1]-[.EU1]))^2" office:value-type="float" office:value="0.00149605170860597" calcext:value-type="float">
            <text:p>0.001496051708606</text:p>
          </table:table-cell>
          <table:table-cell table:formula="of:=0.5*[.EW12]*(([.EW6]-[.EV6])/([.EW1]-[.EV1]))^2" office:value-type="float" office:value="0.0790195139867293" calcext:value-type="float">
            <text:p>0.079019513986729</text:p>
          </table:table-cell>
          <table:table-cell table:formula="of:=0.5*[.EX12]*(([.EX6]-[.EW6])/([.EX1]-[.EW1]))^2" office:value-type="float" office:value="0.0286609924108236" calcext:value-type="float">
            <text:p>0.028660992410824</text:p>
          </table:table-cell>
          <table:table-cell table:formula="of:=0.5*[.EY12]*(([.EY6]-[.EX6])/([.EY1]-[.EX1]))^2" office:value-type="float" office:value="0.0117888941992056" calcext:value-type="float">
            <text:p>0.011788894199206</text:p>
          </table:table-cell>
          <table:table-cell table:formula="of:=0.5*[.EZ12]*(([.EZ6]-[.EY6])/([.EZ1]-[.EY1]))^2" office:value-type="float" office:value="0.0000617502142048288" calcext:value-type="float">
            <text:p>6.17502142048288E-05</text:p>
          </table:table-cell>
          <table:table-cell table:formula="of:=0.5*[.FA12]*(([.FA6]-[.EZ6])/([.FA1]-[.EZ1]))^2" office:value-type="float" office:value="0.0769479039050106" calcext:value-type="float">
            <text:p>0.076947903905011</text:p>
          </table:table-cell>
          <table:table-cell table:formula="of:=0.5*[.FB12]*(([.FB6]-[.FA6])/([.FB1]-[.FA1]))^2" office:value-type="float" office:value="0.0030757254403311" calcext:value-type="float">
            <text:p>0.003075725440331</text:p>
          </table:table-cell>
          <table:table-cell table:formula="of:=0.5*[.FC12]*(([.FC6]-[.FB6])/([.FC1]-[.FB1]))^2" office:value-type="float" office:value="0.056200639897876" calcext:value-type="float">
            <text:p>0.056200639897876</text:p>
          </table:table-cell>
          <table:table-cell table:formula="of:=0.5*[.FD12]*(([.FD6]-[.FC6])/([.FD1]-[.FC1]))^2" office:value-type="float" office:value="0.00845695087564714" calcext:value-type="float">
            <text:p>0.008456950875647</text:p>
          </table:table-cell>
          <table:table-cell table:formula="of:=0.5*[.FE12]*(([.FE6]-[.FD6])/([.FE1]-[.FD1]))^2" office:value-type="float" office:value="0.000224177354276139" calcext:value-type="float">
            <text:p>0.000224177354276</text:p>
          </table:table-cell>
          <table:table-cell table:formula="of:=0.5*[.FF12]*(([.FF6]-[.FE6])/([.FF1]-[.FE1]))^2" office:value-type="float" office:value="0.00108057154447133" calcext:value-type="float">
            <text:p>0.001080571544471</text:p>
          </table:table-cell>
          <table:table-cell table:formula="of:=0.5*[.FG12]*(([.FG6]-[.FF6])/([.FG1]-[.FF1]))^2" office:value-type="float" office:value="0.00131222806765091" calcext:value-type="float">
            <text:p>0.001312228067651</text:p>
          </table:table-cell>
          <table:table-cell table:formula="of:=0.5*[.FH12]*(([.FH6]-[.FG6])/([.FH1]-[.FG1]))^2" office:value-type="float" office:value="0.00145414640895492" calcext:value-type="float">
            <text:p>0.001454146408955</text:p>
          </table:table-cell>
          <table:table-cell table:formula="of:=0.5*[.FI12]*(([.FI6]-[.FH6])/([.FI1]-[.FH1]))^2" office:value-type="float" office:value="0.00177929102804159" calcext:value-type="float">
            <text:p>0.001779291028042</text:p>
          </table:table-cell>
          <table:table-cell table:formula="of:=0.5*[.FJ12]*(([.FJ6]-[.FI6])/([.FJ1]-[.FI1]))^2" office:value-type="float" office:value="0.000554950924210172" calcext:value-type="float">
            <text:p>0.00055495092421</text:p>
          </table:table-cell>
          <table:table-cell table:formula="of:=0.5*[.FK12]*(([.FK6]-[.FJ6])/([.FK1]-[.FJ1]))^2" office:value-type="float" office:value="0.0158026716191941" calcext:value-type="float">
            <text:p>0.015802671619194</text:p>
          </table:table-cell>
          <table:table-cell table:formula="of:=0.5*[.FL12]*(([.FL6]-[.FK6])/([.FL1]-[.FK1]))^2" office:value-type="float" office:value="0.00811346823152325" calcext:value-type="float">
            <text:p>0.008113468231523</text:p>
          </table:table-cell>
          <table:table-cell table:formula="of:=0.5*[.FM12]*(([.FM6]-[.FL6])/([.FM1]-[.FL1]))^2" office:value-type="float" office:value="0.032860738890345" calcext:value-type="float">
            <text:p>0.032860738890345</text:p>
          </table:table-cell>
          <table:table-cell table:formula="of:=0.5*[.FN12]*(([.FN6]-[.FM6])/([.FN1]-[.FM1]))^2" office:value-type="float" office:value="0.0184883036141969" calcext:value-type="float">
            <text:p>0.018488303614197</text:p>
          </table:table-cell>
          <table:table-cell table:formula="of:=0.5*[.FO12]*(([.FO6]-[.FN6])/([.FO1]-[.FN1]))^2" office:value-type="float" office:value="0.00132181132080894" calcext:value-type="float">
            <text:p>0.001321811320809</text:p>
          </table:table-cell>
          <table:table-cell table:formula="of:=0.5*[.FP12]*(([.FP6]-[.FO6])/([.FP1]-[.FO1]))^2" office:value-type="float" office:value="0.0129977476277271" calcext:value-type="float">
            <text:p>0.012997747627727</text:p>
          </table:table-cell>
          <table:table-cell table:formula="of:=0.5*[.FQ12]*(([.FQ6]-[.FP6])/([.FQ1]-[.FP1]))^2" office:value-type="float" office:value="0.0085247079780658" calcext:value-type="float">
            <text:p>0.008524707978066</text:p>
          </table:table-cell>
          <table:table-cell table:formula="of:=0.5*[.FR12]*(([.FR6]-[.FQ6])/([.FR1]-[.FQ1]))^2" office:value-type="float" office:value="0.00260280418696339" calcext:value-type="float">
            <text:p>0.002602804186963</text:p>
          </table:table-cell>
          <table:table-cell table:formula="of:=0.5*[.FS12]*(([.FS6]-[.FR6])/([.FS1]-[.FR1]))^2" office:value-type="float" office:value="0.0159244528568299" calcext:value-type="float">
            <text:p>0.01592445285683</text:p>
          </table:table-cell>
          <table:table-cell table:formula="of:=0.5*[.FT12]*(([.FT6]-[.FS6])/([.FT1]-[.FS1]))^2" office:value-type="float" office:value="0.0856957542460428" calcext:value-type="float">
            <text:p>0.085695754246043</text:p>
          </table:table-cell>
          <table:table-cell table:formula="of:=0.5*[.FU12]*(([.FU6]-[.FT6])/([.FU1]-[.FT1]))^2" office:value-type="float" office:value="0.0000306893412415597" calcext:value-type="float">
            <text:p>3.06893412415597E-05</text:p>
          </table:table-cell>
          <table:table-cell table:formula="of:=0.5*[.FV12]*(([.FV6]-[.FU6])/([.FV1]-[.FU1]))^2" office:value-type="float" office:value="0.000690060632824879" calcext:value-type="float">
            <text:p>0.000690060632825</text:p>
          </table:table-cell>
          <table:table-cell table:formula="of:=0.5*[.FW12]*(([.FW6]-[.FV6])/([.FW1]-[.FV1]))^2" office:value-type="float" office:value="0.00193003525499912" calcext:value-type="float">
            <text:p>0.001930035254999</text:p>
          </table:table-cell>
          <table:table-cell table:formula="of:=0.5*[.FX12]*(([.FX6]-[.FW6])/([.FX1]-[.FW1]))^2" office:value-type="float" office:value="0.0032256981975198" calcext:value-type="float">
            <text:p>0.00322569819752</text:p>
          </table:table-cell>
          <table:table-cell table:formula="of:=0.5*[.FY12]*(([.FY6]-[.FX6])/([.FY1]-[.FX1]))^2" office:value-type="float" office:value="0.00301195090707128" calcext:value-type="float">
            <text:p>0.003011950907071</text:p>
          </table:table-cell>
          <table:table-cell table:formula="of:=0.5*[.FZ12]*(([.FZ6]-[.FY6])/([.FZ1]-[.FY1]))^2" office:value-type="float" office:value="0.00454078072185087" calcext:value-type="float">
            <text:p>0.004540780721851</text:p>
          </table:table-cell>
          <table:table-cell table:formula="of:=0.5*[.GA12]*(([.GA6]-[.FZ6])/([.GA1]-[.FZ1]))^2" office:value-type="float" office:value="0.00362243879832716" calcext:value-type="float">
            <text:p>0.003622438798327</text:p>
          </table:table-cell>
          <table:table-cell table:formula="of:=0.5*[.GB12]*(([.GB6]-[.GA6])/([.GB1]-[.GA1]))^2" office:value-type="float" office:value="0.000668340281452275" calcext:value-type="float">
            <text:p>0.000668340281452</text:p>
          </table:table-cell>
          <table:table-cell table:formula="of:=0.5*[.GC12]*(([.GC6]-[.GB6])/([.GC1]-[.GB1]))^2" office:value-type="float" office:value="0.0635698079071679" calcext:value-type="float">
            <text:p>0.063569807907168</text:p>
          </table:table-cell>
          <table:table-cell table:formula="of:=0.5*[.GD12]*(([.GD6]-[.GC6])/([.GD1]-[.GC1]))^2" office:value-type="float" office:value="0.0197851967291254" calcext:value-type="float">
            <text:p>0.019785196729125</text:p>
          </table:table-cell>
          <table:table-cell table:formula="of:=0.5*[.GE12]*(([.GE6]-[.GD6])/([.GE1]-[.GD1]))^2" office:value-type="float" office:value="0.0186704933015387" calcext:value-type="float">
            <text:p>0.018670493301539</text:p>
          </table:table-cell>
          <table:table-cell table:formula="of:=0.5*[.GF12]*(([.GF6]-[.GE6])/([.GF1]-[.GE1]))^2" office:value-type="float" office:value="0.000534572094708147" calcext:value-type="float">
            <text:p>0.000534572094708</text:p>
          </table:table-cell>
          <table:table-cell table:formula="of:=0.5*[.GG12]*(([.GG6]-[.GF6])/([.GG1]-[.GF1]))^2" office:value-type="float" office:value="0.000736824651156496" calcext:value-type="float">
            <text:p>0.000736824651156</text:p>
          </table:table-cell>
          <table:table-cell table:formula="of:=0.5*[.GH12]*(([.GH6]-[.GG6])/([.GH1]-[.GG1]))^2" office:value-type="float" office:value="0.104781817387809" calcext:value-type="float">
            <text:p>0.104781817387809</text:p>
          </table:table-cell>
          <table:table-cell table:formula="of:=0.5*[.GI12]*(([.GI6]-[.GH6])/([.GI1]-[.GH1]))^2" office:value-type="float" office:value="0.0383481537364079" calcext:value-type="float">
            <text:p>0.038348153736408</text:p>
          </table:table-cell>
          <table:table-cell table:formula="of:=0.5*[.GJ12]*(([.GJ6]-[.GI6])/([.GJ1]-[.GI1]))^2" office:value-type="float" office:value="0.019041418400201" calcext:value-type="float">
            <text:p>0.019041418400201</text:p>
          </table:table-cell>
          <table:table-cell table:formula="of:=0.5*[.GK12]*(([.GK6]-[.GJ6])/([.GK1]-[.GJ1]))^2" office:value-type="float" office:value="0.0545667334776835" calcext:value-type="float">
            <text:p>0.054566733477684</text:p>
          </table:table-cell>
          <table:table-cell table:formula="of:=0.5*[.GL12]*(([.GL6]-[.GK6])/([.GL1]-[.GK1]))^2" office:value-type="float" office:value="0.0316613854568904" calcext:value-type="float">
            <text:p>0.031661385456891</text:p>
          </table:table-cell>
          <table:table-cell table:formula="of:=0.5*[.GM12]*(([.GM6]-[.GL6])/([.GM1]-[.GL1]))^2" office:value-type="float" office:value="0.00179946527638045" calcext:value-type="float">
            <text:p>0.00179946527638</text:p>
          </table:table-cell>
          <table:table-cell table:formula="of:=0.5*[.GN12]*(([.GN6]-[.GM6])/([.GN1]-[.GM1]))^2" office:value-type="float" office:value="0.000495466737047617" calcext:value-type="float">
            <text:p>0.000495466737048</text:p>
          </table:table-cell>
          <table:table-cell table:formula="of:=0.5*[.GO12]*(([.GO6]-[.GN6])/([.GO1]-[.GN1]))^2" office:value-type="float" office:value="0.00364561388501697" calcext:value-type="float">
            <text:p>0.003645613885017</text:p>
          </table:table-cell>
          <table:table-cell table:formula="of:=0.5*[.GP12]*(([.GP6]-[.GO6])/([.GP1]-[.GO1]))^2" office:value-type="float" office:value="0.000463903590628335" calcext:value-type="float">
            <text:p>0.000463903590628</text:p>
          </table:table-cell>
          <table:table-cell table:formula="of:=0.5*[.GQ12]*(([.GQ6]-[.GP6])/([.GQ1]-[.GP1]))^2" office:value-type="float" office:value="0.000189983942474876" calcext:value-type="float">
            <text:p>0.000189983942475</text:p>
          </table:table-cell>
          <table:table-cell table:formula="of:=0.5*[.GR12]*(([.GR6]-[.GQ6])/([.GR1]-[.GQ1]))^2" office:value-type="float" office:value="0.00306897449293296" calcext:value-type="float">
            <text:p>0.003068974492933</text:p>
          </table:table-cell>
          <table:table-cell table:formula="of:=0.5*[.GS12]*(([.GS6]-[.GR6])/([.GS1]-[.GR1]))^2" office:value-type="float" office:value="0.00209166215643588" calcext:value-type="float">
            <text:p>0.002091662156436</text:p>
          </table:table-cell>
          <table:table-cell table:formula="of:=0.5*[.GT12]*(([.GT6]-[.GS6])/([.GT1]-[.GS1]))^2" office:value-type="float" office:value="0.049453237985416" calcext:value-type="float">
            <text:p>0.049453237985416</text:p>
          </table:table-cell>
          <table:table-cell table:formula="of:=0.5*[.GU12]*(([.GU6]-[.GT6])/([.GU1]-[.GT1]))^2" office:value-type="float" office:value="0.000912270617595633" calcext:value-type="float">
            <text:p>0.000912270617596</text:p>
          </table:table-cell>
          <table:table-cell table:formula="of:=0.5*[.GV12]*(([.GV6]-[.GU6])/([.GV1]-[.GU1]))^2" office:value-type="float" office:value="0.000741010414021797" calcext:value-type="float">
            <text:p>0.000741010414022</text:p>
          </table:table-cell>
          <table:table-cell table:formula="of:=0.5*[.GW12]*(([.GW6]-[.GV6])/([.GW1]-[.GV1]))^2" office:value-type="float" office:value="0.03347530653584" calcext:value-type="float">
            <text:p>0.03347530653584</text:p>
          </table:table-cell>
          <table:table-cell table:formula="of:=0.5*[.GX12]*(([.GX6]-[.GW6])/([.GX1]-[.GW1]))^2" office:value-type="float" office:value="0.00379153904390984" calcext:value-type="float">
            <text:p>0.00379153904391</text:p>
          </table:table-cell>
          <table:table-cell table:formula="of:=0.5*[.GY12]*(([.GY6]-[.GX6])/([.GY1]-[.GX1]))^2" office:value-type="float" office:value="0.00447976820364804" calcext:value-type="float">
            <text:p>0.004479768203648</text:p>
          </table:table-cell>
          <table:table-cell table:formula="of:=0.5*[.GZ12]*(([.GZ6]-[.GY6])/([.GZ1]-[.GY1]))^2" office:value-type="float" office:value="0.0108421026204111" calcext:value-type="float">
            <text:p>0.010842102620411</text:p>
          </table:table-cell>
          <table:table-cell table:formula="of:=0.5*[.HA12]*(([.HA6]-[.GZ6])/([.HA1]-[.GZ1]))^2" office:value-type="float" office:value="0.0011957256626033" calcext:value-type="float">
            <text:p>0.001195725662603</text:p>
          </table:table-cell>
          <table:table-cell table:formula="of:=0.5*[.HB12]*(([.HB6]-[.HA6])/([.HB1]-[.HA1]))^2" office:value-type="float" office:value="0.0035300261251294" calcext:value-type="float">
            <text:p>0.003530026125129</text:p>
          </table:table-cell>
          <table:table-cell table:formula="of:=0.5*[.HC12]*(([.HC6]-[.HB6])/([.HC1]-[.HB1]))^2" office:value-type="float" office:value="0.00103689051057174" calcext:value-type="float">
            <text:p>0.001036890510572</text:p>
          </table:table-cell>
          <table:table-cell table:formula="of:=0.5*[.HD12]*(([.HD6]-[.HC6])/([.HD1]-[.HC1]))^2" office:value-type="float" office:value="0.00342578382874783" calcext:value-type="float">
            <text:p>0.003425783828748</text:p>
          </table:table-cell>
          <table:table-cell table:formula="of:=0.5*[.HE12]*(([.HE6]-[.HD6])/([.HE1]-[.HD1]))^2" office:value-type="float" office:value="0.000510926889096131" calcext:value-type="float">
            <text:p>0.000510926889096</text:p>
          </table:table-cell>
          <table:table-cell table:formula="of:=0.5*[.HF12]*(([.HF6]-[.HE6])/([.HF1]-[.HE1]))^2" office:value-type="float" office:value="0.00350370465511162" calcext:value-type="float">
            <text:p>0.003503704655112</text:p>
          </table:table-cell>
          <table:table-cell table:formula="of:=0.5*[.HG12]*(([.HG6]-[.HF6])/([.HG1]-[.HF1]))^2" office:value-type="float" office:value="0.0041167962594521" calcext:value-type="float">
            <text:p>0.004116796259452</text:p>
          </table:table-cell>
          <table:table-cell table:formula="of:=0.5*[.HH12]*(([.HH6]-[.HG6])/([.HH1]-[.HG1]))^2" office:value-type="float" office:value="0.0013789502680653" calcext:value-type="float">
            <text:p>0.001378950268065</text:p>
          </table:table-cell>
          <table:table-cell table:formula="of:=0.5*[.HI12]*(([.HI6]-[.HH6])/([.HI1]-[.HH1]))^2" office:value-type="float" office:value="0.000995938289298003" calcext:value-type="float">
            <text:p>0.000995938289298</text:p>
          </table:table-cell>
          <table:table-cell table:formula="of:=0.5*[.HJ12]*(([.HJ6]-[.HI6])/([.HJ1]-[.HI1]))^2" office:value-type="float" office:value="0.000436749688064229" calcext:value-type="float">
            <text:p>0.000436749688064</text:p>
          </table:table-cell>
          <table:table-cell table:formula="of:=0.5*[.HK12]*(([.HK6]-[.HJ6])/([.HK1]-[.HJ1]))^2" office:value-type="float" office:value="0.000351368546472293" calcext:value-type="float">
            <text:p>0.000351368546472</text:p>
          </table:table-cell>
          <table:table-cell table:formula="of:=0.5*[.HL12]*(([.HL6]-[.HK6])/([.HL1]-[.HK1]))^2" office:value-type="float" office:value="0.0851355068759516" calcext:value-type="float">
            <text:p>0.085135506875952</text:p>
          </table:table-cell>
          <table:table-cell table:formula="of:=0.5*[.HM12]*(([.HM6]-[.HL6])/([.HM1]-[.HL1]))^2" office:value-type="float" office:value="0.0128783789950486" calcext:value-type="float">
            <text:p>0.012878378995049</text:p>
          </table:table-cell>
          <table:table-cell table:formula="of:=0.5*[.HN12]*(([.HN6]-[.HM6])/([.HN1]-[.HM1]))^2" office:value-type="float" office:value="0.00795806269704631" calcext:value-type="float">
            <text:p>0.007958062697046</text:p>
          </table:table-cell>
          <table:table-cell table:formula="of:=0.5*[.HO12]*(([.HO6]-[.HN6])/([.HO1]-[.HN1]))^2" office:value-type="float" office:value="0.000334534681940768" calcext:value-type="float">
            <text:p>0.000334534681941</text:p>
          </table:table-cell>
          <table:table-cell table:formula="of:=0.5*[.HP12]*(([.HP6]-[.HO6])/([.HP1]-[.HO1]))^2" office:value-type="float" office:value="0.0147722110233576" calcext:value-type="float">
            <text:p>0.014772211023358</text:p>
          </table:table-cell>
          <table:table-cell table:formula="of:=0.5*[.HQ12]*(([.HQ6]-[.HP6])/([.HQ1]-[.HP1]))^2" office:value-type="float" office:value="0.0277524281946981" calcext:value-type="float">
            <text:p>0.027752428194698</text:p>
          </table:table-cell>
          <table:table-cell table:formula="of:=0.5*[.HR12]*(([.HR6]-[.HQ6])/([.HR1]-[.HQ1]))^2" office:value-type="float" office:value="0.0883933400009552" calcext:value-type="float">
            <text:p>0.088393340000955</text:p>
          </table:table-cell>
          <table:table-cell table:formula="of:=0.5*[.HS12]*(([.HS6]-[.HR6])/([.HS1]-[.HR1]))^2" office:value-type="float" office:value="0.0278789447870252" calcext:value-type="float">
            <text:p>0.027878944787025</text:p>
          </table:table-cell>
          <table:table-cell table:formula="of:=0.5*[.HT12]*(([.HT6]-[.HS6])/([.HT1]-[.HS1]))^2" office:value-type="float" office:value="0.0000347232676477144" calcext:value-type="float">
            <text:p>3.47232676477144E-05</text:p>
          </table:table-cell>
          <table:table-cell table:formula="of:=0.5*[.HU12]*(([.HU6]-[.HT6])/([.HU1]-[.HT1]))^2" office:value-type="float" office:value="0.0548673796958742" calcext:value-type="float">
            <text:p>0.054867379695874</text:p>
          </table:table-cell>
          <table:table-cell table:formula="of:=0.5*[.HV12]*(([.HV6]-[.HU6])/([.HV1]-[.HU1]))^2" office:value-type="float" office:value="0.00934239536044565" calcext:value-type="float">
            <text:p>0.009342395360446</text:p>
          </table:table-cell>
          <table:table-cell table:formula="of:=0.5*[.HW12]*(([.HW6]-[.HV6])/([.HW1]-[.HV1]))^2" office:value-type="float" office:value="0.0000496926140476823" calcext:value-type="float">
            <text:p>4.96926140476823E-05</text:p>
          </table:table-cell>
          <table:table-cell table:formula="of:=0.5*[.HX12]*(([.HX6]-[.HW6])/([.HX1]-[.HW1]))^2" office:value-type="float" office:value="0.00145599260197906" calcext:value-type="float">
            <text:p>0.001455992601979</text:p>
          </table:table-cell>
          <table:table-cell table:formula="of:=0.5*[.HY12]*(([.HY6]-[.HX6])/([.HY1]-[.HX1]))^2" office:value-type="float" office:value="0.00252941751596744" calcext:value-type="float">
            <text:p>0.002529417515967</text:p>
          </table:table-cell>
          <table:table-cell table:formula="of:=0.5*[.HZ12]*(([.HZ6]-[.HY6])/([.HZ1]-[.HY1]))^2" office:value-type="float" office:value="0.000761138465671064" calcext:value-type="float">
            <text:p>0.000761138465671</text:p>
          </table:table-cell>
          <table:table-cell table:formula="of:=0.5*[.IA12]*(([.IA6]-[.HZ6])/([.IA1]-[.HZ1]))^2" office:value-type="float" office:value="0.00292246285513166" calcext:value-type="float">
            <text:p>0.002922462855132</text:p>
          </table:table-cell>
          <table:table-cell table:formula="of:=0.5*[.IB12]*(([.IB6]-[.IA6])/([.IB1]-[.IA1]))^2" office:value-type="float" office:value="0.00474207428869882" calcext:value-type="float">
            <text:p>0.004742074288699</text:p>
          </table:table-cell>
          <table:table-cell table:formula="of:=0.5*[.IC12]*(([.IC6]-[.IB6])/([.IC1]-[.IB1]))^2" office:value-type="float" office:value="0.00583725106409144" calcext:value-type="float">
            <text:p>0.005837251064091</text:p>
          </table:table-cell>
          <table:table-cell table:formula="of:=0.5*[.ID12]*(([.ID6]-[.IC6])/([.ID1]-[.IC1]))^2" office:value-type="float" office:value="0.0539537461873691" calcext:value-type="float">
            <text:p>0.053953746187369</text:p>
          </table:table-cell>
          <table:table-cell table:formula="of:=0.5*[.IE12]*(([.IE6]-[.ID6])/([.IE1]-[.ID1]))^2" office:value-type="float" office:value="0.000569509423199432" calcext:value-type="float">
            <text:p>0.000569509423199</text:p>
          </table:table-cell>
          <table:table-cell table:formula="of:=0.5*[.IF12]*(([.IF6]-[.IE6])/([.IF1]-[.IE1]))^2" office:value-type="float" office:value="0.0161104930348698" calcext:value-type="float">
            <text:p>0.01611049303487</text:p>
          </table:table-cell>
          <table:table-cell table:formula="of:=0.5*[.IG12]*(([.IG6]-[.IF6])/([.IG1]-[.IF1]))^2" office:value-type="float" office:value="0.0153203287756882" calcext:value-type="float">
            <text:p>0.015320328775688</text:p>
          </table:table-cell>
          <table:table-cell table:formula="of:=0.5*[.IH12]*(([.IH6]-[.IG6])/([.IH1]-[.IG1]))^2" office:value-type="float" office:value="0.000100069588854253" calcext:value-type="float">
            <text:p>0.000100069588854</text:p>
          </table:table-cell>
          <table:table-cell table:formula="of:=0.5*[.II12]*(([.II6]-[.IH6])/([.II1]-[.IH1]))^2" office:value-type="float" office:value="0.00752390556434043" calcext:value-type="float">
            <text:p>0.00752390556434</text:p>
          </table:table-cell>
          <table:table-cell table:formula="of:=0.5*[.IJ12]*(([.IJ6]-[.II6])/([.IJ1]-[.II1]))^2" office:value-type="float" office:value="0.0209723877096483" calcext:value-type="float">
            <text:p>0.020972387709648</text:p>
          </table:table-cell>
          <table:table-cell table:formula="of:=0.5*[.IK12]*(([.IK6]-[.IJ6])/([.IK1]-[.IJ1]))^2" office:value-type="float" office:value="0.0268454878834822" calcext:value-type="float">
            <text:p>0.026845487883482</text:p>
          </table:table-cell>
          <table:table-cell table:formula="of:=0.5*[.IL12]*(([.IL6]-[.IK6])/([.IL1]-[.IK1]))^2" office:value-type="float" office:value="0.0131812951618344" calcext:value-type="float">
            <text:p>0.013181295161835</text:p>
          </table:table-cell>
          <table:table-cell table:formula="of:=0.5*[.IM12]*(([.IM6]-[.IL6])/([.IM1]-[.IL1]))^2" office:value-type="float" office:value="0.0202594106570504" calcext:value-type="float">
            <text:p>0.020259410657051</text:p>
          </table:table-cell>
          <table:table-cell table:formula="of:=0.5*[.IN12]*(([.IN6]-[.IM6])/([.IN1]-[.IM1]))^2" office:value-type="float" office:value="0.000499061927022373" calcext:value-type="float">
            <text:p>0.000499061927022</text:p>
          </table:table-cell>
          <table:table-cell table:formula="of:=0.5*[.IO12]*(([.IO6]-[.IN6])/([.IO1]-[.IN1]))^2" office:value-type="float" office:value="0.00149429137863342" calcext:value-type="float">
            <text:p>0.001494291378633</text:p>
          </table:table-cell>
          <table:table-cell table:formula="of:=0.5*[.IP12]*(([.IP6]-[.IO6])/([.IP1]-[.IO1]))^2" office:value-type="float" office:value="0.00283749791910057" calcext:value-type="float">
            <text:p>0.002837497919101</text:p>
          </table:table-cell>
          <table:table-cell table:formula="of:=0.5*[.IQ12]*(([.IQ6]-[.IP6])/([.IQ1]-[.IP1]))^2" office:value-type="float" office:value="0.0000535834178238933" calcext:value-type="float">
            <text:p>5.35834178238933E-05</text:p>
          </table:table-cell>
          <table:table-cell table:formula="of:=0.5*[.IR12]*(([.IR6]-[.IQ6])/([.IR1]-[.IQ1]))^2" office:value-type="float" office:value="0.000113270987874103" calcext:value-type="float">
            <text:p>0.000113270987874</text:p>
          </table:table-cell>
          <table:table-cell table:formula="of:=0.5*[.IS12]*(([.IS6]-[.IR6])/([.IS1]-[.IR1]))^2" office:value-type="float" office:value="0.000180229946525086" calcext:value-type="float">
            <text:p>0.000180229946525</text:p>
          </table:table-cell>
          <table:table-cell table:formula="of:=0.5*[.IT12]*(([.IT6]-[.IS6])/([.IT1]-[.IS1]))^2" office:value-type="float" office:value="0.000000966265135327745" calcext:value-type="float">
            <text:p>9.66265135327745E-07</text:p>
          </table:table-cell>
          <table:table-cell table:formula="of:=0.5*[.IU12]*(([.IU6]-[.IT6])/([.IU1]-[.IT1]))^2" office:value-type="float" office:value="0.00000347105940417545" calcext:value-type="float">
            <text:p>3.47105940417545E-06</text:p>
          </table:table-cell>
          <table:table-cell table:formula="of:=0.5*[.IV12]*(([.IV6]-[.IU6])/([.IV1]-[.IU1]))^2" office:value-type="float" office:value="0.0000211151268418641" calcext:value-type="float">
            <text:p>2.11151268418641E-05</text:p>
          </table:table-cell>
          <table:table-cell table:formula="of:=0.5*[.IW12]*(([.IW6]-[.IV6])/([.IW1]-[.IV1]))^2" office:value-type="float" office:value="0.0000535716746567446" calcext:value-type="float">
            <text:p>5.35716746567446E-05</text:p>
          </table:table-cell>
          <table:table-cell table:formula="of:=0.5*[.IX12]*(([.IX6]-[.IW6])/([.IX1]-[.IW1]))^2" office:value-type="float" office:value="0.0000249256564088732" calcext:value-type="float">
            <text:p>2.49256564088732E-05</text:p>
          </table:table-cell>
          <table:table-cell table:formula="of:=0.5*[.IY12]*(([.IY6]-[.IX6])/([.IY1]-[.IX1]))^2" office:value-type="float" office:value="0.00001104521606459" calcext:value-type="float">
            <text:p>1.104521606459E-05</text:p>
          </table:table-cell>
          <table:table-cell table:formula="of:=0.5*[.IZ12]*(([.IZ6]-[.IY6])/([.IZ1]-[.IY1]))^2" office:value-type="float" office:value="0.00000414882382943386" calcext:value-type="float">
            <text:p>4.14882382943386E-06</text:p>
          </table:table-cell>
          <table:table-cell table:formula="of:=0.5*[.JA12]*(([.JA6]-[.IZ6])/([.JA1]-[.IZ1]))^2" office:value-type="float" office:value="0.00000839683525754714" calcext:value-type="float">
            <text:p>8.39683525754714E-06</text:p>
          </table:table-cell>
          <table:table-cell table:formula="of:=0.5*[.JB12]*(([.JB6]-[.JA6])/([.JB1]-[.JA1]))^2" office:value-type="float" office:value="0.0000130590768791885" calcext:value-type="float">
            <text:p>1.30590768791885E-05</text:p>
          </table:table-cell>
          <table:table-cell table:formula="of:=0.5*[.JC12]*(([.JC6]-[.JB6])/([.JC1]-[.JB1]))^2" office:value-type="float" office:value="0.0000221944158092363" calcext:value-type="float">
            <text:p>2.21944158092363E-05</text:p>
          </table:table-cell>
          <table:table-cell table:formula="of:=0.5*[.JD12]*(([.JD6]-[.JC6])/([.JD1]-[.JC1]))^2" office:value-type="float" office:value="0.000036299270656934" calcext:value-type="float">
            <text:p>3.6299270656934E-05</text:p>
          </table:table-cell>
          <table:table-cell table:formula="of:=0.5*[.JE12]*(([.JE6]-[.JD6])/([.JE1]-[.JD1]))^2" office:value-type="float" office:value="0.00000140667292849967" calcext:value-type="float">
            <text:p>1.40667292849967E-06</text:p>
          </table:table-cell>
          <table:table-cell table:formula="of:=0.5*[.JF12]*(([.JF6]-[.JE6])/([.JF1]-[.JE1]))^2" office:value-type="float" office:value="0.0000010626098124803" calcext:value-type="float">
            <text:p>1.0626098124803E-06</text:p>
          </table:table-cell>
          <table:table-cell table:formula="of:=0.5*[.JG12]*(([.JG6]-[.JF6])/([.JG1]-[.JF1]))^2" office:value-type="float" office:value="0.00000232934877644359" calcext:value-type="float">
            <text:p>2.32934877644359E-06</text:p>
          </table:table-cell>
          <table:table-cell table:formula="of:=0.5*[.JH12]*(([.JH6]-[.JG6])/([.JH1]-[.JG1]))^2" office:value-type="float" office:value="0.00000107712677254873" calcext:value-type="float">
            <text:p>1.07712677254873E-06</text:p>
          </table:table-cell>
          <table:table-cell table:formula="of:=0.5*[.JI12]*(([.JI6]-[.JH6])/([.JI1]-[.JH1]))^2" office:value-type="float" office:value="0.00000210449229558618" calcext:value-type="float">
            <text:p>2.10449229558618E-06</text:p>
          </table:table-cell>
          <table:table-cell table:formula="of:=0.5*[.JJ12]*(([.JJ6]-[.JI6])/([.JJ1]-[.JI1]))^2" office:value-type="float" office:value="0.000000659847945164492" calcext:value-type="float">
            <text:p>6.59847945164492E-07</text:p>
          </table:table-cell>
          <table:table-cell table:formula="of:=0.5*[.JK12]*(([.JK6]-[.JJ6])/([.JK1]-[.JJ1]))^2" office:value-type="float" office:value="0.0000206140819300553" calcext:value-type="float">
            <text:p>2.06140819300553E-05</text:p>
          </table:table-cell>
          <table:table-cell table:formula="of:=0.5*[.JL12]*(([.JL6]-[.JK6])/([.JL1]-[.JK1]))^2" office:value-type="float" office:value="0.00000135521611440111" calcext:value-type="float">
            <text:p>1.35521611440111E-06</text:p>
          </table:table-cell>
          <table:table-cell table:formula="of:=0.5*[.JM12]*(([.JM6]-[.JL6])/([.JM1]-[.JL1]))^2" office:value-type="float" office:value="0.0000015534456321524" calcext:value-type="float">
            <text:p>1.5534456321524E-06</text:p>
          </table:table-cell>
          <table:table-cell table:formula="of:=0.5*[.JN12]*(([.JN6]-[.JM6])/([.JN1]-[.JM1]))^2" office:value-type="float" office:value="0.00000000288400130595697" calcext:value-type="float">
            <text:p>2.88400130595697E-09</text:p>
          </table:table-cell>
          <table:table-cell table:formula="of:=0.5*[.JO12]*(([.JO6]-[.JN6])/([.JO1]-[.JN1]))^2" office:value-type="float" office:value="0.000000064193627474783" calcext:value-type="float">
            <text:p>6.4193627474783E-08</text:p>
          </table:table-cell>
          <table:table-cell table:formula="of:=0.5*[.JP12]*(([.JP6]-[.JO6])/([.JP1]-[.JO1]))^2" office:value-type="float" office:value="0.000000577624909534695" calcext:value-type="float">
            <text:p>5.77624909534695E-07</text:p>
          </table:table-cell>
          <table:table-cell table:formula="of:=0.5*[.JQ12]*(([.JQ6]-[.JP6])/([.JQ1]-[.JP1]))^2" office:value-type="float" office:value="0.000000724025930377053" calcext:value-type="float">
            <text:p>7.24025930377053E-07</text:p>
          </table:table-cell>
          <table:table-cell table:formula="of:=0.5*[.JR12]*(([.JR6]-[.JQ6])/([.JR1]-[.JQ1]))^2" office:value-type="float" office:value="0.000000696805052695138" calcext:value-type="float">
            <text:p>6.96805052695138E-07</text:p>
          </table:table-cell>
          <table:table-cell table:formula="of:=0.5*[.JS12]*(([.JS6]-[.JR6])/([.JS1]-[.JR1]))^2" office:value-type="float" office:value="0.000000423858647452106" calcext:value-type="float">
            <text:p>4.23858647452106E-07</text:p>
          </table:table-cell>
          <table:table-cell table:formula="of:=0.5*[.JT12]*(([.JT6]-[.JS6])/([.JT1]-[.JS1]))^2" office:value-type="float" office:value="0.000000105651140799863" calcext:value-type="float">
            <text:p>1.05651140799863E-07</text:p>
          </table:table-cell>
          <table:table-cell table:formula="of:=0.5*[.JU12]*(([.JU6]-[.JT6])/([.JU1]-[.JT1]))^2" office:value-type="float" office:value="0.0000000438926448646879" calcext:value-type="float">
            <text:p>4.38926448646879E-08</text:p>
          </table:table-cell>
          <table:table-cell table:formula="of:=0.5*[.JV12]*(([.JV6]-[.JU6])/([.JV1]-[.JU1]))^2" office:value-type="float" office:value="0.000000872503696952308" calcext:value-type="float">
            <text:p>8.72503696952308E-07</text:p>
          </table:table-cell>
          <table:table-cell table:formula="of:=0.5*[.JW12]*(([.JW6]-[.JV6])/([.JW1]-[.JV1]))^2" office:value-type="float" office:value="0.000000146935025155554" calcext:value-type="float">
            <text:p>1.46935025155554E-07</text:p>
          </table:table-cell>
          <table:table-cell table:formula="of:=0.5*[.JX12]*(([.JX6]-[.JW6])/([.JX1]-[.JW1]))^2" office:value-type="float" office:value="0.00000135204911779489" calcext:value-type="float">
            <text:p>1.35204911779489E-06</text:p>
          </table:table-cell>
          <table:table-cell table:formula="of:=0.5*[.JY12]*(([.JY6]-[.JX6])/([.JY1]-[.JX1]))^2" office:value-type="float" office:value="0.000000000433071974637365" calcext:value-type="float">
            <text:p>4.33071974637365E-10</text:p>
          </table:table-cell>
          <table:table-cell table:formula="of:=0.5*[.JZ12]*(([.JZ6]-[.JY6])/([.JZ1]-[.JY1]))^2" office:value-type="float" office:value="0.0000000882421021005321" calcext:value-type="float">
            <text:p>8.82421021005321E-08</text:p>
          </table:table-cell>
          <table:table-cell table:formula="of:=0.5*[.KA12]*(([.KA6]-[.JZ6])/([.KA1]-[.JZ1]))^2" office:value-type="float" office:value="0.0000000927810895181035" calcext:value-type="float">
            <text:p>9.27810895181035E-08</text:p>
          </table:table-cell>
          <table:table-cell table:formula="of:=0.5*[.KB12]*(([.KB6]-[.KA6])/([.KB1]-[.KA1]))^2" office:value-type="float" office:value="0.0000000452223738229401" calcext:value-type="float">
            <text:p>4.52223738229401E-08</text:p>
          </table:table-cell>
          <table:table-cell table:formula="of:=0.5*[.KC12]*(([.KC6]-[.KB6])/([.KC1]-[.KB1]))^2" office:value-type="float" office:value="0.000000750025596056253" calcext:value-type="float">
            <text:p>7.50025596056253E-07</text:p>
          </table:table-cell>
          <table:table-cell table:formula="of:=0.5*[.KD12]*(([.KD6]-[.KC6])/([.KD1]-[.KC1]))^2" office:value-type="float" office:value="0.000000406264427970098" calcext:value-type="float">
            <text:p>4.06264427970098E-07</text:p>
          </table:table-cell>
          <table:table-cell table:formula="of:=0.5*[.KE12]*(([.KE6]-[.KD6])/([.KE1]-[.KD1]))^2" office:value-type="float" office:value="0.000000861838089929271" calcext:value-type="float">
            <text:p>8.61838089929271E-07</text:p>
          </table:table-cell>
          <table:table-cell table:formula="of:=0.5*[.KF12]*(([.KF6]-[.KE6])/([.KF1]-[.KE1]))^2" office:value-type="float" office:value="0.000000217286750710871" calcext:value-type="float">
            <text:p>2.17286750710871E-07</text:p>
          </table:table-cell>
          <table:table-cell table:formula="of:=0.5*[.KG12]*(([.KG6]-[.KF6])/([.KG1]-[.KF1]))^2" office:value-type="float" office:value="0.000000696026393417788" calcext:value-type="float">
            <text:p>6.96026393417788E-07</text:p>
          </table:table-cell>
          <table:table-cell table:formula="of:=0.5*[.KH12]*(([.KH6]-[.KG6])/([.KH1]-[.KG1]))^2" office:value-type="float" office:value="0.0000000387486876046699" calcext:value-type="float">
            <text:p>3.87486876046699E-08</text:p>
          </table:table-cell>
          <table:table-cell table:formula="of:=0.5*[.KI12]*(([.KI6]-[.KH6])/([.KI1]-[.KH1]))^2" office:value-type="float" office:value="0.000000267277358848696" calcext:value-type="float">
            <text:p>2.67277358848696E-07</text:p>
          </table:table-cell>
          <table:table-cell table:formula="of:=0.5*[.KJ12]*(([.KJ6]-[.KI6])/([.KJ1]-[.KI1]))^2" office:value-type="float" office:value="0.000000373488586164249" calcext:value-type="float">
            <text:p>3.73488586164249E-07</text:p>
          </table:table-cell>
          <table:table-cell table:formula="of:=0.5*[.KK12]*(([.KK6]-[.KJ6])/([.KK1]-[.KJ1]))^2" office:value-type="float" office:value="0.000000111120707220507" calcext:value-type="float">
            <text:p>1.11120707220507E-07</text:p>
          </table:table-cell>
          <table:table-cell table:formula="of:=0.5*[.KL12]*(([.KL6]-[.KK6])/([.KL1]-[.KK1]))^2" office:value-type="float" office:value="0.00000000480922628020674" calcext:value-type="float">
            <text:p>4.80922628020674E-09</text:p>
          </table:table-cell>
          <table:table-cell table:formula="of:=0.5*[.KM12]*(([.KM6]-[.KL6])/([.KM1]-[.KL1]))^2" office:value-type="float" office:value="0.000000384347556375897" calcext:value-type="float">
            <text:p>3.84347556375897E-07</text:p>
          </table:table-cell>
          <table:table-cell table:formula="of:=0.5*[.KN12]*(([.KN6]-[.KM6])/([.KN1]-[.KM1]))^2" office:value-type="float" office:value="0.0000000314825101202923" calcext:value-type="float">
            <text:p>3.14825101202923E-08</text:p>
          </table:table-cell>
          <table:table-cell table:formula="of:=0.5*[.KO12]*(([.KO6]-[.KN6])/([.KO1]-[.KN1]))^2" office:value-type="float" office:value="0.000000000984072319656217" calcext:value-type="float">
            <text:p>9.84072319656217E-10</text:p>
          </table:table-cell>
          <table:table-cell table:formula="of:=0.5*[.KP12]*(([.KP6]-[.KO6])/([.KP1]-[.KO1]))^2" office:value-type="float" office:value="0.000000210580541990728" calcext:value-type="float">
            <text:p>2.10580541990728E-07</text:p>
          </table:table-cell>
          <table:table-cell table:formula="of:=0.5*[.KQ12]*(([.KQ6]-[.KP6])/([.KQ1]-[.KP1]))^2" office:value-type="float" office:value="0.000000129297098738031" calcext:value-type="float">
            <text:p>1.29297098738031E-07</text:p>
          </table:table-cell>
          <table:table-cell table:formula="of:=0.5*[.KR12]*(([.KR6]-[.KQ6])/([.KR1]-[.KQ1]))^2" office:value-type="float" office:value="0.00000000144652665625035" calcext:value-type="float">
            <text:p>1.44652665625035E-09</text:p>
          </table:table-cell>
          <table:table-cell table:formula="of:=0.5*[.KS12]*(([.KS6]-[.KR6])/([.KS1]-[.KR1]))^2" office:value-type="float" office:value="0.000000170821234884037" calcext:value-type="float">
            <text:p>1.70821234884037E-07</text:p>
          </table:table-cell>
          <table:table-cell table:formula="of:=0.5*[.KT12]*(([.KT6]-[.KS6])/([.KT1]-[.KS1]))^2" office:value-type="float" office:value="0.0000010667091482337" calcext:value-type="float">
            <text:p>1.0667091482337E-06</text:p>
          </table:table-cell>
          <table:table-cell table:formula="of:=0.5*[.KU12]*(([.KU6]-[.KT6])/([.KU1]-[.KT1]))^2" office:value-type="float" office:value="0.000000382748903059236" calcext:value-type="float">
            <text:p>3.82748903059236E-07</text:p>
          </table:table-cell>
          <table:table-cell table:formula="of:=0.5*[.KV12]*(([.KV6]-[.KU6])/([.KV1]-[.KU1]))^2" office:value-type="float" office:value="0.000000205482861838626" calcext:value-type="float">
            <text:p>2.05482861838626E-07</text:p>
          </table:table-cell>
          <table:table-cell table:formula="of:=0.5*[.KW12]*(([.KW6]-[.KV6])/([.KW1]-[.KV1]))^2" office:value-type="float" office:value="0.00000000295202059866886" calcext:value-type="float">
            <text:p>2.95202059866886E-09</text:p>
          </table:table-cell>
          <table:table-cell table:formula="of:=0.5*[.KX12]*(([.KX6]-[.KW6])/([.KX1]-[.KW1]))^2" office:value-type="float" office:value="0.00000163012324342103" calcext:value-type="float">
            <text:p>1.63012324342103E-06</text:p>
          </table:table-cell>
          <table:table-cell table:formula="of:=0.5*[.KY12]*(([.KY6]-[.KX6])/([.KY1]-[.KX1]))^2" office:value-type="float" office:value="0.000000129439672166099" calcext:value-type="float">
            <text:p>1.29439672166099E-07</text:p>
          </table:table-cell>
          <table:table-cell table:formula="of:=0.5*[.KZ12]*(([.KZ6]-[.KY6])/([.KZ1]-[.KY1]))^2" office:value-type="float" office:value="0.000000184166915704968" calcext:value-type="float">
            <text:p>1.84166915704968E-07</text:p>
          </table:table-cell>
          <table:table-cell table:formula="of:=0.5*[.LA12]*(([.LA6]-[.KZ6])/([.LA1]-[.KZ1]))^2" office:value-type="float" office:value="0.000000092077301021122" calcext:value-type="float">
            <text:p>9.2077301021122E-08</text:p>
          </table:table-cell>
          <table:table-cell table:formula="of:=0.5*[.LB12]*(([.LB6]-[.LA6])/([.LB1]-[.LA1]))^2" office:value-type="float" office:value="0.0000000236219070890755" calcext:value-type="float">
            <text:p>2.36219070890755E-08</text:p>
          </table:table-cell>
          <table:table-cell table:formula="of:=0.5*[.LC12]*(([.LC6]-[.LB6])/([.LC1]-[.LB1]))^2" office:value-type="float" office:value="0.000000359332654408653" calcext:value-type="float">
            <text:p>3.59332654408653E-07</text:p>
          </table:table-cell>
          <table:table-cell table:formula="of:=0.5*[.LD12]*(([.LD6]-[.LC6])/([.LD1]-[.LC1]))^2" office:value-type="float" office:value="0.000000136204731905354" calcext:value-type="float">
            <text:p>1.36204731905354E-07</text:p>
          </table:table-cell>
          <table:table-cell table:formula="of:=0.5*[.LE12]*(([.LE6]-[.LD6])/([.LE1]-[.LD1]))^2" office:value-type="float" office:value="0.000000142260804502308" calcext:value-type="float">
            <text:p>1.42260804502308E-07</text:p>
          </table:table-cell>
          <table:table-cell table:formula="of:=0.5*[.LF12]*(([.LF6]-[.LE6])/([.LF1]-[.LE1]))^2" office:value-type="float" office:value="0.00000151454238596156" calcext:value-type="float">
            <text:p>1.51454238596156E-06</text:p>
          </table:table-cell>
          <table:table-cell table:formula="of:=0.5*[.LG12]*(([.LG6]-[.LF6])/([.LG1]-[.LF1]))^2" office:value-type="float" office:value="0.000000721798158393332" calcext:value-type="float">
            <text:p>7.21798158393332E-07</text:p>
          </table:table-cell>
          <table:table-cell table:formula="of:=0.5*[.LH12]*(([.LH6]-[.LG6])/([.LH1]-[.LG1]))^2" office:value-type="float" office:value="0.000000193659395266263" calcext:value-type="float">
            <text:p>1.93659395266263E-07</text:p>
          </table:table-cell>
          <table:table-cell table:formula="of:=0.5*[.LI12]*(([.LI6]-[.LH6])/([.LI1]-[.LH1]))^2" office:value-type="float" office:value="0.000000368757036728788" calcext:value-type="float">
            <text:p>3.68757036728788E-07</text:p>
          </table:table-cell>
          <table:table-cell table:formula="of:=0.5*[.LJ12]*(([.LJ6]-[.LI6])/([.LJ1]-[.LI1]))^2" office:value-type="float" office:value="0.0000000574039744480177" calcext:value-type="float">
            <text:p>5.74039744480177E-08</text:p>
          </table:table-cell>
          <table:table-cell table:formula="of:=0.5*[.LK12]*(([.LK6]-[.LJ6])/([.LK1]-[.LJ1]))^2" office:value-type="float" office:value="0.00000000311608748443493" calcext:value-type="float">
            <text:p>3.11608748443493E-09</text:p>
          </table:table-cell>
          <table:table-cell table:formula="of:=0.5*[.LL12]*(([.LL6]-[.LK6])/([.LL1]-[.LK1]))^2" office:value-type="float" office:value="0.000000294394449394755" calcext:value-type="float">
            <text:p>2.94394449394755E-07</text:p>
          </table:table-cell>
          <table:table-cell table:formula="of:=0.5*[.LM12]*(([.LM6]-[.LL6])/([.LM1]-[.LL1]))^2" office:value-type="float" office:value="0.0000000223100705444966" calcext:value-type="float">
            <text:p>2.23100705444966E-08</text:p>
          </table:table-cell>
          <table:table-cell table:formula="of:=0.5*[.LN12]*(([.LN6]-[.LM6])/([.LN1]-[.LM1]))^2" office:value-type="float" office:value="0.0000000426533087446541" calcext:value-type="float">
            <text:p>4.26533087446541E-08</text:p>
          </table:table-cell>
          <table:table-cell table:formula="of:=0.5*[.LO12]*(([.LO6]-[.LN6])/([.LO1]-[.LN1]))^2" office:value-type="float" office:value="0.000000017249945229967" calcext:value-type="float">
            <text:p>1.7249945229967E-08</text:p>
          </table:table-cell>
          <table:table-cell table:formula="of:=0.5*[.LP12]*(([.LP6]-[.LO6])/([.LP1]-[.LO1]))^2" office:value-type="float" office:value="0.0000000575936342868183" calcext:value-type="float">
            <text:p>5.75936342868183E-08</text:p>
          </table:table-cell>
          <table:table-cell table:formula="of:=0.5*[.LQ12]*(([.LQ6]-[.LP6])/([.LQ1]-[.LP1]))^2" office:value-type="float" office:value="0.00000000726343935201082" calcext:value-type="float">
            <text:p>7.26343935201082E-09</text:p>
          </table:table-cell>
          <table:table-cell table:formula="of:=0.5*[.LR12]*(([.LR6]-[.LQ6])/([.LR1]-[.LQ1]))^2" office:value-type="float" office:value="0.000000397557640957262" calcext:value-type="float">
            <text:p>3.97557640957262E-07</text:p>
          </table:table-cell>
          <table:table-cell table:formula="of:=0.5*[.LS12]*(([.LS6]-[.LR6])/([.LS1]-[.LR1]))^2" office:value-type="float" office:value="0.000000597211291240204" calcext:value-type="float">
            <text:p>5.97211291240204E-07</text:p>
          </table:table-cell>
          <table:table-cell table:formula="of:=0.5*[.LT12]*(([.LT6]-[.LS6])/([.LT1]-[.LS1]))^2" office:value-type="float" office:value="0.000000630329055911654" calcext:value-type="float">
            <text:p>6.30329055911654E-07</text:p>
          </table:table-cell>
          <table:table-cell table:formula="of:=0.5*[.LU12]*(([.LU6]-[.LT6])/([.LU1]-[.LT1]))^2" office:value-type="float" office:value="0.000000140046100567619" calcext:value-type="float">
            <text:p>1.40046100567619E-07</text:p>
          </table:table-cell>
          <table:table-cell table:formula="of:=0.5*[.LV12]*(([.LV6]-[.LU6])/([.LV1]-[.LU1]))^2" office:value-type="float" office:value="0.00000259085137339924" calcext:value-type="float">
            <text:p>2.59085137339924E-06</text:p>
          </table:table-cell>
          <table:table-cell table:formula="of:=0.5*[.LW12]*(([.LW6]-[.LV6])/([.LW1]-[.LV1]))^2" office:value-type="float" office:value="0.0000029959699117529" calcext:value-type="float">
            <text:p>2.9959699117529E-06</text:p>
          </table:table-cell>
          <table:table-cell table:formula="of:=0.5*[.LX12]*(([.LX6]-[.LW6])/([.LX1]-[.LW1]))^2" office:value-type="float" office:value="0.0000000439058562110854" calcext:value-type="float">
            <text:p>4.39058562110854E-08</text:p>
          </table:table-cell>
          <table:table-cell table:formula="of:=0.5*[.LY12]*(([.LY6]-[.LX6])/([.LY1]-[.LX1]))^2" office:value-type="float" office:value="0.000000000467552206437987" calcext:value-type="float">
            <text:p>4.67552206437987E-10</text:p>
          </table:table-cell>
          <table:table-cell table:formula="of:=0.5*[.LZ12]*(([.LZ6]-[.LY6])/([.LZ1]-[.LY1]))^2" office:value-type="float" office:value="0.0000000518830590389871" calcext:value-type="float">
            <text:p>5.18830590389871E-08</text:p>
          </table:table-cell>
          <table:table-cell table:formula="of:=0.5*[.MA12]*(([.MA6]-[.LZ6])/([.MA1]-[.LZ1]))^2" office:value-type="float" office:value="0.00000163645107759318" calcext:value-type="float">
            <text:p>1.63645107759318E-06</text:p>
          </table:table-cell>
          <table:table-cell table:formula="of:=0.5*[.MB12]*(([.MB6]-[.MA6])/([.MB1]-[.MA1]))^2" office:value-type="float" office:value="0.000000168659836825147" calcext:value-type="float">
            <text:p>1.68659836825147E-07</text:p>
          </table:table-cell>
          <table:table-cell table:formula="of:=0.5*[.MC12]*(([.MC6]-[.MB6])/([.MC1]-[.MB1]))^2" office:value-type="float" office:value="0.000000000249485038402251" calcext:value-type="float">
            <text:p>2.49485038402251E-10</text:p>
          </table:table-cell>
          <table:table-cell table:formula="of:=0.5*[.MD12]*(([.MD6]-[.MC6])/([.MD1]-[.MC1]))^2" office:value-type="float" office:value="0.0000000992514013330934" calcext:value-type="float">
            <text:p>9.92514013330934E-08</text:p>
          </table:table-cell>
          <table:table-cell table:formula="of:=0.5*[.ME12]*(([.ME6]-[.MD6])/([.ME1]-[.MD1]))^2" office:value-type="float" office:value="0.00000000575352816061715" calcext:value-type="float">
            <text:p>5.75352816061715E-09</text:p>
          </table:table-cell>
          <table:table-cell table:formula="of:=0.5*[.MF12]*(([.MF6]-[.ME6])/([.MF1]-[.ME1]))^2" office:value-type="float" office:value="0.0000000177056985455629" calcext:value-type="float">
            <text:p>1.77056985455629E-08</text:p>
          </table:table-cell>
          <table:table-cell table:formula="of:=0.5*[.MG12]*(([.MG6]-[.MF6])/([.MG1]-[.MF1]))^2" office:value-type="float" office:value="0.000000439505389246951" calcext:value-type="float">
            <text:p>4.39505389246951E-07</text:p>
          </table:table-cell>
          <table:table-cell table:formula="of:=0.5*[.MH12]*(([.MH6]-[.MG6])/([.MH1]-[.MG1]))^2" office:value-type="float" office:value="0.000000266487654017119" calcext:value-type="float">
            <text:p>2.66487654017119E-07</text:p>
          </table:table-cell>
          <table:table-cell table:formula="of:=0.5*[.MI12]*(([.MI6]-[.MH6])/([.MI1]-[.MH1]))^2" office:value-type="float" office:value="0.0000000294702647173979" calcext:value-type="float">
            <text:p>2.94702647173979E-08</text:p>
          </table:table-cell>
          <table:table-cell table:formula="of:=0.5*[.MJ12]*(([.MJ6]-[.MI6])/([.MJ1]-[.MI1]))^2" office:value-type="float" office:value="0.0000000583105119614617" calcext:value-type="float">
            <text:p>5.83105119614617E-08</text:p>
          </table:table-cell>
          <table:table-cell table:formula="of:=0.5*[.MK12]*(([.MK6]-[.MJ6])/([.MK1]-[.MJ1]))^2" office:value-type="float" office:value="0.000000108476156034532" calcext:value-type="float">
            <text:p>1.08476156034532E-07</text:p>
          </table:table-cell>
          <table:table-cell table:formula="of:=0.5*[.ML12]*(([.ML6]-[.MK6])/([.ML1]-[.MK1]))^2" office:value-type="float" office:value="0.0000000515159893565555" calcext:value-type="float">
            <text:p>5.15159893565555E-08</text:p>
          </table:table-cell>
          <table:table-cell table:formula="of:=0.5*[.MM12]*(([.MM6]-[.ML6])/([.MM1]-[.ML1]))^2" office:value-type="float" office:value="0.0000000787898472819781" calcext:value-type="float">
            <text:p>7.87898472819781E-08</text:p>
          </table:table-cell>
          <table:table-cell table:formula="of:=0.5*[.MN12]*(([.MN6]-[.MM6])/([.MN1]-[.MM1]))^2" office:value-type="float" office:value="0.000000478907957436682" calcext:value-type="float">
            <text:p>4.78907957436682E-07</text:p>
          </table:table-cell>
          <table:table-cell table:formula="of:=0.5*[.MO12]*(([.MO6]-[.MN6])/([.MO1]-[.MN1]))^2" office:value-type="float" office:value="0.00000239568900296811" calcext:value-type="float">
            <text:p>2.39568900296811E-06</text:p>
          </table:table-cell>
          <table:table-cell table:formula="of:=0.5*[.MP12]*(([.MP6]-[.MO6])/([.MP1]-[.MO1]))^2" office:value-type="float" office:value="0.000000441292648505009" calcext:value-type="float">
            <text:p>4.41292648505009E-07</text:p>
          </table:table-cell>
          <table:table-cell table:formula="of:=0.5*[.MQ12]*(([.MQ6]-[.MP6])/([.MQ1]-[.MP1]))^2" office:value-type="float" office:value="0.0000000810780536652629" calcext:value-type="float">
            <text:p>8.10780536652629E-08</text:p>
          </table:table-cell>
          <table:table-cell table:formula="of:=0.5*[.MR12]*(([.MR6]-[.MQ6])/([.MR1]-[.MQ1]))^2" office:value-type="float" office:value="0.000272617671136909" calcext:value-type="float">
            <text:p>0.000272617671137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Q13])" office:value-type="float" office:value="2.60504751376233" calcext:value-type="float">
            <text:p>2.60504751376233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Q14])" office:value-type="float" office:value="3.40543953706509" calcext:value-type="float">
            <text:p>3.40543953706509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01048705082742" calcext:value-type="float">
            <text:p>6.01048705082742</text:p>
          </table:table-cell>
          <table:table-cell table:formula="of:=[.B17]+[.C9]" office:value-type="float" office:value="19.6572329280738" calcext:value-type="float">
            <text:p>19.6572329280738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5:59.473096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6:13.230135710</dc:date>
    <meta:editing-duration>PT3M24S</meta:editing-duration>
    <meta:editing-cycles>6</meta:editing-cycles>
    <meta:generator>LibreOffice/6.4.7.2$Linux_X86_64 LibreOffice_project/40$Build-2</meta:generator>
    <meta:document-statistic meta:table-count="1" meta:cell-count="41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4cm" svg:height="15.506cm" xlink:href=".." xlink:type="simple" chart:class="chart:scatter" chart:row-mapping="0 1" chart:style-name="ch1">
        <chart:legend chart:legend-position="end" svg:x="24.265cm" svg:y="7.205cm" style:legend-expansion="high" chart:style-name="ch2"/>
        <chart:plot-area chart:style-name="ch3" table:cell-range-address="tfoot6.B1:tfoot6.MQ1 tfoot6.A6:tfoot6.MQ6 tfoot6.A8:tfoot6.MQ8" chart:data-source-has-labels="both" svg:x="0.55cm" svg:y="0.31cm" svg:width="23.165cm" svg:height="14.886cm">
          <chartooo:coordinate-region svg:x="1.568cm" svg:y="0.509cm" svg:width="21.96cm" svg:height="14.488cm"/>
          <chart:axis chart:dimension="x" chart:name="primary-x" chart:style-name="ch4" chartooo:axis-type="auto">
            <chart:categories table:cell-range-address="tfoot6.B1:tfoot6.M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6.B6:tfoot6.MQ6" chart:label-cell-address="tfoot6.A6:tfoot6.A6" chart:class="chart:scatter">
            <chart:domain table:cell-range-address="tfoot6.B1:tfoot6.MQ1"/>
            <chart:data-point chart:repeated="354"/>
          </chart:series>
          <chart:series chart:style-name="ch7" chart:values-cell-range-address="tfoot6.B8:tfoot6.MQ8" chart:label-cell-address="tfoot6.A8:tfoot6.A8" chart:class="chart:scatter">
            <chart:data-point chart:repeated="3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6.B1:tfoot6.MQ1</svg:desc>
                </draw:g>
              </table:table-cell>
              <table:table-cell office:value-type="float" office:value="0.0667135715484619">
                <text:p>0.0667135715484619</text:p>
              </table:table-cell>
              <table:table-cell office:value-type="float" office:value="0.133427143096924">
                <text:p>0.133427143096924</text:p>
              </table:table-cell>
              <table:table-cell office:value-type="float" office:value="0.200140714645386">
                <text:p>0.200140714645386</text:p>
              </table:table-cell>
              <table:table-cell office:value-type="float" office:value="0.233497381210327">
                <text:p>0.233497381210327</text:p>
              </table:table-cell>
              <table:table-cell office:value-type="float" office:value="0.300210952758789">
                <text:p>0.300210952758789</text:p>
              </table:table-cell>
              <table:table-cell office:value-type="float" office:value="0.333568096160889">
                <text:p>0.333568096160889</text:p>
              </table:table-cell>
              <table:table-cell office:value-type="float" office:value="0.36692476272583">
                <text:p>0.36692476272583</text:p>
              </table:table-cell>
              <table:table-cell office:value-type="float" office:value="0.433638334274292">
                <text:p>0.433638334274292</text:p>
              </table:table-cell>
              <table:table-cell office:value-type="float" office:value="0.466995000839233">
                <text:p>0.466995000839233</text:p>
              </table:table-cell>
              <table:table-cell office:value-type="float" office:value="0.500351667404175">
                <text:p>0.500351667404175</text:p>
              </table:table-cell>
              <table:table-cell office:value-type="float" office:value="0.567065238952637">
                <text:p>0.567065238952637</text:p>
              </table:table-cell>
              <table:table-cell office:value-type="float" office:value="0.600421905517578">
                <text:p>0.600421905517578</text:p>
              </table:table-cell>
              <table:table-cell office:value-type="float" office:value="0.633778810501099">
                <text:p>0.633778810501099</text:p>
              </table:table-cell>
              <table:table-cell office:value-type="float" office:value="0.700492143630981">
                <text:p>0.700492143630981</text:p>
              </table:table-cell>
              <table:table-cell office:value-type="float" office:value="0.733849048614502">
                <text:p>0.733849048614502</text:p>
              </table:table-cell>
              <table:table-cell office:value-type="float" office:value="0.767205715179443">
                <text:p>0.767205715179443</text:p>
              </table:table-cell>
              <table:table-cell office:value-type="float" office:value="0.800562381744385">
                <text:p>0.800562381744385</text:p>
              </table:table-cell>
              <table:table-cell office:value-type="float" office:value="0.867276191711426">
                <text:p>0.867276191711426</text:p>
              </table:table-cell>
              <table:table-cell office:value-type="float" office:value="0.967347621917725">
                <text:p>0.967347621917725</text:p>
              </table:table-cell>
              <table:table-cell office:value-type="float" office:value="1.03406167030334">
                <text:p>1.03406167030334</text:p>
              </table:table-cell>
              <table:table-cell office:value-type="float" office:value="1.10077571868896">
                <text:p>1.10077571868896</text:p>
              </table:table-cell>
              <table:table-cell office:value-type="float" office:value="1.16748976707459">
                <text:p>1.16748976707459</text:p>
              </table:table-cell>
              <table:table-cell office:value-type="float" office:value="1.26756119728088">
                <text:p>1.26756119728088</text:p>
              </table:table-cell>
              <table:table-cell office:value-type="float" office:value="1.3342752456665">
                <text:p>1.3342752456665</text:p>
              </table:table-cell>
              <table:table-cell office:value-type="float" office:value="1.36763215065002">
                <text:p>1.36763215065002</text:p>
              </table:table-cell>
              <table:table-cell office:value-type="float" office:value="1.40098929405212">
                <text:p>1.40098929405212</text:p>
              </table:table-cell>
              <table:table-cell office:value-type="float" office:value="1.43434643745422">
                <text:p>1.43434643745422</text:p>
              </table:table-cell>
              <table:table-cell office:value-type="float" office:value="1.46770358085632">
                <text:p>1.46770358085632</text:p>
              </table:table-cell>
              <table:table-cell office:value-type="float" office:value="1.50106048583984">
                <text:p>1.50106048583984</text:p>
              </table:table-cell>
              <table:table-cell office:value-type="float" office:value="1.56777453422546">
                <text:p>1.56777453422546</text:p>
              </table:table-cell>
              <table:table-cell office:value-type="float" office:value="1.60113167762756">
                <text:p>1.60113167762756</text:p>
              </table:table-cell>
              <table:table-cell office:value-type="float" office:value="1.63448858261108">
                <text:p>1.63448858261108</text:p>
              </table:table-cell>
              <table:table-cell office:value-type="float" office:value="1.66784572601318">
                <text:p>1.66784572601318</text:p>
              </table:table-cell>
              <table:table-cell office:value-type="float" office:value="1.70120286941528">
                <text:p>1.70120286941528</text:p>
              </table:table-cell>
              <table:table-cell office:value-type="float" office:value="1.7345597743988">
                <text:p>1.7345597743988</text:p>
              </table:table-cell>
              <table:table-cell office:value-type="float" office:value="1.80127382278442">
                <text:p>1.80127382278442</text:p>
              </table:table-cell>
              <table:table-cell office:value-type="float" office:value="1.83463096618652">
                <text:p>1.83463096618652</text:p>
              </table:table-cell>
              <table:table-cell office:value-type="float" office:value="1.86798787117004">
                <text:p>1.86798787117004</text:p>
              </table:table-cell>
              <table:table-cell office:value-type="float" office:value="1.90134453773499">
                <text:p>1.90134453773499</text:p>
              </table:table-cell>
              <table:table-cell office:value-type="float" office:value="1.93470144271851">
                <text:p>1.93470144271851</text:p>
              </table:table-cell>
              <table:table-cell office:value-type="float" office:value="1.96805858612061">
                <text:p>1.96805858612061</text:p>
              </table:table-cell>
              <table:table-cell office:value-type="float" office:value="2.03477215766907">
                <text:p>2.03477215766907</text:p>
              </table:table-cell>
              <table:table-cell office:value-type="float" office:value="2.06812906265259">
                <text:p>2.06812906265259</text:p>
              </table:table-cell>
              <table:table-cell office:value-type="float" office:value="2.13484263420105">
                <text:p>2.13484263420105</text:p>
              </table:table-cell>
              <table:table-cell office:value-type="float" office:value="2.30162692070007">
                <text:p>2.30162692070007</text:p>
              </table:table-cell>
              <table:table-cell office:value-type="float" office:value="2.33498382568359">
                <text:p>2.33498382568359</text:p>
              </table:table-cell>
              <table:table-cell office:value-type="float" office:value="2.40169739723206">
                <text:p>2.40169739723206</text:p>
              </table:table-cell>
              <table:table-cell office:value-type="float" office:value="2.50176763534546">
                <text:p>2.50176763534546</text:p>
              </table:table-cell>
              <table:table-cell office:value-type="float" office:value="2.86869382858276">
                <text:p>2.86869382858276</text:p>
              </table:table-cell>
              <table:table-cell office:value-type="float" office:value="3.10219979286194">
                <text:p>3.10219979286194</text:p>
              </table:table-cell>
              <table:table-cell office:value-type="float" office:value="3.16891598701477">
                <text:p>3.16891598701477</text:p>
              </table:table-cell>
              <table:table-cell office:value-type="float" office:value="3.26899003982544">
                <text:p>3.26899003982544</text:p>
              </table:table-cell>
              <table:table-cell office:value-type="float" office:value="3.30234837532043">
                <text:p>3.30234837532043</text:p>
              </table:table-cell>
              <table:table-cell office:value-type="float" office:value="3.33570623397827">
                <text:p>3.33570623397827</text:p>
              </table:table-cell>
              <table:table-cell office:value-type="float" office:value="3.4357807636261">
                <text:p>3.4357807636261</text:p>
              </table:table-cell>
              <table:table-cell office:value-type="float" office:value="3.63592934608459">
                <text:p>3.63592934608459</text:p>
              </table:table-cell>
              <table:table-cell office:value-type="float" office:value="3.70264530181885">
                <text:p>3.70264530181885</text:p>
              </table:table-cell>
              <table:table-cell office:value-type="float" office:value="3.76936173439026">
                <text:p>3.76936173439026</text:p>
              </table:table-cell>
              <table:table-cell office:value-type="float" office:value="3.93615055084229">
                <text:p>3.93615055084229</text:p>
              </table:table-cell>
              <table:table-cell office:value-type="float" office:value="4.00286531448364">
                <text:p>4.00286531448364</text:p>
              </table:table-cell>
              <table:table-cell office:value-type="float" office:value="4.03622269630432">
                <text:p>4.03622269630432</text:p>
              </table:table-cell>
              <table:table-cell office:value-type="float" office:value="4.13629531860352">
                <text:p>4.13629531860352</text:p>
              </table:table-cell>
              <table:table-cell office:value-type="float" office:value="4.16965270042419">
                <text:p>4.16965270042419</text:p>
              </table:table-cell>
              <table:table-cell office:value-type="float" office:value="4.20301008224487">
                <text:p>4.20301008224487</text:p>
              </table:table-cell>
              <table:table-cell office:value-type="float" office:value="4.23636746406555">
                <text:p>4.23636746406555</text:p>
              </table:table-cell>
              <table:table-cell office:value-type="float" office:value="4.26972532272339">
                <text:p>4.26972532272339</text:p>
              </table:table-cell>
              <table:table-cell office:value-type="float" office:value="4.30308270454407">
                <text:p>4.30308270454407</text:p>
              </table:table-cell>
              <table:table-cell office:value-type="float" office:value="4.36979746818543">
                <text:p>4.36979746818543</text:p>
              </table:table-cell>
              <table:table-cell office:value-type="float" office:value="4.43651223182678">
                <text:p>4.43651223182678</text:p>
              </table:table-cell>
              <table:table-cell office:value-type="float" office:value="4.53658485412598">
                <text:p>4.53658485412598</text:p>
              </table:table-cell>
              <table:table-cell office:value-type="float" office:value="4.60329961776733">
                <text:p>4.60329961776733</text:p>
              </table:table-cell>
              <table:table-cell office:value-type="float" office:value="4.67001485824585">
                <text:p>4.67001485824585</text:p>
              </table:table-cell>
              <table:table-cell office:value-type="float" office:value="4.73672962188721">
                <text:p>4.73672962188721</text:p>
              </table:table-cell>
              <table:table-cell office:value-type="float" office:value="4.8368022441864">
                <text:p>4.8368022441864</text:p>
              </table:table-cell>
              <table:table-cell office:value-type="float" office:value="4.87015914916992">
                <text:p>4.87015914916992</text:p>
              </table:table-cell>
              <table:table-cell office:value-type="float" office:value="4.93687295913696">
                <text:p>4.93687295913696</text:p>
              </table:table-cell>
              <table:table-cell office:value-type="float" office:value="5.003586769104">
                <text:p>5.003586769104</text:p>
              </table:table-cell>
              <table:table-cell office:value-type="float" office:value="5.20372867584229">
                <text:p>5.20372867584229</text:p>
              </table:table-cell>
              <table:table-cell office:value-type="float" office:value="5.53729796409607">
                <text:p>5.53729796409607</text:p>
              </table:table-cell>
              <table:table-cell office:value-type="float" office:value="5.60401177406311">
                <text:p>5.60401177406311</text:p>
              </table:table-cell>
              <table:table-cell office:value-type="float" office:value="5.63736844062805">
                <text:p>5.63736844062805</text:p>
              </table:table-cell>
              <table:table-cell office:value-type="float" office:value="5.70408248901367">
                <text:p>5.70408248901367</text:p>
              </table:table-cell>
              <table:table-cell office:value-type="float" office:value="5.77079629898071">
                <text:p>5.77079629898071</text:p>
              </table:table-cell>
              <table:table-cell office:value-type="float" office:value="5.83750987052918">
                <text:p>5.83750987052918</text:p>
              </table:table-cell>
              <table:table-cell office:value-type="float" office:value="5.90422606468201">
                <text:p>5.90422606468201</text:p>
              </table:table-cell>
              <table:table-cell office:value-type="float" office:value="6.0042998790741">
                <text:p>6.0042998790741</text:p>
              </table:table-cell>
              <table:table-cell office:value-type="float" office:value="6.1377317905426">
                <text:p>6.1377317905426</text:p>
              </table:table-cell>
              <table:table-cell office:value-type="float" office:value="6.20444774627686">
                <text:p>6.20444774627686</text:p>
              </table:table-cell>
              <table:table-cell office:value-type="float" office:value="6.27116370201111">
                <text:p>6.27116370201111</text:p>
              </table:table-cell>
              <table:table-cell office:value-type="float" office:value="6.30452156066895">
                <text:p>6.30452156066895</text:p>
              </table:table-cell>
              <table:table-cell office:value-type="float" office:value="6.37123775482178">
                <text:p>6.37123775482178</text:p>
              </table:table-cell>
              <table:table-cell office:value-type="float" office:value="6.40459561347961">
                <text:p>6.40459561347961</text:p>
              </table:table-cell>
              <table:table-cell office:value-type="float" office:value="6.57138562202454">
                <text:p>6.57138562202454</text:p>
              </table:table-cell>
              <table:table-cell office:value-type="float" office:value="6.60474371910095">
                <text:p>6.60474371910095</text:p>
              </table:table-cell>
              <table:table-cell office:value-type="float" office:value="6.67145991325378">
                <text:p>6.67145991325378</text:p>
              </table:table-cell>
              <table:table-cell office:value-type="float" office:value="6.73817563056946">
                <text:p>6.73817563056946</text:p>
              </table:table-cell>
              <table:table-cell office:value-type="float" office:value="6.80489182472229">
                <text:p>6.80489182472229</text:p>
              </table:table-cell>
              <table:table-cell office:value-type="float" office:value="6.83824992179871">
                <text:p>6.83824992179871</text:p>
              </table:table-cell>
              <table:table-cell office:value-type="float" office:value="6.90496349334717">
                <text:p>6.90496349334717</text:p>
              </table:table-cell>
              <table:table-cell office:value-type="float" office:value="6.93832015991211">
                <text:p>6.93832015991211</text:p>
              </table:table-cell>
              <table:table-cell office:value-type="float" office:value="6.97167682647705">
                <text:p>6.97167682647705</text:p>
              </table:table-cell>
              <table:table-cell office:value-type="float" office:value="7.03839039802551">
                <text:p>7.03839039802551</text:p>
              </table:table-cell>
              <table:table-cell office:value-type="float" office:value="7.07174730300903">
                <text:p>7.07174730300903</text:p>
              </table:table-cell>
              <table:table-cell office:value-type="float" office:value="7.10510420799255">
                <text:p>7.10510420799255</text:p>
              </table:table-cell>
              <table:table-cell office:value-type="float" office:value="7.1384608745575">
                <text:p>7.1384608745575</text:p>
              </table:table-cell>
              <table:table-cell office:value-type="float" office:value="7.17181754112244">
                <text:p>7.17181754112244</text:p>
              </table:table-cell>
              <table:table-cell office:value-type="float" office:value="7.27188777923584">
                <text:p>7.27188777923584</text:p>
              </table:table-cell>
              <table:table-cell office:value-type="float" office:value="7.40531468391418">
                <text:p>7.40531468391418</text:p>
              </table:table-cell>
              <table:table-cell office:value-type="float" office:value="7.43867135047913">
                <text:p>7.43867135047913</text:p>
              </table:table-cell>
              <table:table-cell office:value-type="float" office:value="7.47202801704407">
                <text:p>7.47202801704407</text:p>
              </table:table-cell>
              <table:table-cell office:value-type="float" office:value="7.53874135017395">
                <text:p>7.53874135017395</text:p>
              </table:table-cell>
              <table:table-cell office:value-type="float" office:value="7.63881134986877">
                <text:p>7.63881134986877</text:p>
              </table:table-cell>
              <table:table-cell office:value-type="float" office:value="8.20588207244873">
                <text:p>8.20588207244873</text:p>
              </table:table-cell>
              <table:table-cell office:value-type="float" office:value="8.27259659767151">
                <text:p>8.27259659767151</text:p>
              </table:table-cell>
              <table:table-cell office:value-type="float" office:value="8.30595397949219">
                <text:p>8.30595397949219</text:p>
              </table:table-cell>
              <table:table-cell office:value-type="float" office:value="8.33931112289429">
                <text:p>8.33931112289429</text:p>
              </table:table-cell>
              <table:table-cell office:value-type="float" office:value="8.40602564811707">
                <text:p>8.40602564811707</text:p>
              </table:table-cell>
              <table:table-cell office:value-type="float" office:value="8.47274041175842">
                <text:p>8.47274041175842</text:p>
              </table:table-cell>
              <table:table-cell office:value-type="float" office:value="8.5394549369812">
                <text:p>8.5394549369812</text:p>
              </table:table-cell>
              <table:table-cell office:value-type="float" office:value="8.60616946220398">
                <text:p>8.60616946220398</text:p>
              </table:table-cell>
              <table:table-cell office:value-type="float" office:value="8.73959875106812">
                <text:p>8.73959875106812</text:p>
              </table:table-cell>
              <table:table-cell office:value-type="float" office:value="8.77295613288879">
                <text:p>8.77295613288879</text:p>
              </table:table-cell>
              <table:table-cell office:value-type="float" office:value="8.80631327629089">
                <text:p>8.80631327629089</text:p>
              </table:table-cell>
              <table:table-cell office:value-type="float" office:value="8.87302851676941">
                <text:p>8.87302851676941</text:p>
              </table:table-cell>
              <table:table-cell office:value-type="float" office:value="8.90638637542725">
                <text:p>8.90638637542725</text:p>
              </table:table-cell>
              <table:table-cell office:value-type="float" office:value="8.93974423408508">
                <text:p>8.93974423408508</text:p>
              </table:table-cell>
              <table:table-cell office:value-type="float" office:value="9.13989114761353">
                <text:p>9.13989114761353</text:p>
              </table:table-cell>
              <table:table-cell office:value-type="float" office:value="9.30668044090271">
                <text:p>9.30668044090271</text:p>
              </table:table-cell>
              <table:table-cell office:value-type="float" office:value="9.37339639663696">
                <text:p>9.37339639663696</text:p>
              </table:table-cell>
              <table:table-cell office:value-type="float" office:value="9.44011187553406">
                <text:p>9.44011187553406</text:p>
              </table:table-cell>
              <table:table-cell office:value-type="float" office:value="9.47346997261047">
                <text:p>9.47346997261047</text:p>
              </table:table-cell>
              <table:table-cell office:value-type="float" office:value="9.54018568992615">
                <text:p>9.54018568992615</text:p>
              </table:table-cell>
              <table:table-cell office:value-type="float" office:value="9.57354331016541">
                <text:p>9.57354331016541</text:p>
              </table:table-cell>
              <table:table-cell office:value-type="float" office:value="9.60690116882324">
                <text:p>9.60690116882324</text:p>
              </table:table-cell>
              <table:table-cell office:value-type="float" office:value="9.64025926589966">
                <text:p>9.64025926589966</text:p>
              </table:table-cell>
              <table:table-cell office:value-type="float" office:value="9.6736171245575">
                <text:p>9.6736171245575</text:p>
              </table:table-cell>
              <table:table-cell office:value-type="float" office:value="9.74033284187317">
                <text:p>9.74033284187317</text:p>
              </table:table-cell>
              <table:table-cell office:value-type="float" office:value="9.87376356124878">
                <text:p>9.87376356124878</text:p>
              </table:table-cell>
              <table:table-cell office:value-type="float" office:value="9.97383451461792">
                <text:p>9.97383451461792</text:p>
              </table:table-cell>
              <table:table-cell office:value-type="float" office:value="10.1072626113892">
                <text:p>10.1072626113892</text:p>
              </table:table-cell>
              <table:table-cell office:value-type="float" office:value="10.2073335647583">
                <text:p>10.2073335647583</text:p>
              </table:table-cell>
              <table:table-cell office:value-type="float" office:value="10.4408323764801">
                <text:p>10.4408323764801</text:p>
              </table:table-cell>
              <table:table-cell office:value-type="float" office:value="10.8077583312988">
                <text:p>10.8077583312988</text:p>
              </table:table-cell>
              <table:table-cell office:value-type="float" office:value="10.8744735717773">
                <text:p>10.8744735717773</text:p>
              </table:table-cell>
              <table:table-cell office:value-type="float" office:value="10.9078316688538">
                <text:p>10.9078316688538</text:p>
              </table:table-cell>
              <table:table-cell office:value-type="float" office:value="10.9411897659302">
                <text:p>10.9411897659302</text:p>
              </table:table-cell>
              <table:table-cell office:value-type="float" office:value="11.007905960083">
                <text:p>11.007905960083</text:p>
              </table:table-cell>
              <table:table-cell office:value-type="float" office:value="11.0746221542358">
                <text:p>11.0746221542358</text:p>
              </table:table-cell>
              <table:table-cell office:value-type="float" office:value="11.1413385868073">
                <text:p>11.1413385868073</text:p>
              </table:table-cell>
              <table:table-cell office:value-type="float" office:value="11.2080547809601">
                <text:p>11.2080547809601</text:p>
              </table:table-cell>
              <table:table-cell office:value-type="float" office:value="11.3414876461029">
                <text:p>11.3414876461029</text:p>
              </table:table-cell>
              <table:table-cell office:value-type="float" office:value="11.3748457431793">
                <text:p>11.3748457431793</text:p>
              </table:table-cell>
              <table:table-cell office:value-type="float" office:value="11.4415624141693">
                <text:p>11.4415624141693</text:p>
              </table:table-cell>
              <table:table-cell office:value-type="float" office:value="11.4749205112457">
                <text:p>11.4749205112457</text:p>
              </table:table-cell>
              <table:table-cell office:value-type="float" office:value="11.6750702857971">
                <text:p>11.6750702857971</text:p>
              </table:table-cell>
              <table:table-cell office:value-type="float" office:value="11.8085033893585">
                <text:p>11.8085033893585</text:p>
              </table:table-cell>
              <table:table-cell office:value-type="float" office:value="11.8752205371857">
                <text:p>11.8752205371857</text:p>
              </table:table-cell>
              <table:table-cell office:value-type="float" office:value="11.9419386386871">
                <text:p>11.9419386386871</text:p>
              </table:table-cell>
              <table:table-cell office:value-type="float" office:value="12.0086569786072">
                <text:p>12.0086569786072</text:p>
              </table:table-cell>
              <table:table-cell office:value-type="float" office:value="12.0753748416901">
                <text:p>12.0753748416901</text:p>
              </table:table-cell>
              <table:table-cell office:value-type="float" office:value="12.1420931816101">
                <text:p>12.1420931816101</text:p>
              </table:table-cell>
              <table:table-cell office:value-type="float" office:value="12.2088115215302">
                <text:p>12.2088115215302</text:p>
              </table:table-cell>
              <table:table-cell office:value-type="float" office:value="12.2421708106995">
                <text:p>12.2421708106995</text:p>
              </table:table-cell>
              <table:table-cell office:value-type="float" office:value="12.3088891506195">
                <text:p>12.3088891506195</text:p>
              </table:table-cell>
              <table:table-cell office:value-type="float" office:value="12.3422484397888">
                <text:p>12.3422484397888</text:p>
              </table:table-cell>
              <table:table-cell office:value-type="float" office:value="12.5757632255554">
                <text:p>12.5757632255554</text:p>
              </table:table-cell>
              <table:table-cell office:value-type="float" office:value="12.6424820423126">
                <text:p>12.6424820423126</text:p>
              </table:table-cell>
              <table:table-cell office:value-type="float" office:value="12.7092010974884">
                <text:p>12.7092010974884</text:p>
              </table:table-cell>
              <table:table-cell office:value-type="float" office:value="12.7759199142456">
                <text:p>12.7759199142456</text:p>
              </table:table-cell>
              <table:table-cell office:value-type="float" office:value="12.8426387310028">
                <text:p>12.8426387310028</text:p>
              </table:table-cell>
              <table:table-cell office:value-type="float" office:value="12.9093532562256">
                <text:p>12.9093532562256</text:p>
              </table:table-cell>
              <table:table-cell office:value-type="float" office:value="12.9427101612091">
                <text:p>12.9427101612091</text:p>
              </table:table-cell>
              <table:table-cell office:value-type="float" office:value="13.0094244480133">
                <text:p>13.0094244480133</text:p>
              </table:table-cell>
              <table:table-cell office:value-type="float" office:value="13.0427815914154">
                <text:p>13.0427815914154</text:p>
              </table:table-cell>
              <table:table-cell office:value-type="float" office:value="13.3429956436157">
                <text:p>13.3429956436157</text:p>
              </table:table-cell>
              <table:table-cell office:value-type="float" office:value="13.3763530254364">
                <text:p>13.3763530254364</text:p>
              </table:table-cell>
              <table:table-cell office:value-type="float" office:value="13.443067073822">
                <text:p>13.443067073822</text:p>
              </table:table-cell>
              <table:table-cell office:value-type="float" office:value="13.5097811222076">
                <text:p>13.5097811222076</text:p>
              </table:table-cell>
              <table:table-cell office:value-type="float" office:value="13.5431382656097">
                <text:p>13.5431382656097</text:p>
              </table:table-cell>
              <table:table-cell office:value-type="float" office:value="13.6098523139954">
                <text:p>13.6098523139954</text:p>
              </table:table-cell>
              <table:table-cell office:value-type="float" office:value="13.6765668392181">
                <text:p>13.6765668392181</text:p>
              </table:table-cell>
              <table:table-cell office:value-type="float" office:value="13.7432808876038">
                <text:p>13.7432808876038</text:p>
              </table:table-cell>
              <table:table-cell office:value-type="float" office:value="13.9100689888">
                <text:p>13.9100689888</text:p>
              </table:table-cell>
              <table:table-cell office:value-type="float" office:value="13.943427324295">
                <text:p>13.943427324295</text:p>
              </table:table-cell>
              <table:table-cell office:value-type="float" office:value="14.0101442337036">
                <text:p>14.0101442337036</text:p>
              </table:table-cell>
              <table:table-cell office:value-type="float" office:value="14.0435025691986">
                <text:p>14.0435025691986</text:p>
              </table:table-cell>
              <table:table-cell office:value-type="float" office:value="14.0768609046936">
                <text:p>14.0768609046936</text:p>
              </table:table-cell>
              <table:table-cell office:value-type="float" office:value="14.2436535358429">
                <text:p>14.2436535358429</text:p>
              </table:table-cell>
              <table:table-cell office:value-type="float" office:value="14.2770118713379">
                <text:p>14.2770118713379</text:p>
              </table:table-cell>
              <table:table-cell office:value-type="float" office:value="14.3437287807465">
                <text:p>14.3437287807465</text:p>
              </table:table-cell>
              <table:table-cell office:value-type="float" office:value="14.4438045024872">
                <text:p>14.4438045024872</text:p>
              </table:table-cell>
              <table:table-cell office:value-type="float" office:value="14.4771630764008">
                <text:p>14.4771630764008</text:p>
              </table:table-cell>
              <table:table-cell office:value-type="float" office:value="14.5438799858093">
                <text:p>14.5438799858093</text:p>
              </table:table-cell>
              <table:table-cell office:value-type="float" office:value="14.6105971336365">
                <text:p>14.6105971336365</text:p>
              </table:table-cell>
              <table:table-cell office:value-type="float" office:value="14.6439557075501">
                <text:p>14.6439557075501</text:p>
              </table:table-cell>
              <table:table-cell office:value-type="float" office:value="14.7106728553772">
                <text:p>14.7106728553772</text:p>
              </table:table-cell>
              <table:table-cell office:value-type="float" office:value="14.7773900032043">
                <text:p>14.7773900032043</text:p>
              </table:table-cell>
              <table:table-cell office:value-type="float" office:value="14.8441071510315">
                <text:p>14.8441071510315</text:p>
              </table:table-cell>
              <table:table-cell office:value-type="float" office:value="14.9108219146729">
                <text:p>14.9108219146729</text:p>
              </table:table-cell>
              <table:table-cell office:value-type="float" office:value="15.0442516803741">
                <text:p>15.0442516803741</text:p>
              </table:table-cell>
              <table:table-cell office:value-type="float" office:value="15.1109664440155">
                <text:p>15.1109664440155</text:p>
              </table:table-cell>
              <table:table-cell office:value-type="float" office:value="15.1776812076569">
                <text:p>15.1776812076569</text:p>
              </table:table-cell>
              <table:table-cell office:value-type="float" office:value="15.2443962097168">
                <text:p>15.2443962097168</text:p>
              </table:table-cell>
              <table:table-cell office:value-type="float" office:value="15.3111109733582">
                <text:p>15.3111109733582</text:p>
              </table:table-cell>
              <table:table-cell office:value-type="float" office:value="15.4111831188202">
                <text:p>15.4111831188202</text:p>
              </table:table-cell>
              <table:table-cell office:value-type="float" office:value="15.4778978824615">
                <text:p>15.4778978824615</text:p>
              </table:table-cell>
              <table:table-cell office:value-type="float" office:value="15.5112552642822">
                <text:p>15.5112552642822</text:p>
              </table:table-cell>
              <table:table-cell office:value-type="float" office:value="15.5446126461029">
                <text:p>15.5446126461029</text:p>
              </table:table-cell>
              <table:table-cell office:value-type="float" office:value="15.7113997936249">
                <text:p>15.7113997936249</text:p>
              </table:table-cell>
              <table:table-cell office:value-type="float" office:value="15.9449021816254">
                <text:p>15.9449021816254</text:p>
              </table:table-cell>
              <table:table-cell office:value-type="float" office:value="16.0116176605225">
                <text:p>16.0116176605225</text:p>
              </table:table-cell>
              <table:table-cell office:value-type="float" office:value="16.0783331394196">
                <text:p>16.0783331394196</text:p>
              </table:table-cell>
              <table:table-cell office:value-type="float" office:value="16.1450483798981">
                <text:p>16.1450483798981</text:p>
              </table:table-cell>
              <table:table-cell office:value-type="float" office:value="16.2117638587952">
                <text:p>16.2117638587952</text:p>
              </table:table-cell>
              <table:table-cell office:value-type="float" office:value="16.2784790992737">
                <text:p>16.2784790992737</text:p>
              </table:table-cell>
              <table:table-cell office:value-type="float" office:value="16.3118367195129">
                <text:p>16.3118367195129</text:p>
              </table:table-cell>
              <table:table-cell office:value-type="float" office:value="16.3451945781708">
                <text:p>16.3451945781708</text:p>
              </table:table-cell>
              <table:table-cell office:value-type="float" office:value="16.5119826793671">
                <text:p>16.5119826793671</text:p>
              </table:table-cell>
              <table:table-cell office:value-type="float" office:value="16.5786983966827">
                <text:p>16.5786983966827</text:p>
              </table:table-cell>
              <table:table-cell office:value-type="float" office:value="16.612056016922">
                <text:p>16.612056016922</text:p>
              </table:table-cell>
              <table:table-cell office:value-type="float" office:value="16.6454136371613">
                <text:p>16.6454136371613</text:p>
              </table:table-cell>
              <table:table-cell office:value-type="float" office:value="16.6787712574005">
                <text:p>16.6787712574005</text:p>
              </table:table-cell>
              <table:table-cell office:value-type="float" office:value="16.7121291160584">
                <text:p>16.7121291160584</text:p>
              </table:table-cell>
              <table:table-cell office:value-type="float" office:value="16.8455595970154">
                <text:p>16.8455595970154</text:p>
              </table:table-cell>
              <table:table-cell office:value-type="float" office:value="16.9122738838196">
                <text:p>16.9122738838196</text:p>
              </table:table-cell>
              <table:table-cell office:value-type="float" office:value="16.9789879322052">
                <text:p>16.9789879322052</text:p>
              </table:table-cell>
              <table:table-cell office:value-type="float" office:value="17.0457017421722">
                <text:p>17.0457017421722</text:p>
              </table:table-cell>
              <table:table-cell office:value-type="float" office:value="17.0790588855743">
                <text:p>17.0790588855743</text:p>
              </table:table-cell>
              <table:table-cell office:value-type="float" office:value="17.14577293396">
                <text:p>17.14577293396</text:p>
              </table:table-cell>
              <table:table-cell office:value-type="float" office:value="17.1791298389435">
                <text:p>17.1791298389435</text:p>
              </table:table-cell>
              <table:table-cell office:value-type="float" office:value="17.2458438873291">
                <text:p>17.2458438873291</text:p>
              </table:table-cell>
              <table:table-cell office:value-type="float" office:value="17.3459146022797">
                <text:p>17.3459146022797</text:p>
              </table:table-cell>
              <table:table-cell office:value-type="float" office:value="17.3792715072632">
                <text:p>17.3792715072632</text:p>
              </table:table-cell>
              <table:table-cell office:value-type="float" office:value="17.4459857940674">
                <text:p>17.4459857940674</text:p>
              </table:table-cell>
              <table:table-cell office:value-type="float" office:value="17.5126996040344">
                <text:p>17.5126996040344</text:p>
              </table:table-cell>
              <table:table-cell office:value-type="float" office:value="17.5794134140015">
                <text:p>17.5794134140015</text:p>
              </table:table-cell>
              <table:table-cell office:value-type="float" office:value="17.7128412723541">
                <text:p>17.7128412723541</text:p>
              </table:table-cell>
              <table:table-cell office:value-type="float" office:value="17.7795550823212">
                <text:p>17.7795550823212</text:p>
              </table:table-cell>
              <table:table-cell office:value-type="float" office:value="17.8462688922882">
                <text:p>17.8462688922882</text:p>
              </table:table-cell>
              <table:table-cell office:value-type="float" office:value="17.9129843711853">
                <text:p>17.9129843711853</text:p>
              </table:table-cell>
              <table:table-cell office:value-type="float" office:value="17.9463419914246">
                <text:p>17.9463419914246</text:p>
              </table:table-cell>
              <table:table-cell office:value-type="float" office:value="17.9796996116638">
                <text:p>17.9796996116638</text:p>
              </table:table-cell>
              <table:table-cell office:value-type="float" office:value="18.0464150905609">
                <text:p>18.0464150905609</text:p>
              </table:table-cell>
              <table:table-cell office:value-type="float" office:value="18.0797729492188">
                <text:p>18.0797729492188</text:p>
              </table:table-cell>
              <table:table-cell office:value-type="float" office:value="18.1464884281158">
                <text:p>18.1464884281158</text:p>
              </table:table-cell>
              <table:table-cell office:value-type="float" office:value="18.513423204422">
                <text:p>18.513423204422</text:p>
              </table:table-cell>
              <table:table-cell office:value-type="float" office:value="18.5467808246613">
                <text:p>18.5467808246613</text:p>
              </table:table-cell>
              <table:table-cell office:value-type="float" office:value="18.6134963035584">
                <text:p>18.6134963035584</text:p>
              </table:table-cell>
              <table:table-cell office:value-type="float" office:value="18.6468539237976">
                <text:p>18.6468539237976</text:p>
              </table:table-cell>
              <table:table-cell office:value-type="float" office:value="18.7135691642761">
                <text:p>18.7135691642761</text:p>
              </table:table-cell>
              <table:table-cell office:value-type="float" office:value="18.7802848815918">
                <text:p>18.7802848815918</text:p>
              </table:table-cell>
              <table:table-cell office:value-type="float" office:value="18.8470001220703">
                <text:p>18.8470001220703</text:p>
              </table:table-cell>
              <table:table-cell office:value-type="float" office:value="18.9137134552002">
                <text:p>18.9137134552002</text:p>
              </table:table-cell>
              <table:table-cell office:value-type="float" office:value="19.0137836933136">
                <text:p>19.0137836933136</text:p>
              </table:table-cell>
              <table:table-cell office:value-type="float" office:value="19.0804970264435">
                <text:p>19.0804970264435</text:p>
              </table:table-cell>
              <table:table-cell office:value-type="float" office:value="19.1138536930084">
                <text:p>19.1138536930084</text:p>
              </table:table-cell>
              <table:table-cell office:value-type="float" office:value="19.1472103595734">
                <text:p>19.1472103595734</text:p>
              </table:table-cell>
              <table:table-cell office:value-type="float" office:value="19.2139236927032">
                <text:p>19.2139236927032</text:p>
              </table:table-cell>
              <table:table-cell office:value-type="float" office:value="19.2472803592682">
                <text:p>19.2472803592682</text:p>
              </table:table-cell>
              <table:table-cell office:value-type="float" office:value="19.2806370258331">
                <text:p>19.2806370258331</text:p>
              </table:table-cell>
              <table:table-cell office:value-type="float" office:value="19.3139936923981">
                <text:p>19.3139936923981</text:p>
              </table:table-cell>
              <table:table-cell office:value-type="float" office:value="19.380707025528">
                <text:p>19.380707025528</text:p>
              </table:table-cell>
              <table:table-cell office:value-type="float" office:value="19.4140636920929">
                <text:p>19.4140636920929</text:p>
              </table:table-cell>
              <table:table-cell office:value-type="float" office:value="19.4474203586578">
                <text:p>19.4474203586578</text:p>
              </table:table-cell>
              <table:table-cell office:value-type="float" office:value="19.4807770252228">
                <text:p>19.4807770252228</text:p>
              </table:table-cell>
              <table:table-cell office:value-type="float" office:value="19.5141334533691">
                <text:p>19.5141334533691</text:p>
              </table:table-cell>
              <table:table-cell office:value-type="float" office:value="19.5474901199341">
                <text:p>19.5474901199341</text:p>
              </table:table-cell>
              <table:table-cell office:value-type="float" office:value="19.614203453064">
                <text:p>19.614203453064</text:p>
              </table:table-cell>
              <table:table-cell office:value-type="float" office:value="19.6475598812103">
                <text:p>19.6475598812103</text:p>
              </table:table-cell>
              <table:table-cell office:value-type="float" office:value="19.7142732143402">
                <text:p>19.7142732143402</text:p>
              </table:table-cell>
              <table:table-cell office:value-type="float" office:value="19.7476298809052">
                <text:p>19.7476298809052</text:p>
              </table:table-cell>
              <table:table-cell office:value-type="float" office:value="19.8143429756165">
                <text:p>19.8143429756165</text:p>
              </table:table-cell>
              <table:table-cell office:value-type="float" office:value="19.8476996421814">
                <text:p>19.8476996421814</text:p>
              </table:table-cell>
              <table:table-cell office:value-type="float" office:value="19.8810563087463">
                <text:p>19.8810563087463</text:p>
              </table:table-cell>
              <table:table-cell office:value-type="float" office:value="19.9477698802948">
                <text:p>19.9477698802948</text:p>
              </table:table-cell>
              <table:table-cell office:value-type="float" office:value="20.0144832134247">
                <text:p>20.0144832134247</text:p>
              </table:table-cell>
              <table:table-cell office:value-type="float" office:value="20.0811965465546">
                <text:p>20.0811965465546</text:p>
              </table:table-cell>
              <table:table-cell office:value-type="float" office:value="20.1145534515381">
                <text:p>20.1145534515381</text:p>
              </table:table-cell>
              <table:table-cell office:value-type="float" office:value="20.147910118103">
                <text:p>20.147910118103</text:p>
              </table:table-cell>
              <table:table-cell office:value-type="float" office:value="20.181266784668">
                <text:p>20.181266784668</text:p>
              </table:table-cell>
              <table:table-cell office:value-type="float" office:value="20.2479801177979">
                <text:p>20.2479801177979</text:p>
              </table:table-cell>
              <table:table-cell office:value-type="float" office:value="20.2813367843628">
                <text:p>20.2813367843628</text:p>
              </table:table-cell>
              <table:table-cell office:value-type="float" office:value="20.3480501174927">
                <text:p>20.3480501174927</text:p>
              </table:table-cell>
              <table:table-cell office:value-type="float" office:value="20.4147634506226">
                <text:p>20.4147634506226</text:p>
              </table:table-cell>
              <table:table-cell office:value-type="float" office:value="20.4814767837524">
                <text:p>20.4814767837524</text:p>
              </table:table-cell>
              <table:table-cell office:value-type="float" office:value="20.5815467834473">
                <text:p>20.5815467834473</text:p>
              </table:table-cell>
              <table:table-cell office:value-type="float" office:value="20.6482598781586">
                <text:p>20.6482598781586</text:p>
              </table:table-cell>
              <table:table-cell office:value-type="float" office:value="20.7149732112885">
                <text:p>20.7149732112885</text:p>
              </table:table-cell>
              <table:table-cell office:value-type="float" office:value="20.7483296394348">
                <text:p>20.7483296394348</text:p>
              </table:table-cell>
              <table:table-cell office:value-type="float" office:value="20.7816863059998">
                <text:p>20.7816863059998</text:p>
              </table:table-cell>
              <table:table-cell office:value-type="float" office:value="20.8483996391296">
                <text:p>20.8483996391296</text:p>
              </table:table-cell>
              <table:table-cell office:value-type="float" office:value="20.9151127338409">
                <text:p>20.9151127338409</text:p>
              </table:table-cell>
              <table:table-cell office:value-type="float" office:value="20.9818258285522">
                <text:p>20.9818258285522</text:p>
              </table:table-cell>
              <table:table-cell office:value-type="float" office:value="21.0151822566986">
                <text:p>21.0151822566986</text:p>
              </table:table-cell>
              <table:table-cell office:value-type="float" office:value="21.0818951129913">
                <text:p>21.0818951129913</text:p>
              </table:table-cell>
              <table:table-cell office:value-type="float" office:value="21.1152517795563">
                <text:p>21.1152517795563</text:p>
              </table:table-cell>
              <table:table-cell office:value-type="float" office:value="21.1486082077026">
                <text:p>21.1486082077026</text:p>
              </table:table-cell>
              <table:table-cell office:value-type="float" office:value="21.181964635849">
                <text:p>21.181964635849</text:p>
              </table:table-cell>
              <table:table-cell office:value-type="float" office:value="21.2153210639954">
                <text:p>21.2153210639954</text:p>
              </table:table-cell>
              <table:table-cell office:value-type="float" office:value="21.2486777305603">
                <text:p>21.2486777305603</text:p>
              </table:table-cell>
              <table:table-cell office:value-type="float" office:value="21.2820341587067">
                <text:p>21.2820341587067</text:p>
              </table:table-cell>
              <table:table-cell office:value-type="float" office:value="21.315390586853">
                <text:p>21.315390586853</text:p>
              </table:table-cell>
              <table:table-cell office:value-type="float" office:value="21.3487470149994">
                <text:p>21.3487470149994</text:p>
              </table:table-cell>
              <table:table-cell office:value-type="float" office:value="21.4154598712921">
                <text:p>21.4154598712921</text:p>
              </table:table-cell>
              <table:table-cell office:value-type="float" office:value="21.4821724891663">
                <text:p>21.4821724891663</text:p>
              </table:table-cell>
              <table:table-cell office:value-type="float" office:value="21.5155289173126">
                <text:p>21.5155289173126</text:p>
              </table:table-cell>
              <table:table-cell office:value-type="float" office:value="21.5822417736053">
                <text:p>21.5822417736053</text:p>
              </table:table-cell>
              <table:table-cell office:value-type="float" office:value="21.6155979633331">
                <text:p>21.6155979633331</text:p>
              </table:table-cell>
              <table:table-cell office:value-type="float" office:value="21.6823105812073">
                <text:p>21.6823105812073</text:p>
              </table:table-cell>
              <table:table-cell office:value-type="float" office:value="21.7490236759186">
                <text:p>21.7490236759186</text:p>
              </table:table-cell>
              <table:table-cell office:value-type="float" office:value="21.8157362937927">
                <text:p>21.8157362937927</text:p>
              </table:table-cell>
              <table:table-cell office:value-type="float" office:value="21.8824498653412">
                <text:p>21.8824498653412</text:p>
              </table:table-cell>
              <table:table-cell office:value-type="float" office:value="21.9491641521454">
                <text:p>21.9491641521454</text:p>
              </table:table-cell>
              <table:table-cell office:value-type="float" office:value="22.0492360591888">
                <text:p>22.0492360591888</text:p>
              </table:table-cell>
              <table:table-cell office:value-type="float" office:value="22.1159505844116">
                <text:p>22.1159505844116</text:p>
              </table:table-cell>
              <table:table-cell office:value-type="float" office:value="22.1493077278137">
                <text:p>22.1493077278137</text:p>
              </table:table-cell>
              <table:table-cell office:value-type="float" office:value="22.1826648712158">
                <text:p>22.1826648712158</text:p>
              </table:table-cell>
              <table:table-cell office:value-type="float" office:value="22.2160222530365">
                <text:p>22.2160222530365</text:p>
              </table:table-cell>
              <table:table-cell office:value-type="float" office:value="22.2493796348572">
                <text:p>22.2493796348572</text:p>
              </table:table-cell>
              <table:table-cell office:value-type="float" office:value="22.31609416008">
                <text:p>22.31609416008</text:p>
              </table:table-cell>
              <table:table-cell office:value-type="float" office:value="22.4161658287048">
                <text:p>22.4161658287048</text:p>
              </table:table-cell>
              <table:table-cell office:value-type="float" office:value="22.4495229721069">
                <text:p>22.4495229721069</text:p>
              </table:table-cell>
              <table:table-cell office:value-type="float" office:value="22.5162377357483">
                <text:p>22.5162377357483</text:p>
              </table:table-cell>
              <table:table-cell office:value-type="float" office:value="22.5829522609711">
                <text:p>22.5829522609711</text:p>
              </table:table-cell>
              <table:table-cell office:value-type="float" office:value="22.6496667861938">
                <text:p>22.6496667861938</text:p>
              </table:table-cell>
              <table:table-cell office:value-type="float" office:value="22.7497386932373">
                <text:p>22.7497386932373</text:p>
              </table:table-cell>
              <table:table-cell office:value-type="float" office:value="22.8164532184601">
                <text:p>22.8164532184601</text:p>
              </table:table-cell>
              <table:table-cell office:value-type="float" office:value="22.8498103618622">
                <text:p>22.8498103618622</text:p>
              </table:table-cell>
              <table:table-cell office:value-type="float" office:value="22.9165246486664">
                <text:p>22.9165246486664</text:p>
              </table:table-cell>
              <table:table-cell office:value-type="float" office:value="22.9498815536499">
                <text:p>22.9498815536499</text:p>
              </table:table-cell>
              <table:table-cell office:value-type="float" office:value="23.0165953636169">
                <text:p>23.0165953636169</text:p>
              </table:table-cell>
              <table:table-cell office:value-type="float" office:value="23.049952507019">
                <text:p>23.049952507019</text:p>
              </table:table-cell>
              <table:table-cell office:value-type="float" office:value="23.0833094120026">
                <text:p>23.0833094120026</text:p>
              </table:table-cell>
              <table:table-cell office:value-type="float" office:value="23.1500232219696">
                <text:p>23.1500232219696</text:p>
              </table:table-cell>
              <table:table-cell office:value-type="float" office:value="23.1833803653717">
                <text:p>23.1833803653717</text:p>
              </table:table-cell>
              <table:table-cell office:value-type="float" office:value="23.2500944137573">
                <text:p>23.2500944137573</text:p>
              </table:table-cell>
              <table:table-cell office:value-type="float" office:value="23.2834513187408">
                <text:p>23.2834513187408</text:p>
              </table:table-cell>
              <table:table-cell office:value-type="float" office:value="23.3501651287079">
                <text:p>23.3501651287079</text:p>
              </table:table-cell>
              <table:table-cell office:value-type="float" office:value="23.4168789386749">
                <text:p>23.4168789386749</text:p>
              </table:table-cell>
              <table:table-cell office:value-type="float" office:value="23.4835929870605">
                <text:p>23.4835929870605</text:p>
              </table:table-cell>
              <table:table-cell office:value-type="float" office:value="23.5503067970276">
                <text:p>23.5503067970276</text:p>
              </table:table-cell>
              <table:table-cell office:value-type="float" office:value="23.6170206069946">
                <text:p>23.6170206069946</text:p>
              </table:table-cell>
              <table:table-cell office:value-type="float" office:value="23.6837341785431">
                <text:p>23.6837341785431</text:p>
              </table:table-cell>
              <table:table-cell office:value-type="float" office:value="23.7504482269287">
                <text:p>23.7504482269287</text:p>
              </table:table-cell>
              <table:table-cell office:value-type="float" office:value="23.8505187034607">
                <text:p>23.8505187034607</text:p>
              </table:table-cell>
              <table:table-cell office:value-type="float" office:value="23.9172327518463">
                <text:p>23.9172327518463</text:p>
              </table:table-cell>
              <table:table-cell office:value-type="float" office:value="23.9505896568298">
                <text:p>23.9505896568298</text:p>
              </table:table-cell>
              <table:table-cell office:value-type="float" office:value="23.9839465618134">
                <text:p>23.9839465618134</text:p>
              </table:table-cell>
              <table:table-cell office:value-type="float" office:value="24.0173037052155">
                <text:p>24.0173037052155</text:p>
              </table:table-cell>
              <table:table-cell office:value-type="float" office:value="24.0506608486176">
                <text:p>24.0506608486176</text:p>
              </table:table-cell>
              <table:table-cell office:value-type="float" office:value="24.0840177536011">
                <text:p>24.0840177536011</text:p>
              </table:table-cell>
              <table:table-cell office:value-type="float" office:value="24.1173746585846">
                <text:p>24.1173746585846</text:p>
              </table:table-cell>
              <table:table-cell office:value-type="float" office:value="24.1507315635681">
                <text:p>24.150731563568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6.B1:tfoot6.MQ1</svg:desc>
                </draw:g>
              </table:table-cell>
              <table:table-cell office:value-type="float" office:value="0.0667135715484619">
                <text:p>0.0667135715484619</text:p>
              </table:table-cell>
              <table:table-cell office:value-type="float" office:value="0.133427143096924">
                <text:p>0.133427143096924</text:p>
              </table:table-cell>
              <table:table-cell office:value-type="float" office:value="0.200140714645386">
                <text:p>0.200140714645386</text:p>
              </table:table-cell>
              <table:table-cell office:value-type="float" office:value="0.233497381210327">
                <text:p>0.233497381210327</text:p>
              </table:table-cell>
              <table:table-cell office:value-type="float" office:value="0.300210952758789">
                <text:p>0.300210952758789</text:p>
              </table:table-cell>
              <table:table-cell office:value-type="float" office:value="0.333568096160889">
                <text:p>0.333568096160889</text:p>
              </table:table-cell>
              <table:table-cell office:value-type="float" office:value="0.36692476272583">
                <text:p>0.36692476272583</text:p>
              </table:table-cell>
              <table:table-cell office:value-type="float" office:value="0.433638334274292">
                <text:p>0.433638334274292</text:p>
              </table:table-cell>
              <table:table-cell office:value-type="float" office:value="0.466995000839233">
                <text:p>0.466995000839233</text:p>
              </table:table-cell>
              <table:table-cell office:value-type="float" office:value="0.500351667404175">
                <text:p>0.500351667404175</text:p>
              </table:table-cell>
              <table:table-cell office:value-type="float" office:value="0.567065238952637">
                <text:p>0.567065238952637</text:p>
              </table:table-cell>
              <table:table-cell office:value-type="float" office:value="0.600421905517578">
                <text:p>0.600421905517578</text:p>
              </table:table-cell>
              <table:table-cell office:value-type="float" office:value="0.633778810501099">
                <text:p>0.633778810501099</text:p>
              </table:table-cell>
              <table:table-cell office:value-type="float" office:value="0.700492143630981">
                <text:p>0.700492143630981</text:p>
              </table:table-cell>
              <table:table-cell office:value-type="float" office:value="0.733849048614502">
                <text:p>0.733849048614502</text:p>
              </table:table-cell>
              <table:table-cell office:value-type="float" office:value="0.767205715179443">
                <text:p>0.767205715179443</text:p>
              </table:table-cell>
              <table:table-cell office:value-type="float" office:value="0.800562381744385">
                <text:p>0.800562381744385</text:p>
              </table:table-cell>
              <table:table-cell office:value-type="float" office:value="0.867276191711426">
                <text:p>0.867276191711426</text:p>
              </table:table-cell>
              <table:table-cell office:value-type="float" office:value="0.967347621917725">
                <text:p>0.967347621917725</text:p>
              </table:table-cell>
              <table:table-cell office:value-type="float" office:value="1.03406167030334">
                <text:p>1.03406167030334</text:p>
              </table:table-cell>
              <table:table-cell office:value-type="float" office:value="1.10077571868896">
                <text:p>1.10077571868896</text:p>
              </table:table-cell>
              <table:table-cell office:value-type="float" office:value="1.16748976707459">
                <text:p>1.16748976707459</text:p>
              </table:table-cell>
              <table:table-cell office:value-type="float" office:value="1.26756119728088">
                <text:p>1.26756119728088</text:p>
              </table:table-cell>
              <table:table-cell office:value-type="float" office:value="1.3342752456665">
                <text:p>1.3342752456665</text:p>
              </table:table-cell>
              <table:table-cell office:value-type="float" office:value="1.36763215065002">
                <text:p>1.36763215065002</text:p>
              </table:table-cell>
              <table:table-cell office:value-type="float" office:value="1.40098929405212">
                <text:p>1.40098929405212</text:p>
              </table:table-cell>
              <table:table-cell office:value-type="float" office:value="1.43434643745422">
                <text:p>1.43434643745422</text:p>
              </table:table-cell>
              <table:table-cell office:value-type="float" office:value="1.46770358085632">
                <text:p>1.46770358085632</text:p>
              </table:table-cell>
              <table:table-cell office:value-type="float" office:value="1.50106048583984">
                <text:p>1.50106048583984</text:p>
              </table:table-cell>
              <table:table-cell office:value-type="float" office:value="1.56777453422546">
                <text:p>1.56777453422546</text:p>
              </table:table-cell>
              <table:table-cell office:value-type="float" office:value="1.60113167762756">
                <text:p>1.60113167762756</text:p>
              </table:table-cell>
              <table:table-cell office:value-type="float" office:value="1.63448858261108">
                <text:p>1.63448858261108</text:p>
              </table:table-cell>
              <table:table-cell office:value-type="float" office:value="1.66784572601318">
                <text:p>1.66784572601318</text:p>
              </table:table-cell>
              <table:table-cell office:value-type="float" office:value="1.70120286941528">
                <text:p>1.70120286941528</text:p>
              </table:table-cell>
              <table:table-cell office:value-type="float" office:value="1.7345597743988">
                <text:p>1.7345597743988</text:p>
              </table:table-cell>
              <table:table-cell office:value-type="float" office:value="1.80127382278442">
                <text:p>1.80127382278442</text:p>
              </table:table-cell>
              <table:table-cell office:value-type="float" office:value="1.83463096618652">
                <text:p>1.83463096618652</text:p>
              </table:table-cell>
              <table:table-cell office:value-type="float" office:value="1.86798787117004">
                <text:p>1.86798787117004</text:p>
              </table:table-cell>
              <table:table-cell office:value-type="float" office:value="1.90134453773499">
                <text:p>1.90134453773499</text:p>
              </table:table-cell>
              <table:table-cell office:value-type="float" office:value="1.93470144271851">
                <text:p>1.93470144271851</text:p>
              </table:table-cell>
              <table:table-cell office:value-type="float" office:value="1.96805858612061">
                <text:p>1.96805858612061</text:p>
              </table:table-cell>
              <table:table-cell office:value-type="float" office:value="2.03477215766907">
                <text:p>2.03477215766907</text:p>
              </table:table-cell>
              <table:table-cell office:value-type="float" office:value="2.06812906265259">
                <text:p>2.06812906265259</text:p>
              </table:table-cell>
              <table:table-cell office:value-type="float" office:value="2.13484263420105">
                <text:p>2.13484263420105</text:p>
              </table:table-cell>
              <table:table-cell office:value-type="float" office:value="2.30162692070007">
                <text:p>2.30162692070007</text:p>
              </table:table-cell>
              <table:table-cell office:value-type="float" office:value="2.33498382568359">
                <text:p>2.33498382568359</text:p>
              </table:table-cell>
              <table:table-cell office:value-type="float" office:value="2.40169739723206">
                <text:p>2.40169739723206</text:p>
              </table:table-cell>
              <table:table-cell office:value-type="float" office:value="2.50176763534546">
                <text:p>2.50176763534546</text:p>
              </table:table-cell>
              <table:table-cell office:value-type="float" office:value="2.86869382858276">
                <text:p>2.86869382858276</text:p>
              </table:table-cell>
              <table:table-cell office:value-type="float" office:value="3.10219979286194">
                <text:p>3.10219979286194</text:p>
              </table:table-cell>
              <table:table-cell office:value-type="float" office:value="3.16891598701477">
                <text:p>3.16891598701477</text:p>
              </table:table-cell>
              <table:table-cell office:value-type="float" office:value="3.26899003982544">
                <text:p>3.26899003982544</text:p>
              </table:table-cell>
              <table:table-cell office:value-type="float" office:value="3.30234837532043">
                <text:p>3.30234837532043</text:p>
              </table:table-cell>
              <table:table-cell office:value-type="float" office:value="3.33570623397827">
                <text:p>3.33570623397827</text:p>
              </table:table-cell>
              <table:table-cell office:value-type="float" office:value="3.4357807636261">
                <text:p>3.4357807636261</text:p>
              </table:table-cell>
              <table:table-cell office:value-type="float" office:value="3.63592934608459">
                <text:p>3.63592934608459</text:p>
              </table:table-cell>
              <table:table-cell office:value-type="float" office:value="3.70264530181885">
                <text:p>3.70264530181885</text:p>
              </table:table-cell>
              <table:table-cell office:value-type="float" office:value="3.76936173439026">
                <text:p>3.76936173439026</text:p>
              </table:table-cell>
              <table:table-cell office:value-type="float" office:value="3.93615055084229">
                <text:p>3.93615055084229</text:p>
              </table:table-cell>
              <table:table-cell office:value-type="float" office:value="4.00286531448364">
                <text:p>4.00286531448364</text:p>
              </table:table-cell>
              <table:table-cell office:value-type="float" office:value="4.03622269630432">
                <text:p>4.03622269630432</text:p>
              </table:table-cell>
              <table:table-cell office:value-type="float" office:value="4.13629531860352">
                <text:p>4.13629531860352</text:p>
              </table:table-cell>
              <table:table-cell office:value-type="float" office:value="4.16965270042419">
                <text:p>4.16965270042419</text:p>
              </table:table-cell>
              <table:table-cell office:value-type="float" office:value="4.20301008224487">
                <text:p>4.20301008224487</text:p>
              </table:table-cell>
              <table:table-cell office:value-type="float" office:value="4.23636746406555">
                <text:p>4.23636746406555</text:p>
              </table:table-cell>
              <table:table-cell office:value-type="float" office:value="4.26972532272339">
                <text:p>4.26972532272339</text:p>
              </table:table-cell>
              <table:table-cell office:value-type="float" office:value="4.30308270454407">
                <text:p>4.30308270454407</text:p>
              </table:table-cell>
              <table:table-cell office:value-type="float" office:value="4.36979746818543">
                <text:p>4.36979746818543</text:p>
              </table:table-cell>
              <table:table-cell office:value-type="float" office:value="4.43651223182678">
                <text:p>4.43651223182678</text:p>
              </table:table-cell>
              <table:table-cell office:value-type="float" office:value="4.53658485412598">
                <text:p>4.53658485412598</text:p>
              </table:table-cell>
              <table:table-cell office:value-type="float" office:value="4.60329961776733">
                <text:p>4.60329961776733</text:p>
              </table:table-cell>
              <table:table-cell office:value-type="float" office:value="4.67001485824585">
                <text:p>4.67001485824585</text:p>
              </table:table-cell>
              <table:table-cell office:value-type="float" office:value="4.73672962188721">
                <text:p>4.73672962188721</text:p>
              </table:table-cell>
              <table:table-cell office:value-type="float" office:value="4.8368022441864">
                <text:p>4.8368022441864</text:p>
              </table:table-cell>
              <table:table-cell office:value-type="float" office:value="4.87015914916992">
                <text:p>4.87015914916992</text:p>
              </table:table-cell>
              <table:table-cell office:value-type="float" office:value="4.93687295913696">
                <text:p>4.93687295913696</text:p>
              </table:table-cell>
              <table:table-cell office:value-type="float" office:value="5.003586769104">
                <text:p>5.003586769104</text:p>
              </table:table-cell>
              <table:table-cell office:value-type="float" office:value="5.20372867584229">
                <text:p>5.20372867584229</text:p>
              </table:table-cell>
              <table:table-cell office:value-type="float" office:value="5.53729796409607">
                <text:p>5.53729796409607</text:p>
              </table:table-cell>
              <table:table-cell office:value-type="float" office:value="5.60401177406311">
                <text:p>5.60401177406311</text:p>
              </table:table-cell>
              <table:table-cell office:value-type="float" office:value="5.63736844062805">
                <text:p>5.63736844062805</text:p>
              </table:table-cell>
              <table:table-cell office:value-type="float" office:value="5.70408248901367">
                <text:p>5.70408248901367</text:p>
              </table:table-cell>
              <table:table-cell office:value-type="float" office:value="5.77079629898071">
                <text:p>5.77079629898071</text:p>
              </table:table-cell>
              <table:table-cell office:value-type="float" office:value="5.83750987052918">
                <text:p>5.83750987052918</text:p>
              </table:table-cell>
              <table:table-cell office:value-type="float" office:value="5.90422606468201">
                <text:p>5.90422606468201</text:p>
              </table:table-cell>
              <table:table-cell office:value-type="float" office:value="6.0042998790741">
                <text:p>6.0042998790741</text:p>
              </table:table-cell>
              <table:table-cell office:value-type="float" office:value="6.1377317905426">
                <text:p>6.1377317905426</text:p>
              </table:table-cell>
              <table:table-cell office:value-type="float" office:value="6.20444774627686">
                <text:p>6.20444774627686</text:p>
              </table:table-cell>
              <table:table-cell office:value-type="float" office:value="6.27116370201111">
                <text:p>6.27116370201111</text:p>
              </table:table-cell>
              <table:table-cell office:value-type="float" office:value="6.30452156066895">
                <text:p>6.30452156066895</text:p>
              </table:table-cell>
              <table:table-cell office:value-type="float" office:value="6.37123775482178">
                <text:p>6.37123775482178</text:p>
              </table:table-cell>
              <table:table-cell office:value-type="float" office:value="6.40459561347961">
                <text:p>6.40459561347961</text:p>
              </table:table-cell>
              <table:table-cell office:value-type="float" office:value="6.57138562202454">
                <text:p>6.57138562202454</text:p>
              </table:table-cell>
              <table:table-cell office:value-type="float" office:value="6.60474371910095">
                <text:p>6.60474371910095</text:p>
              </table:table-cell>
              <table:table-cell office:value-type="float" office:value="6.67145991325378">
                <text:p>6.67145991325378</text:p>
              </table:table-cell>
              <table:table-cell office:value-type="float" office:value="6.73817563056946">
                <text:p>6.73817563056946</text:p>
              </table:table-cell>
              <table:table-cell office:value-type="float" office:value="6.80489182472229">
                <text:p>6.80489182472229</text:p>
              </table:table-cell>
              <table:table-cell office:value-type="float" office:value="6.83824992179871">
                <text:p>6.83824992179871</text:p>
              </table:table-cell>
              <table:table-cell office:value-type="float" office:value="6.90496349334717">
                <text:p>6.90496349334717</text:p>
              </table:table-cell>
              <table:table-cell office:value-type="float" office:value="6.93832015991211">
                <text:p>6.93832015991211</text:p>
              </table:table-cell>
              <table:table-cell office:value-type="float" office:value="6.97167682647705">
                <text:p>6.97167682647705</text:p>
              </table:table-cell>
              <table:table-cell office:value-type="float" office:value="7.03839039802551">
                <text:p>7.03839039802551</text:p>
              </table:table-cell>
              <table:table-cell office:value-type="float" office:value="7.07174730300903">
                <text:p>7.07174730300903</text:p>
              </table:table-cell>
              <table:table-cell office:value-type="float" office:value="7.10510420799255">
                <text:p>7.10510420799255</text:p>
              </table:table-cell>
              <table:table-cell office:value-type="float" office:value="7.1384608745575">
                <text:p>7.1384608745575</text:p>
              </table:table-cell>
              <table:table-cell office:value-type="float" office:value="7.17181754112244">
                <text:p>7.17181754112244</text:p>
              </table:table-cell>
              <table:table-cell office:value-type="float" office:value="7.27188777923584">
                <text:p>7.27188777923584</text:p>
              </table:table-cell>
              <table:table-cell office:value-type="float" office:value="7.40531468391418">
                <text:p>7.40531468391418</text:p>
              </table:table-cell>
              <table:table-cell office:value-type="float" office:value="7.43867135047913">
                <text:p>7.43867135047913</text:p>
              </table:table-cell>
              <table:table-cell office:value-type="float" office:value="7.47202801704407">
                <text:p>7.47202801704407</text:p>
              </table:table-cell>
              <table:table-cell office:value-type="float" office:value="7.53874135017395">
                <text:p>7.53874135017395</text:p>
              </table:table-cell>
              <table:table-cell office:value-type="float" office:value="7.63881134986877">
                <text:p>7.63881134986877</text:p>
              </table:table-cell>
              <table:table-cell office:value-type="float" office:value="8.20588207244873">
                <text:p>8.20588207244873</text:p>
              </table:table-cell>
              <table:table-cell office:value-type="float" office:value="8.27259659767151">
                <text:p>8.27259659767151</text:p>
              </table:table-cell>
              <table:table-cell office:value-type="float" office:value="8.30595397949219">
                <text:p>8.30595397949219</text:p>
              </table:table-cell>
              <table:table-cell office:value-type="float" office:value="8.33931112289429">
                <text:p>8.33931112289429</text:p>
              </table:table-cell>
              <table:table-cell office:value-type="float" office:value="8.40602564811707">
                <text:p>8.40602564811707</text:p>
              </table:table-cell>
              <table:table-cell office:value-type="float" office:value="8.47274041175842">
                <text:p>8.47274041175842</text:p>
              </table:table-cell>
              <table:table-cell office:value-type="float" office:value="8.5394549369812">
                <text:p>8.5394549369812</text:p>
              </table:table-cell>
              <table:table-cell office:value-type="float" office:value="8.60616946220398">
                <text:p>8.60616946220398</text:p>
              </table:table-cell>
              <table:table-cell office:value-type="float" office:value="8.73959875106812">
                <text:p>8.73959875106812</text:p>
              </table:table-cell>
              <table:table-cell office:value-type="float" office:value="8.77295613288879">
                <text:p>8.77295613288879</text:p>
              </table:table-cell>
              <table:table-cell office:value-type="float" office:value="8.80631327629089">
                <text:p>8.80631327629089</text:p>
              </table:table-cell>
              <table:table-cell office:value-type="float" office:value="8.87302851676941">
                <text:p>8.87302851676941</text:p>
              </table:table-cell>
              <table:table-cell office:value-type="float" office:value="8.90638637542725">
                <text:p>8.90638637542725</text:p>
              </table:table-cell>
              <table:table-cell office:value-type="float" office:value="8.93974423408508">
                <text:p>8.93974423408508</text:p>
              </table:table-cell>
              <table:table-cell office:value-type="float" office:value="9.13989114761353">
                <text:p>9.13989114761353</text:p>
              </table:table-cell>
              <table:table-cell office:value-type="float" office:value="9.30668044090271">
                <text:p>9.30668044090271</text:p>
              </table:table-cell>
              <table:table-cell office:value-type="float" office:value="9.37339639663696">
                <text:p>9.37339639663696</text:p>
              </table:table-cell>
              <table:table-cell office:value-type="float" office:value="9.44011187553406">
                <text:p>9.44011187553406</text:p>
              </table:table-cell>
              <table:table-cell office:value-type="float" office:value="9.47346997261047">
                <text:p>9.47346997261047</text:p>
              </table:table-cell>
              <table:table-cell office:value-type="float" office:value="9.54018568992615">
                <text:p>9.54018568992615</text:p>
              </table:table-cell>
              <table:table-cell office:value-type="float" office:value="9.57354331016541">
                <text:p>9.57354331016541</text:p>
              </table:table-cell>
              <table:table-cell office:value-type="float" office:value="9.60690116882324">
                <text:p>9.60690116882324</text:p>
              </table:table-cell>
              <table:table-cell office:value-type="float" office:value="9.64025926589966">
                <text:p>9.64025926589966</text:p>
              </table:table-cell>
              <table:table-cell office:value-type="float" office:value="9.6736171245575">
                <text:p>9.6736171245575</text:p>
              </table:table-cell>
              <table:table-cell office:value-type="float" office:value="9.74033284187317">
                <text:p>9.74033284187317</text:p>
              </table:table-cell>
              <table:table-cell office:value-type="float" office:value="9.87376356124878">
                <text:p>9.87376356124878</text:p>
              </table:table-cell>
              <table:table-cell office:value-type="float" office:value="9.97383451461792">
                <text:p>9.97383451461792</text:p>
              </table:table-cell>
              <table:table-cell office:value-type="float" office:value="10.1072626113892">
                <text:p>10.1072626113892</text:p>
              </table:table-cell>
              <table:table-cell office:value-type="float" office:value="10.2073335647583">
                <text:p>10.2073335647583</text:p>
              </table:table-cell>
              <table:table-cell office:value-type="float" office:value="10.4408323764801">
                <text:p>10.4408323764801</text:p>
              </table:table-cell>
              <table:table-cell office:value-type="float" office:value="10.8077583312988">
                <text:p>10.8077583312988</text:p>
              </table:table-cell>
              <table:table-cell office:value-type="float" office:value="10.8744735717773">
                <text:p>10.8744735717773</text:p>
              </table:table-cell>
              <table:table-cell office:value-type="float" office:value="10.9078316688538">
                <text:p>10.9078316688538</text:p>
              </table:table-cell>
              <table:table-cell office:value-type="float" office:value="10.9411897659302">
                <text:p>10.9411897659302</text:p>
              </table:table-cell>
              <table:table-cell office:value-type="float" office:value="11.007905960083">
                <text:p>11.007905960083</text:p>
              </table:table-cell>
              <table:table-cell office:value-type="float" office:value="11.0746221542358">
                <text:p>11.0746221542358</text:p>
              </table:table-cell>
              <table:table-cell office:value-type="float" office:value="11.1413385868073">
                <text:p>11.1413385868073</text:p>
              </table:table-cell>
              <table:table-cell office:value-type="float" office:value="11.2080547809601">
                <text:p>11.2080547809601</text:p>
              </table:table-cell>
              <table:table-cell office:value-type="float" office:value="11.3414876461029">
                <text:p>11.3414876461029</text:p>
              </table:table-cell>
              <table:table-cell office:value-type="float" office:value="11.3748457431793">
                <text:p>11.3748457431793</text:p>
              </table:table-cell>
              <table:table-cell office:value-type="float" office:value="11.4415624141693">
                <text:p>11.4415624141693</text:p>
              </table:table-cell>
              <table:table-cell office:value-type="float" office:value="11.4749205112457">
                <text:p>11.4749205112457</text:p>
              </table:table-cell>
              <table:table-cell office:value-type="float" office:value="11.6750702857971">
                <text:p>11.6750702857971</text:p>
              </table:table-cell>
              <table:table-cell office:value-type="float" office:value="11.8085033893585">
                <text:p>11.8085033893585</text:p>
              </table:table-cell>
              <table:table-cell office:value-type="float" office:value="11.8752205371857">
                <text:p>11.8752205371857</text:p>
              </table:table-cell>
              <table:table-cell office:value-type="float" office:value="11.9419386386871">
                <text:p>11.9419386386871</text:p>
              </table:table-cell>
              <table:table-cell office:value-type="float" office:value="12.0086569786072">
                <text:p>12.0086569786072</text:p>
              </table:table-cell>
              <table:table-cell office:value-type="float" office:value="12.0753748416901">
                <text:p>12.0753748416901</text:p>
              </table:table-cell>
              <table:table-cell office:value-type="float" office:value="12.1420931816101">
                <text:p>12.1420931816101</text:p>
              </table:table-cell>
              <table:table-cell office:value-type="float" office:value="12.2088115215302">
                <text:p>12.2088115215302</text:p>
              </table:table-cell>
              <table:table-cell office:value-type="float" office:value="12.2421708106995">
                <text:p>12.2421708106995</text:p>
              </table:table-cell>
              <table:table-cell office:value-type="float" office:value="12.3088891506195">
                <text:p>12.3088891506195</text:p>
              </table:table-cell>
              <table:table-cell office:value-type="float" office:value="12.3422484397888">
                <text:p>12.3422484397888</text:p>
              </table:table-cell>
              <table:table-cell office:value-type="float" office:value="12.5757632255554">
                <text:p>12.5757632255554</text:p>
              </table:table-cell>
              <table:table-cell office:value-type="float" office:value="12.6424820423126">
                <text:p>12.6424820423126</text:p>
              </table:table-cell>
              <table:table-cell office:value-type="float" office:value="12.7092010974884">
                <text:p>12.7092010974884</text:p>
              </table:table-cell>
              <table:table-cell office:value-type="float" office:value="12.7759199142456">
                <text:p>12.7759199142456</text:p>
              </table:table-cell>
              <table:table-cell office:value-type="float" office:value="12.8426387310028">
                <text:p>12.8426387310028</text:p>
              </table:table-cell>
              <table:table-cell office:value-type="float" office:value="12.9093532562256">
                <text:p>12.9093532562256</text:p>
              </table:table-cell>
              <table:table-cell office:value-type="float" office:value="12.9427101612091">
                <text:p>12.9427101612091</text:p>
              </table:table-cell>
              <table:table-cell office:value-type="float" office:value="13.0094244480133">
                <text:p>13.0094244480133</text:p>
              </table:table-cell>
              <table:table-cell office:value-type="float" office:value="13.0427815914154">
                <text:p>13.0427815914154</text:p>
              </table:table-cell>
              <table:table-cell office:value-type="float" office:value="13.3429956436157">
                <text:p>13.3429956436157</text:p>
              </table:table-cell>
              <table:table-cell office:value-type="float" office:value="13.3763530254364">
                <text:p>13.3763530254364</text:p>
              </table:table-cell>
              <table:table-cell office:value-type="float" office:value="13.443067073822">
                <text:p>13.443067073822</text:p>
              </table:table-cell>
              <table:table-cell office:value-type="float" office:value="13.5097811222076">
                <text:p>13.5097811222076</text:p>
              </table:table-cell>
              <table:table-cell office:value-type="float" office:value="13.5431382656097">
                <text:p>13.5431382656097</text:p>
              </table:table-cell>
              <table:table-cell office:value-type="float" office:value="13.6098523139954">
                <text:p>13.6098523139954</text:p>
              </table:table-cell>
              <table:table-cell office:value-type="float" office:value="13.6765668392181">
                <text:p>13.6765668392181</text:p>
              </table:table-cell>
              <table:table-cell office:value-type="float" office:value="13.7432808876038">
                <text:p>13.7432808876038</text:p>
              </table:table-cell>
              <table:table-cell office:value-type="float" office:value="13.9100689888">
                <text:p>13.9100689888</text:p>
              </table:table-cell>
              <table:table-cell office:value-type="float" office:value="13.943427324295">
                <text:p>13.943427324295</text:p>
              </table:table-cell>
              <table:table-cell office:value-type="float" office:value="14.0101442337036">
                <text:p>14.0101442337036</text:p>
              </table:table-cell>
              <table:table-cell office:value-type="float" office:value="14.0435025691986">
                <text:p>14.0435025691986</text:p>
              </table:table-cell>
              <table:table-cell office:value-type="float" office:value="14.0768609046936">
                <text:p>14.0768609046936</text:p>
              </table:table-cell>
              <table:table-cell office:value-type="float" office:value="14.2436535358429">
                <text:p>14.2436535358429</text:p>
              </table:table-cell>
              <table:table-cell office:value-type="float" office:value="14.2770118713379">
                <text:p>14.2770118713379</text:p>
              </table:table-cell>
              <table:table-cell office:value-type="float" office:value="14.3437287807465">
                <text:p>14.3437287807465</text:p>
              </table:table-cell>
              <table:table-cell office:value-type="float" office:value="14.4438045024872">
                <text:p>14.4438045024872</text:p>
              </table:table-cell>
              <table:table-cell office:value-type="float" office:value="14.4771630764008">
                <text:p>14.4771630764008</text:p>
              </table:table-cell>
              <table:table-cell office:value-type="float" office:value="14.5438799858093">
                <text:p>14.5438799858093</text:p>
              </table:table-cell>
              <table:table-cell office:value-type="float" office:value="14.6105971336365">
                <text:p>14.6105971336365</text:p>
              </table:table-cell>
              <table:table-cell office:value-type="float" office:value="14.6439557075501">
                <text:p>14.6439557075501</text:p>
              </table:table-cell>
              <table:table-cell office:value-type="float" office:value="14.7106728553772">
                <text:p>14.7106728553772</text:p>
              </table:table-cell>
              <table:table-cell office:value-type="float" office:value="14.7773900032043">
                <text:p>14.7773900032043</text:p>
              </table:table-cell>
              <table:table-cell office:value-type="float" office:value="14.8441071510315">
                <text:p>14.8441071510315</text:p>
              </table:table-cell>
              <table:table-cell office:value-type="float" office:value="14.9108219146729">
                <text:p>14.9108219146729</text:p>
              </table:table-cell>
              <table:table-cell office:value-type="float" office:value="15.0442516803741">
                <text:p>15.0442516803741</text:p>
              </table:table-cell>
              <table:table-cell office:value-type="float" office:value="15.1109664440155">
                <text:p>15.1109664440155</text:p>
              </table:table-cell>
              <table:table-cell office:value-type="float" office:value="15.1776812076569">
                <text:p>15.1776812076569</text:p>
              </table:table-cell>
              <table:table-cell office:value-type="float" office:value="15.2443962097168">
                <text:p>15.2443962097168</text:p>
              </table:table-cell>
              <table:table-cell office:value-type="float" office:value="15.3111109733582">
                <text:p>15.3111109733582</text:p>
              </table:table-cell>
              <table:table-cell office:value-type="float" office:value="15.4111831188202">
                <text:p>15.4111831188202</text:p>
              </table:table-cell>
              <table:table-cell office:value-type="float" office:value="15.4778978824615">
                <text:p>15.4778978824615</text:p>
              </table:table-cell>
              <table:table-cell office:value-type="float" office:value="15.5112552642822">
                <text:p>15.5112552642822</text:p>
              </table:table-cell>
              <table:table-cell office:value-type="float" office:value="15.5446126461029">
                <text:p>15.5446126461029</text:p>
              </table:table-cell>
              <table:table-cell office:value-type="float" office:value="15.7113997936249">
                <text:p>15.7113997936249</text:p>
              </table:table-cell>
              <table:table-cell office:value-type="float" office:value="15.9449021816254">
                <text:p>15.9449021816254</text:p>
              </table:table-cell>
              <table:table-cell office:value-type="float" office:value="16.0116176605225">
                <text:p>16.0116176605225</text:p>
              </table:table-cell>
              <table:table-cell office:value-type="float" office:value="16.0783331394196">
                <text:p>16.0783331394196</text:p>
              </table:table-cell>
              <table:table-cell office:value-type="float" office:value="16.1450483798981">
                <text:p>16.1450483798981</text:p>
              </table:table-cell>
              <table:table-cell office:value-type="float" office:value="16.2117638587952">
                <text:p>16.2117638587952</text:p>
              </table:table-cell>
              <table:table-cell office:value-type="float" office:value="16.2784790992737">
                <text:p>16.2784790992737</text:p>
              </table:table-cell>
              <table:table-cell office:value-type="float" office:value="16.3118367195129">
                <text:p>16.3118367195129</text:p>
              </table:table-cell>
              <table:table-cell office:value-type="float" office:value="16.3451945781708">
                <text:p>16.3451945781708</text:p>
              </table:table-cell>
              <table:table-cell office:value-type="float" office:value="16.5119826793671">
                <text:p>16.5119826793671</text:p>
              </table:table-cell>
              <table:table-cell office:value-type="float" office:value="16.5786983966827">
                <text:p>16.5786983966827</text:p>
              </table:table-cell>
              <table:table-cell office:value-type="float" office:value="16.612056016922">
                <text:p>16.612056016922</text:p>
              </table:table-cell>
              <table:table-cell office:value-type="float" office:value="16.6454136371613">
                <text:p>16.6454136371613</text:p>
              </table:table-cell>
              <table:table-cell office:value-type="float" office:value="16.6787712574005">
                <text:p>16.6787712574005</text:p>
              </table:table-cell>
              <table:table-cell office:value-type="float" office:value="16.7121291160584">
                <text:p>16.7121291160584</text:p>
              </table:table-cell>
              <table:table-cell office:value-type="float" office:value="16.8455595970154">
                <text:p>16.8455595970154</text:p>
              </table:table-cell>
              <table:table-cell office:value-type="float" office:value="16.9122738838196">
                <text:p>16.9122738838196</text:p>
              </table:table-cell>
              <table:table-cell office:value-type="float" office:value="16.9789879322052">
                <text:p>16.9789879322052</text:p>
              </table:table-cell>
              <table:table-cell office:value-type="float" office:value="17.0457017421722">
                <text:p>17.0457017421722</text:p>
              </table:table-cell>
              <table:table-cell office:value-type="float" office:value="17.0790588855743">
                <text:p>17.0790588855743</text:p>
              </table:table-cell>
              <table:table-cell office:value-type="float" office:value="17.14577293396">
                <text:p>17.14577293396</text:p>
              </table:table-cell>
              <table:table-cell office:value-type="float" office:value="17.1791298389435">
                <text:p>17.1791298389435</text:p>
              </table:table-cell>
              <table:table-cell office:value-type="float" office:value="17.2458438873291">
                <text:p>17.2458438873291</text:p>
              </table:table-cell>
              <table:table-cell office:value-type="float" office:value="17.3459146022797">
                <text:p>17.3459146022797</text:p>
              </table:table-cell>
              <table:table-cell office:value-type="float" office:value="17.3792715072632">
                <text:p>17.3792715072632</text:p>
              </table:table-cell>
              <table:table-cell office:value-type="float" office:value="17.4459857940674">
                <text:p>17.4459857940674</text:p>
              </table:table-cell>
              <table:table-cell office:value-type="float" office:value="17.5126996040344">
                <text:p>17.5126996040344</text:p>
              </table:table-cell>
              <table:table-cell office:value-type="float" office:value="17.5794134140015">
                <text:p>17.5794134140015</text:p>
              </table:table-cell>
              <table:table-cell office:value-type="float" office:value="17.7128412723541">
                <text:p>17.7128412723541</text:p>
              </table:table-cell>
              <table:table-cell office:value-type="float" office:value="17.7795550823212">
                <text:p>17.7795550823212</text:p>
              </table:table-cell>
              <table:table-cell office:value-type="float" office:value="17.8462688922882">
                <text:p>17.8462688922882</text:p>
              </table:table-cell>
              <table:table-cell office:value-type="float" office:value="17.9129843711853">
                <text:p>17.9129843711853</text:p>
              </table:table-cell>
              <table:table-cell office:value-type="float" office:value="17.9463419914246">
                <text:p>17.9463419914246</text:p>
              </table:table-cell>
              <table:table-cell office:value-type="float" office:value="17.9796996116638">
                <text:p>17.9796996116638</text:p>
              </table:table-cell>
              <table:table-cell office:value-type="float" office:value="18.0464150905609">
                <text:p>18.0464150905609</text:p>
              </table:table-cell>
              <table:table-cell office:value-type="float" office:value="18.0797729492188">
                <text:p>18.0797729492188</text:p>
              </table:table-cell>
              <table:table-cell office:value-type="float" office:value="18.1464884281158">
                <text:p>18.1464884281158</text:p>
              </table:table-cell>
              <table:table-cell office:value-type="float" office:value="18.513423204422">
                <text:p>18.513423204422</text:p>
              </table:table-cell>
              <table:table-cell office:value-type="float" office:value="18.5467808246613">
                <text:p>18.5467808246613</text:p>
              </table:table-cell>
              <table:table-cell office:value-type="float" office:value="18.6134963035584">
                <text:p>18.6134963035584</text:p>
              </table:table-cell>
              <table:table-cell office:value-type="float" office:value="18.6468539237976">
                <text:p>18.6468539237976</text:p>
              </table:table-cell>
              <table:table-cell office:value-type="float" office:value="18.7135691642761">
                <text:p>18.7135691642761</text:p>
              </table:table-cell>
              <table:table-cell office:value-type="float" office:value="18.7802848815918">
                <text:p>18.7802848815918</text:p>
              </table:table-cell>
              <table:table-cell office:value-type="float" office:value="18.8470001220703">
                <text:p>18.8470001220703</text:p>
              </table:table-cell>
              <table:table-cell office:value-type="float" office:value="18.9137134552002">
                <text:p>18.9137134552002</text:p>
              </table:table-cell>
              <table:table-cell office:value-type="float" office:value="19.0137836933136">
                <text:p>19.0137836933136</text:p>
              </table:table-cell>
              <table:table-cell office:value-type="float" office:value="19.0804970264435">
                <text:p>19.0804970264435</text:p>
              </table:table-cell>
              <table:table-cell office:value-type="float" office:value="19.1138536930084">
                <text:p>19.1138536930084</text:p>
              </table:table-cell>
              <table:table-cell office:value-type="float" office:value="19.1472103595734">
                <text:p>19.1472103595734</text:p>
              </table:table-cell>
              <table:table-cell office:value-type="float" office:value="19.2139236927032">
                <text:p>19.2139236927032</text:p>
              </table:table-cell>
              <table:table-cell office:value-type="float" office:value="19.2472803592682">
                <text:p>19.2472803592682</text:p>
              </table:table-cell>
              <table:table-cell office:value-type="float" office:value="19.2806370258331">
                <text:p>19.2806370258331</text:p>
              </table:table-cell>
              <table:table-cell office:value-type="float" office:value="19.3139936923981">
                <text:p>19.3139936923981</text:p>
              </table:table-cell>
              <table:table-cell office:value-type="float" office:value="19.380707025528">
                <text:p>19.380707025528</text:p>
              </table:table-cell>
              <table:table-cell office:value-type="float" office:value="19.4140636920929">
                <text:p>19.4140636920929</text:p>
              </table:table-cell>
              <table:table-cell office:value-type="float" office:value="19.4474203586578">
                <text:p>19.4474203586578</text:p>
              </table:table-cell>
              <table:table-cell office:value-type="float" office:value="19.4807770252228">
                <text:p>19.4807770252228</text:p>
              </table:table-cell>
              <table:table-cell office:value-type="float" office:value="19.5141334533691">
                <text:p>19.5141334533691</text:p>
              </table:table-cell>
              <table:table-cell office:value-type="float" office:value="19.5474901199341">
                <text:p>19.5474901199341</text:p>
              </table:table-cell>
              <table:table-cell office:value-type="float" office:value="19.614203453064">
                <text:p>19.614203453064</text:p>
              </table:table-cell>
              <table:table-cell office:value-type="float" office:value="19.6475598812103">
                <text:p>19.6475598812103</text:p>
              </table:table-cell>
              <table:table-cell office:value-type="float" office:value="19.7142732143402">
                <text:p>19.7142732143402</text:p>
              </table:table-cell>
              <table:table-cell office:value-type="float" office:value="19.7476298809052">
                <text:p>19.7476298809052</text:p>
              </table:table-cell>
              <table:table-cell office:value-type="float" office:value="19.8143429756165">
                <text:p>19.8143429756165</text:p>
              </table:table-cell>
              <table:table-cell office:value-type="float" office:value="19.8476996421814">
                <text:p>19.8476996421814</text:p>
              </table:table-cell>
              <table:table-cell office:value-type="float" office:value="19.8810563087463">
                <text:p>19.8810563087463</text:p>
              </table:table-cell>
              <table:table-cell office:value-type="float" office:value="19.9477698802948">
                <text:p>19.9477698802948</text:p>
              </table:table-cell>
              <table:table-cell office:value-type="float" office:value="20.0144832134247">
                <text:p>20.0144832134247</text:p>
              </table:table-cell>
              <table:table-cell office:value-type="float" office:value="20.0811965465546">
                <text:p>20.0811965465546</text:p>
              </table:table-cell>
              <table:table-cell office:value-type="float" office:value="20.1145534515381">
                <text:p>20.1145534515381</text:p>
              </table:table-cell>
              <table:table-cell office:value-type="float" office:value="20.147910118103">
                <text:p>20.147910118103</text:p>
              </table:table-cell>
              <table:table-cell office:value-type="float" office:value="20.181266784668">
                <text:p>20.181266784668</text:p>
              </table:table-cell>
              <table:table-cell office:value-type="float" office:value="20.2479801177979">
                <text:p>20.2479801177979</text:p>
              </table:table-cell>
              <table:table-cell office:value-type="float" office:value="20.2813367843628">
                <text:p>20.2813367843628</text:p>
              </table:table-cell>
              <table:table-cell office:value-type="float" office:value="20.3480501174927">
                <text:p>20.3480501174927</text:p>
              </table:table-cell>
              <table:table-cell office:value-type="float" office:value="20.4147634506226">
                <text:p>20.4147634506226</text:p>
              </table:table-cell>
              <table:table-cell office:value-type="float" office:value="20.4814767837524">
                <text:p>20.4814767837524</text:p>
              </table:table-cell>
              <table:table-cell office:value-type="float" office:value="20.5815467834473">
                <text:p>20.5815467834473</text:p>
              </table:table-cell>
              <table:table-cell office:value-type="float" office:value="20.6482598781586">
                <text:p>20.6482598781586</text:p>
              </table:table-cell>
              <table:table-cell office:value-type="float" office:value="20.7149732112885">
                <text:p>20.7149732112885</text:p>
              </table:table-cell>
              <table:table-cell office:value-type="float" office:value="20.7483296394348">
                <text:p>20.7483296394348</text:p>
              </table:table-cell>
              <table:table-cell office:value-type="float" office:value="20.7816863059998">
                <text:p>20.7816863059998</text:p>
              </table:table-cell>
              <table:table-cell office:value-type="float" office:value="20.8483996391296">
                <text:p>20.8483996391296</text:p>
              </table:table-cell>
              <table:table-cell office:value-type="float" office:value="20.9151127338409">
                <text:p>20.9151127338409</text:p>
              </table:table-cell>
              <table:table-cell office:value-type="float" office:value="20.9818258285522">
                <text:p>20.9818258285522</text:p>
              </table:table-cell>
              <table:table-cell office:value-type="float" office:value="21.0151822566986">
                <text:p>21.0151822566986</text:p>
              </table:table-cell>
              <table:table-cell office:value-type="float" office:value="21.0818951129913">
                <text:p>21.0818951129913</text:p>
              </table:table-cell>
              <table:table-cell office:value-type="float" office:value="21.1152517795563">
                <text:p>21.1152517795563</text:p>
              </table:table-cell>
              <table:table-cell office:value-type="float" office:value="21.1486082077026">
                <text:p>21.1486082077026</text:p>
              </table:table-cell>
              <table:table-cell office:value-type="float" office:value="21.181964635849">
                <text:p>21.181964635849</text:p>
              </table:table-cell>
              <table:table-cell office:value-type="float" office:value="21.2153210639954">
                <text:p>21.2153210639954</text:p>
              </table:table-cell>
              <table:table-cell office:value-type="float" office:value="21.2486777305603">
                <text:p>21.2486777305603</text:p>
              </table:table-cell>
              <table:table-cell office:value-type="float" office:value="21.2820341587067">
                <text:p>21.2820341587067</text:p>
              </table:table-cell>
              <table:table-cell office:value-type="float" office:value="21.315390586853">
                <text:p>21.315390586853</text:p>
              </table:table-cell>
              <table:table-cell office:value-type="float" office:value="21.3487470149994">
                <text:p>21.3487470149994</text:p>
              </table:table-cell>
              <table:table-cell office:value-type="float" office:value="21.4154598712921">
                <text:p>21.4154598712921</text:p>
              </table:table-cell>
              <table:table-cell office:value-type="float" office:value="21.4821724891663">
                <text:p>21.4821724891663</text:p>
              </table:table-cell>
              <table:table-cell office:value-type="float" office:value="21.5155289173126">
                <text:p>21.5155289173126</text:p>
              </table:table-cell>
              <table:table-cell office:value-type="float" office:value="21.5822417736053">
                <text:p>21.5822417736053</text:p>
              </table:table-cell>
              <table:table-cell office:value-type="float" office:value="21.6155979633331">
                <text:p>21.6155979633331</text:p>
              </table:table-cell>
              <table:table-cell office:value-type="float" office:value="21.6823105812073">
                <text:p>21.6823105812073</text:p>
              </table:table-cell>
              <table:table-cell office:value-type="float" office:value="21.7490236759186">
                <text:p>21.7490236759186</text:p>
              </table:table-cell>
              <table:table-cell office:value-type="float" office:value="21.8157362937927">
                <text:p>21.8157362937927</text:p>
              </table:table-cell>
              <table:table-cell office:value-type="float" office:value="21.8824498653412">
                <text:p>21.8824498653412</text:p>
              </table:table-cell>
              <table:table-cell office:value-type="float" office:value="21.9491641521454">
                <text:p>21.9491641521454</text:p>
              </table:table-cell>
              <table:table-cell office:value-type="float" office:value="22.0492360591888">
                <text:p>22.0492360591888</text:p>
              </table:table-cell>
              <table:table-cell office:value-type="float" office:value="22.1159505844116">
                <text:p>22.1159505844116</text:p>
              </table:table-cell>
              <table:table-cell office:value-type="float" office:value="22.1493077278137">
                <text:p>22.1493077278137</text:p>
              </table:table-cell>
              <table:table-cell office:value-type="float" office:value="22.1826648712158">
                <text:p>22.1826648712158</text:p>
              </table:table-cell>
              <table:table-cell office:value-type="float" office:value="22.2160222530365">
                <text:p>22.2160222530365</text:p>
              </table:table-cell>
              <table:table-cell office:value-type="float" office:value="22.2493796348572">
                <text:p>22.2493796348572</text:p>
              </table:table-cell>
              <table:table-cell office:value-type="float" office:value="22.31609416008">
                <text:p>22.31609416008</text:p>
              </table:table-cell>
              <table:table-cell office:value-type="float" office:value="22.4161658287048">
                <text:p>22.4161658287048</text:p>
              </table:table-cell>
              <table:table-cell office:value-type="float" office:value="22.4495229721069">
                <text:p>22.4495229721069</text:p>
              </table:table-cell>
              <table:table-cell office:value-type="float" office:value="22.5162377357483">
                <text:p>22.5162377357483</text:p>
              </table:table-cell>
              <table:table-cell office:value-type="float" office:value="22.5829522609711">
                <text:p>22.5829522609711</text:p>
              </table:table-cell>
              <table:table-cell office:value-type="float" office:value="22.6496667861938">
                <text:p>22.6496667861938</text:p>
              </table:table-cell>
              <table:table-cell office:value-type="float" office:value="22.7497386932373">
                <text:p>22.7497386932373</text:p>
              </table:table-cell>
              <table:table-cell office:value-type="float" office:value="22.8164532184601">
                <text:p>22.8164532184601</text:p>
              </table:table-cell>
              <table:table-cell office:value-type="float" office:value="22.8498103618622">
                <text:p>22.8498103618622</text:p>
              </table:table-cell>
              <table:table-cell office:value-type="float" office:value="22.9165246486664">
                <text:p>22.9165246486664</text:p>
              </table:table-cell>
              <table:table-cell office:value-type="float" office:value="22.9498815536499">
                <text:p>22.9498815536499</text:p>
              </table:table-cell>
              <table:table-cell office:value-type="float" office:value="23.0165953636169">
                <text:p>23.0165953636169</text:p>
              </table:table-cell>
              <table:table-cell office:value-type="float" office:value="23.049952507019">
                <text:p>23.049952507019</text:p>
              </table:table-cell>
              <table:table-cell office:value-type="float" office:value="23.0833094120026">
                <text:p>23.0833094120026</text:p>
              </table:table-cell>
              <table:table-cell office:value-type="float" office:value="23.1500232219696">
                <text:p>23.1500232219696</text:p>
              </table:table-cell>
              <table:table-cell office:value-type="float" office:value="23.1833803653717">
                <text:p>23.1833803653717</text:p>
              </table:table-cell>
              <table:table-cell office:value-type="float" office:value="23.2500944137573">
                <text:p>23.2500944137573</text:p>
              </table:table-cell>
              <table:table-cell office:value-type="float" office:value="23.2834513187408">
                <text:p>23.2834513187408</text:p>
              </table:table-cell>
              <table:table-cell office:value-type="float" office:value="23.3501651287079">
                <text:p>23.3501651287079</text:p>
              </table:table-cell>
              <table:table-cell office:value-type="float" office:value="23.4168789386749">
                <text:p>23.4168789386749</text:p>
              </table:table-cell>
              <table:table-cell office:value-type="float" office:value="23.4835929870605">
                <text:p>23.4835929870605</text:p>
              </table:table-cell>
              <table:table-cell office:value-type="float" office:value="23.5503067970276">
                <text:p>23.5503067970276</text:p>
              </table:table-cell>
              <table:table-cell office:value-type="float" office:value="23.6170206069946">
                <text:p>23.6170206069946</text:p>
              </table:table-cell>
              <table:table-cell office:value-type="float" office:value="23.6837341785431">
                <text:p>23.6837341785431</text:p>
              </table:table-cell>
              <table:table-cell office:value-type="float" office:value="23.7504482269287">
                <text:p>23.7504482269287</text:p>
              </table:table-cell>
              <table:table-cell office:value-type="float" office:value="23.8505187034607">
                <text:p>23.8505187034607</text:p>
              </table:table-cell>
              <table:table-cell office:value-type="float" office:value="23.9172327518463">
                <text:p>23.9172327518463</text:p>
              </table:table-cell>
              <table:table-cell office:value-type="float" office:value="23.9505896568298">
                <text:p>23.9505896568298</text:p>
              </table:table-cell>
              <table:table-cell office:value-type="float" office:value="23.9839465618134">
                <text:p>23.9839465618134</text:p>
              </table:table-cell>
              <table:table-cell office:value-type="float" office:value="24.0173037052155">
                <text:p>24.0173037052155</text:p>
              </table:table-cell>
              <table:table-cell office:value-type="float" office:value="24.0506608486176">
                <text:p>24.0506608486176</text:p>
              </table:table-cell>
              <table:table-cell office:value-type="float" office:value="24.0840177536011">
                <text:p>24.0840177536011</text:p>
              </table:table-cell>
              <table:table-cell office:value-type="float" office:value="24.1173746585846">
                <text:p>24.1173746585846</text:p>
              </table:table-cell>
              <table:table-cell office:value-type="float" office:value="24.1507315635681">
                <text:p>24.1507315635681</text:p>
              </table:table-cell>
            </table:table-row>
            <table:table-row>
              <table:table-cell office:value-type="string">
                <text:p>y_disp-axis</text:p>
                <draw:g>
                  <svg:desc>tfoot6.A6:tfoot6.A6</svg:desc>
                </draw:g>
              </table:table-cell>
              <table:table-cell office:value-type="float" office:value="0.304850957404672">
                <text:p>0.304850957404672</text:p>
                <draw:g>
                  <svg:desc>tfoot6.B6:tfoot6.MQ6</svg:desc>
                </draw:g>
              </table:table-cell>
              <table:table-cell office:value-type="float" office:value="0.304856942270634">
                <text:p>0.304856942270634</text:p>
              </table:table-cell>
              <table:table-cell office:value-type="float" office:value="0.304842717168624">
                <text:p>0.304842717168624</text:p>
              </table:table-cell>
              <table:table-cell office:value-type="float" office:value="0.304810382258723">
                <text:p>0.304810382258723</text:p>
              </table:table-cell>
              <table:table-cell office:value-type="float" office:value="0.304824139718483">
                <text:p>0.304824139718483</text:p>
              </table:table-cell>
              <table:table-cell office:value-type="float" office:value="0.304764382222308">
                <text:p>0.304764382222308</text:p>
              </table:table-cell>
              <table:table-cell office:value-type="float" office:value="0.304817182378546">
                <text:p>0.304817182378546</text:p>
              </table:table-cell>
              <table:table-cell office:value-type="float" office:value="0.30480902301478">
                <text:p>0.30480902301478</text:p>
              </table:table-cell>
              <table:table-cell office:value-type="float" office:value="0.304834762549821">
                <text:p>0.304834762549821</text:p>
              </table:table-cell>
              <table:table-cell office:value-type="float" office:value="0.304790382100487">
                <text:p>0.304790382100487</text:p>
              </table:table-cell>
              <table:table-cell office:value-type="float" office:value="0.30480212529376">
                <text:p>0.30480212529376</text:p>
              </table:table-cell>
              <table:table-cell office:value-type="float" office:value="0.304804458585569">
                <text:p>0.304804458585569</text:p>
              </table:table-cell>
              <table:table-cell office:value-type="float" office:value="0.304834736077259">
                <text:p>0.304834736077259</text:p>
              </table:table-cell>
              <table:table-cell office:value-type="float" office:value="0.304832082030288">
                <text:p>0.304832082030288</text:p>
              </table:table-cell>
              <table:table-cell office:value-type="float" office:value="0.304819824726738">
                <text:p>0.304819824726738</text:p>
              </table:table-cell>
              <table:table-cell office:value-type="float" office:value="0.304820299298246">
                <text:p>0.304820299298246</text:p>
              </table:table-cell>
              <table:table-cell office:value-type="float" office:value="0.304823527815588">
                <text:p>0.304823527815588</text:p>
              </table:table-cell>
              <table:table-cell office:value-type="float" office:value="0.304814944933383">
                <text:p>0.304814944933383</text:p>
              </table:table-cell>
              <table:table-cell office:value-type="float" office:value="0.304832479094659">
                <text:p>0.304832479094659</text:p>
              </table:table-cell>
              <table:table-cell office:value-type="float" office:value="0.304832928554073">
                <text:p>0.304832928554073</text:p>
              </table:table-cell>
              <table:table-cell office:value-type="float" office:value="0.30483101439789">
                <text:p>0.30483101439789</text:p>
              </table:table-cell>
              <table:table-cell office:value-type="float" office:value="0.30483995172373">
                <text:p>0.30483995172373</text:p>
              </table:table-cell>
              <table:table-cell office:value-type="float" office:value="0.304837885129327">
                <text:p>0.304837885129327</text:p>
              </table:table-cell>
              <table:table-cell office:value-type="float" office:value="0.304831628111082">
                <text:p>0.304831628111082</text:p>
              </table:table-cell>
              <table:table-cell office:value-type="float" office:value="0.304833134497448">
                <text:p>0.304833134497448</text:p>
              </table:table-cell>
              <table:table-cell office:value-type="float" office:value="0.304825961015674">
                <text:p>0.304825961015674</text:p>
              </table:table-cell>
              <table:table-cell office:value-type="float" office:value="0.304828046343801">
                <text:p>0.304828046343801</text:p>
              </table:table-cell>
              <table:table-cell office:value-type="float" office:value="0.304721860614885">
                <text:p>0.304721860614885</text:p>
              </table:table-cell>
              <table:table-cell office:value-type="float" office:value="0.304450000867328">
                <text:p>0.304450000867328</text:p>
              </table:table-cell>
              <table:table-cell office:value-type="float" office:value="0.304470501299993">
                <text:p>0.304470501299993</text:p>
              </table:table-cell>
              <table:table-cell office:value-type="float" office:value="0.304519441432066">
                <text:p>0.304519441432066</text:p>
              </table:table-cell>
              <table:table-cell office:value-type="float" office:value="0.304666215083143">
                <text:p>0.304666215083143</text:p>
              </table:table-cell>
              <table:table-cell office:value-type="float" office:value="0.304752970719456">
                <text:p>0.304752970719456</text:p>
              </table:table-cell>
              <table:table-cell office:value-type="float" office:value="0.304747256789594">
                <text:p>0.304747256789594</text:p>
              </table:table-cell>
              <table:table-cell office:value-type="float" office:value="0.304747159975133">
                <text:p>0.304747159975133</text:p>
              </table:table-cell>
              <table:table-cell office:value-type="float" office:value="0.304808780696981">
                <text:p>0.304808780696981</text:p>
              </table:table-cell>
              <table:table-cell office:value-type="float" office:value="0.304859983307698">
                <text:p>0.304859983307698</text:p>
              </table:table-cell>
              <table:table-cell office:value-type="float" office:value="0.305169647775852">
                <text:p>0.305169647775852</text:p>
              </table:table-cell>
              <table:table-cell office:value-type="float" office:value="0.305135850187406">
                <text:p>0.305135850187406</text:p>
              </table:table-cell>
              <table:table-cell office:value-type="float" office:value="0.304645282915904">
                <text:p>0.304645282915904</text:p>
              </table:table-cell>
              <table:table-cell office:value-type="float" office:value="0.304631772007964">
                <text:p>0.304631772007964</text:p>
              </table:table-cell>
              <table:table-cell office:value-type="float" office:value="0.304034537899385">
                <text:p>0.304034537899385</text:p>
              </table:table-cell>
              <table:table-cell office:value-type="float" office:value="0.304465258085673">
                <text:p>0.304465258085673</text:p>
              </table:table-cell>
              <table:table-cell office:value-type="float" office:value="0.3104638179729">
                <text:p>0.3104638179729</text:p>
              </table:table-cell>
              <table:table-cell office:value-type="float" office:value="0.323610184231518">
                <text:p>0.323610184231518</text:p>
              </table:table-cell>
              <table:table-cell office:value-type="float" office:value="0.330607686044346">
                <text:p>0.330607686044346</text:p>
              </table:table-cell>
              <table:table-cell office:value-type="float" office:value="0.336929641173432">
                <text:p>0.336929641173432</text:p>
              </table:table-cell>
              <table:table-cell office:value-type="float" office:value="0.343790610678593">
                <text:p>0.343790610678593</text:p>
              </table:table-cell>
              <table:table-cell office:value-type="float" office:value="0.343001603685295">
                <text:p>0.343001603685295</text:p>
              </table:table-cell>
              <table:table-cell office:value-type="float" office:value="0.30793762113495">
                <text:p>0.30793762113495</text:p>
              </table:table-cell>
              <table:table-cell office:value-type="float" office:value="0.303099492060585">
                <text:p>0.303099492060585</text:p>
              </table:table-cell>
              <table:table-cell office:value-type="float" office:value="0.300043711371812">
                <text:p>0.300043711371812</text:p>
              </table:table-cell>
              <table:table-cell office:value-type="float" office:value="0.292704925498313">
                <text:p>0.292704925498313</text:p>
              </table:table-cell>
              <table:table-cell office:value-type="float" office:value="0.291082321178519">
                <text:p>0.291082321178519</text:p>
              </table:table-cell>
              <table:table-cell office:value-type="float" office:value="0.290288069531084">
                <text:p>0.290288069531084</text:p>
              </table:table-cell>
              <table:table-cell office:value-type="float" office:value="0.289064399842931">
                <text:p>0.289064399842931</text:p>
              </table:table-cell>
              <table:table-cell office:value-type="float" office:value="0.324303595824615">
                <text:p>0.324303595824615</text:p>
              </table:table-cell>
              <table:table-cell office:value-type="float" office:value="0.329352185456867">
                <text:p>0.329352185456867</text:p>
              </table:table-cell>
              <table:table-cell office:value-type="float" office:value="0.328839869358179">
                <text:p>0.328839869358179</text:p>
              </table:table-cell>
              <table:table-cell office:value-type="float" office:value="0.28371685547146">
                <text:p>0.28371685547146</text:p>
              </table:table-cell>
              <table:table-cell office:value-type="float" office:value="0.281558743058747">
                <text:p>0.281558743058747</text:p>
              </table:table-cell>
              <table:table-cell office:value-type="float" office:value="0.282565753137387">
                <text:p>0.282565753137387</text:p>
              </table:table-cell>
              <table:table-cell office:value-type="float" office:value="0.298667629306948">
                <text:p>0.298667629306948</text:p>
              </table:table-cell>
              <table:table-cell office:value-type="float" office:value="0.303051907969774">
                <text:p>0.303051907969774</text:p>
              </table:table-cell>
              <table:table-cell office:value-type="float" office:value="0.304993939311325">
                <text:p>0.304993939311325</text:p>
              </table:table-cell>
              <table:table-cell office:value-type="float" office:value="0.305482308696632">
                <text:p>0.305482308696632</text:p>
              </table:table-cell>
              <table:table-cell office:value-type="float" office:value="0.305128655471243">
                <text:p>0.305128655471243</text:p>
              </table:table-cell>
              <table:table-cell office:value-type="float" office:value="0.304135305769445">
                <text:p>0.304135305769445</text:p>
              </table:table-cell>
              <table:table-cell office:value-type="float" office:value="0.302436044620576">
                <text:p>0.302436044620576</text:p>
              </table:table-cell>
              <table:table-cell office:value-type="float" office:value="0.301242213874208">
                <text:p>0.301242213874208</text:p>
              </table:table-cell>
              <table:table-cell office:value-type="float" office:value="0.29871024189181">
                <text:p>0.29871024189181</text:p>
              </table:table-cell>
              <table:table-cell office:value-type="float" office:value="0.296495321127176">
                <text:p>0.296495321127176</text:p>
              </table:table-cell>
              <table:table-cell office:value-type="float" office:value="0.306947912044535">
                <text:p>0.306947912044535</text:p>
              </table:table-cell>
              <table:table-cell office:value-type="float" office:value="0.317592782021655">
                <text:p>0.317592782021655</text:p>
              </table:table-cell>
              <table:table-cell office:value-type="float" office:value="0.313779020912834">
                <text:p>0.313779020912834</text:p>
              </table:table-cell>
              <table:table-cell office:value-type="float" office:value="0.315451015309106">
                <text:p>0.315451015309106</text:p>
              </table:table-cell>
              <table:table-cell office:value-type="float" office:value="0.325852590161046">
                <text:p>0.325852590161046</text:p>
              </table:table-cell>
              <table:table-cell office:value-type="float" office:value="0.325737014070908">
                <text:p>0.325737014070908</text:p>
              </table:table-cell>
              <table:table-cell office:value-type="float" office:value="0.288732054821102">
                <text:p>0.288732054821102</text:p>
              </table:table-cell>
              <table:table-cell office:value-type="float" office:value="0.301147038171666">
                <text:p>0.301147038171666</text:p>
              </table:table-cell>
              <table:table-cell office:value-type="float" office:value="0.300943960072348">
                <text:p>0.300943960072348</text:p>
              </table:table-cell>
              <table:table-cell office:value-type="float" office:value="0.302144564953685">
                <text:p>0.302144564953685</text:p>
              </table:table-cell>
              <table:table-cell office:value-type="float" office:value="0.301550371713562">
                <text:p>0.301550371713562</text:p>
              </table:table-cell>
              <table:table-cell office:value-type="float" office:value="0.298194994880885">
                <text:p>0.298194994880885</text:p>
              </table:table-cell>
              <table:table-cell office:value-type="float" office:value="0.293930903667364">
                <text:p>0.293930903667364</text:p>
              </table:table-cell>
              <table:table-cell office:value-type="float" office:value="0.288782149864797">
                <text:p>0.288782149864797</text:p>
              </table:table-cell>
              <table:table-cell office:value-type="float" office:value="0.287391064931756">
                <text:p>0.287391064931756</text:p>
              </table:table-cell>
              <table:table-cell office:value-type="float" office:value="0.311461863190628">
                <text:p>0.311461863190628</text:p>
              </table:table-cell>
              <table:table-cell office:value-type="float" office:value="0.320898212136547">
                <text:p>0.320898212136547</text:p>
              </table:table-cell>
              <table:table-cell office:value-type="float" office:value="0.32862819228128">
                <text:p>0.32862819228128</text:p>
              </table:table-cell>
              <table:table-cell office:value-type="float" office:value="0.330694142791458">
                <text:p>0.330694142791458</text:p>
              </table:table-cell>
              <table:table-cell office:value-type="float" office:value="0.326598028528482">
                <text:p>0.326598028528482</text:p>
              </table:table-cell>
              <table:table-cell office:value-type="float" office:value="0.320543872358754">
                <text:p>0.320543872358754</text:p>
              </table:table-cell>
              <table:table-cell office:value-type="float" office:value="0.280038855309099">
                <text:p>0.280038855309099</text:p>
              </table:table-cell>
              <table:table-cell office:value-type="float" office:value="0.279665593575391">
                <text:p>0.279665593575391</text:p>
              </table:table-cell>
              <table:table-cell office:value-type="float" office:value="0.291179053243749">
                <text:p>0.291179053243749</text:p>
              </table:table-cell>
              <table:table-cell office:value-type="float" office:value="0.301478877979618">
                <text:p>0.301478877979618</text:p>
              </table:table-cell>
              <table:table-cell office:value-type="float" office:value="0.304744939955087">
                <text:p>0.304744939955087</text:p>
              </table:table-cell>
              <table:table-cell office:value-type="float" office:value="0.304574225361747">
                <text:p>0.304574225361747</text:p>
              </table:table-cell>
              <table:table-cell office:value-type="float" office:value="0.302480131604813">
                <text:p>0.302480131604813</text:p>
              </table:table-cell>
              <table:table-cell office:value-type="float" office:value="0.302472542442962">
                <text:p>0.302472542442962</text:p>
              </table:table-cell>
              <table:table-cell office:value-type="float" office:value="0.302095133576315">
                <text:p>0.302095133576315</text:p>
              </table:table-cell>
              <table:table-cell office:value-type="float" office:value="0.301249200362908">
                <text:p>0.301249200362908</text:p>
              </table:table-cell>
              <table:table-cell office:value-type="float" office:value="0.300189655160911">
                <text:p>0.300189655160911</text:p>
              </table:table-cell>
              <table:table-cell office:value-type="float" office:value="0.298756837008529">
                <text:p>0.298756837008529</text:p>
              </table:table-cell>
              <table:table-cell office:value-type="float" office:value="0.296046382444646">
                <text:p>0.296046382444646</text:p>
              </table:table-cell>
              <table:table-cell office:value-type="float" office:value="0.295650272576007">
                <text:p>0.295650272576007</text:p>
              </table:table-cell>
              <table:table-cell office:value-type="float" office:value="0.314110121563333">
                <text:p>0.314110121563333</text:p>
              </table:table-cell>
              <table:table-cell office:value-type="float" office:value="0.317443381993017">
                <text:p>0.317443381993017</text:p>
              </table:table-cell>
              <table:table-cell office:value-type="float" office:value="0.318872879737053">
                <text:p>0.318872879737053</text:p>
              </table:table-cell>
              <table:table-cell office:value-type="float" office:value="0.325060644503147">
                <text:p>0.325060644503147</text:p>
              </table:table-cell>
              <table:table-cell office:value-type="float" office:value="0.335132461169302">
                <text:p>0.335132461169302</text:p>
              </table:table-cell>
              <table:table-cell office:value-type="float" office:value="0.331817491013382">
                <text:p>0.331817491013382</text:p>
              </table:table-cell>
              <table:table-cell office:value-type="float" office:value="0.300229722572877">
                <text:p>0.300229722572877</text:p>
              </table:table-cell>
              <table:table-cell office:value-type="float" office:value="0.300933883625599">
                <text:p>0.300933883625599</text:p>
              </table:table-cell>
              <table:table-cell office:value-type="float" office:value="0.300236764466627">
                <text:p>0.300236764466627</text:p>
              </table:table-cell>
              <table:table-cell office:value-type="float" office:value="0.298244869852264">
                <text:p>0.298244869852264</text:p>
              </table:table-cell>
              <table:table-cell office:value-type="float" office:value="0.293754231875365">
                <text:p>0.293754231875365</text:p>
              </table:table-cell>
              <table:table-cell office:value-type="float" office:value="0.290954129942255">
                <text:p>0.290954129942255</text:p>
              </table:table-cell>
              <table:table-cell office:value-type="float" office:value="0.288643128361941">
                <text:p>0.288643128361941</text:p>
              </table:table-cell>
              <table:table-cell office:value-type="float" office:value="0.286976168942963">
                <text:p>0.286976168942963</text:p>
              </table:table-cell>
              <table:table-cell office:value-type="float" office:value="0.316476837767317">
                <text:p>0.316476837767317</text:p>
              </table:table-cell>
              <table:table-cell office:value-type="float" office:value="0.321732804583773">
                <text:p>0.321732804583773</text:p>
              </table:table-cell>
              <table:table-cell office:value-type="float" office:value="0.325177096564549">
                <text:p>0.325177096564549</text:p>
              </table:table-cell>
              <table:table-cell office:value-type="float" office:value="0.328727635077913">
                <text:p>0.328727635077913</text:p>
              </table:table-cell>
              <table:table-cell office:value-type="float" office:value="0.32829828044541">
                <text:p>0.32829828044541</text:p>
              </table:table-cell>
              <table:table-cell office:value-type="float" office:value="0.325399130744162">
                <text:p>0.325399130744162</text:p>
              </table:table-cell>
              <table:table-cell office:value-type="float" office:value="0.273852981919139">
                <text:p>0.273852981919139</text:p>
              </table:table-cell>
              <table:table-cell office:value-type="float" office:value="0.304036227797506">
                <text:p>0.304036227797506</text:p>
              </table:table-cell>
              <table:table-cell office:value-type="float" office:value="0.308402175586964">
                <text:p>0.308402175586964</text:p>
              </table:table-cell>
              <table:table-cell office:value-type="float" office:value="0.306070504659886">
                <text:p>0.306070504659886</text:p>
              </table:table-cell>
              <table:table-cell office:value-type="float" office:value="0.304355148272381">
                <text:p>0.304355148272381</text:p>
              </table:table-cell>
              <table:table-cell office:value-type="float" office:value="0.303050197529741">
                <text:p>0.303050197529741</text:p>
              </table:table-cell>
              <table:table-cell office:value-type="float" office:value="0.301683930582787">
                <text:p>0.301683930582787</text:p>
              </table:table-cell>
              <table:table-cell office:value-type="float" office:value="0.300827555728916">
                <text:p>0.300827555728916</text:p>
              </table:table-cell>
              <table:table-cell office:value-type="float" office:value="0.299698554672481">
                <text:p>0.299698554672481</text:p>
              </table:table-cell>
              <table:table-cell office:value-type="float" office:value="0.297994300935914">
                <text:p>0.297994300935914</text:p>
              </table:table-cell>
              <table:table-cell office:value-type="float" office:value="0.294930077294343">
                <text:p>0.294930077294343</text:p>
              </table:table-cell>
              <table:table-cell office:value-type="float" office:value="0.316371849210187">
                <text:p>0.316371849210187</text:p>
              </table:table-cell>
              <table:table-cell office:value-type="float" office:value="0.314929530308592">
                <text:p>0.314929530308592</text:p>
              </table:table-cell>
              <table:table-cell office:value-type="float" office:value="0.330229342182381">
                <text:p>0.330229342182381</text:p>
              </table:table-cell>
              <table:table-cell office:value-type="float" office:value="0.326425911898669">
                <text:p>0.326425911898669</text:p>
              </table:table-cell>
              <table:table-cell office:value-type="float" office:value="0.280445639064785">
                <text:p>0.280445639064785</text:p>
              </table:table-cell>
              <table:table-cell office:value-type="float" office:value="0.30144060028796">
                <text:p>0.30144060028796</text:p>
              </table:table-cell>
              <table:table-cell office:value-type="float" office:value="0.297871861772076">
                <text:p>0.297871861772076</text:p>
              </table:table-cell>
              <table:table-cell office:value-type="float" office:value="0.296041420389221">
                <text:p>0.296041420389221</text:p>
              </table:table-cell>
              <table:table-cell office:value-type="float" office:value="0.294260670997098">
                <text:p>0.294260670997098</text:p>
              </table:table-cell>
              <table:table-cell office:value-type="float" office:value="0.288573506624187">
                <text:p>0.288573506624187</text:p>
              </table:table-cell>
              <table:table-cell office:value-type="float" office:value="0.286149650189058">
                <text:p>0.286149650189058</text:p>
              </table:table-cell>
              <table:table-cell office:value-type="float" office:value="0.28511629660441">
                <text:p>0.28511629660441</text:p>
              </table:table-cell>
              <table:table-cell office:value-type="float" office:value="0.287066974405838">
                <text:p>0.287066974405838</text:p>
              </table:table-cell>
              <table:table-cell office:value-type="float" office:value="0.315420754339956">
                <text:p>0.315420754339956</text:p>
              </table:table-cell>
              <table:table-cell office:value-type="float" office:value="0.319689771061544">
                <text:p>0.319689771061544</text:p>
              </table:table-cell>
              <table:table-cell office:value-type="float" office:value="0.325165625292661">
                <text:p>0.325165625292661</text:p>
              </table:table-cell>
              <table:table-cell office:value-type="float" office:value="0.325363778669639">
                <text:p>0.325363778669639</text:p>
              </table:table-cell>
              <table:table-cell office:value-type="float" office:value="0.283394212706784">
                <text:p>0.283394212706784</text:p>
              </table:table-cell>
              <table:table-cell office:value-type="float" office:value="0.288988159684794">
                <text:p>0.288988159684794</text:p>
              </table:table-cell>
              <table:table-cell office:value-type="float" office:value="0.300944246991675">
                <text:p>0.300944246991675</text:p>
              </table:table-cell>
              <table:table-cell office:value-type="float" office:value="0.305582255695676">
                <text:p>0.305582255695676</text:p>
              </table:table-cell>
              <table:table-cell office:value-type="float" office:value="0.304827125082516">
                <text:p>0.304827125082516</text:p>
              </table:table-cell>
              <table:table-cell office:value-type="float" office:value="0.30316925739603">
                <text:p>0.30316925739603</text:p>
              </table:table-cell>
              <table:table-cell office:value-type="float" office:value="0.301342289698339">
                <text:p>0.301342289698339</text:p>
              </table:table-cell>
              <table:table-cell office:value-type="float" office:value="0.299419063904959">
                <text:p>0.299419063904959</text:p>
              </table:table-cell>
              <table:table-cell office:value-type="float" office:value="0.298355358764394">
                <text:p>0.298355358764394</text:p>
              </table:table-cell>
              <table:table-cell office:value-type="float" office:value="0.297167257393909">
                <text:p>0.297167257393909</text:p>
              </table:table-cell>
              <table:table-cell office:value-type="float" office:value="0.300337284832982">
                <text:p>0.300337284832982</text:p>
              </table:table-cell>
              <table:table-cell office:value-type="float" office:value="0.316237339966341">
                <text:p>0.316237339966341</text:p>
              </table:table-cell>
              <table:table-cell office:value-type="float" office:value="0.325379903215496">
                <text:p>0.325379903215496</text:p>
              </table:table-cell>
              <table:table-cell office:value-type="float" office:value="0.332237617633408">
                <text:p>0.332237617633408</text:p>
              </table:table-cell>
              <table:table-cell office:value-type="float" office:value="0.330403977758049">
                <text:p>0.330403977758049</text:p>
              </table:table-cell>
              <table:table-cell office:value-type="float" office:value="0.324654037116757">
                <text:p>0.324654037116757</text:p>
              </table:table-cell>
              <table:table-cell office:value-type="float" office:value="0.319997735218039">
                <text:p>0.319997735218039</text:p>
              </table:table-cell>
              <table:table-cell office:value-type="float" office:value="0.318711301330409">
                <text:p>0.318711301330409</text:p>
              </table:table-cell>
              <table:table-cell office:value-type="float" office:value="0.312347273311559">
                <text:p>0.312347273311559</text:p>
              </table:table-cell>
              <table:table-cell office:value-type="float" office:value="0.304965690770415">
                <text:p>0.304965690770415</text:p>
              </table:table-cell>
              <table:table-cell office:value-type="float" office:value="0.306222894831698">
                <text:p>0.306222894831698</text:p>
              </table:table-cell>
              <table:table-cell office:value-type="float" office:value="0.305560500575692">
                <text:p>0.305560500575692</text:p>
              </table:table-cell>
              <table:table-cell office:value-type="float" office:value="0.303344953959096">
                <text:p>0.303344953959096</text:p>
              </table:table-cell>
              <table:table-cell office:value-type="float" office:value="0.300480709134639">
                <text:p>0.300480709134639</text:p>
              </table:table-cell>
              <table:table-cell office:value-type="float" office:value="0.299096843986299">
                <text:p>0.299096843986299</text:p>
              </table:table-cell>
              <table:table-cell office:value-type="float" office:value="0.295698529739245">
                <text:p>0.295698529739245</text:p>
              </table:table-cell>
              <table:table-cell office:value-type="float" office:value="0.292663227769652">
                <text:p>0.292663227769652</text:p>
              </table:table-cell>
              <table:table-cell office:value-type="float" office:value="0.291359469458819">
                <text:p>0.291359469458819</text:p>
              </table:table-cell>
              <table:table-cell office:value-type="float" office:value="0.323148075906043">
                <text:p>0.323148075906043</text:p>
              </table:table-cell>
              <table:table-cell office:value-type="float" office:value="0.326695029727345">
                <text:p>0.326695029727345</text:p>
              </table:table-cell>
              <table:table-cell office:value-type="float" office:value="0.333586228735459">
                <text:p>0.333586228735459</text:p>
              </table:table-cell>
              <table:table-cell office:value-type="float" office:value="0.334169255497312">
                <text:p>0.334169255497312</text:p>
              </table:table-cell>
              <table:table-cell office:value-type="float" office:value="0.333484765002875">
                <text:p>0.333484765002875</text:p>
              </table:table-cell>
              <table:table-cell office:value-type="float" office:value="0.292671550777688">
                <text:p>0.292671550777688</text:p>
              </table:table-cell>
              <table:table-cell office:value-type="float" office:value="0.287733476960337">
                <text:p>0.287733476960337</text:p>
              </table:table-cell>
              <table:table-cell office:value-type="float" office:value="0.280774161174342">
                <text:p>0.280774161174342</text:p>
              </table:table-cell>
              <table:table-cell office:value-type="float" office:value="0.298445672149585">
                <text:p>0.298445672149585</text:p>
              </table:table-cell>
              <table:table-cell office:value-type="float" office:value="0.302932644665538">
                <text:p>0.302932644665538</text:p>
              </table:table-cell>
              <table:table-cell office:value-type="float" office:value="0.305072028110624">
                <text:p>0.305072028110624</text:p>
              </table:table-cell>
              <table:table-cell office:value-type="float" office:value="0.303949426400916">
                <text:p>0.303949426400916</text:p>
              </table:table-cell>
              <table:table-cell office:value-type="float" office:value="0.302426868607309">
                <text:p>0.302426868607309</text:p>
              </table:table-cell>
              <table:table-cell office:value-type="float" office:value="0.30134061229172">
                <text:p>0.30134061229172</text:p>
              </table:table-cell>
              <table:table-cell office:value-type="float" office:value="0.300645464903527">
                <text:p>0.300645464903527</text:p>
              </table:table-cell>
              <table:table-cell office:value-type="float" office:value="0.297851537695632">
                <text:p>0.297851537695632</text:p>
              </table:table-cell>
              <table:table-cell office:value-type="float" office:value="0.295545062986418">
                <text:p>0.295545062986418</text:p>
              </table:table-cell>
              <table:table-cell office:value-type="float" office:value="0.317975155527194">
                <text:p>0.317975155527194</text:p>
              </table:table-cell>
              <table:table-cell office:value-type="float" office:value="0.316451928029664">
                <text:p>0.316451928029664</text:p>
              </table:table-cell>
              <table:table-cell office:value-type="float" office:value="0.31782475272557">
                <text:p>0.31782475272557</text:p>
              </table:table-cell>
              <table:table-cell office:value-type="float" office:value="0.327051885303395">
                <text:p>0.327051885303395</text:p>
              </table:table-cell>
              <table:table-cell office:value-type="float" office:value="0.330157236287467">
                <text:p>0.330157236287467</text:p>
              </table:table-cell>
              <table:table-cell office:value-type="float" office:value="0.325094072717249">
                <text:p>0.325094072717249</text:p>
              </table:table-cell>
              <table:table-cell office:value-type="float" office:value="0.319842859116933">
                <text:p>0.319842859116933</text:p>
              </table:table-cell>
              <table:table-cell office:value-type="float" office:value="0.318970914889583">
                <text:p>0.318970914889583</text:p>
              </table:table-cell>
              <table:table-cell office:value-type="float" office:value="0.317472742146493">
                <text:p>0.317472742146493</text:p>
              </table:table-cell>
              <table:table-cell office:value-type="float" office:value="0.313412891969651">
                <text:p>0.313412891969651</text:p>
              </table:table-cell>
              <table:table-cell office:value-type="float" office:value="0.303081656037566">
                <text:p>0.303081656037566</text:p>
              </table:table-cell>
              <table:table-cell office:value-type="float" office:value="0.301941702992104">
                <text:p>0.301941702992104</text:p>
              </table:table-cell>
              <table:table-cell office:value-type="float" office:value="0.298956517456899">
                <text:p>0.298956517456899</text:p>
              </table:table-cell>
              <table:table-cell office:value-type="float" office:value="0.295720687296922">
                <text:p>0.295720687296922</text:p>
              </table:table-cell>
              <table:table-cell office:value-type="float" office:value="0.293847928329587">
                <text:p>0.293847928329587</text:p>
              </table:table-cell>
              <table:table-cell office:value-type="float" office:value="0.292256371149742">
                <text:p>0.292256371149742</text:p>
              </table:table-cell>
              <table:table-cell office:value-type="float" office:value="0.291729393328556">
                <text:p>0.291729393328556</text:p>
              </table:table-cell>
              <table:table-cell office:value-type="float" office:value="0.291256720561894">
                <text:p>0.291256720561894</text:p>
              </table:table-cell>
              <table:table-cell office:value-type="float" office:value="0.328044316115005">
                <text:p>0.328044316115005</text:p>
              </table:table-cell>
              <table:table-cell office:value-type="float" office:value="0.333767526836063">
                <text:p>0.333767526836063</text:p>
              </table:table-cell>
              <table:table-cell office:value-type="float" office:value="0.336016994289788">
                <text:p>0.336016994289788</text:p>
              </table:table-cell>
              <table:table-cell office:value-type="float" office:value="0.335555786525239">
                <text:p>0.335555786525239</text:p>
              </table:table-cell>
              <table:table-cell office:value-type="float" office:value="0.332491010177888">
                <text:p>0.332491010177888</text:p>
              </table:table-cell>
              <table:table-cell office:value-type="float" office:value="0.328290233117738">
                <text:p>0.328290233117738</text:p>
              </table:table-cell>
              <table:table-cell office:value-type="float" office:value="0.298302350702336">
                <text:p>0.298302350702336</text:p>
              </table:table-cell>
              <table:table-cell office:value-type="float" office:value="0.289881848589014">
                <text:p>0.289881848589014</text:p>
              </table:table-cell>
              <table:table-cell office:value-type="float" office:value="0.290179021052994">
                <text:p>0.290179021052994</text:p>
              </table:table-cell>
              <table:table-cell office:value-type="float" office:value="0.301991847658665">
                <text:p>0.301991847658665</text:p>
              </table:table-cell>
              <table:table-cell office:value-type="float" office:value="0.304429091315418">
                <text:p>0.304429091315418</text:p>
              </table:table-cell>
              <table:table-cell office:value-type="float" office:value="0.304073587560009">
                <text:p>0.304073587560009</text:p>
              </table:table-cell>
              <table:table-cell office:value-type="float" office:value="0.303111429753938">
                <text:p>0.303111429753938</text:p>
              </table:table-cell>
              <table:table-cell office:value-type="float" office:value="0.300575083556473">
                <text:p>0.300575083556473</text:p>
              </table:table-cell>
              <table:table-cell office:value-type="float" office:value="0.298488096221764">
                <text:p>0.298488096221764</text:p>
              </table:table-cell>
              <table:table-cell office:value-type="float" office:value="0.297124953831395">
                <text:p>0.297124953831395</text:p>
              </table:table-cell>
              <table:table-cell office:value-type="float" office:value="0.293652120029411">
                <text:p>0.293652120029411</text:p>
              </table:table-cell>
              <table:table-cell office:value-type="float" office:value="0.297505136856574">
                <text:p>0.297505136856574</text:p>
              </table:table-cell>
              <table:table-cell office:value-type="float" office:value="0.309219198941662">
                <text:p>0.309219198941662</text:p>
              </table:table-cell>
              <table:table-cell office:value-type="float" office:value="0.311626209238235">
                <text:p>0.311626209238235</text:p>
              </table:table-cell>
              <table:table-cell office:value-type="float" office:value="0.318027257990697">
                <text:p>0.318027257990697</text:p>
              </table:table-cell>
              <table:table-cell office:value-type="float" office:value="0.324269358565628">
                <text:p>0.324269358565628</text:p>
              </table:table-cell>
              <table:table-cell office:value-type="float" office:value="0.32376486150387">
                <text:p>0.32376486150387</text:p>
              </table:table-cell>
              <table:table-cell office:value-type="float" office:value="0.321577615137366">
                <text:p>0.321577615137366</text:p>
              </table:table-cell>
              <table:table-cell office:value-type="float" office:value="0.317925874077717">
                <text:p>0.317925874077717</text:p>
              </table:table-cell>
              <table:table-cell office:value-type="float" office:value="0.309662769788551">
                <text:p>0.309662769788551</text:p>
              </table:table-cell>
              <table:table-cell office:value-type="float" office:value="0.306767705699017">
                <text:p>0.306767705699017</text:p>
              </table:table-cell>
              <table:table-cell office:value-type="float" office:value="0.299589415903392">
                <text:p>0.299589415903392</text:p>
              </table:table-cell>
              <table:table-cell office:value-type="float" office:value="0.305785924681989">
                <text:p>0.305785924681989</text:p>
              </table:table-cell>
              <table:table-cell office:value-type="float" office:value="0.304811173700437">
                <text:p>0.304811173700437</text:p>
              </table:table-cell>
              <table:table-cell office:value-type="float" office:value="0.302124744748018">
                <text:p>0.302124744748018</text:p>
              </table:table-cell>
              <table:table-cell office:value-type="float" office:value="0.301940161942932">
                <text:p>0.301940161942932</text:p>
              </table:table-cell>
              <table:table-cell office:value-type="float" office:value="0.301403420195766">
                <text:p>0.301403420195766</text:p>
              </table:table-cell>
              <table:table-cell office:value-type="float" office:value="0.300726367280497">
                <text:p>0.300726367280497</text:p>
              </table:table-cell>
              <table:table-cell office:value-type="float" office:value="0.300676793254945">
                <text:p>0.300676793254945</text:p>
              </table:table-cell>
              <table:table-cell office:value-type="float" office:value="0.300770749280687">
                <text:p>0.300770749280687</text:p>
              </table:table-cell>
              <table:table-cell office:value-type="float" office:value="0.300423146888847">
                <text:p>0.300423146888847</text:p>
              </table:table-cell>
              <table:table-cell office:value-type="float" office:value="0.300792261491171">
                <text:p>0.300792261491171</text:p>
              </table:table-cell>
              <table:table-cell office:value-type="float" office:value="0.300918150241224">
                <text:p>0.300918150241224</text:p>
              </table:table-cell>
              <table:table-cell office:value-type="float" office:value="0.300834348946724">
                <text:p>0.300834348946724</text:p>
              </table:table-cell>
              <table:table-cell office:value-type="float" office:value="0.300731628686249">
                <text:p>0.300731628686249</text:p>
              </table:table-cell>
              <table:table-cell office:value-type="float" office:value="0.300804695713056">
                <text:p>0.300804695713056</text:p>
              </table:table-cell>
              <table:table-cell office:value-type="float" office:value="0.300895817002907">
                <text:p>0.300895817002907</text:p>
              </table:table-cell>
              <table:table-cell office:value-type="float" office:value="0.301014608533606">
                <text:p>0.301014608533606</text:p>
              </table:table-cell>
              <table:table-cell office:value-type="float" office:value="0.301318446866562">
                <text:p>0.301318446866562</text:p>
              </table:table-cell>
              <table:table-cell office:value-type="float" office:value="0.301348352994312">
                <text:p>0.301348352994312</text:p>
              </table:table-cell>
              <table:table-cell office:value-type="float" office:value="0.301374345642606">
                <text:p>0.301374345642606</text:p>
              </table:table-cell>
              <table:table-cell office:value-type="float" office:value="0.301412829702319">
                <text:p>0.301412829702319</text:p>
              </table:table-cell>
              <table:table-cell office:value-type="float" office:value="0.301438999111967">
                <text:p>0.301438999111967</text:p>
              </table:table-cell>
              <table:table-cell office:value-type="float" office:value="0.301475578571926">
                <text:p>0.301475578571926</text:p>
              </table:table-cell>
              <table:table-cell office:value-type="float" office:value="0.301434613327607">
                <text:p>0.301434613327607</text:p>
              </table:table-cell>
              <table:table-cell office:value-type="float" office:value="0.301320129928859">
                <text:p>0.301320129928859</text:p>
              </table:table-cell>
              <table:table-cell office:value-type="float" office:value="0.301378838011053">
                <text:p>0.301378838011053</text:p>
              </table:table-cell>
              <table:table-cell office:value-type="float" office:value="0.301410265642286">
                <text:p>0.301410265642286</text:p>
              </table:table-cell>
              <table:table-cell office:value-type="float" office:value="0.301407557385816">
                <text:p>0.301407557385816</text:p>
              </table:table-cell>
              <table:table-cell office:value-type="float" office:value="0.301413946042908">
                <text:p>0.301413946042908</text:p>
              </table:table-cell>
              <table:table-cell office:value-type="float" office:value="0.301394782024641">
                <text:p>0.301394782024641</text:p>
              </table:table-cell>
              <table:table-cell office:value-type="float" office:value="0.301437693379539">
                <text:p>0.301437693379539</text:p>
              </table:table-cell>
              <table:table-cell office:value-type="float" office:value="0.301395596562423">
                <text:p>0.301395596562423</text:p>
              </table:table-cell>
              <table:table-cell office:value-type="float" office:value="0.301428429076492">
                <text:p>0.301428429076492</text:p>
              </table:table-cell>
              <table:table-cell office:value-type="float" office:value="0.301436625111768">
                <text:p>0.301436625111768</text:p>
              </table:table-cell>
              <table:table-cell office:value-type="float" office:value="0.301441907854911">
                <text:p>0.301441907854911</text:p>
              </table:table-cell>
              <table:table-cell office:value-type="float" office:value="0.30141835479931">
                <text:p>0.30141835479931</text:p>
              </table:table-cell>
              <table:table-cell office:value-type="float" office:value="0.301437685886555">
                <text:p>0.301437685886555</text:p>
              </table:table-cell>
              <table:table-cell office:value-type="float" office:value="0.301408366164163">
                <text:p>0.301408366164163</text:p>
              </table:table-cell>
              <table:table-cell office:value-type="float" office:value="0.301409415642927">
                <text:p>0.301409415642927</text:p>
              </table:table-cell>
              <table:table-cell office:value-type="float" office:value="0.301424396323289">
                <text:p>0.301424396323289</text:p>
              </table:table-cell>
              <table:table-cell office:value-type="float" office:value="0.301409035186762">
                <text:p>0.301409035186762</text:p>
              </table:table-cell>
              <table:table-cell office:value-type="float" office:value="0.301392948687182">
                <text:p>0.301392948687182</text:p>
              </table:table-cell>
              <table:table-cell office:value-type="float" office:value="0.301436623404767">
                <text:p>0.301436623404767</text:p>
              </table:table-cell>
              <table:table-cell office:value-type="float" office:value="0.301404479545801">
                <text:p>0.301404479545801</text:p>
              </table:table-cell>
              <table:table-cell office:value-type="float" office:value="0.301427888033517">
                <text:p>0.301427888033517</text:p>
              </table:table-cell>
              <table:table-cell office:value-type="float" office:value="0.301416134180861">
                <text:p>0.301416134180861</text:p>
              </table:table-cell>
              <table:table-cell office:value-type="float" office:value="0.301458207470421">
                <text:p>0.301458207470421</text:p>
              </table:table-cell>
              <table:table-cell office:value-type="float" office:value="0.301448280412362">
                <text:p>0.301448280412362</text:p>
              </table:table-cell>
              <table:table-cell office:value-type="float" office:value="0.301422208484337">
                <text:p>0.301422208484337</text:p>
              </table:table-cell>
              <table:table-cell office:value-type="float" office:value="0.301406798606977">
                <text:p>0.301406798606977</text:p>
              </table:table-cell>
              <table:table-cell office:value-type="float" office:value="0.301423609392576">
                <text:p>0.301423609392576</text:p>
              </table:table-cell>
              <table:table-cell office:value-type="float" office:value="0.301425358035864">
                <text:p>0.301425358035864</text:p>
              </table:table-cell>
              <table:table-cell office:value-type="float" office:value="0.301440990324934">
                <text:p>0.301440990324934</text:p>
              </table:table-cell>
              <table:table-cell office:value-type="float" office:value="0.301436516333059">
                <text:p>0.301436516333059</text:p>
              </table:table-cell>
              <table:table-cell office:value-type="float" office:value="0.30143572533754">
                <text:p>0.30143572533754</text:p>
              </table:table-cell>
              <table:table-cell office:value-type="float" office:value="0.301424154288373">
                <text:p>0.301424154288373</text:p>
              </table:table-cell>
              <table:table-cell office:value-type="float" office:value="0.301415087470225">
                <text:p>0.301415087470225</text:p>
              </table:table-cell>
              <table:table-cell office:value-type="float" office:value="0.30141604648155">
                <text:p>0.30141604648155</text:p>
              </table:table-cell>
              <table:table-cell office:value-type="float" office:value="0.301405624952492">
                <text:p>0.301405624952492</text:p>
              </table:table-cell>
              <table:table-cell office:value-type="float" office:value="0.301457710054702">
                <text:p>0.301457710054702</text:p>
              </table:table-cell>
              <table:table-cell office:value-type="float" office:value="0.301426510676681">
                <text:p>0.301426510676681</text:p>
              </table:table-cell>
              <table:table-cell office:value-type="float" office:value="0.301415080621736">
                <text:p>0.301415080621736</text:p>
              </table:table-cell>
              <table:table-cell office:value-type="float" office:value="0.301412340624008">
                <text:p>0.301412340624008</text:p>
              </table:table-cell>
              <table:table-cell office:value-type="float" office:value="0.301444534082224">
                <text:p>0.301444534082224</text:p>
              </table:table-cell>
              <table:table-cell office:value-type="float" office:value="0.301426390515718">
                <text:p>0.301426390515718</text:p>
              </table:table-cell>
              <table:table-cell office:value-type="float" office:value="0.301404748491911">
                <text:p>0.301404748491911</text:p>
              </table:table-cell>
              <table:table-cell office:value-type="float" office:value="0.30142005109272">
                <text:p>0.30142005109272</text:p>
              </table:table-cell>
              <table:table-cell office:value-type="float" office:value="0.301412300183585">
                <text:p>0.301412300183585</text:p>
              </table:table-cell>
              <table:table-cell office:value-type="float" office:value="0.301382069486189">
                <text:p>0.301382069486189</text:p>
              </table:table-cell>
              <table:table-cell office:value-type="float" office:value="0.301409987804182">
                <text:p>0.301409987804182</text:p>
              </table:table-cell>
              <table:table-cell office:value-type="float" office:value="0.301429009271067">
                <text:p>0.301429009271067</text:p>
              </table:table-cell>
              <table:table-cell office:value-type="float" office:value="0.301397977215544">
                <text:p>0.301397977215544</text:p>
              </table:table-cell>
              <table:table-cell office:value-type="float" office:value="0.301419400088508">
                <text:p>0.301419400088508</text:p>
              </table:table-cell>
              <table:table-cell office:value-type="float" office:value="0.301430496746921">
                <text:p>0.301430496746921</text:p>
              </table:table-cell>
              <table:table-cell office:value-type="float" office:value="0.301415184353111">
                <text:p>0.301415184353111</text:p>
              </table:table-cell>
              <table:table-cell office:value-type="float" office:value="0.301427267285812">
                <text:p>0.301427267285812</text:p>
              </table:table-cell>
              <table:table-cell office:value-type="float" office:value="0.301431490051053">
                <text:p>0.301431490051053</text:p>
              </table:table-cell>
              <table:table-cell office:value-type="float" office:value="0.301417808522021">
                <text:p>0.301417808522021</text:p>
              </table:table-cell>
              <table:table-cell office:value-type="float" office:value="0.301410275774709">
                <text:p>0.301410275774709</text:p>
              </table:table-cell>
              <table:table-cell office:value-type="float" office:value="0.301420691217517">
                <text:p>0.301420691217517</text:p>
              </table:table-cell>
              <table:table-cell office:value-type="float" office:value="0.301414067600159">
                <text:p>0.301414067600159</text:p>
              </table:table-cell>
              <table:table-cell office:value-type="float" office:value="0.301432221937197">
                <text:p>0.301432221937197</text:p>
              </table:table-cell>
              <table:table-cell office:value-type="float" office:value="0.301427923876615">
                <text:p>0.301427923876615</text:p>
              </table:table-cell>
              <table:table-cell office:value-type="float" office:value="0.301412024874025">
                <text:p>0.301412024874025</text:p>
              </table:table-cell>
              <table:table-cell office:value-type="float" office:value="0.301450997873208">
                <text:p>0.301450997873208</text:p>
              </table:table-cell>
              <table:table-cell office:value-type="float" office:value="0.301430978504097">
                <text:p>0.301430978504097</text:p>
              </table:table-cell>
              <table:table-cell office:value-type="float" office:value="0.301412105882613">
                <text:p>0.301412105882613</text:p>
              </table:table-cell>
              <table:table-cell office:value-type="float" office:value="0.301452693268223">
                <text:p>0.301452693268223</text:p>
              </table:table-cell>
              <table:table-cell office:value-type="float" office:value="0.301409048172808">
                <text:p>0.301409048172808</text:p>
              </table:table-cell>
              <table:table-cell office:value-type="float" office:value="0.301419615324568">
                <text:p>0.301419615324568</text:p>
              </table:table-cell>
              <table:table-cell office:value-type="float" office:value="0.301419070088116">
                <text:p>0.301419070088116</text:p>
              </table:table-cell>
              <table:table-cell office:value-type="float" office:value="0.301407582970749">
                <text:p>0.301407582970749</text:p>
              </table:table-cell>
              <table:table-cell office:value-type="float" office:value="0.301439839544604">
                <text:p>0.301439839544604</text:p>
              </table:table-cell>
              <table:table-cell office:value-type="float" office:value="0.301419128473622">
                <text:p>0.301419128473622</text:p>
              </table:table-cell>
              <table:table-cell office:value-type="float" office:value="0.301418331912745">
                <text:p>0.301418331912745</text:p>
              </table:table-cell>
              <table:table-cell office:value-type="float" office:value="0.301434219816302">
                <text:p>0.301434219816302</text:p>
              </table:table-cell>
              <table:table-cell office:value-type="float" office:value="0.301430394530921">
                <text:p>0.301430394530921</text:p>
              </table:table-cell>
              <table:table-cell office:value-type="float" office:value="0.301437105005756">
                <text:p>0.301437105005756</text:p>
              </table:table-cell>
              <table:table-cell office:value-type="float" office:value="0.301403671857857">
                <text:p>0.301403671857857</text:p>
              </table:table-cell>
              <table:table-cell office:value-type="float" office:value="0.301429705613133">
                <text:p>0.301429705613133</text:p>
              </table:table-cell>
              <table:table-cell office:value-type="float" office:value="0.30141671950658">
                <text:p>0.30141671950658</text:p>
              </table:table-cell>
              <table:table-cell office:value-type="float" office:value="0.301428897386812">
                <text:p>0.301428897386812</text:p>
              </table:table-cell>
              <table:table-cell office:value-type="float" office:value="0.301420592497145">
                <text:p>0.301420592497145</text:p>
              </table:table-cell>
              <table:table-cell office:value-type="float" office:value="0.301426315681636">
                <text:p>0.301426315681636</text:p>
              </table:table-cell>
              <table:table-cell office:value-type="float" office:value="0.301419237772924">
                <text:p>0.301419237772924</text:p>
              </table:table-cell>
              <table:table-cell office:value-type="float" office:value="0.301401787755929">
                <text:p>0.301401787755929</text:p>
              </table:table-cell>
              <table:table-cell office:value-type="float" office:value="0.30144081626339">
                <text:p>0.30144081626339</text:p>
              </table:table-cell>
              <table:table-cell office:value-type="float" office:value="0.301424065674887">
                <text:p>0.301424065674887</text:p>
              </table:table-cell>
              <table:table-cell office:value-type="float" office:value="0.301431245574644">
                <text:p>0.301431245574644</text:p>
              </table:table-cell>
            </table:table-row>
            <table:table-row>
              <table:table-cell office:value-type="string">
                <text:p>Potential diff</text:p>
                <draw:g>
                  <svg:desc>tfoot6.A8:tfoot6.A8</svg:desc>
                </draw:g>
              </table:table-cell>
              <table:table-cell office:value-type="float" office:value="0.000011170036918251">
                <text:p>0.000011170036918251</text:p>
                <draw:g>
                  <svg:desc>tfoot6.B8:tfoot6.MQ8</svg:desc>
                </draw:g>
              </table:table-cell>
              <table:table-cell office:value-type="float" office:value="0.00000598486596148362">
                <text:p>0.00000598486596148362</text:p>
              </table:table-cell>
              <table:table-cell office:value-type="float" office:value="-0.0000142251020093798">
                <text:p>-0.0000142251020093798</text:p>
              </table:table-cell>
              <table:table-cell office:value-type="float" office:value="-0.0000323349099014547">
                <text:p>-0.0000323349099014547</text:p>
              </table:table-cell>
              <table:table-cell office:value-type="float" office:value="0.000013757459760233">
                <text:p>0.000013757459760233</text:p>
              </table:table-cell>
              <table:table-cell office:value-type="float" office:value="-0.000059757496174595">
                <text:p>-0.000059757496174595</text:p>
              </table:table-cell>
              <table:table-cell office:value-type="float" office:value="0.0000528001562373759">
                <text:p>0.0000528001562373759</text:p>
              </table:table-cell>
              <table:table-cell office:value-type="float" office:value="-0.0000081593637660804">
                <text:p>-0.0000081593637660804</text:p>
              </table:table-cell>
              <table:table-cell office:value-type="float" office:value="0.0000257395350409251">
                <text:p>0.0000257395350409251</text:p>
              </table:table-cell>
              <table:table-cell office:value-type="float" office:value="-0.000044380449334136">
                <text:p>-0.000044380449334136</text:p>
              </table:table-cell>
              <table:table-cell office:value-type="float" office:value="0.0000117431932729617">
                <text:p>0.0000117431932729617</text:p>
              </table:table-cell>
              <table:table-cell office:value-type="float" office:value="0.00000233329180898689">
                <text:p>0.00000233329180898689</text:p>
              </table:table-cell>
              <table:table-cell office:value-type="float" office:value="0.0000302774916901005">
                <text:p>0.0000302774916901005</text:p>
              </table:table-cell>
              <table:table-cell office:value-type="float" office:value="-0.00000265404697080696">
                <text:p>-0.00000265404697080696</text:p>
              </table:table-cell>
              <table:table-cell office:value-type="float" office:value="-0.0000122573035495344">
                <text:p>-0.0000122573035495344</text:p>
              </table:table-cell>
              <table:table-cell office:value-type="float" office:value="0.000000474571507425026">
                <text:p>0.000000474571507425026</text:p>
              </table:table-cell>
              <table:table-cell office:value-type="float" office:value="0.00000322851734235741">
                <text:p>0.00000322851734235741</text:p>
              </table:table-cell>
              <table:table-cell office:value-type="float" office:value="-0.00000858288220462189">
                <text:p>-0.00000858288220462189</text:p>
              </table:table-cell>
              <table:table-cell office:value-type="float" office:value="0.0000175341612755342">
                <text:p>0.0000175341612755342</text:p>
              </table:table-cell>
              <table:table-cell office:value-type="float" office:value="0.000000449459414519904">
                <text:p>0.000000449459414519904</text:p>
              </table:table-cell>
              <table:table-cell office:value-type="float" office:value="-0.00000191415618366886">
                <text:p>-0.00000191415618366886</text:p>
              </table:table-cell>
              <table:table-cell office:value-type="float" office:value="0.00000893732583995277">
                <text:p>0.00000893732583995277</text:p>
              </table:table-cell>
              <table:table-cell office:value-type="float" office:value="-0.00000206659440316059">
                <text:p>-0.00000206659440316059</text:p>
              </table:table-cell>
              <table:table-cell office:value-type="float" office:value="-0.00000625701824452651">
                <text:p>-0.00000625701824452651</text:p>
              </table:table-cell>
              <table:table-cell office:value-type="float" office:value="0.00000150638636614575">
                <text:p>0.00000150638636614575</text:p>
              </table:table-cell>
              <table:table-cell office:value-type="float" office:value="-0.00000717348177470267">
                <text:p>-0.00000717348177470267</text:p>
              </table:table-cell>
              <table:table-cell office:value-type="float" office:value="0.0000020853281271771">
                <text:p>0.0000020853281271771</text:p>
              </table:table-cell>
              <table:table-cell office:value-type="float" office:value="-0.000106185728915742">
                <text:p>-0.000106185728915742</text:p>
              </table:table-cell>
              <table:table-cell office:value-type="float" office:value="-0.000271859747557224">
                <text:p>-0.000271859747557224</text:p>
              </table:table-cell>
              <table:table-cell office:value-type="float" office:value="0.0000205004326653824">
                <text:p>0.0000205004326653824</text:p>
              </table:table-cell>
              <table:table-cell office:value-type="float" office:value="0.00004894013207285">
                <text:p>0.00004894013207285</text:p>
              </table:table-cell>
              <table:table-cell office:value-type="float" office:value="0.000146773651076793">
                <text:p>0.000146773651076793</text:p>
              </table:table-cell>
              <table:table-cell office:value-type="float" office:value="0.0000867556363130517">
                <text:p>0.0000867556363130517</text:p>
              </table:table-cell>
              <table:table-cell office:value-type="float" office:value="-0.00000571392986192798">
                <text:p>-0.00000571392986192798</text:p>
              </table:table-cell>
              <table:table-cell office:value-type="float" office:value="-0.0000000968144613366917">
                <text:p>-0.0000000968144613366917</text:p>
              </table:table-cell>
              <table:table-cell office:value-type="float" office:value="0.0000616207218487874">
                <text:p>0.0000616207218487874</text:p>
              </table:table-cell>
              <table:table-cell office:value-type="float" office:value="0.0000512026107166719">
                <text:p>0.0000512026107166719</text:p>
              </table:table-cell>
              <table:table-cell office:value-type="float" office:value="0.000309664468154058">
                <text:p>0.000309664468154058</text:p>
              </table:table-cell>
              <table:table-cell office:value-type="float" office:value="-0.0000337975884459607">
                <text:p>-0.0000337975884459607</text:p>
              </table:table-cell>
              <table:table-cell office:value-type="float" office:value="-0.000490567271502207">
                <text:p>-0.000490567271502207</text:p>
              </table:table-cell>
              <table:table-cell office:value-type="float" office:value="-0.0000135109079403284">
                <text:p>-0.0000135109079403284</text:p>
              </table:table-cell>
              <table:table-cell office:value-type="float" office:value="-0.000597234108578093">
                <text:p>-0.000597234108578093</text:p>
              </table:table-cell>
              <table:table-cell office:value-type="float" office:value="0.000430720186287259">
                <text:p>0.000430720186287259</text:p>
              </table:table-cell>
              <table:table-cell office:value-type="float" office:value="0.00599855988722758">
                <text:p>0.00599855988722758</text:p>
              </table:table-cell>
              <table:table-cell office:value-type="float" office:value="0.0131463662586178">
                <text:p>0.0131463662586178</text:p>
              </table:table-cell>
              <table:table-cell office:value-type="float" office:value="0.00699750181282755">
                <text:p>0.00699750181282755</text:p>
              </table:table-cell>
              <table:table-cell office:value-type="float" office:value="0.00632195512908629">
                <text:p>0.00632195512908629</text:p>
              </table:table-cell>
              <table:table-cell office:value-type="float" office:value="0.00686096950516119">
                <text:p>0.00686096950516119</text:p>
              </table:table-cell>
              <table:table-cell office:value-type="float" office:value="-0.000789006993297814">
                <text:p>-0.000789006993297814</text:p>
              </table:table-cell>
              <table:table-cell office:value-type="float" office:value="-0.0350639825503455">
                <text:p>-0.0350639825503455</text:p>
              </table:table-cell>
              <table:table-cell office:value-type="float" office:value="-0.00483812907436515">
                <text:p>-0.00483812907436515</text:p>
              </table:table-cell>
              <table:table-cell office:value-type="float" office:value="-0.00305578068877221">
                <text:p>-0.00305578068877221</text:p>
              </table:table-cell>
              <table:table-cell office:value-type="float" office:value="-0.00733878587349973">
                <text:p>-0.00733878587349973</text:p>
              </table:table-cell>
              <table:table-cell office:value-type="float" office:value="-0.00162260431979394">
                <text:p>-0.00162260431979394</text:p>
              </table:table-cell>
              <table:table-cell office:value-type="float" office:value="-0.000794251647435185">
                <text:p>-0.000794251647435185</text:p>
              </table:table-cell>
              <table:table-cell office:value-type="float" office:value="-0.00122366968815296">
                <text:p>-0.00122366968815296</text:p>
              </table:table-cell>
              <table:table-cell office:value-type="float" office:value="0.0352391959816848">
                <text:p>0.0352391959816848</text:p>
              </table:table-cell>
              <table:table-cell office:value-type="float" office:value="0.00504858963225119">
                <text:p>0.00504858963225119</text:p>
              </table:table-cell>
              <table:table-cell office:value-type="float" office:value="-0.000512316098687848">
                <text:p>-0.000512316098687848</text:p>
              </table:table-cell>
              <table:table-cell office:value-type="float" office:value="-0.0451230138867186">
                <text:p>-0.0451230138867186</text:p>
              </table:table-cell>
              <table:table-cell office:value-type="float" office:value="-0.00215811241271324">
                <text:p>-0.00215811241271324</text:p>
              </table:table-cell>
              <table:table-cell office:value-type="float" office:value="0.00100701007864018">
                <text:p>0.00100701007864018</text:p>
              </table:table-cell>
              <table:table-cell office:value-type="float" office:value="0.016101876169561">
                <text:p>0.016101876169561</text:p>
              </table:table-cell>
              <table:table-cell office:value-type="float" office:value="0.00438427866282576">
                <text:p>0.00438427866282576</text:p>
              </table:table-cell>
              <table:table-cell office:value-type="float" office:value="0.00194203134155113">
                <text:p>0.00194203134155113</text:p>
              </table:table-cell>
              <table:table-cell office:value-type="float" office:value="0.00048836938530672">
                <text:p>0.00048836938530672</text:p>
              </table:table-cell>
              <table:table-cell office:value-type="float" office:value="-0.000353653225388661">
                <text:p>-0.000353653225388661</text:p>
              </table:table-cell>
              <table:table-cell office:value-type="float" office:value="-0.000993349701798485">
                <text:p>-0.000993349701798485</text:p>
              </table:table-cell>
              <table:table-cell office:value-type="float" office:value="-0.0016992611488687">
                <text:p>-0.0016992611488687</text:p>
              </table:table-cell>
              <table:table-cell office:value-type="float" office:value="-0.00119383074636825">
                <text:p>-0.00119383074636825</text:p>
              </table:table-cell>
              <table:table-cell office:value-type="float" office:value="-0.00253197198239757">
                <text:p>-0.00253197198239757</text:p>
              </table:table-cell>
              <table:table-cell office:value-type="float" office:value="-0.0022149207646342">
                <text:p>-0.0022149207646342</text:p>
              </table:table-cell>
              <table:table-cell office:value-type="float" office:value="0.0104525909173593">
                <text:p>0.0104525909173593</text:p>
              </table:table-cell>
              <table:table-cell office:value-type="float" office:value="0.0106448699771195">
                <text:p>0.0106448699771195</text:p>
              </table:table-cell>
              <table:table-cell office:value-type="float" office:value="-0.00381376110882098">
                <text:p>-0.00381376110882098</text:p>
              </table:table-cell>
              <table:table-cell office:value-type="float" office:value="0.00167199439627236">
                <text:p>0.00167199439627236</text:p>
              </table:table-cell>
              <table:table-cell office:value-type="float" office:value="0.0104015748519401">
                <text:p>0.0104015748519401</text:p>
              </table:table-cell>
              <table:table-cell office:value-type="float" office:value="-0.000115576090137626">
                <text:p>-0.000115576090137626</text:p>
              </table:table-cell>
              <table:table-cell office:value-type="float" office:value="-0.0370049592498068">
                <text:p>-0.0370049592498068</text:p>
              </table:table-cell>
              <table:table-cell office:value-type="float" office:value="0.0124149833505643">
                <text:p>0.0124149833505643</text:p>
              </table:table-cell>
              <table:table-cell office:value-type="float" office:value="-0.000203078099317855">
                <text:p>-0.000203078099317855</text:p>
              </table:table-cell>
              <table:table-cell office:value-type="float" office:value="0.00120060488133678">
                <text:p>0.00120060488133678</text:p>
              </table:table-cell>
              <table:table-cell office:value-type="float" office:value="-0.00059419324012272">
                <text:p>-0.00059419324012272</text:p>
              </table:table-cell>
              <table:table-cell office:value-type="float" office:value="-0.00335537683267712">
                <text:p>-0.00335537683267712</text:p>
              </table:table-cell>
              <table:table-cell office:value-type="float" office:value="-0.00426409121352078">
                <text:p>-0.00426409121352078</text:p>
              </table:table-cell>
              <table:table-cell office:value-type="float" office:value="-0.00514875380256741">
                <text:p>-0.00514875380256741</text:p>
              </table:table-cell>
              <table:table-cell office:value-type="float" office:value="-0.00139108493304074">
                <text:p>-0.00139108493304074</text:p>
              </table:table-cell>
              <table:table-cell office:value-type="float" office:value="0.0240707982588715">
                <text:p>0.0240707982588715</text:p>
              </table:table-cell>
              <table:table-cell office:value-type="float" office:value="0.00943634894591938">
                <text:p>0.00943634894591938</text:p>
              </table:table-cell>
              <table:table-cell office:value-type="float" office:value="0.00772998014473347">
                <text:p>0.00772998014473347</text:p>
              </table:table-cell>
              <table:table-cell office:value-type="float" office:value="0.00206595051017766">
                <text:p>0.00206595051017766</text:p>
              </table:table-cell>
              <table:table-cell office:value-type="float" office:value="-0.00409611426297646">
                <text:p>-0.00409611426297646</text:p>
              </table:table-cell>
              <table:table-cell office:value-type="float" office:value="-0.00605415616972788">
                <text:p>-0.00605415616972788</text:p>
              </table:table-cell>
              <table:table-cell office:value-type="float" office:value="-0.0405050170496549">
                <text:p>-0.0405050170496549</text:p>
              </table:table-cell>
              <table:table-cell office:value-type="float" office:value="-0.000373261733708163">
                <text:p>-0.000373261733708163</text:p>
              </table:table-cell>
              <table:table-cell office:value-type="float" office:value="0.0115134596683587">
                <text:p>0.0115134596683587</text:p>
              </table:table-cell>
              <table:table-cell office:value-type="float" office:value="0.0102998247358685">
                <text:p>0.0102998247358685</text:p>
              </table:table-cell>
              <table:table-cell office:value-type="float" office:value="0.00326606197546875">
                <text:p>0.00326606197546875</text:p>
              </table:table-cell>
              <table:table-cell office:value-type="float" office:value="-0.000170714593339283">
                <text:p>-0.000170714593339283</text:p>
              </table:table-cell>
              <table:table-cell office:value-type="float" office:value="-0.00209409375693392">
                <text:p>-0.00209409375693392</text:p>
              </table:table-cell>
              <table:table-cell office:value-type="float" office:value="-0.00000758916185167324">
                <text:p>-0.00000758916185167324</text:p>
              </table:table-cell>
              <table:table-cell office:value-type="float" office:value="-0.000377408866647166">
                <text:p>-0.000377408866647166</text:p>
              </table:table-cell>
              <table:table-cell office:value-type="float" office:value="-0.000845933213407035">
                <text:p>-0.000845933213407035</text:p>
              </table:table-cell>
              <table:table-cell office:value-type="float" office:value="-0.00105954520199703">
                <text:p>-0.00105954520199703</text:p>
              </table:table-cell>
              <table:table-cell office:value-type="float" office:value="-0.00143281815238133">
                <text:p>-0.00143281815238133</text:p>
              </table:table-cell>
              <table:table-cell office:value-type="float" office:value="-0.00271045456388308">
                <text:p>-0.00271045456388308</text:p>
              </table:table-cell>
              <table:table-cell office:value-type="float" office:value="-0.000396109868639194">
                <text:p>-0.000396109868639194</text:p>
              </table:table-cell>
              <table:table-cell office:value-type="float" office:value="0.0184598489873259">
                <text:p>0.0184598489873259</text:p>
              </table:table-cell>
              <table:table-cell office:value-type="float" office:value="0.00333326042968407">
                <text:p>0.00333326042968407</text:p>
              </table:table-cell>
              <table:table-cell office:value-type="float" office:value="0.00142949774403622">
                <text:p>0.00142949774403622</text:p>
              </table:table-cell>
              <table:table-cell office:value-type="float" office:value="0.00618776476609384">
                <text:p>0.00618776476609384</text:p>
              </table:table-cell>
              <table:table-cell office:value-type="float" office:value="0.0100718166661554">
                <text:p>0.0100718166661554</text:p>
              </table:table-cell>
              <table:table-cell office:value-type="float" office:value="-0.00331497015592097">
                <text:p>-0.00331497015592097</text:p>
              </table:table-cell>
              <table:table-cell office:value-type="float" office:value="-0.0315877684405048">
                <text:p>-0.0315877684405048</text:p>
              </table:table-cell>
              <table:table-cell office:value-type="float" office:value="0.000704161052722252">
                <text:p>0.000704161052722252</text:p>
              </table:table-cell>
              <table:table-cell office:value-type="float" office:value="-0.000697119158972304">
                <text:p>-0.000697119158972304</text:p>
              </table:table-cell>
              <table:table-cell office:value-type="float" office:value="-0.0019918946143625">
                <text:p>-0.0019918946143625</text:p>
              </table:table-cell>
              <table:table-cell office:value-type="float" office:value="-0.00449063797689919">
                <text:p>-0.00449063797689919</text:p>
              </table:table-cell>
              <table:table-cell office:value-type="float" office:value="-0.0028001019331102">
                <text:p>-0.0028001019331102</text:p>
              </table:table-cell>
              <table:table-cell office:value-type="float" office:value="-0.00231100158031361">
                <text:p>-0.00231100158031361</text:p>
              </table:table-cell>
              <table:table-cell office:value-type="float" office:value="-0.0016669594189781">
                <text:p>-0.0016669594189781</text:p>
              </table:table-cell>
              <table:table-cell office:value-type="float" office:value="0.0295006688243541">
                <text:p>0.0295006688243541</text:p>
              </table:table-cell>
              <table:table-cell office:value-type="float" office:value="0.00525596681645602">
                <text:p>0.00525596681645602</text:p>
              </table:table-cell>
              <table:table-cell office:value-type="float" office:value="0.00344429198077545">
                <text:p>0.00344429198077545</text:p>
              </table:table-cell>
              <table:table-cell office:value-type="float" office:value="0.0035505385133644">
                <text:p>0.0035505385133644</text:p>
              </table:table-cell>
              <table:table-cell office:value-type="float" office:value="-0.000429354632503154">
                <text:p>-0.000429354632503154</text:p>
              </table:table-cell>
              <table:table-cell office:value-type="float" office:value="-0.00289914970124783">
                <text:p>-0.00289914970124783</text:p>
              </table:table-cell>
              <table:table-cell office:value-type="float" office:value="-0.0515461488250235">
                <text:p>-0.0515461488250235</text:p>
              </table:table-cell>
              <table:table-cell office:value-type="float" office:value="0.0301832458783676">
                <text:p>0.0301832458783676</text:p>
              </table:table-cell>
              <table:table-cell office:value-type="float" office:value="0.00436594778945748">
                <text:p>0.00436594778945748</text:p>
              </table:table-cell>
              <table:table-cell office:value-type="float" office:value="-0.00233167092707742">
                <text:p>-0.00233167092707742</text:p>
              </table:table-cell>
              <table:table-cell office:value-type="float" office:value="-0.0017153563875052">
                <text:p>-0.0017153563875052</text:p>
              </table:table-cell>
              <table:table-cell office:value-type="float" office:value="-0.00130495074263964">
                <text:p>-0.00130495074263964</text:p>
              </table:table-cell>
              <table:table-cell office:value-type="float" office:value="-0.00136626694695463">
                <text:p>-0.00136626694695463</text:p>
              </table:table-cell>
              <table:table-cell office:value-type="float" office:value="-0.000856374853870745">
                <text:p>-0.000856374853870745</text:p>
              </table:table-cell>
              <table:table-cell office:value-type="float" office:value="-0.00112900105643515">
                <text:p>-0.00112900105643515</text:p>
              </table:table-cell>
              <table:table-cell office:value-type="float" office:value="-0.00170425373656719">
                <text:p>-0.00170425373656719</text:p>
              </table:table-cell>
              <table:table-cell office:value-type="float" office:value="-0.00306422364157094">
                <text:p>-0.00306422364157094</text:p>
              </table:table-cell>
              <table:table-cell office:value-type="float" office:value="0.0214417719158447">
                <text:p>0.0214417719158447</text:p>
              </table:table-cell>
              <table:table-cell office:value-type="float" office:value="-0.00144231890159502">
                <text:p>-0.00144231890159502</text:p>
              </table:table-cell>
              <table:table-cell office:value-type="float" office:value="0.0152998118737884">
                <text:p>0.0152998118737884</text:p>
              </table:table-cell>
              <table:table-cell office:value-type="float" office:value="-0.00380343028371211">
                <text:p>-0.00380343028371211</text:p>
              </table:table-cell>
              <table:table-cell office:value-type="float" office:value="-0.0459802728338836">
                <text:p>-0.0459802728338836</text:p>
              </table:table-cell>
              <table:table-cell office:value-type="float" office:value="0.0209949612231752">
                <text:p>0.0209949612231752</text:p>
              </table:table-cell>
              <table:table-cell office:value-type="float" office:value="-0.00356873851588446">
                <text:p>-0.00356873851588446</text:p>
              </table:table-cell>
              <table:table-cell office:value-type="float" office:value="-0.00183044138285449">
                <text:p>-0.00183044138285449</text:p>
              </table:table-cell>
              <table:table-cell office:value-type="float" office:value="-0.00178074939212369">
                <text:p>-0.00178074939212369</text:p>
              </table:table-cell>
              <table:table-cell office:value-type="float" office:value="-0.00568716437291095">
                <text:p>-0.00568716437291095</text:p>
              </table:table-cell>
              <table:table-cell office:value-type="float" office:value="-0.00242385643512821">
                <text:p>-0.00242385643512821</text:p>
              </table:table-cell>
              <table:table-cell office:value-type="float" office:value="-0.00103335358464807">
                <text:p>-0.00103335358464807</text:p>
              </table:table-cell>
              <table:table-cell office:value-type="float" office:value="0.00195067780142727">
                <text:p>0.00195067780142727</text:p>
              </table:table-cell>
              <table:table-cell office:value-type="float" office:value="0.0283537799341181">
                <text:p>0.0283537799341181</text:p>
              </table:table-cell>
              <table:table-cell office:value-type="float" office:value="0.00426901672158814">
                <text:p>0.00426901672158814</text:p>
              </table:table-cell>
              <table:table-cell office:value-type="float" office:value="0.00547585423111746">
                <text:p>0.00547585423111746</text:p>
              </table:table-cell>
              <table:table-cell office:value-type="float" office:value="0.000198153376977595">
                <text:p>0.000198153376977595</text:p>
              </table:table-cell>
              <table:table-cell office:value-type="float" office:value="-0.0419695659628548">
                <text:p>-0.0419695659628548</text:p>
              </table:table-cell>
              <table:table-cell office:value-type="float" office:value="0.00559394697800952">
                <text:p>0.00559394697800952</text:p>
              </table:table-cell>
              <table:table-cell office:value-type="float" office:value="0.0119560873068817">
                <text:p>0.0119560873068817</text:p>
              </table:table-cell>
              <table:table-cell office:value-type="float" office:value="0.00463800870400016">
                <text:p>0.00463800870400016</text:p>
              </table:table-cell>
              <table:table-cell office:value-type="float" office:value="-0.00075513061315996">
                <text:p>-0.00075513061315996</text:p>
              </table:table-cell>
              <table:table-cell office:value-type="float" office:value="-0.00165786768648518">
                <text:p>-0.00165786768648518</text:p>
              </table:table-cell>
              <table:table-cell office:value-type="float" office:value="-0.00182696769769192">
                <text:p>-0.00182696769769192</text:p>
              </table:table-cell>
              <table:table-cell office:value-type="float" office:value="-0.00192322579337961">
                <text:p>-0.00192322579337961</text:p>
              </table:table-cell>
              <table:table-cell office:value-type="float" office:value="-0.00106370514056442">
                <text:p>-0.00106370514056442</text:p>
              </table:table-cell>
              <table:table-cell office:value-type="float" office:value="-0.00118810137048575">
                <text:p>-0.00118810137048575</text:p>
              </table:table-cell>
              <table:table-cell office:value-type="float" office:value="0.0031700274390728">
                <text:p>0.0031700274390728</text:p>
              </table:table-cell>
              <table:table-cell office:value-type="float" office:value="0.0159000551333595">
                <text:p>0.0159000551333595</text:p>
              </table:table-cell>
              <table:table-cell office:value-type="float" office:value="0.00914256324915541">
                <text:p>0.00914256324915541</text:p>
              </table:table-cell>
              <table:table-cell office:value-type="float" office:value="0.00685771441791172">
                <text:p>0.00685771441791172</text:p>
              </table:table-cell>
              <table:table-cell office:value-type="float" office:value="-0.00183363987535884">
                <text:p>-0.00183363987535884</text:p>
              </table:table-cell>
              <table:table-cell office:value-type="float" office:value="-0.00574994064129231">
                <text:p>-0.00574994064129231</text:p>
              </table:table-cell>
              <table:table-cell office:value-type="float" office:value="-0.0046563018987183">
                <text:p>-0.0046563018987183</text:p>
              </table:table-cell>
              <table:table-cell office:value-type="float" office:value="-0.00128643388762939">
                <text:p>-0.00128643388762939</text:p>
              </table:table-cell>
              <table:table-cell office:value-type="float" office:value="-0.00636402801885028">
                <text:p>-0.00636402801885028</text:p>
              </table:table-cell>
              <table:table-cell office:value-type="float" office:value="-0.00738158254114363">
                <text:p>-0.00738158254114363</text:p>
              </table:table-cell>
              <table:table-cell office:value-type="float" office:value="0.0012572040612826">
                <text:p>0.0012572040612826</text:p>
              </table:table-cell>
              <table:table-cell office:value-type="float" office:value="-0.000662394256006338">
                <text:p>-0.000662394256006338</text:p>
              </table:table-cell>
              <table:table-cell office:value-type="float" office:value="-0.00221554661659573">
                <text:p>-0.00221554661659573</text:p>
              </table:table-cell>
              <table:table-cell office:value-type="float" office:value="-0.00286424482445719">
                <text:p>-0.00286424482445719</text:p>
              </table:table-cell>
              <table:table-cell office:value-type="float" office:value="-0.00138386514834021">
                <text:p>-0.00138386514834021</text:p>
              </table:table-cell>
              <table:table-cell office:value-type="float" office:value="-0.00339831424705389">
                <text:p>-0.00339831424705389</text:p>
              </table:table-cell>
              <table:table-cell office:value-type="float" office:value="-0.00303530196959267">
                <text:p>-0.00303530196959267</text:p>
              </table:table-cell>
              <table:table-cell office:value-type="float" office:value="-0.00130375831083285">
                <text:p>-0.00130375831083285</text:p>
              </table:table-cell>
              <table:table-cell office:value-type="float" office:value="0.0317886064472236">
                <text:p>0.0317886064472236</text:p>
              </table:table-cell>
              <table:table-cell office:value-type="float" office:value="0.00354695382130232">
                <text:p>0.00354695382130232</text:p>
              </table:table-cell>
              <table:table-cell office:value-type="float" office:value="0.00689119900811419">
                <text:p>0.00689119900811419</text:p>
              </table:table-cell>
              <table:table-cell office:value-type="float" office:value="0.000583026761853234">
                <text:p>0.000583026761853234</text:p>
              </table:table-cell>
              <table:table-cell office:value-type="float" office:value="-0.000684490494437529">
                <text:p>-0.000684490494437529</text:p>
              </table:table-cell>
              <table:table-cell office:value-type="float" office:value="-0.0408132142251872">
                <text:p>-0.0408132142251872</text:p>
              </table:table-cell>
              <table:table-cell office:value-type="float" office:value="-0.00493807381735073">
                <text:p>-0.00493807381735073</text:p>
              </table:table-cell>
              <table:table-cell office:value-type="float" office:value="-0.00695931578599512">
                <text:p>-0.00695931578599512</text:p>
              </table:table-cell>
              <table:table-cell office:value-type="float" office:value="0.0176715109752428">
                <text:p>0.0176715109752428</text:p>
              </table:table-cell>
              <table:table-cell office:value-type="float" office:value="0.00448697251595331">
                <text:p>0.00448697251595331</text:p>
              </table:table-cell>
              <table:table-cell office:value-type="float" office:value="0.00213938344508552">
                <text:p>0.00213938344508552</text:p>
              </table:table-cell>
              <table:table-cell office:value-type="float" office:value="-0.00112260170970774">
                <text:p>-0.00112260170970774</text:p>
              </table:table-cell>
              <table:table-cell office:value-type="float" office:value="-0.00152255779360644">
                <text:p>-0.00152255779360644</text:p>
              </table:table-cell>
              <table:table-cell office:value-type="float" office:value="-0.00108625631558884">
                <text:p>-0.00108625631558884</text:p>
              </table:table-cell>
              <table:table-cell office:value-type="float" office:value="-0.000695147388193096">
                <text:p>-0.000695147388193096</text:p>
              </table:table-cell>
              <table:table-cell office:value-type="float" office:value="-0.00279392720789534">
                <text:p>-0.00279392720789534</text:p>
              </table:table-cell>
              <table:table-cell office:value-type="float" office:value="-0.00230647470921397">
                <text:p>-0.00230647470921397</text:p>
              </table:table-cell>
              <table:table-cell office:value-type="float" office:value="0.0224300925407755">
                <text:p>0.0224300925407755</text:p>
              </table:table-cell>
              <table:table-cell office:value-type="float" office:value="-0.0015232274975297">
                <text:p>-0.0015232274975297</text:p>
              </table:table-cell>
              <table:table-cell office:value-type="float" office:value="0.00137282469590566">
                <text:p>0.00137282469590566</text:p>
              </table:table-cell>
              <table:table-cell office:value-type="float" office:value="0.00922713257782526">
                <text:p>0.00922713257782526</text:p>
              </table:table-cell>
              <table:table-cell office:value-type="float" office:value="0.00310535098407216">
                <text:p>0.00310535098407216</text:p>
              </table:table-cell>
              <table:table-cell office:value-type="float" office:value="-0.0050631635702178">
                <text:p>-0.0050631635702178</text:p>
              </table:table-cell>
              <table:table-cell office:value-type="float" office:value="-0.00525121360031578">
                <text:p>-0.00525121360031578</text:p>
              </table:table-cell>
              <table:table-cell office:value-type="float" office:value="-0.000871944227350041">
                <text:p>-0.000871944227350041</text:p>
              </table:table-cell>
              <table:table-cell office:value-type="float" office:value="-0.00149817274309033">
                <text:p>-0.00149817274309033</text:p>
              </table:table-cell>
              <table:table-cell office:value-type="float" office:value="-0.00405985017684207">
                <text:p>-0.00405985017684207</text:p>
              </table:table-cell>
              <table:table-cell office:value-type="float" office:value="-0.0103312359320851">
                <text:p>-0.0103312359320851</text:p>
              </table:table-cell>
              <table:table-cell office:value-type="float" office:value="-0.00113995304546155">
                <text:p>-0.00113995304546155</text:p>
              </table:table-cell>
              <table:table-cell office:value-type="float" office:value="-0.00298518553520483">
                <text:p>-0.00298518553520483</text:p>
              </table:table-cell>
              <table:table-cell office:value-type="float" office:value="-0.0032358301599778">
                <text:p>-0.0032358301599778</text:p>
              </table:table-cell>
              <table:table-cell office:value-type="float" office:value="-0.00187275896733463">
                <text:p>-0.00187275896733463</text:p>
              </table:table-cell>
              <table:table-cell office:value-type="float" office:value="-0.00159155717984544">
                <text:p>-0.00159155717984544</text:p>
              </table:table-cell>
              <table:table-cell office:value-type="float" office:value="-0.000526977821185715">
                <text:p>-0.000526977821185715</text:p>
              </table:table-cell>
              <table:table-cell office:value-type="float" office:value="-0.000472672766662186">
                <text:p>-0.000472672766662186</text:p>
              </table:table-cell>
              <table:table-cell office:value-type="float" office:value="0.0367875955531117">
                <text:p>0.0367875955531117</text:p>
              </table:table-cell>
              <table:table-cell office:value-type="float" office:value="0.00572321072105719">
                <text:p>0.00572321072105719</text:p>
              </table:table-cell>
              <table:table-cell office:value-type="float" office:value="0.00224946745372545">
                <text:p>0.00224946745372545</text:p>
              </table:table-cell>
              <table:table-cell office:value-type="float" office:value="-0.000461207764548832">
                <text:p>-0.000461207764548832</text:p>
              </table:table-cell>
              <table:table-cell office:value-type="float" office:value="-0.00306477634735125">
                <text:p>-0.00306477634735125</text:p>
              </table:table-cell>
              <table:table-cell office:value-type="float" office:value="-0.00420077706014965">
                <text:p>-0.00420077706014965</text:p>
              </table:table-cell>
              <table:table-cell office:value-type="float" office:value="-0.0299878824154023">
                <text:p>-0.0299878824154023</text:p>
              </table:table-cell>
              <table:table-cell office:value-type="float" office:value="-0.00842050211332168">
                <text:p>-0.00842050211332168</text:p>
              </table:table-cell>
              <table:table-cell office:value-type="float" office:value="0.0002971724639802">
                <text:p>0.0002971724639802</text:p>
              </table:table-cell>
              <table:table-cell office:value-type="float" office:value="0.0118128266056702">
                <text:p>0.0118128266056702</text:p>
              </table:table-cell>
              <table:table-cell office:value-type="float" office:value="0.00243724365675357">
                <text:p>0.00243724365675357</text:p>
              </table:table-cell>
              <table:table-cell office:value-type="float" office:value="-0.000355503755408715">
                <text:p>-0.000355503755408715</text:p>
              </table:table-cell>
              <table:table-cell office:value-type="float" office:value="-0.000962157806071118">
                <text:p>-0.000962157806071118</text:p>
              </table:table-cell>
              <table:table-cell office:value-type="float" office:value="-0.00253634619746523">
                <text:p>-0.00253634619746523</text:p>
              </table:table-cell>
              <table:table-cell office:value-type="float" office:value="-0.00208698733470897">
                <text:p>-0.00208698733470897</text:p>
              </table:table-cell>
              <table:table-cell office:value-type="float" office:value="-0.00136314239036933">
                <text:p>-0.00136314239036933</text:p>
              </table:table-cell>
              <table:table-cell office:value-type="float" office:value="-0.00347283380198393">
                <text:p>-0.00347283380198393</text:p>
              </table:table-cell>
              <table:table-cell office:value-type="float" office:value="0.00385301682716316">
                <text:p>0.00385301682716316</text:p>
              </table:table-cell>
              <table:table-cell office:value-type="float" office:value="0.0117140620850884">
                <text:p>0.0117140620850884</text:p>
              </table:table-cell>
              <table:table-cell office:value-type="float" office:value="0.00240701029657286">
                <text:p>0.00240701029657286</text:p>
              </table:table-cell>
              <table:table-cell office:value-type="float" office:value="0.00640104875246123">
                <text:p>0.00640104875246123</text:p>
              </table:table-cell>
              <table:table-cell office:value-type="float" office:value="0.00624210057493158">
                <text:p>0.00624210057493158</text:p>
              </table:table-cell>
              <table:table-cell office:value-type="float" office:value="-0.000504497061758036">
                <text:p>-0.000504497061758036</text:p>
              </table:table-cell>
              <table:table-cell office:value-type="float" office:value="-0.00218724636650419">
                <text:p>-0.00218724636650419</text:p>
              </table:table-cell>
              <table:table-cell office:value-type="float" office:value="-0.00365174105964849">
                <text:p>-0.00365174105964849</text:p>
              </table:table-cell>
              <table:table-cell office:value-type="float" office:value="-0.00826310428916666">
                <text:p>-0.00826310428916666</text:p>
              </table:table-cell>
              <table:table-cell office:value-type="float" office:value="-0.00289506408953405">
                <text:p>-0.00289506408953405</text:p>
              </table:table-cell>
              <table:table-cell office:value-type="float" office:value="-0.00717828979562485">
                <text:p>-0.00717828979562485</text:p>
              </table:table-cell>
              <table:table-cell office:value-type="float" office:value="0.00619650877859718">
                <text:p>0.00619650877859718</text:p>
              </table:table-cell>
              <table:table-cell office:value-type="float" office:value="-0.000974750981551698">
                <text:p>-0.000974750981551698</text:p>
              </table:table-cell>
              <table:table-cell office:value-type="float" office:value="-0.00268642895241966">
                <text:p>-0.00268642895241966</text:p>
              </table:table-cell>
              <table:table-cell office:value-type="float" office:value="-0.00018458280508532">
                <text:p>-0.00018458280508532</text:p>
              </table:table-cell>
              <table:table-cell office:value-type="float" office:value="-0.000536741747166003">
                <text:p>-0.000536741747166003</text:p>
              </table:table-cell>
              <table:table-cell office:value-type="float" office:value="-0.000677052915269205">
                <text:p>-0.000677052915269205</text:p>
              </table:table-cell>
              <table:table-cell office:value-type="float" office:value="-0.0000495740255526123">
                <text:p>-0.0000495740255526123</text:p>
              </table:table-cell>
              <table:table-cell office:value-type="float" office:value="0.000093956025742914">
                <text:p>0.000093956025742914</text:p>
              </table:table-cell>
              <table:table-cell office:value-type="float" office:value="-0.000347602391840507">
                <text:p>-0.000347602391840507</text:p>
              </table:table-cell>
              <table:table-cell office:value-type="float" office:value="0.000369114602324305">
                <text:p>0.000369114602324305</text:p>
              </table:table-cell>
              <table:table-cell office:value-type="float" office:value="0.00012588875005326">
                <text:p>0.00012588875005326</text:p>
              </table:table-cell>
              <table:table-cell office:value-type="float" office:value="-0.0000838012945006961">
                <text:p>-0.0000838012945006961</text:p>
              </table:table-cell>
              <table:table-cell office:value-type="float" office:value="-0.00010272026047442">
                <text:p>-0.00010272026047442</text:p>
              </table:table-cell>
              <table:table-cell office:value-type="float" office:value="0.0000730670268062061">
                <text:p>0.0000730670268062061</text:p>
              </table:table-cell>
              <table:table-cell office:value-type="float" office:value="0.0000911212898517255">
                <text:p>0.0000911212898517255</text:p>
              </table:table-cell>
              <table:table-cell office:value-type="float" office:value="0.00011879153069877">
                <text:p>0.00011879153069877</text:p>
              </table:table-cell>
              <table:table-cell office:value-type="float" office:value="0.000303838332955941">
                <text:p>0.000303838332955941</text:p>
              </table:table-cell>
              <table:table-cell office:value-type="float" office:value="0.0000299061277495571">
                <text:p>0.0000299061277495571</text:p>
              </table:table-cell>
              <table:table-cell office:value-type="float" office:value="0.0000259926482941708">
                <text:p>0.0000259926482941708</text:p>
              </table:table-cell>
              <table:table-cell office:value-type="float" office:value="0.0000384840597132396">
                <text:p>0.0000384840597132396</text:p>
              </table:table-cell>
              <table:table-cell office:value-type="float" office:value="0.000026169409648058">
                <text:p>0.000026169409648058</text:p>
              </table:table-cell>
              <table:table-cell office:value-type="float" office:value="0.0000365794599593294">
                <text:p>0.0000365794599593294</text:p>
              </table:table-cell>
              <table:table-cell office:value-type="float" office:value="-0.0000409652443192354">
                <text:p>-0.0000409652443192354</text:p>
              </table:table-cell>
              <table:table-cell office:value-type="float" office:value="-0.0001144833987482">
                <text:p>-0.0001144833987482</text:p>
              </table:table-cell>
              <table:table-cell office:value-type="float" office:value="0.0000587080821939923">
                <text:p>0.0000587080821939923</text:p>
              </table:table-cell>
              <table:table-cell office:value-type="float" office:value="0.0000314276312329831">
                <text:p>0.0000314276312329831</text:p>
              </table:table-cell>
              <table:table-cell office:value-type="float" office:value="-0.00000270825646969675">
                <text:p>-0.00000270825646969675</text:p>
              </table:table-cell>
              <table:table-cell office:value-type="float" office:value="0.00000638865709168268">
                <text:p>0.00000638865709168268</text:p>
              </table:table-cell>
              <table:table-cell office:value-type="float" office:value="-0.0000191640182666819">
                <text:p>-0.0000191640182666819</text:p>
              </table:table-cell>
              <table:table-cell office:value-type="float" office:value="0.0000429113548974791">
                <text:p>0.0000429113548974791</text:p>
              </table:table-cell>
              <table:table-cell office:value-type="float" office:value="-0.0000420968171158664">
                <text:p>-0.0000420968171158664</text:p>
              </table:table-cell>
              <table:table-cell office:value-type="float" office:value="0.0000328325140694918">
                <text:p>0.0000328325140694918</text:p>
              </table:table-cell>
              <table:table-cell office:value-type="float" office:value="0.00000819603527590918">
                <text:p>0.00000819603527590918</text:p>
              </table:table-cell>
              <table:table-cell office:value-type="float" office:value="0.00000528274314304245">
                <text:p>0.00000528274314304245</text:p>
              </table:table-cell>
              <table:table-cell office:value-type="float" office:value="-0.0000235530556015884">
                <text:p>-0.0000235530556015884</text:p>
              </table:table-cell>
              <table:table-cell office:value-type="float" office:value="0.0000193310872452779">
                <text:p>0.0000193310872452779</text:p>
              </table:table-cell>
              <table:table-cell office:value-type="float" office:value="-0.0000293197223923403">
                <text:p>-0.0000293197223923403</text:p>
              </table:table-cell>
              <table:table-cell office:value-type="float" office:value="0.00000104947876472528">
                <text:p>0.00000104947876472528</text:p>
              </table:table-cell>
              <table:table-cell office:value-type="float" office:value="0.0000149806803612096">
                <text:p>0.0000149806803612096</text:p>
              </table:table-cell>
              <table:table-cell office:value-type="float" office:value="-0.0000153611365268924">
                <text:p>-0.0000153611365268924</text:p>
              </table:table-cell>
              <table:table-cell office:value-type="float" office:value="-0.0000160864995799592">
                <text:p>-0.0000160864995799592</text:p>
              </table:table-cell>
              <table:table-cell office:value-type="float" office:value="0.0000436747175852625">
                <text:p>0.0000436747175852625</text:p>
              </table:table-cell>
              <table:table-cell office:value-type="float" office:value="-0.0000321438589661604">
                <text:p>-0.0000321438589661604</text:p>
              </table:table-cell>
              <table:table-cell office:value-type="float" office:value="0.0000234084877162033">
                <text:p>0.0000234084877162033</text:p>
              </table:table-cell>
              <table:table-cell office:value-type="float" office:value="-0.0000117538526562821">
                <text:p>-0.0000117538526562821</text:p>
              </table:table-cell>
              <table:table-cell office:value-type="float" office:value="0.000042073289560296">
                <text:p>0.000042073289560296</text:p>
              </table:table-cell>
              <table:table-cell office:value-type="float" office:value="-0.00000992705805918925">
                <text:p>-0.00000992705805918925</text:p>
              </table:table-cell>
              <table:table-cell office:value-type="float" office:value="-0.0000260719280251731">
                <text:p>-0.0000260719280251731</text:p>
              </table:table-cell>
              <table:table-cell office:value-type="float" office:value="-0.0000154098773598177">
                <text:p>-0.0000154098773598177</text:p>
              </table:table-cell>
              <table:table-cell office:value-type="float" office:value="0.000016810785599064">
                <text:p>0.000016810785599064</text:p>
              </table:table-cell>
              <table:table-cell office:value-type="float" office:value="0.00000174864328805757">
                <text:p>0.00000174864328805757</text:p>
              </table:table-cell>
              <table:table-cell office:value-type="float" office:value="0.0000156322890704219">
                <text:p>0.0000156322890704219</text:p>
              </table:table-cell>
              <table:table-cell office:value-type="float" office:value="-0.0000044739918755865">
                <text:p>-0.0000044739918755865</text:p>
              </table:table-cell>
              <table:table-cell office:value-type="float" office:value="-0.000000790995518307192">
                <text:p>-0.000000790995518307192</text:p>
              </table:table-cell>
              <table:table-cell office:value-type="float" office:value="-0.0000115710491674914">
                <text:p>-0.0000115710491674914</text:p>
              </table:table-cell>
              <table:table-cell office:value-type="float" office:value="-0.00000906681814799581">
                <text:p>-0.00000906681814799581</text:p>
              </table:table-cell>
              <table:table-cell office:value-type="float" office:value="0.000000959011325074588">
                <text:p>0.000000959011325074588</text:p>
              </table:table-cell>
              <table:table-cell office:value-type="float" office:value="-0.0000104215290584464">
                <text:p>-0.0000104215290584464</text:p>
              </table:table-cell>
              <table:table-cell office:value-type="float" office:value="0.0000520851022099422">
                <text:p>0.0000520851022099422</text:p>
              </table:table-cell>
              <table:table-cell office:value-type="float" office:value="-0.0000311993780211517">
                <text:p>-0.0000311993780211517</text:p>
              </table:table-cell>
              <table:table-cell office:value-type="float" office:value="-0.0000114300549445279">
                <text:p>-0.0000114300549445279</text:p>
              </table:table-cell>
              <table:table-cell office:value-type="float" office:value="-0.00000273999772837374">
                <text:p>-0.00000273999772837374</text:p>
              </table:table-cell>
              <table:table-cell office:value-type="float" office:value="0.0000321934582163119">
                <text:p>0.0000321934582163119</text:p>
              </table:table-cell>
              <table:table-cell office:value-type="float" office:value="-0.0000181435665062568">
                <text:p>-0.0000181435665062568</text:p>
              </table:table-cell>
              <table:table-cell office:value-type="float" office:value="-0.0000216420238064452">
                <text:p>-0.0000216420238064452</text:p>
              </table:table-cell>
              <table:table-cell office:value-type="float" office:value="0.000015302600809064">
                <text:p>0.000015302600809064</text:p>
              </table:table-cell>
              <table:table-cell office:value-type="float" office:value="-0.00000775090913518461">
                <text:p>-0.00000775090913518461</text:p>
              </table:table-cell>
              <table:table-cell office:value-type="float" office:value="-0.0000302306973958277">
                <text:p>-0.0000302306973958277</text:p>
              </table:table-cell>
              <table:table-cell office:value-type="float" office:value="0.0000279183179932585">
                <text:p>0.0000279183179932585</text:p>
              </table:table-cell>
              <table:table-cell office:value-type="float" office:value="0.0000190214668842059">
                <text:p>0.0000190214668842059</text:p>
              </table:table-cell>
              <table:table-cell office:value-type="float" office:value="-0.0000310320555222954">
                <text:p>-0.0000310320555222954</text:p>
              </table:table-cell>
              <table:table-cell office:value-type="float" office:value="0.000021422872963639">
                <text:p>0.000021422872963639</text:p>
              </table:table-cell>
              <table:table-cell office:value-type="float" office:value="0.0000110966584133121">
                <text:p>0.0000110966584133121</text:p>
              </table:table-cell>
              <table:table-cell office:value-type="float" office:value="-0.0000153123938103072">
                <text:p>-0.0000153123938103072</text:p>
              </table:table-cell>
              <table:table-cell office:value-type="float" office:value="0.0000120829327011629">
                <text:p>0.0000120829327011629</text:p>
              </table:table-cell>
              <table:table-cell office:value-type="float" office:value="0.00000422276524120191">
                <text:p>0.00000422276524120191</text:p>
              </table:table-cell>
              <table:table-cell office:value-type="float" office:value="-0.000013681529032139">
                <text:p>-0.000013681529032139</text:p>
              </table:table-cell>
              <table:table-cell office:value-type="float" office:value="-0.0000075327473122444">
                <text:p>-0.0000075327473122444</text:p>
              </table:table-cell>
              <table:table-cell office:value-type="float" office:value="0.0000104154428077208">
                <text:p>0.0000104154428077208</text:p>
              </table:table-cell>
              <table:table-cell office:value-type="float" office:value="-0.00000662361735798145">
                <text:p>-0.00000662361735798145</text:p>
              </table:table-cell>
              <table:table-cell office:value-type="float" office:value="0.0000181543370384452">
                <text:p>0.0000181543370384452</text:p>
              </table:table-cell>
              <table:table-cell office:value-type="float" office:value="-0.00000429806058238613">
                <text:p>-0.00000429806058238613</text:p>
              </table:table-cell>
              <table:table-cell office:value-type="float" office:value="-0.0000158990025896366">
                <text:p>-0.0000158990025896366</text:p>
              </table:table-cell>
              <table:table-cell office:value-type="float" office:value="0.0000389729991830401">
                <text:p>0.0000389729991830401</text:p>
              </table:table-cell>
              <table:table-cell office:value-type="float" office:value="-0.0000200193691114459">
                <text:p>-0.0000200193691114459</text:p>
              </table:table-cell>
              <table:table-cell office:value-type="float" office:value="-0.0000188726214832569">
                <text:p>-0.0000188726214832569</text:p>
              </table:table-cell>
              <table:table-cell office:value-type="float" office:value="0.0000405873856098027">
                <text:p>0.0000405873856098027</text:p>
              </table:table-cell>
              <table:table-cell office:value-type="float" office:value="-0.0000436450954156009">
                <text:p>-0.0000436450954156009</text:p>
              </table:table-cell>
              <table:table-cell office:value-type="float" office:value="0.0000105671517602879">
                <text:p>0.0000105671517602879</text:p>
              </table:table-cell>
              <table:table-cell office:value-type="float" office:value="-0.000000545236451598985">
                <text:p>-0.000000545236451598985</text:p>
              </table:table-cell>
              <table:table-cell office:value-type="float" office:value="-0.0000114871173674813">
                <text:p>-0.0000114871173674813</text:p>
              </table:table-cell>
              <table:table-cell office:value-type="float" office:value="0.0000322565738550273">
                <text:p>0.0000322565738550273</text:p>
              </table:table-cell>
              <table:table-cell office:value-type="float" office:value="-0.0000207110709817271">
                <text:p>-0.0000207110709817271</text:p>
              </table:table-cell>
              <table:table-cell office:value-type="float" office:value="-0.000000796560877036612">
                <text:p>-0.000000796560877036612</text:p>
              </table:table-cell>
              <table:table-cell office:value-type="float" office:value="0.0000158879035568327">
                <text:p>0.0000158879035568327</text:p>
              </table:table-cell>
              <table:table-cell office:value-type="float" office:value="-0.00000382528538078741">
                <text:p>-0.00000382528538078741</text:p>
              </table:table-cell>
              <table:table-cell office:value-type="float" office:value="0.00000671047483441489">
                <text:p>0.00000671047483441489</text:p>
              </table:table-cell>
              <table:table-cell office:value-type="float" office:value="-0.0000334331478987204">
                <text:p>-0.0000334331478987204</text:p>
              </table:table-cell>
              <table:table-cell office:value-type="float" office:value="0.0000260337552759338">
                <text:p>0.0000260337552759338</text:p>
              </table:table-cell>
              <table:table-cell office:value-type="float" office:value="-0.0000129861065530923">
                <text:p>-0.0000129861065530923</text:p>
              </table:table-cell>
              <table:table-cell office:value-type="float" office:value="0.0000121778802324446">
                <text:p>0.0000121778802324446</text:p>
              </table:table-cell>
              <table:table-cell office:value-type="float" office:value="-0.00000830488966763188">
                <text:p>-0.00000830488966763188</text:p>
              </table:table-cell>
              <table:table-cell office:value-type="float" office:value="0.00000572318449165721">
                <text:p>0.00000572318449165721</text:p>
              </table:table-cell>
              <table:table-cell office:value-type="float" office:value="-0.0000070779087124051">
                <text:p>-0.0000070779087124051</text:p>
              </table:table-cell>
              <table:table-cell office:value-type="float" office:value="-0.0000174500169946024">
                <text:p>-0.0000174500169946024</text:p>
              </table:table-cell>
              <table:table-cell office:value-type="float" office:value="0.0000390285074610697">
                <text:p>0.0000390285074610697</text:p>
              </table:table-cell>
              <table:table-cell office:value-type="float" office:value="-0.0000167505885031449">
                <text:p>-0.0000167505885031449</text:p>
              </table:table-cell>
              <table:table-cell office:value-type="float" office:value="0.00000717989975734801">
                <text:p>0.00000717989975734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